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55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1.713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2.018cm"/>
    </style:style>
    <style:style style:name="co10" style:family="table-column">
      <style:table-column-properties fo:break-before="auto" style:column-width="1.603cm"/>
    </style:style>
    <style:style style:name="co11" style:family="table-column">
      <style:table-column-properties fo:break-before="auto" style:column-width="1.52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1.9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#00ccff" style:text-align-source="fix" style:repeat-content="false"/>
      <style:paragraph-properties fo:text-align="start" fo:margin-left="0cm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3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use-window-font-color="true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56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109" style:family="table-cell" style:parent-style-name="Default">
      <style:table-cell-properties fo:background-color="#00ff00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9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use-window-font-color="true"/>
    </style:style>
    <style:style style:name="ce46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</style:style>
    <style:style style:name="ce123" style:family="table-cell" style:parent-style-name="Default">
      <style:table-cell-properties fo:background-color="#ffcc00"/>
    </style:style>
    <style:style style:name="ce40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style:use-window-font-color="true"/>
    </style:style>
    <style:style style:name="ce41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use-window-font-color="true" style:text-underline-style="none"/>
    </style:style>
    <style:style style:name="ce48" style:family="table-cell" style:parent-style-name="Default">
      <style:table-cell-properties fo:background-color="transparent"/>
      <style:text-properties style:font-name="Liberation Sans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1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3" style:family="table-cell" style:parent-style-name="Default" style:data-style-name="N44">
      <style:table-cell-properties fo:background-color="#ffffff"/>
    </style:style>
    <style:style style:name="ce153" style:family="table-cell" style:parent-style-name="Default" style:data-style-name="N107">
      <style:table-cell-properties fo:background-color="#000000" style:text-align-source="fix" style:repeat-content="false"/>
      <style:paragraph-properties fo:text-align="end" fo:margin-left="0cm"/>
    </style:style>
    <style:style style:name="ce155" style:family="table-cell" style:parent-style-name="Default" style:data-style-name="N107">
      <style:table-cell-properties fo:background-color="#00ff00" style:text-align-source="fix" style:repeat-content="false"/>
      <style:paragraph-properties fo:text-align="end" fo:margin-left="0cm"/>
    </style:style>
    <style:style style:name="ce158" style:family="table-cell" style:parent-style-name="Default" style:data-style-name="N107">
      <style:table-cell-properties fo:background-color="#00ccff" style:text-align-source="fix" style:repeat-content="false"/>
      <style:paragraph-properties fo:text-align="end" fo:margin-left="0cm"/>
    </style:style>
    <style:style style:name="ce156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157" style:family="table-cell" style:parent-style-name="Default" style:data-style-name="N107">
      <style:table-cell-properties fo:background-color="#ffcc00" style:text-align-source="fix" style:repeat-content="false"/>
      <style:paragraph-properties fo:text-align="end" fo:margin-left="0cm"/>
    </style:style>
    <style:style style:name="ce160" style:family="table-cell" style:parent-style-name="Default" style:data-style-name="N107">
      <style:table-cell-properties fo:background-color="#000000" style:text-align-source="fix" style:repeat-content="false"/>
      <style:paragraph-properties fo:text-align="end" fo:margin-left="0cm"/>
      <style:text-properties style:use-window-font-color="true"/>
    </style:style>
    <style:style style:name="ce71" style:family="table-cell" style:parent-style-name="Default" style:data-style-name="N107">
      <style:table-cell-properties fo:background-color="#ffd320" style:text-align-source="fix" style:repeat-content="false"/>
      <style:paragraph-properties fo:text-align="end" fo:margin-left="0cm"/>
    </style:style>
    <style:style style:name="ce159" style:family="table-cell" style:parent-style-name="Default" style:data-style-name="N107">
      <style:table-cell-properties fo:background-color="#ffcc00" style:text-align-source="fix" style:repeat-content="false"/>
      <style:paragraph-properties fo:text-align="end" fo:margin-left="0cm"/>
      <style:text-properties fo:color="#000000"/>
    </style:style>
    <style:style style:name="ce76" style:family="table-cell" style:parent-style-name="Default" style:data-style-name="N107">
      <style:table-cell-properties style:text-align-source="fix" style:repeat-content="false" fo:background-color="transparent"/>
      <style:paragraph-properties fo:text-align="end" fo:margin-left="0cm"/>
    </style:style>
    <style:style style:name="ce161" style:family="table-cell" style:parent-style-name="Default" style:data-style-name="N107">
      <style:table-cell-properties fo:background-color="#00ff00" style:text-align-source="fix" style:repeat-content="false"/>
      <style:paragraph-properties fo:text-align="end" fo:margin-left="0cm"/>
      <style:text-properties style:use-window-font-color="true"/>
    </style:style>
    <style:style style:name="ce163" style:family="table-cell" style:parent-style-name="Default" style:data-style-name="N107">
      <style:table-cell-properties fo:background-color="#ffcc00" style:text-align-source="fix" style:repeat-content="false"/>
      <style:paragraph-properties fo:text-align="end" fo:margin-left="0cm"/>
      <style:text-properties style:use-window-font-color="true"/>
    </style:style>
    <style:style style:name="ce113" style:family="table-cell" style:parent-style-name="Default">
      <style:table-cell-properties fo:background-color="#00ccff"/>
    </style:style>
    <style:style style:name="ce165" style:family="table-cell" style:parent-style-name="Default" style:data-style-name="N107">
      <style:table-cell-properties fo:background-color="#00ff00" style:text-align-source="fix" style:repeat-content="false"/>
      <style:paragraph-properties fo:text-align="end" fo:margin-left="0cm"/>
      <style:text-properties style:use-window-font-color="true" style:text-underline-style="none"/>
    </style:style>
    <style:style style:name="ce167" style:family="table-cell" style:parent-style-name="Default" style:data-style-name="N107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174" style:family="table-cell" style:parent-style-name="Default">
      <style:table-cell-properties fo:background-color="transparent"/>
    </style:style>
    <style:style style:name="ce66" style:family="table-cell" style:parent-style-name="Default" style:data-style-name="N44">
      <style:table-cell-properties fo:background-color="#ffffff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07">
      <style:table-cell-properties fo:background-color="#00ff00" style:text-align-source="fix" style:repeat-content="false"/>
      <style:paragraph-properties fo:text-align="center" fo:margin-left="0cm"/>
    </style:style>
    <style:style style:name="ce172" style:family="table-cell" style:parent-style-name="Default" style:data-style-name="N107">
      <style:table-cell-properties fo:background-color="#00ccff" style:text-align-source="fix" style:repeat-content="false"/>
      <style:paragraph-properties fo:text-align="center" fo:margin-left="0cm"/>
    </style:style>
    <style:style style:name="ce17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71" style:family="table-cell" style:parent-style-name="Default" style:data-style-name="N107">
      <style:table-cell-properties fo:background-color="#ffcc00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style:use-window-font-color="true"/>
    </style:style>
    <style:style style:name="ce79" style:family="table-cell" style:parent-style-name="Default" style:data-style-name="N107">
      <style:table-cell-properties fo:background-color="#ffd320" style:text-align-source="fix" style:repeat-content="false"/>
      <style:paragraph-properties fo:text-align="center" fo:margin-left="0cm"/>
    </style:style>
    <style:style style:name="ce86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  <style:style style:name="ce78" style:family="table-cell" style:parent-style-name="Default">
      <style:table-cell-properties fo:border-bottom="none" style:text-align-source="fix" style:repeat-content="false" fo:border-left="2.01pt solid #cc0000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000000" style:text-align-source="fix" style:repeat-content="false" fo:wrap-option="wrap" fo:border-left="2.01pt solid #cc0000" fo:border-right="none" fo:border-top="none"/>
      <style:paragraph-properties fo:text-align="center" fo:margin-left="0cm"/>
      <style:text-properties fo:color="#cc0000" style:text-outline="false" style:text-line-through-style="none" style:text-line-through-type="none" style:font-name="Noto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00ff00" style:text-align-source="fix" style:repeat-content="false" fo:wrap-option="wrap" fo:border-left="2.01pt solid #cc0000" fo:border-right="none" fo:border-top="none"/>
      <style:paragraph-properties fo:text-align="center" fo:margin-left="0cm"/>
      <style:text-properties fo:color="#cc0000" style:text-outline="false" style:text-line-through-style="none" style:text-line-through-type="none" style:font-name="Noto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00ccff" style:text-align-source="fix" style:repeat-content="false" fo:wrap-option="wrap" fo:border-left="2.01pt solid #cc0000" fo:border-right="none" fo:border-top="none"/>
      <style:paragraph-properties fo:text-align="center" fo:margin-left="0cm"/>
      <style:text-properties fo:color="#cc0000" style:text-outline="false" style:text-line-through-style="none" style:text-line-through-type="none" style:font-name="Noto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style:text-align-source="fix" style:repeat-content="false" fo:background-color="transparent" fo:wrap-option="wrap" fo:border-left="2.01pt solid #cc0000" fo:border-right="none" fo:border-top="none"/>
      <style:paragraph-properties fo:text-align="center" fo:margin-left="0cm"/>
      <style:text-properties fo:color="#cc0000" style:text-outline="false" style:text-line-through-style="none" style:text-line-through-type="none" style:font-name="Noto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ackground-color="#ffcc00" style:text-align-source="fix" style:repeat-content="false" fo:wrap-option="wrap" fo:border-left="2.01pt solid #cc0000" fo:border-right="none" fo:border-top="none"/>
      <style:paragraph-properties fo:text-align="center" fo:margin-left="0cm"/>
      <style:text-properties fo:color="#cc0000" style:text-outline="false" style:text-line-through-style="none" style:text-line-through-type="none" style:font-name="Noto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order-left="2.01pt solid #cc0000" fo:border-right="none" fo:border-top="none"/>
    </style:style>
    <style:style style:name="ce87" style:family="table-cell" style:parent-style-name="Default">
      <style:table-cell-properties fo:border-bottom="none" style:text-align-source="fix" style:repeat-content="false" fo:border-left="none" fo:border-right="2.01pt solid #cc0000" fo:border-top="non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000000" style:text-align-source="fix" style:repeat-content="false" fo:wrap-option="wrap" fo:border-left="none" fo:border-right="2.01pt solid #cc0000" fo:border-top="none"/>
      <style:paragraph-properties fo:text-align="center" fo:margin-left="0cm"/>
      <style:text-properties fo:color="#cc0000" style:text-outline="false" style:text-line-through-style="none" style:text-line-through-type="none" style:font-name="Noto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none" fo:background-color="#00ff00" style:text-align-source="fix" style:repeat-content="false" fo:wrap-option="wrap" fo:border-left="none" fo:border-right="2.01pt solid #cc0000" fo:border-top="none"/>
      <style:paragraph-properties fo:text-align="center" fo:margin-left="0cm"/>
      <style:text-properties fo:color="#cc0000" style:text-outline="false" style:text-line-through-style="none" style:text-line-through-type="none" style:font-name="Noto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ackground-color="#00ccff" style:text-align-source="fix" style:repeat-content="false" fo:wrap-option="wrap" fo:border-left="none" fo:border-right="2.01pt solid #cc0000" fo:border-top="none"/>
      <style:paragraph-properties fo:text-align="center" fo:margin-left="0cm"/>
      <style:text-properties fo:color="#cc0000" style:text-outline="false" style:text-line-through-style="none" style:text-line-through-type="none" style:font-name="Noto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style:text-align-source="fix" style:repeat-content="false" fo:background-color="transparent" fo:wrap-option="wrap" fo:border-left="none" fo:border-right="2.01pt solid #cc0000" fo:border-top="none"/>
      <style:paragraph-properties fo:text-align="center" fo:margin-left="0cm"/>
      <style:text-properties fo:color="#cc0000" style:text-outline="false" style:text-line-through-style="none" style:text-line-through-type="none" style:font-name="Noto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ackground-color="#ffcc00" style:text-align-source="fix" style:repeat-content="false" fo:wrap-option="wrap" fo:border-left="none" fo:border-right="2.01pt solid #cc0000" fo:border-top="none"/>
      <style:paragraph-properties fo:text-align="center" fo:margin-left="0cm"/>
      <style:text-properties fo:color="#cc0000" style:text-outline="false" style:text-line-through-style="none" style:text-line-through-type="none" style:font-name="Noto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fo:border-left="none" fo:border-right="2.01pt solid #cc0000" fo:border-top="none"/>
    </style:style>
    <style:style style:name="ce9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/>
    </style:style>
    <style:style style:name="ce98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use-window-font-color="true"/>
    </style:style>
    <style:style style:name="ce16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use-window-font-color="true" style:text-underline-style="non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>
      <style:table-cell-properties fo:background-color="#ff33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fo:background-color="#99ff66" fo:border-left="0.06pt solid #000000" fo:border-right="none" fo:border-top="0.06pt solid #000000"/>
    </style:style>
    <style:style style:name="ce181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182" style:family="table-cell" style:parent-style-name="Default">
      <style:table-cell-properties fo:border-bottom="none" fo:background-color="#00ccff" fo:border-left="0.06pt solid #000000" fo:border-right="none" fo:border-top="none"/>
    </style:style>
    <style:style style:name="ce183" style:family="table-cell" style:parent-style-name="Default">
      <style:table-cell-properties fo:border-bottom="none" fo:background-color="#ffcc00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85" style:family="table-cell" style:parent-style-name="Default">
      <style:table-cell-properties fo:border-bottom="0.06pt solid #000000" fo:background-color="#663300" fo:border-left="0.06pt solid #000000" fo:border-right="none" fo:border-top="none"/>
    </style:style>
    <style:style style:name="ce186" style:family="table-cell" style:parent-style-name="Default">
      <style:table-cell-properties fo:background-color="#ff3399" style:text-align-source="fix" style:repeat-content="false" fo:border="0.06pt solid #000000"/>
      <style:paragraph-properties fo:text-align="center" fo:margin-left="0cm"/>
      <style:text-properties fo:color="#ffffff"/>
    </style:style>
    <style:style style:name="ce187" style:family="table-cell" style:parent-style-name="Default">
      <style:table-cell-properties fo:border-bottom="none" fo:background-color="#99ff66" fo:border-left="none" fo:border-right="none" fo:border-top="0.06pt solid #000000"/>
    </style:style>
    <style:style style:name="ce188" style:family="table-cell" style:parent-style-name="Default">
      <style:table-cell-properties fo:background-color="#eeeeee"/>
    </style:style>
    <style:style style:name="ce189" style:family="table-cell" style:parent-style-name="Default">
      <style:table-cell-properties fo:border-bottom="0.06pt solid #000000" fo:background-color="#663300" fo:border-left="none" fo:border-right="none" fo:border-top="none"/>
    </style:style>
    <style:style style:name="ce190" style:family="table-cell" style:parent-style-name="Default" style:data-style-name="N119">
      <style:table-cell-properties fo:border-bottom="none" fo:background-color="#99ff66" fo:border-left="none" fo:border-right="none" fo:border-top="0.06pt solid #000000"/>
    </style:style>
    <style:style style:name="ce191" style:family="table-cell" style:parent-style-name="Default" style:data-style-name="N119">
      <style:table-cell-properties fo:background-color="#000000" fo:border="none"/>
    </style:style>
    <style:style style:name="ce192" style:family="table-cell" style:parent-style-name="Default" style:data-style-name="N119">
      <style:table-cell-properties fo:background-color="#00ccff" fo:border="none"/>
    </style:style>
    <style:style style:name="ce193" style:family="table-cell" style:parent-style-name="Default" style:data-style-name="N119">
      <style:table-cell-properties fo:background-color="#ffcc00" fo:border="none"/>
    </style:style>
    <style:style style:name="ce194" style:family="table-cell" style:parent-style-name="Default" style:data-style-name="N119">
      <style:table-cell-properties fo:background-color="#eeeeee" fo:border="none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95" style:family="table-cell" style:parent-style-name="Default" style:data-style-name="N2">
      <style:table-cell-properties fo:border-bottom="none" fo:background-color="#99ff66" fo:border-left="none" fo:border-right="0.06pt solid #000000" fo:border-top="0.06pt solid #000000"/>
    </style:style>
    <style:style style:name="ce196" style:family="table-cell" style:parent-style-name="Default" style:data-style-name="N2">
      <style:table-cell-properties fo:border-bottom="none" fo:background-color="#000000" fo:border-left="none" fo:border-right="0.06pt solid #000000" fo:border-top="none"/>
    </style:style>
    <style:style style:name="ce197" style:family="table-cell" style:parent-style-name="Default" style:data-style-name="N2">
      <style:table-cell-properties fo:border-bottom="none" fo:background-color="#00ccff" fo:border-left="none" fo:border-right="0.06pt solid #000000" fo:border-top="none"/>
    </style:style>
    <style:style style:name="ce198" style:family="table-cell" style:parent-style-name="Default" style:data-style-name="N2">
      <style:table-cell-properties fo:border-bottom="none" fo:background-color="#ffcc00" fo:border-left="none" fo:border-right="0.06pt solid #000000" fo:border-top="none"/>
    </style:style>
    <style:style style:name="ce199" style:family="table-cell" style:parent-style-name="Default" style:data-style-name="N2">
      <style:table-cell-properties fo:border-bottom="none" fo:background-color="#eeeeee" fo:border-left="none" fo:border-right="0.06pt solid #000000" fo:border-top="none"/>
    </style:style>
    <style:style style:name="ce200" style:family="table-cell" style:parent-style-name="Default" style:data-style-name="N2">
      <style:table-cell-properties fo:border-bottom="0.06pt solid #000000" fo:background-color="#663300" fo:border-left="none" fo:border-right="0.06pt solid #000000" fo:border-top="none"/>
    </style:style>
    <style:style style:name="ce201" style:family="table-cell" style:parent-style-name="Default" style:data-style-name="N0"/>
    <style:style style:name="ce202" style:family="table-cell" style:parent-style-name="Default" style:data-style-name="N119"/>
    <style:style style:name="ce114" style:family="table-cell" style:parent-style-name="Default"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</office:automatic-styles>
  <office:body>
    <office:spreadsheet>
      <table:calculation-settings table:automatic-find-labels="false"/>
      <table:table table:name="Backlog" table:style-name="ta1">
        <office:forms form:automatic-focus="true" form:apply-design-mode="false"/>
        <table:table-column table:style-name="co1" table:default-cell-style-name="ce146"/>
        <table:table-column table:style-name="co2" table:default-cell-style-name="ce92"/>
        <table:table-column table:style-name="co3" table:default-cell-style-name="ce156"/>
        <table:table-column table:style-name="co4" table:default-cell-style-name="ce170"/>
        <table:table-column table:style-name="co2" table:default-cell-style-name="ce85"/>
        <table:table-column table:style-name="co5" table:default-cell-style-name="ce104"/>
        <table:table-column table:style-name="co6" table:default-cell-style-name="ce92"/>
        <table:table-column table:style-name="co7" table:default-cell-style-name="ce92"/>
        <table:table-column table:style-name="co8" table:default-cell-style-name="ce92"/>
        <table:table-column table:style-name="co9" table:default-cell-style-name="ce92"/>
        <table:table-column table:style-name="co10" table:default-cell-style-name="ce92"/>
        <table:table-column table:style-name="co11" table:default-cell-style-name="ce92"/>
        <table:table-column table:style-name="co6" table:number-columns-repeated="2" table:default-cell-style-name="ce92"/>
        <table:table-column table:style-name="co12" table:default-cell-style-name="ce92"/>
        <table:table-column table:style-name="co13" table:default-cell-style-name="ce92"/>
        <table:table-column table:style-name="co14" table:number-columns-repeated="47" table:default-cell-style-name="Default"/>
        <table:table-row table:style-name="ro1">
          <table:table-cell table:style-name="ce2" office:value-type="string" calcext:value-type="string">
            <text:p>Game</text:p>
          </table:table-cell>
          <table:table-cell table:style-name="ce24" office:value-type="string" calcext:value-type="string">
            <text:p>Status</text:p>
          </table:table-cell>
          <table:table-cell table:style-name="ce43" office:value-type="string" calcext:value-type="string">
            <text:p>Duration</text:p>
          </table:table-cell>
          <table:table-cell table:style-name="ce66" office:value-type="string" calcext:value-type="string">
            <text:p>Mutiplayer</text:p>
          </table:table-cell>
          <table:table-cell table:style-name="ce78" office:value-type="string" calcext:value-type="string">
            <text:p>PCGamingWiki</text:p>
          </table:table-cell>
          <table:table-cell table:style-name="ce87" office:value-type="string" calcext:value-type="string">
            <text:p>Trailer</text:p>
          </table:table-cell>
          <table:table-cell table:style-name="ce1" office:value-type="string" calcext:value-type="string">
            <text:p>Backup</text:p>
          </table:table-cell>
          <table:table-cell table:style-name="ce24" office:value-type="string" calcext:value-type="string">
            <text:p>Epic</text:p>
          </table:table-cell>
          <table:table-cell table:style-name="ce24" office:value-type="string" calcext:value-type="string">
            <text:p>GOG</text:p>
          </table:table-cell>
          <table:table-cell table:style-name="ce24" office:value-type="string" calcext:value-type="string">
            <text:p>Origin</text:p>
          </table:table-cell>
          <table:table-cell table:style-name="ce24" office:value-type="string" calcext:value-type="string">
            <text:p>PS3</text:p>
          </table:table-cell>
          <table:table-cell table:style-name="ce24" office:value-type="string" calcext:value-type="string">
            <text:p>PS4</text:p>
          </table:table-cell>
          <table:table-cell table:style-name="ce24" office:value-type="string" calcext:value-type="string">
            <text:p>Steam</text:p>
          </table:table-cell>
          <table:table-cell table:style-name="ce24" office:value-type="string" calcext:value-type="string">
            <text:p>Twitch</text:p>
          </table:table-cell>
          <table:table-cell table:style-name="ce24" office:value-type="string" calcext:value-type="string">
            <text:p>uPlay</text:p>
          </table:table-cell>
          <table:table-cell table:style-name="ce24" office:value-type="string" calcext:value-type="string">
            <text:p>Wii</text:p>
          </table:table-cell>
          <table:table-cell table:number-columns-repeated="47"/>
        </table:table-row>
        <table:table-row table:style-name="ro2">
          <table:table-cell table:style-name="ce142" office:value-type="float" office:value="140" calcext:value-type="float">
            <text:p>140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24M00S" calcext:value-type="time">
            <text:p>01:24</text:p>
          </table:table-cell>
          <table:table-cell table:style-name="ce50"/>
          <table:table-cell table:style-name="ce80" table:formula="of:=HYPERLINK(&quot;https:/www.pcgamingwiki.com/wiki/&quot;&amp;SUBSTITUTE([.A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$1 Rid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37M00S" calcext:value-type="time">
            <text:p>00:37</text:p>
          </table:table-cell>
          <table:table-cell table:style-name="ce50"/>
          <table:table-cell table:style-name="ce80" table:formula="of:=HYPERLINK(&quot;https:/www.pcgamingwiki.com/wiki/&quot;&amp;SUBSTITUTE([.A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10 Second Ninja X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00M00S" calcext:value-type="time">
            <text:p>02:00</text:p>
          </table:table-cell>
          <table:table-cell table:style-name="ce50"/>
          <table:table-cell table:style-name="ce80" table:formula="of:=HYPERLINK(&quot;https:/www.pcgamingwiki.com/wiki/&quot;&amp;SUBSTITUTE([.A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2064: Read Only Memories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0H36M00S" calcext:value-type="time">
            <text:p>10:36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5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20XX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3 Out Of 10 Ep1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39M00S" calcext:value-type="time">
            <text:p>00:39</text:p>
          </table:table-cell>
          <table:table-cell table:style-name="ce50"/>
          <table:table-cell table:style-name="ce80" table:formula="of:=HYPERLINK(&quot;https:/www.pcgamingwiki.com/wiki/&quot;&amp;SUBSTITUTE([.A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3 Out Of 10 Ep2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30M00S" calcext:value-type="time">
            <text:p>00:30</text:p>
          </table:table-cell>
          <table:table-cell table:style-name="ce50"/>
          <table:table-cell table:style-name="ce80" table:formula="of:=HYPERLINK(&quot;https:/www.pcgamingwiki.com/wiki/&quot;&amp;SUBSTITUTE([.A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3 Out Of 10 Ep3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31M00S" calcext:value-type="time">
            <text:p>00:31</text:p>
          </table:table-cell>
          <table:table-cell table:style-name="ce50"/>
          <table:table-cell table:style-name="ce80" table:formula="of:=HYPERLINK(&quot;https:/www.pcgamingwiki.com/wiki/&quot;&amp;SUBSTITUTE([.A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3 Out Of 10 Ep4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36M00S" calcext:value-type="time">
            <text:p>00:36</text:p>
          </table:table-cell>
          <table:table-cell table:style-name="ce50"/>
          <table:table-cell table:style-name="ce80" table:formula="of:=HYPERLINK(&quot;https:/www.pcgamingwiki.com/wiki/&quot;&amp;SUBSTITUTE([.A1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3 Out Of 10 Ep5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30 Impossible Level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00M00S" calcext:value-type="time">
            <text:p>07:00</text:p>
          </table:table-cell>
          <table:table-cell table:style-name="ce50"/>
          <table:table-cell table:style-name="ce80" table:formula="of:=HYPERLINK(&quot;https:/www.pcgamingwiki.com/wiki/&quot;&amp;SUBSTITUTE([.A1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5" office:value-type="string" calcext:value-type="string">
            <text:p>3D Pinball - Cadete Espacial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/>
          <table:table-cell table:style-name="ce82" table:formula="of:=HYPERLINK(&quot;https:/www.pcgamingwiki.com/wiki/&quot;&amp;SUBSTITUTE([.A13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3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number-columns-repeated="47"/>
        </table:table-row>
        <table:table-row table:style-name="ro2">
          <table:table-cell table:style-name="ce32" office:value-type="string" calcext:value-type="string">
            <text:p>60 Parsecs!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1H50M00S" calcext:value-type="time">
            <text:p>01:5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4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4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A Blind Legen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style-name="ce174" table:number-columns-repeated="47"/>
        </table:table-row>
        <table:table-row table:style-name="ro2">
          <table:table-cell office:value-type="string" calcext:value-type="string">
            <text:p>A Boy And His Blob</text:p>
          </table:table-cell>
          <table:table-cell office:value-type="string" calcext:value-type="string">
            <text:p>?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table:style-name="ce174" table:number-columns-repeated="47"/>
        </table:table-row>
        <table:table-row table:style-name="ro2">
          <table:table-cell table:style-name="ce143" office:value-type="string" calcext:value-type="string">
            <text:p>A Fistful of Gun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2H57M00S" calcext:value-type="time">
            <text:p>02:5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A Game Of Thrones: The Board Game Digital Edi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9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A Good Snowman Is Hard To Buil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A Knight's Quest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5H00M00S" calcext:value-type="time">
            <text:p>15:00</text:p>
          </table:table-cell>
          <table:table-cell table:style-name="ce171"/>
          <table:table-cell table:style-name="ce84" table:formula="of:=HYPERLINK(&quot;https:/www.pcgamingwiki.com/wiki/&quot;&amp;SUBSTITUTE([.A2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A New Beginning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9H43M00S" calcext:value-type="time">
            <text:p>09:43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22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22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A Normal Lost Phon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1H30M00S" calcext:value-type="time">
            <text:p>01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A Plague Tale: Innocence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2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A Short Hike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1H30M00S" calcext:value-type="time">
            <text:p>01:3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2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25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A Story About My Uncle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3H20M00S" calcext:value-type="time">
            <text:p>03:2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26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26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A Virus Named Tom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49M00S" calcext:value-type="time">
            <text:p>05:49</text:p>
          </table:table-cell>
          <table:table-cell table:style-name="ce50"/>
          <table:table-cell table:style-name="ce80" table:formula="of:=HYPERLINK(&quot;https:/www.pcgamingwiki.com/wiki/&quot;&amp;SUBSTITUTE([.A2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AaaaaAAaaaAAAaaAAAAaAAAAA!!! for the Awesom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42M00S" calcext:value-type="time">
            <text:p>05:42</text:p>
          </table:table-cell>
          <table:table-cell table:style-name="ce50"/>
          <table:table-cell table:style-name="ce80" table:formula="of:=HYPERLINK(&quot;https:/www.pcgamingwiki.com/wiki/&quot;&amp;SUBSTITUTE([.A2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Abandon Ship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Absolute Drift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0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ABZU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1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Ace Combat: Assault Horizon - Enhanced Editio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2H16M00S" calcext:value-type="time">
            <text:p>12:16</text:p>
          </table:table-cell>
          <table:table-cell table:style-name="ce50"/>
          <table:table-cell table:style-name="ce80" table:formula="of:=HYPERLINK(&quot;https:/www.pcgamingwiki.com/wiki/&quot;&amp;SUBSTITUTE([.A3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Aces of the Luftwaffe – Squadr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Across the Groove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Adam Wolfe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5H30M00S" calcext:value-type="time">
            <text:p>05:3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3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5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7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02" office:value-type="string" calcext:value-type="string">
            <text:p>Adventures of Chris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3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Aegis Defenders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00M00S" calcext:value-type="time">
            <text:p>10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AER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3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8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7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AFTERGRINDER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00M00S" calcext:value-type="time">
            <text:p>08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9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Age of Wonders III </text:p>
          </table:table-cell>
          <table:table-cell office:value-type="string" calcext:value-type="string">
            <text:p>?</text:p>
          </table:table-cell>
          <table:table-cell office:value-type="time" office:time-value="PT31H04M00S" calcext:value-type="time">
            <text:p>31:04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4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Agent Awesom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9H57M00S" calcext:value-type="time">
            <text:p>09:57</text:p>
          </table:table-cell>
          <table:table-cell table:style-name="ce50"/>
          <table:table-cell table:style-name="ce80" table:formula="of:=HYPERLINK(&quot;https:/www.pcgamingwiki.com/wiki/&quot;&amp;SUBSTITUTE([.A4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Alan Wak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2H52M00S" calcext:value-type="time">
            <text:p>12:52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Alan Wake's American Nightmar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12M00S" calcext:value-type="time">
            <text:p>04:12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Algo Bot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Alien: Isolation</text:p>
          </table:table-cell>
          <table:table-cell office:value-type="string" calcext:value-type="string">
            <text:p>?</text:p>
          </table:table-cell>
          <table:table-cell table:style-name="Default" table:number-columns-repeated="2"/>
          <table:table-cell table:style-name="ce83" table:formula="of:=HYPERLINK(&quot;https:/www.pcgamingwiki.com/wiki/&quot;&amp;SUBSTITUTE([.A4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5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94" office:value-type="string" calcext:value-type="string">
            <text:p>E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lone In The Dark</text:p>
          </table:table-cell>
          <table:table-cell office:value-type="string" calcext:value-type="string">
            <text:p>?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4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Along the Edge</text:p>
          </table:table-cell>
          <table:table-cell table:style-name="ce90" office:value-type="string" calcext:value-type="string">
            <text:p>Dropped</text:p>
          </table:table-cell>
          <table:table-cell table:style-name="ce102"/>
          <table:table-cell table:style-name="ce153"/>
          <table:table-cell table:style-name="ce80" table:formula="of:=HYPERLINK(&quot;https:/www.pcgamingwiki.com/wiki/&quot;&amp;SUBSTITUTE([.A4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Alpha Protocol </text:p>
          </table:table-cell>
          <table:table-cell office:value-type="string" calcext:value-type="string">
            <text:p>?</text:p>
          </table:table-cell>
          <table:table-cell office:value-type="time" office:time-value="PT15H36M00S" calcext:value-type="time">
            <text:p>15:36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4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Alt Frequencies</text:p>
          </table:table-cell>
          <table:table-cell table:style-name="ce90" office:value-type="string" calcext:value-type="string">
            <text:p>Dropped</text:p>
          </table:table-cell>
          <table:table-cell table:style-name="ce102"/>
          <table:table-cell table:style-name="ce153"/>
          <table:table-cell table:style-name="ce80" table:formula="of:=HYPERLINK(&quot;https:/www.pcgamingwiki.com/wiki/&quot;&amp;SUBSTITUTE([.A4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American Fugitiv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5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Amnesia: A Machine for Pig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41M00S" calcext:value-type="time">
            <text:p>04:41</text:p>
          </table:table-cell>
          <table:table-cell table:style-name="ce50"/>
          <table:table-cell table:style-name="ce80" table:formula="of:=HYPERLINK(&quot;https:/www.pcgamingwiki.com/wiki/&quot;&amp;SUBSTITUTE([.A5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Amnesia: Memories </text:p>
          </table:table-cell>
          <table:table-cell office:value-type="string" calcext:value-type="string">
            <text:p>?</text:p>
          </table:table-cell>
          <table:table-cell office:value-type="time" office:time-value="PT24H43M00S" calcext:value-type="time">
            <text:p>24:43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5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Amnesia: Rebirth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5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3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Amnesia: The Dark Descen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8H17M00S" calcext:value-type="time">
            <text:p>08:17</text:p>
          </table:table-cell>
          <table:table-cell table:style-name="ce50"/>
          <table:table-cell table:style-name="ce80" table:formula="of:=HYPERLINK(&quot;https:/www.pcgamingwiki.com/wiki/&quot;&amp;SUBSTITUTE([.A5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Among the Sleep: Enhanced Edition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5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number-columns-repeated="55"/>
        </table:table-row>
        <table:table-row table:style-name="ro2">
          <table:table-cell table:style-name="ce142" office:value-type="string" calcext:value-type="string">
            <text:p>Among U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 office:value-type="string" calcext:value-type="string">
            <text:p>Y</text:p>
          </table:table-cell>
          <table:table-cell table:style-name="ce80" table:formula="of:=HYPERLINK(&quot;https:/www.pcgamingwiki.com/wiki/&quot;&amp;SUBSTITUTE([.A5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Ampersan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00M00S" calcext:value-type="time">
            <text:p>02:00</text:p>
          </table:table-cell>
          <table:table-cell table:style-name="ce50"/>
          <table:table-cell table:style-name="ce80" table:formula="of:=HYPERLINK(&quot;https:/www.pcgamingwiki.com/wiki/&quot;&amp;SUBSTITUTE([.A5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Analogue: A Hate Story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4H25M00S" calcext:value-type="time">
            <text:p>04:25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5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58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Anarcute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00M00S" calcext:value-type="time">
            <text:p>07:00</text:p>
          </table:table-cell>
          <table:table-cell table:style-name="ce50"/>
          <table:table-cell table:style-name="ce80" table:formula="of:=HYPERLINK(&quot;https:/www.pcgamingwiki.com/wiki/&quot;&amp;SUBSTITUTE([.A5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And Yet It Move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17M00S" calcext:value-type="time">
            <text:p>03:17</text:p>
          </table:table-cell>
          <table:table-cell table:style-name="ce50"/>
          <table:table-cell table:style-name="ce80" table:formula="of:=HYPERLINK(&quot;https:/www.pcgamingwiki.com/wiki/&quot;&amp;SUBSTITUTE([.A6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Anna's Quest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0H30M00S" calcext:value-type="time">
            <text:p>10:3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6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61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Anno 1701 – History Edition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6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2]&amp;&quot;+trailer&quot;;&quot;Trailer&quot;)" office:value-type="string" office:string-value="Trailer" calcext:value-type="string">
            <text:p>Trailer</text:p>
          </table:table-cell>
          <table:table-cell table:number-columns-repeated="8"/>
          <table:table-cell table:style-name="ce94" office:value-type="string" calcext:value-type="string">
            <text:p>U</text:p>
          </table:table-cell>
          <table:table-cell table:number-columns-repeated="48"/>
        </table:table-row>
        <table:table-row table:style-name="ro2">
          <table:table-cell table:style-name="ce143" office:value-type="string" calcext:value-type="string">
            <text:p>Anodyn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41M00S" calcext:value-type="time">
            <text:p>06:41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Anodyne 2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9H30M00S" calcext:value-type="time">
            <text:p>09:30</text:p>
          </table:table-cell>
          <table:table-cell table:style-name="ce50"/>
          <table:table-cell table:style-name="ce80" table:formula="of:=HYPERLINK(&quot;https:/www.pcgamingwiki.com/wiki/&quot;&amp;SUBSTITUTE([.A6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4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Anomaly 2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43M00S" calcext:value-type="time">
            <text:p>06:43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Anomaly: Korea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04M00S" calcext:value-type="time">
            <text:p>04:04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Anomaly: Warzone Earth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13M00S" calcext:value-type="time">
            <text:p>08:13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Another Lost Phone: Laura's Story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6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68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Antichamber </text:p>
          </table:table-cell>
          <table:table-cell office:value-type="string" calcext:value-type="string">
            <text:p>?</text:p>
          </table:table-cell>
          <table:table-cell office:value-type="time" office:time-value="PT06H55M00S" calcext:value-type="time">
            <text:p>06:55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6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Antihero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Antisquad</text:p>
          </table:table-cell>
          <table:table-cell office:value-type="string" calcext:value-type="string">
            <text:p>?</text:p>
          </table:table-cell>
          <table:table-cell office:value-type="time" office:time-value="PT19H00M00S" calcext:value-type="time">
            <text:p>19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7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7"/>
          <table:table-cell table:style-name="ce1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Ape Out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00M00S" calcext:value-type="time">
            <text:p>02:00</text:p>
          </table:table-cell>
          <table:table-cell table:style-name="ce50"/>
          <table:table-cell table:style-name="ce80" table:formula="of:=HYPERLINK(&quot;https:/www.pcgamingwiki.com/wiki/&quot;&amp;SUBSTITUTE([.A7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2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5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Aperture Desk Job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7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3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Aperture Tag: The Paint Gun Testing Initiativ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03M00S" calcext:value-type="time">
            <text:p>04:03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4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Aqua Panic</text:p>
          </table:table-cell>
          <table:table-cell table:number-columns-repeated="3" office:value-type="string" calcext:value-type="string">
            <text:p>?</text:p>
          </table:table-cell>
          <table:table-cell table:style-name="ce83" table:formula="of:=HYPERLINK(&quot;https:/www.pcgamingwiki.com/wiki/&quot;&amp;SUBSTITUTE([.A7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Aquaria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20H06M00S" calcext:value-type="time">
            <text:p>20:06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ARK: Survival Evolved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48H00M00S" calcext:value-type="time">
            <text:p>148:00</text:p>
          </table:table-cell>
          <table:table-cell table:style-name="ce50"/>
          <table:table-cell table:style-name="ce80" table:formula="of:=HYPERLINK(&quot;https:/www.pcgamingwiki.com/wiki/&quot;&amp;SUBSTITUTE([.A7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7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Art Of Fighting 2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7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As Far as the Ey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7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Ascendant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8H00M00S" calcext:value-type="time">
            <text:p>18:00</text:p>
          </table:table-cell>
          <table:table-cell table:style-name="ce50"/>
          <table:table-cell table:style-name="ce80" table:formula="of:=HYPERLINK(&quot;https:/www.pcgamingwiki.com/wiki/&quot;&amp;SUBSTITUTE([.A8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Ashes of the Singularity: Escala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8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Ashwalkers: A Survival Journey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8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Assassin's Creed Chronicles: China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3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8"/>
          <table:table-cell table:style-name="ce94" office:value-type="string" calcext:value-type="string">
            <text:p>U</text:p>
          </table:table-cell>
          <table:table-cell table:style-name="ce93"/>
          <table:table-cell table:number-columns-repeated="47"/>
        </table:table-row>
        <table:table-row table:style-name="ro2">
          <table:table-cell table:style-name="ce143" office:value-type="string" calcext:value-type="string">
            <text:p>Assassin's Creed Chronicles: India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8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4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8"/>
          <table:table-cell table:style-name="ce94" office:value-type="string" calcext:value-type="string">
            <text:p>U</text:p>
          </table:table-cell>
          <table:table-cell table:style-name="ce93"/>
          <table:table-cell table:number-columns-repeated="47"/>
        </table:table-row>
        <table:table-row table:style-name="ro2">
          <table:table-cell table:style-name="ce143" office:value-type="string" calcext:value-type="string">
            <text:p>Assassin's Creed Chronicles: Russia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8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5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8"/>
          <table:table-cell table:style-name="ce94" office:value-type="string" calcext:value-type="string">
            <text:p>U</text:p>
          </table:table-cell>
          <table:table-cell table:style-name="ce93"/>
          <table:table-cell table:number-columns-repeated="47"/>
        </table:table-row>
        <table:table-row table:style-name="ro2">
          <table:table-cell table:style-name="ce143" office:value-type="string" calcext:value-type="string">
            <text:p>Assassin's Creed IV: Black Flag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22H30M00S" calcext:value-type="time">
            <text:p>22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6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8"/>
          <table:table-cell table:style-name="ce94" office:value-type="string" calcext:value-type="string">
            <text:p>U</text:p>
          </table:table-cell>
          <table:table-cell table:style-name="ce93"/>
          <table:table-cell table:number-columns-repeated="47"/>
        </table:table-row>
        <table:table-row table:style-name="ro2">
          <table:table-cell table:style-name="ce143" office:value-type="string" calcext:value-type="string">
            <text:p>Assassin's Creed Unity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6H30M00S" calcext:value-type="time">
            <text:p>16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7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8"/>
          <table:table-cell table:style-name="ce94" office:value-type="string" calcext:value-type="string">
            <text:p>U</text:p>
          </table:table-cell>
          <table:table-cell table:style-name="ce93"/>
          <table:table-cell table:number-columns-repeated="47"/>
        </table:table-row>
        <table:table-row table:style-name="ro2">
          <table:table-cell table:style-name="ce32" office:value-type="string" calcext:value-type="string">
            <text:p>Assassin’s Creed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8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8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5"/>
          <table:table-cell table:number-columns-repeated="47"/>
        </table:table-row>
        <table:table-row table:style-name="ro2">
          <table:table-cell table:style-name="ce32" office:value-type="string" calcext:value-type="string">
            <text:p>Assassin’s Creed 2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8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9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3"/>
          <table:table-cell table:style-name="ce91" office:value-type="string" calcext:value-type="string">
            <text:p>U</text:p>
          </table:table-cell>
          <table:table-cell table:style-name="ce91"/>
          <table:table-cell table:number-columns-repeated="47"/>
        </table:table-row>
        <table:table-row table:style-name="ro2">
          <table:table-cell table:style-name="ce32" office:value-type="string" calcext:value-type="string">
            <text:p>Assassin’s Creed: Brotherhood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90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90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5"/>
          <table:table-cell table:number-columns-repeated="47"/>
        </table:table-row>
        <table:table-row table:style-name="ro2">
          <table:table-cell table:style-name="ce32" office:value-type="string" calcext:value-type="string">
            <text:p>Assassin’s Creed: Revelations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9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91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5"/>
          <table:table-cell table:number-columns-repeated="47"/>
        </table:table-row>
        <table:table-row table:style-name="ro2">
          <table:table-cell table:style-name="ce143" office:value-type="string" calcext:value-type="string">
            <text:p>Assassins Creed Syndicat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8H00M00S" calcext:value-type="time">
            <text:p>18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9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2]&amp;&quot;+trailer&quot;;&quot;Trailer&quot;)" office:value-type="string" office:string-value="Trailer" calcext:value-type="string">
            <text:p>Trailer</text:p>
          </table:table-cell>
          <table:table-cell table:style-name="ce93"/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Assassins's Creed 3</text:p>
          </table:table-cell>
          <table:table-cell office:value-type="string" calcext:value-type="string">
            <text:p>?</text:p>
          </table:table-cell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3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table:style-name="ce94" office:value-type="float" office:value="3" calcext:value-type="float">
            <text:p>3</text:p>
          </table:table-cell>
          <table:table-cell table:number-columns-repeated="52"/>
        </table:table-row>
        <table:table-row table:style-name="ro2">
          <table:table-cell table:style-name="ce142" office:value-type="string" calcext:value-type="string">
            <text:p>Astrologaster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9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Atom Zombie Smasher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16M00S" calcext:value-type="time">
            <text:p>06:16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9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Aurion: Legacy of the Kori-Oda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9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Automachef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0H00M00S" calcext:value-type="time">
            <text:p>10:00</text:p>
          </table:table-cell>
          <table:table-cell table:style-name="ce50"/>
          <table:table-cell table:style-name="ce80" table:formula="of:=HYPERLINK(&quot;https:/www.pcgamingwiki.com/wiki/&quot;&amp;SUBSTITUTE([.A9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Autonauts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90H00M00S" calcext:value-type="time">
            <text:p>90:00</text:p>
          </table:table-cell>
          <table:table-cell table:style-name="ce50"/>
          <table:table-cell table:style-name="ce80" table:formula="of:=HYPERLINK(&quot;https:/www.pcgamingwiki.com/wiki/&quot;&amp;SUBSTITUTE([.A9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Avadon: The Black Fortres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52H42M00S" calcext:value-type="time">
            <text:p>52:42</text:p>
          </table:table-cell>
          <table:table-cell table:style-name="ce50"/>
          <table:table-cell table:style-name="ce80" table:formula="of:=HYPERLINK(&quot;https:/www.pcgamingwiki.com/wiki/&quot;&amp;SUBSTITUTE([.A9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Aven Colony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0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number-columns-repeated="55"/>
        </table:table-row>
        <table:table-row table:style-name="ro2">
          <table:table-cell table:style-name="ce143" office:value-type="string" calcext:value-type="string">
            <text:p>Avencast: Rise of the Mag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3H47M00S" calcext:value-type="time">
            <text:p>13:4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1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Avicii Invector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2H00M00S" calcext:value-type="time">
            <text:p>02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Away From Earth: Mars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 office:value-type="string" calcext:value-type="string">
            <text:p>?</text:p>
          </table:table-cell>
          <table:table-cell table:style-name="ce80" table:formula="of:=HYPERLINK(&quot;https:/www.pcgamingwiki.com/wiki/&quot;&amp;SUBSTITUTE([.A10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Awesomenaut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62H20M00S" calcext:value-type="time">
            <text:p>62:20</text:p>
          </table:table-cell>
          <table:table-cell table:style-name="ce50"/>
          <table:table-cell table:style-name="ce80" table:formula="of:=HYPERLINK(&quot;https:/www.pcgamingwiki.com/wiki/&quot;&amp;SUBSTITUTE([.A10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Axiom Verg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0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5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Aztez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0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Back to the Future Part III - Timeline of Monkey Island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32" office:value-type="string" calcext:value-type="string">
            <text:p>Back to the Future: The Game - Episode 1: It's About Time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2H40M00S" calcext:value-type="time">
            <text:p>02:4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0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08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Back to the Future: The Game - Episode 2: Get Tannen!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2H18M00S" calcext:value-type="time">
            <text:p>02:18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0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09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Back to the Future: The Game - Episode 3: Citizen Brown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2H28M00S" calcext:value-type="time">
            <text:p>02:28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10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10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Back to the Future: The Game - Episode 4: Double Visions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2H31M00S" calcext:value-type="time">
            <text:p>02:31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1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11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Back to the Future: The Game - Episode 5: Outatime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2H25M00S" calcext:value-type="time">
            <text:p>02:25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12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12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Bad Hotel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32M00S" calcext:value-type="time">
            <text:p>03:32</text:p>
          </table:table-cell>
          <table:table-cell table:style-name="ce50"/>
          <table:table-cell table:style-name="ce80" table:formula="of:=HYPERLINK(&quot;https:/www.pcgamingwiki.com/wiki/&quot;&amp;SUBSTITUTE([.A11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Bad North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4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Bad Rats: the Rats' Reveng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58M00S" calcext:value-type="time">
            <text:p>03:58</text:p>
          </table:table-cell>
          <table:table-cell table:style-name="ce50"/>
          <table:table-cell table:style-name="ce80" table:formula="of:=HYPERLINK(&quot;https:/www.pcgamingwiki.com/wiki/&quot;&amp;SUBSTITUTE([.A11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BAFL - Brakes Are For Loser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Ballance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11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17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1" table:number-columns-repeated="9"/>
          <table:table-cell table:number-columns-repeated="47"/>
        </table:table-row>
        <table:table-row table:style-name="ro2">
          <table:table-cell table:style-name="ce38" office:value-type="string" calcext:value-type="string">
            <text:p>Bang Bang Racing</text:p>
          </table:table-cell>
          <table:table-cell table:style-name="ce97" office:value-type="string" calcext:value-type="string">
            <text:p>Dropped</text:p>
          </table:table-cell>
          <table:table-cell table:style-name="ce160"/>
          <table:table-cell table:style-name="ce55"/>
          <table:table-cell table:style-name="ce80" table:formula="of:=HYPERLINK(&quot;https:/www.pcgamingwiki.com/wiki/&quot;&amp;SUBSTITUTE([.A11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8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7" table:number-columns-repeated="6"/>
          <table:table-cell table:style-name="ce97" office:value-type="string" calcext:value-type="string">
            <text:p>T</text:p>
          </table:table-cell>
          <table:table-cell table:style-name="ce97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Barony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00M00S" calcext:value-type="time">
            <text:p>08:00</text:p>
          </table:table-cell>
          <table:table-cell table:style-name="ce171"/>
          <table:table-cell table:style-name="ce84" table:formula="of:=HYPERLINK(&quot;https:/www.pcgamingwiki.com/wiki/&quot;&amp;SUBSTITUTE([.A11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Baseball Stars 2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Bastion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09M00S" calcext:value-type="time">
            <text:p>08:09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Batman - The Enemy Withi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Batman - The Telltale Serie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Batman Arkham Asylum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1H00M00S" calcext:value-type="time">
            <text:p>11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Batman Arkham City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3H30M00S" calcext:value-type="time">
            <text:p>13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Batman Arkham Knight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6H00M00S" calcext:value-type="time">
            <text:p>16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Battlefield 3</text:p>
          </table:table-cell>
          <table:table-cell office:value-type="string" calcext:value-type="string">
            <text:p>?</text:p>
          </table:table-cell>
          <table:table-cell table:style-name="Default" table:number-columns-repeated="2"/>
          <table:table-cell table:style-name="ce83" table:formula="of:=HYPERLINK(&quot;https:/www.pcgamingwiki.com/wiki/&quot;&amp;SUBSTITUTE([.A12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7]&amp;&quot;+trailer&quot;;&quot;Trailer&quot;)" office:value-type="string" office:string-value="Trailer" calcext:value-type="string">
            <text:p>Trailer</text:p>
          </table:table-cell>
          <table:table-cell table:number-columns-repeated="3"/>
          <table:table-cell table:style-name="ce94" office:value-type="string" calcext:value-type="string">
            <text:p>O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Battlefield 4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2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8]&amp;&quot;+trailer&quot;;&quot;Trailer&quot;)" office:value-type="string" office:string-value="Trailer" calcext:value-type="string">
            <text:p>Trailer</text:p>
          </table:table-cell>
          <table:table-cell table:number-columns-repeated="3"/>
          <table:table-cell table:style-name="ce94" office:value-type="string" calcext:value-type="string">
            <text:p>O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Battlefield V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2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9]&amp;&quot;+trailer&quot;;&quot;Trailer&quot;)" office:value-type="string" office:string-value="Trailer" calcext:value-type="string">
            <text:p>Trailer</text:p>
          </table:table-cell>
          <table:table-cell table:number-columns-repeated="3"/>
          <table:table-cell table:style-name="ce94" office:value-type="string" calcext:value-type="string">
            <text:p>O</text:p>
          </table:table-cell>
          <table:table-cell table:number-columns-repeated="53"/>
        </table:table-row>
        <table:table-row table:style-name="ro2">
          <table:table-cell table:style-name="ce32" office:value-type="string" calcext:value-type="string">
            <text:p>Bayonetta</text:p>
          </table:table-cell>
          <table:table-cell table:style-name="ce91" office:value-type="string" calcext:value-type="string">
            <text:p>Completed</text:p>
          </table:table-cell>
          <table:table-cell table:style-name="ce91"/>
          <table:table-cell table:style-name="ce169"/>
          <table:table-cell table:style-name="ce81" table:formula="of:=HYPERLINK(&quot;https:/www.pcgamingwiki.com/wiki/&quot;&amp;SUBSTITUTE([.A130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30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 table:number-columns-repeated="3"/>
          <table:table-cell table:style-name="ce91"/>
          <table:table-cell table:number-columns-repeated="47"/>
        </table:table-row>
        <table:table-row table:style-name="ro2">
          <table:table-cell table:style-name="ce35" office:value-type="string" calcext:value-type="string">
            <text:p>Beat Hazard Ultra</text:p>
          </table:table-cell>
          <table:table-cell table:style-name="ce95" office:value-type="string" calcext:value-type="string">
            <text:p>Replayable</text:p>
          </table:table-cell>
          <table:table-cell table:style-name="ce158" office:value-type="time" office:time-value="PT10H39M00S" calcext:value-type="time">
            <text:p>10:39</text:p>
          </table:table-cell>
          <table:table-cell table:style-name="ce172" office:value-type="string" calcext:value-type="string">
            <text:p>?</text:p>
          </table:table-cell>
          <table:table-cell table:style-name="ce82" table:formula="of:=HYPERLINK(&quot;https:/www.pcgamingwiki.com/wiki/&quot;&amp;SUBSTITUTE([.A131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31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WL</text:p>
          </table:table-cell>
          <table:table-cell table:style-name="ce95" table:number-columns-repeated="5"/>
          <table:table-cell table:style-name="ce94" office:value-type="string" calcext:value-type="string">
            <text:p>S</text:p>
          </table:table-cell>
          <table:table-cell table:style-name="ce95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Beatbuddy: Tale of the Guardian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34M00S" calcext:value-type="time">
            <text:p>05:34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3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Beautiful Desola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3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Before I Forget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3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Beholder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3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Beneath A Steel Sky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3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number-columns-repeated="47"/>
        </table:table-row>
        <table:table-row table:style-name="ro2">
          <table:table-cell office:value-type="string" calcext:value-type="string">
            <text:p>Betrayer </text:p>
          </table:table-cell>
          <table:table-cell office:value-type="string" calcext:value-type="string">
            <text:p>?</text:p>
          </table:table-cell>
          <table:table-cell office:value-type="time" office:time-value="PT08H55M00S" calcext:value-type="time">
            <text:p>08:55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3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BFF or Di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3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Bibou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3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Binary Domain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9H45M00S" calcext:value-type="time">
            <text:p>09:45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4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40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Bio Menac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4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office:value-type="string" calcext:value-type="string">
            <text:p>Bionic Commando (2009) </text:p>
          </table:table-cell>
          <table:table-cell office:value-type="string" calcext:value-type="string">
            <text:p>?</text:p>
          </table:table-cell>
          <table:table-cell office:value-type="time" office:time-value="PT08H25M00S" calcext:value-type="time">
            <text:p>08:25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4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Bionic Due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1H02M00S" calcext:value-type="time">
            <text:p>11:02</text:p>
          </table:table-cell>
          <table:table-cell table:style-name="ce50"/>
          <table:table-cell table:style-name="ce80" table:formula="of:=HYPERLINK(&quot;https:/www.pcgamingwiki.com/wiki/&quot;&amp;SUBSTITUTE([.A14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BioShock 2 Remastered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144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44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BioShock Infinite: The Complete Edition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4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4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BioShock Remastered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146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46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Bit Blaster XL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50M00S" calcext:value-type="time">
            <text:p>04:50</text:p>
          </table:table-cell>
          <table:table-cell table:style-name="ce50"/>
          <table:table-cell table:style-name="ce80" table:formula="of:=HYPERLINK(&quot;https:/www.pcgamingwiki.com/wiki/&quot;&amp;SUBSTITUTE([.A14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Bit.Trip Bea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52M00S" calcext:value-type="time">
            <text:p>03:52</text:p>
          </table:table-cell>
          <table:table-cell table:style-name="ce50"/>
          <table:table-cell table:style-name="ce80" table:formula="of:=HYPERLINK(&quot;https:/www.pcgamingwiki.com/wiki/&quot;&amp;SUBSTITUTE([.A14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Bit.Trip Presents Runner 2: Future Legend of Rhythm Alie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9H33M00S" calcext:value-type="time">
            <text:p>09:33</text:p>
          </table:table-cell>
          <table:table-cell table:style-name="ce50"/>
          <table:table-cell table:style-name="ce80" table:formula="of:=HYPERLINK(&quot;https:/www.pcgamingwiki.com/wiki/&quot;&amp;SUBSTITUTE([.A14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Bit.Trip Runne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0H28M00S" calcext:value-type="time">
            <text:p>10:28</text:p>
          </table:table-cell>
          <table:table-cell table:style-name="ce50"/>
          <table:table-cell table:style-name="ce80" table:formula="of:=HYPERLINK(&quot;https:/www.pcgamingwiki.com/wiki/&quot;&amp;SUBSTITUTE([.A15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5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Default" office:value-type="string" calcext:value-type="string">
            <text:p>Black Desert Online </text:p>
          </table:table-cell>
          <table:table-cell office:value-type="string" calcext:value-type="string">
            <text:p>?</text:p>
          </table:table-cell>
          <table:table-cell table:style-name="Default" table:number-columns-repeated="2"/>
          <table:table-cell table:style-name="ce83" table:formula="of:=HYPERLINK(&quot;https:/www.pcgamingwiki.com/wiki/&quot;&amp;SUBSTITUTE([.A15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5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Black Widow: Recharge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5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52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Blair Witch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5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53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02" office:value-type="string" calcext:value-type="string">
            <text:p>Blasphemous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15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5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Blazing Chrom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2H00M00S" calcext:value-type="time">
            <text:p>02:00</text:p>
          </table:table-cell>
          <table:table-cell table:style-name="ce171"/>
          <table:table-cell table:style-name="ce84" table:formula="of:=HYPERLINK(&quot;https:/www.pcgamingwiki.com/wiki/&quot;&amp;SUBSTITUTE([.A15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5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Blazing Star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5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5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Bleed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1H43M00S" calcext:value-type="time">
            <text:p>01:43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5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57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Blocks That Matte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0H01M00S" calcext:value-type="time">
            <text:p>10:01</text:p>
          </table:table-cell>
          <table:table-cell table:style-name="ce50"/>
          <table:table-cell table:style-name="ce80" table:formula="of:=HYPERLINK(&quot;https:/www.pcgamingwiki.com/wiki/&quot;&amp;SUBSTITUTE([.A15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5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Blood: One Unit Whole Blood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3H37M00S" calcext:value-type="time">
            <text:p>13:3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5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59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Bloodbath Kavkaz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06M00S" calcext:value-type="time">
            <text:p>07:06</text:p>
          </table:table-cell>
          <table:table-cell table:style-name="ce50"/>
          <table:table-cell table:style-name="ce80" table:formula="of:=HYPERLINK(&quot;https:/www.pcgamingwiki.com/wiki/&quot;&amp;SUBSTITUTE([.A16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6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Bloodborn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6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6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5"/>
          <table:table-cell table:style-name="ce90" office:value-type="float" office:value="4" calcext:value-type="float">
            <text:p>4</text:p>
          </table:table-cell>
          <table:table-cell table:style-name="ce90" table:number-columns-repeated="4"/>
          <table:table-cell table:number-columns-repeated="47"/>
        </table:table-row>
        <table:table-row table:style-name="ro2">
          <table:table-cell office:value-type="string" calcext:value-type="string">
            <text:p>Bloop Reloaded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6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6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Blue Fire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6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6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Blur</text:p>
          </table:table-cell>
          <table:table-cell table:style-name="ce93" office:value-type="string" calcext:value-type="string">
            <text:p>Pending</text:p>
          </table:table-cell>
          <table:table-cell table:style-name="ce93"/>
          <table:table-cell table:style-name="ce171"/>
          <table:table-cell table:style-name="ce84" table:formula="of:=HYPERLINK(&quot;https:/www.pcgamingwiki.com/wiki/&quot;&amp;SUBSTITUTE([.A16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64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Bomber Crew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6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6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Bombslinger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6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6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Bone: Out from Boneville </text:p>
          </table:table-cell>
          <table:table-cell office:value-type="string" calcext:value-type="string">
            <text:p>?</text:p>
          </table:table-cell>
          <table:table-cell office:value-type="time" office:time-value="PT01H52M00S" calcext:value-type="time">
            <text:p>01:52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6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6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Bone: The Great Cow Race </text:p>
          </table:table-cell>
          <table:table-cell office:value-type="string" calcext:value-type="string">
            <text:p>?</text:p>
          </table:table-cell>
          <table:table-cell office:value-type="time" office:time-value="PT03H01M00S" calcext:value-type="time">
            <text:p>03:01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6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6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02" office:value-type="string" calcext:value-type="string">
            <text:p>Boomerang Fu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16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6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Borderlands 2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49H01M00S" calcext:value-type="time">
            <text:p>49:01</text:p>
          </table:table-cell>
          <table:table-cell table:style-name="ce50"/>
          <table:table-cell table:style-name="ce80" table:formula="of:=HYPERLINK(&quot;https:/www.pcgamingwiki.com/wiki/&quot;&amp;SUBSTITUTE([.A17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70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4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Borderlands 3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7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71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Borderlands The Pre-Sequel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8H00M00S" calcext:value-type="time">
            <text:p>18:00</text:p>
          </table:table-cell>
          <table:table-cell table:style-name="ce50" office:value-type="string" calcext:value-type="string">
            <text:p>?</text:p>
          </table:table-cell>
          <table:table-cell table:style-name="ce80" table:formula="of:=HYPERLINK(&quot;https:/www.pcgamingwiki.com/wiki/&quot;&amp;SUBSTITUTE([.A17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72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Borderlands: Game of the Yea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43H31M00S" calcext:value-type="time">
            <text:p>43:31</text:p>
          </table:table-cell>
          <table:table-cell table:style-name="ce50"/>
          <table:table-cell table:style-name="ce80" table:formula="of:=HYPERLINK(&quot;https:/www.pcgamingwiki.com/wiki/&quot;&amp;SUBSTITUTE([.A17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7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Botanicula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55M00S" calcext:value-type="time">
            <text:p>03:55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7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7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Braid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5H40M00S" calcext:value-type="time">
            <text:p>05:4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7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75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Braveland </text:p>
          </table:table-cell>
          <table:table-cell office:value-type="string" calcext:value-type="string">
            <text:p>?</text:p>
          </table:table-cell>
          <table:table-cell office:value-type="time" office:time-value="PT04H43M00S" calcext:value-type="time">
            <text:p>04:43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7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7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Brawlhalla </text:p>
          </table:table-cell>
          <table:table-cell office:value-type="string" calcext:value-type="string">
            <text:p>?</text:p>
          </table:table-cell>
          <table:table-cell office:value-type="time" office:time-value="PT155H22M00S" calcext:value-type="time">
            <text:p>155:22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7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7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Bridge Constructor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58M00S" calcext:value-type="time">
            <text:p>07:58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7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7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Bridge Constructor Playground</text:p>
          </table:table-cell>
          <table:table-cell table:style-name="ce93" office:value-type="string" calcext:value-type="string">
            <text:p>Pending</text:p>
          </table:table-cell>
          <table:table-cell table:style-name="ce123"/>
          <table:table-cell table:style-name="ce157"/>
          <table:table-cell table:style-name="ce84" table:formula="of:=HYPERLINK(&quot;https:/www.pcgamingwiki.com/wiki/&quot;&amp;SUBSTITUTE([.A17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7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Bridge Constructor The Walking Dea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8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80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Bridge Constructor: Medieval</text:p>
          </table:table-cell>
          <table:table-cell table:style-name="ce93" office:value-type="string" calcext:value-type="string">
            <text:p>Pending</text:p>
          </table:table-cell>
          <table:table-cell table:style-name="ce123" table:number-columns-repeated="2"/>
          <table:table-cell table:style-name="ce84" table:formula="of:=HYPERLINK(&quot;https:/www.pcgamingwiki.com/wiki/&quot;&amp;SUBSTITUTE([.A18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8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Brigador Up-Armored Edition</text:p>
          </table:table-cell>
          <table:table-cell office:value-type="string" calcext:value-type="string">
            <text:p>?</text:p>
          </table:table-cell>
          <table:table-cell table:style-name="Default"/>
          <table:table-cell table:style-name="ce156"/>
          <table:table-cell table:style-name="ce83" table:formula="of:=HYPERLINK(&quot;https:/www.pcgamingwiki.com/wiki/&quot;&amp;SUBSTITUTE([.A18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8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table:style-name="ce94" office:value-type="string" calcext:value-type="string">
            <text:p>G</text:p>
          </table:table-cell>
          <table:table-cell table:number-columns-repeated="54"/>
        </table:table-row>
        <table:table-row table:style-name="ro2">
          <table:table-cell table:style-name="ce143" office:value-type="string" calcext:value-type="string">
            <text:p>Broforc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30M00S" calcext:value-type="time">
            <text:p>06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8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8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Broken Age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0H00M00S" calcext:value-type="time">
            <text:p>10:00</text:p>
          </table:table-cell>
          <table:table-cell table:style-name="ce50"/>
          <table:table-cell table:style-name="ce80" table:formula="of:=HYPERLINK(&quot;https:/www.pcgamingwiki.com/wiki/&quot;&amp;SUBSTITUTE([.A18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8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Broken Sword II: The Smoking Mirror - Remastered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05M00S" calcext:value-type="time">
            <text:p>07:05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8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8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Broken Sword: The Shadow of the Templars - Director's Cut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09M00S" calcext:value-type="time">
            <text:p>10:09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8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8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Brothers: A Tale of Two Sons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18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87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Brutal Legend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8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8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3"/>
          <table:table-cell table:style-name="ce93" office:value-type="float" office:value="3" calcext:value-type="float">
            <text:p>3</text:p>
          </table:table-cell>
          <table:table-cell table:style-name="ce93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Bullsho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8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8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Burly Men at Sea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13M00S" calcext:value-type="time">
            <text:p>01:13</text:p>
          </table:table-cell>
          <table:table-cell table:style-name="ce50"/>
          <table:table-cell table:style-name="ce80" table:formula="of:=HYPERLINK(&quot;https:/www.pcgamingwiki.com/wiki/&quot;&amp;SUBSTITUTE([.A19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9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Burnout Paradise Remastered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5H39M00S" calcext:value-type="time">
            <text:p>15:39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9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91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Butcher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30M00S" calcext:value-type="time">
            <text:p>07:30</text:p>
          </table:table-cell>
          <table:table-cell table:style-name="ce123"/>
          <table:table-cell table:style-name="ce84" table:formula="of:=HYPERLINK(&quot;https:/www.pcgamingwiki.com/wiki/&quot;&amp;SUBSTITUTE([.A19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9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Calcu-Lat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40M00S" calcext:value-type="time">
            <text:p>00:40</text:p>
          </table:table-cell>
          <table:table-cell table:style-name="ce50"/>
          <table:table-cell table:style-name="ce80" table:formula="of:=HYPERLINK(&quot;https:/www.pcgamingwiki.com/wiki/&quot;&amp;SUBSTITUTE([.A19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9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Calico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9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9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Call of Juarez: Gunslinger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9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9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Cally's Trial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12M00S" calcext:value-type="time">
            <text:p>05:12</text:p>
          </table:table-cell>
          <table:table-cell table:style-name="ce50"/>
          <table:table-cell table:style-name="ce80" table:formula="of:=HYPERLINK(&quot;https:/www.pcgamingwiki.com/wiki/&quot;&amp;SUBSTITUTE([.A19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9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Camp Sunshin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2H30M00S" calcext:value-type="time">
            <text:p>02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9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97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Canabal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21M00S" calcext:value-type="time">
            <text:p>01:21</text:p>
          </table:table-cell>
          <table:table-cell table:style-name="ce50"/>
          <table:table-cell table:style-name="ce80" table:formula="of:=HYPERLINK(&quot;https:/www.pcgamingwiki.com/wiki/&quot;&amp;SUBSTITUTE([.A19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9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Candleman: The Complete Journey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9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9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Capsized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18M00S" calcext:value-type="time">
            <text:p>04:18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0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0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Car Mechanic Simulator 2018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0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01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Carava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0H39M00S" calcext:value-type="time">
            <text:p>10:39</text:p>
          </table:table-cell>
          <table:table-cell table:style-name="ce50"/>
          <table:table-cell table:style-name="ce80" table:formula="of:=HYPERLINK(&quot;https:/www.pcgamingwiki.com/wiki/&quot;&amp;SUBSTITUTE([.A20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0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Carmageddon TDR 2000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0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0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Cat Quest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0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0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Catch a Falling Sta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58M00S" calcext:value-type="time">
            <text:p>04:58</text:p>
          </table:table-cell>
          <table:table-cell table:style-name="ce50"/>
          <table:table-cell table:style-name="ce80" table:formula="of:=HYPERLINK(&quot;https:/www.pcgamingwiki.com/wiki/&quot;&amp;SUBSTITUTE([.A20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0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Cave Story's Secret Santa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20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0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number-columns-repeated="47"/>
        </table:table-row>
        <table:table-row table:style-name="ro2">
          <table:table-cell table:style-name="ce32" office:value-type="string" calcext:value-type="string">
            <text:p>Cave Story+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7H13M00S" calcext:value-type="time">
            <text:p>07:13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20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207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4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CAYNE </text:p>
          </table:table-cell>
          <table:table-cell office:value-type="string" calcext:value-type="string">
            <text:p>?</text:p>
          </table:table-cell>
          <table:table-cell office:value-type="time" office:time-value="PT02H55M00S" calcext:value-type="time">
            <text:p>02:55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20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20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Celest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30M00S" calcext:value-type="time">
            <text:p>07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0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0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Centipede: Recharge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1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10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Ceville</text:p>
          </table:table-cell>
          <table:table-cell office:value-type="string" calcext:value-type="string">
            <text:p>?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21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211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number-columns-repeated="7"/>
          <table:table-cell table:style-name="ce1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Chain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22M00S" calcext:value-type="time">
            <text:p>02:22</text:p>
          </table:table-cell>
          <table:table-cell table:style-name="ce50"/>
          <table:table-cell table:style-name="ce80" table:formula="of:=HYPERLINK(&quot;https:/www.pcgamingwiki.com/wiki/&quot;&amp;SUBSTITUTE([.A21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1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Chaos on Deponia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1H04M00S" calcext:value-type="time">
            <text:p>11:04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21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213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4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Charlie's Adventure </text:p>
          </table:table-cell>
          <table:table-cell office:value-type="string" calcext:value-type="string">
            <text:p>?</text:p>
          </table:table-cell>
          <table:table-cell office:value-type="time" office:time-value="PT01H40M00S" calcext:value-type="time">
            <text:p>01:4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21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21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Chicken Assassin: Reloaded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00M00S" calcext:value-type="time">
            <text:p>07:00</text:p>
          </table:table-cell>
          <table:table-cell table:style-name="ce50"/>
          <table:table-cell table:style-name="ce80" table:formula="of:=HYPERLINK(&quot;https:/www.pcgamingwiki.com/wiki/&quot;&amp;SUBSTITUTE([.A21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1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Chicken Labyrinth Puzzle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25M00S" calcext:value-type="time">
            <text:p>00:25</text:p>
          </table:table-cell>
          <table:table-cell table:style-name="ce50"/>
          <table:table-cell table:style-name="ce80" table:formula="of:=HYPERLINK(&quot;https:/www.pcgamingwiki.com/wiki/&quot;&amp;SUBSTITUTE([.A21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1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Child Of Light</text:p>
          </table:table-cell>
          <table:table-cell office:value-type="string" calcext:value-type="string">
            <text:p>?</text:p>
          </table:table-cell>
          <table:table-cell office:value-type="time" office:time-value="PT13H30M00S" calcext:value-type="time">
            <text:p>13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21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217]&amp;&quot;+trailer&quot;;&quot;Trailer&quot;)" office:value-type="string" office:string-value="Trailer" calcext:value-type="string">
            <text:p>Trailer</text:p>
          </table:table-cell>
          <table:table-cell table:number-columns-repeated="8"/>
          <table:table-cell table:style-name="ce94" office:value-type="string" calcext:value-type="string">
            <text:p>U</text:p>
          </table:table-cell>
          <table:table-cell table:number-columns-repeated="48"/>
        </table:table-row>
        <table:table-row table:style-name="ro2">
          <table:table-cell table:style-name="ce142" office:value-type="string" calcext:value-type="string">
            <text:p>Chip’s Challenge 1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1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1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Chivalry: Medieval Warfar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33H53M00S" calcext:value-type="time">
            <text:p>33:53</text:p>
          </table:table-cell>
          <table:table-cell table:style-name="ce50"/>
          <table:table-cell table:style-name="ce80" table:formula="of:=HYPERLINK(&quot;https:/www.pcgamingwiki.com/wiki/&quot;&amp;SUBSTITUTE([.A21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1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6" office:value-type="string" calcext:value-type="string">
            <text:p>Chocolate Castle</text:p>
          </table:table-cell>
          <table:table-cell table:style-name="ce100" office:value-type="string" calcext:value-type="string">
            <text:p>?</text:p>
          </table:table-cell>
          <table:table-cell office:value-type="time" office:time-value="PT08H30M00S" calcext:value-type="time">
            <text:p>08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22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220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L</text:p>
          </table:table-cell>
          <table:table-cell table:style-name="ce117" table:number-columns-repeated="3"/>
          <table:table-cell table:style-name="ce18"/>
          <table:table-cell table:style-name="ce117" table:number-columns-repeated="5"/>
          <table:table-cell table:number-columns-repeated="47"/>
        </table:table-row>
        <table:table-row table:style-name="ro2">
          <table:table-cell table:style-name="ce142" office:value-type="string" calcext:value-type="string">
            <text:p>Chroma Squa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2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2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Chronology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2H00M00S" calcext:value-type="time">
            <text:p>02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2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22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/>
          <table:table-cell table:style-name="ce16"/>
          <table:table-cell table:style-name="ce93"/>
          <table:table-cell table:style-name="ce19"/>
          <table:table-cell table:style-name="ce93" table:number-columns-repeated="5"/>
          <table:table-cell table:number-columns-repeated="47"/>
        </table:table-row>
        <table:table-row table:style-name="ro2">
          <table:table-cell table:style-name="ce32" office:value-type="string" calcext:value-type="string">
            <text:p>Cibele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1H07M00S" calcext:value-type="time">
            <text:p>01:07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22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223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Citadel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22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2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Cities Skylines</text:p>
          </table:table-cell>
          <table:table-cell office:value-type="string" calcext:value-type="string">
            <text:p>?</text:p>
          </table:table-cell>
          <table:table-cell table:style-name="Default" table:number-columns-repeated="2"/>
          <table:table-cell table:style-name="ce83" table:formula="of:=HYPERLINK(&quot;https:/www.pcgamingwiki.com/wiki/&quot;&amp;SUBSTITUTE([.A22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225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94" office:value-type="string" calcext:value-type="string">
            <text:p>E</text:p>
          </table:table-cell>
          <table:table-cell table:number-columns-repeated="55"/>
        </table:table-row>
        <table:table-row table:style-name="ro2">
          <table:table-cell table:style-name="ce143" office:value-type="string" calcext:value-type="string">
            <text:p>Citizens of Earth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22H26M00S" calcext:value-type="time">
            <text:p>22:26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2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26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City Of Brass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30M00S" calcext:value-type="time">
            <text:p>05:30</text:p>
          </table:table-cell>
          <table:table-cell table:style-name="ce50"/>
          <table:table-cell table:style-name="ce80" table:formula="of:=HYPERLINK(&quot;https:/www.pcgamingwiki.com/wiki/&quot;&amp;SUBSTITUTE([.A22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27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Clergy Splod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4H00M00S" calcext:value-type="time">
            <text:p>14:00</text:p>
          </table:table-cell>
          <table:table-cell table:style-name="ce50"/>
          <table:table-cell table:style-name="ce80" table:formula="of:=HYPERLINK(&quot;https:/www.pcgamingwiki.com/wiki/&quot;&amp;SUBSTITUTE([.A22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2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Close To The Sun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00M00S" calcext:value-type="time">
            <text:p>05:00</text:p>
          </table:table-cell>
          <table:table-cell table:style-name="ce50"/>
          <table:table-cell table:style-name="ce80" table:formula="of:=HYPERLINK(&quot;https:/www.pcgamingwiki.com/wiki/&quot;&amp;SUBSTITUTE([.A22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29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Closure </text:p>
          </table:table-cell>
          <table:table-cell office:value-type="string" calcext:value-type="string">
            <text:p>?</text:p>
          </table:table-cell>
          <table:table-cell office:value-type="time" office:time-value="PT08H11M00S" calcext:value-type="time">
            <text:p>08:11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23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23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Cloudbuilt </text:p>
          </table:table-cell>
          <table:table-cell office:value-type="string" calcext:value-type="string">
            <text:p>?</text:p>
          </table:table-cell>
          <table:table-cell office:value-type="time" office:time-value="PT06H14M00S" calcext:value-type="time">
            <text:p>06:14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23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23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Clouds &amp; Sheep 2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3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3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Cogs </text:p>
          </table:table-cell>
          <table:table-cell office:value-type="string" calcext:value-type="string">
            <text:p>?</text:p>
          </table:table-cell>
          <table:table-cell office:value-type="time" office:time-value="PT07H24M00S" calcext:value-type="time">
            <text:p>07:24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23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23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35" office:value-type="string" calcext:value-type="string">
            <text:p>Colin McRae Rally 2.0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/>
          <table:table-cell table:style-name="ce82" table:formula="of:=HYPERLINK(&quot;https:/www.pcgamingwiki.com/wiki/&quot;&amp;SUBSTITUTE([.A234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234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Company of Heroe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2H53M00S" calcext:value-type="time">
            <text:p>22:53</text:p>
          </table:table-cell>
          <table:table-cell table:style-name="ce50"/>
          <table:table-cell table:style-name="ce80" table:formula="of:=HYPERLINK(&quot;https:/www.pcgamingwiki.com/wiki/&quot;&amp;SUBSTITUTE([.A23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3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Company of Heroes 2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6H35M00S" calcext:value-type="time">
            <text:p>16:35</text:p>
          </table:table-cell>
          <table:table-cell table:style-name="ce50"/>
          <table:table-cell table:style-name="ce80" table:formula="of:=HYPERLINK(&quot;https:/www.pcgamingwiki.com/wiki/&quot;&amp;SUBSTITUTE([.A23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3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Conarium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23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237]&amp;&quot;+trailer&quot;;&quot;Trailer&quot;)" office:value-type="string" office:string-value="Trailer" calcext:value-type="string">
            <text:p>Trailer</text:p>
          </table:table-cell>
          <table:table-cell table:style-name="ce91"/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Condemned: Criminal Origin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46M00S" calcext:value-type="time">
            <text:p>07:46</text:p>
          </table:table-cell>
          <table:table-cell table:style-name="ce50"/>
          <table:table-cell table:style-name="ce80" table:formula="of:=HYPERLINK(&quot;https:/www.pcgamingwiki.com/wiki/&quot;&amp;SUBSTITUTE([.A23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3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ConflictCraf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52M00S" calcext:value-type="time">
            <text:p>03:52</text:p>
          </table:table-cell>
          <table:table-cell table:style-name="ce50"/>
          <table:table-cell table:style-name="ce80" table:formula="of:=HYPERLINK(&quot;https:/www.pcgamingwiki.com/wiki/&quot;&amp;SUBSTITUTE([.A23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3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Construct: Escape the System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39M00S" calcext:value-type="time">
            <text:p>07:39</text:p>
          </table:table-cell>
          <table:table-cell table:style-name="ce50"/>
          <table:table-cell table:style-name="ce80" table:formula="of:=HYPERLINK(&quot;https:/www.pcgamingwiki.com/wiki/&quot;&amp;SUBSTITUTE([.A24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4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Constructor Classic 1997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4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4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3" office:value-type="string" calcext:value-type="string">
            <text:p>Contraption Maker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4H14M00S" calcext:value-type="time">
            <text:p>14:14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4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4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Control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24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4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office:value-type="string" calcext:value-type="string">
            <text:p>E</text:p>
          </table:table-cell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number-columns-repeated="47"/>
        </table:table-row>
        <table:table-row table:style-name="ro2">
          <table:table-cell office:value-type="string" calcext:value-type="string">
            <text:p>Corporate Lifestyle Simulator </text:p>
          </table:table-cell>
          <table:table-cell office:value-type="string" calcext:value-type="string">
            <text:p>?</text:p>
          </table:table-cell>
          <table:table-cell office:value-type="time" office:time-value="PT01H58M00S" calcext:value-type="time">
            <text:p>01:58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24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24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Cortex Comman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05M00S" calcext:value-type="time">
            <text:p>07:05</text:p>
          </table:table-cell>
          <table:table-cell table:style-name="ce50"/>
          <table:table-cell table:style-name="ce80" table:formula="of:=HYPERLINK(&quot;https:/www.pcgamingwiki.com/wiki/&quot;&amp;SUBSTITUTE([.A24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4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Cosmic Dust &amp; Rus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02M00S" calcext:value-type="time">
            <text:p>01:02</text:p>
          </table:table-cell>
          <table:table-cell table:style-name="ce50"/>
          <table:table-cell table:style-name="ce80" table:formula="of:=HYPERLINK(&quot;https:/www.pcgamingwiki.com/wiki/&quot;&amp;SUBSTITUTE([.A24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4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8" office:value-type="string" calcext:value-type="string">
            <text:p>Cosmic Expres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4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47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7" table:number-columns-repeated="6"/>
          <table:table-cell table:style-name="ce97" office:value-type="string" calcext:value-type="string">
            <text:p>T</text:p>
          </table:table-cell>
          <table:table-cell table:style-name="ce97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Costume Quest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6H24M00S" calcext:value-type="time">
            <text:p>06:24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24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248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Costume Quest 2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30M00S" calcext:value-type="time">
            <text:p>07:30</text:p>
          </table:table-cell>
          <table:table-cell table:style-name="ce171"/>
          <table:table-cell table:style-name="ce84" table:formula="of:=HYPERLINK(&quot;https:/www.pcgamingwiki.com/wiki/&quot;&amp;SUBSTITUTE([.A24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4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Crash Bandicoot N. Sane Trilogy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5H00M00S" calcext:value-type="time">
            <text:p>15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5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50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5"/>
          <table:table-cell table:style-name="ce94" office:value-type="float" office:value="4" calcext:value-type="float">
            <text:p>4</text:p>
          </table:table-cell>
          <table:table-cell table:style-name="ce93" table:number-columns-repeated="4"/>
          <table:table-cell table:number-columns-repeated="47"/>
        </table:table-row>
        <table:table-row table:style-name="ro2">
          <table:table-cell table:style-name="ce143" office:value-type="string" calcext:value-type="string">
            <text:p>Crash Time II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2H54M00S" calcext:value-type="time">
            <text:p>12:54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5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51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Crashlands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34H00M00S" calcext:value-type="time">
            <text:p>34:00</text:p>
          </table:table-cell>
          <table:table-cell table:style-name="ce50"/>
          <table:table-cell table:style-name="ce80" table:formula="of:=HYPERLINK(&quot;https:/www.pcgamingwiki.com/wiki/&quot;&amp;SUBSTITUTE([.A25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52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Crawl (2017)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20M00S" calcext:value-type="time">
            <text:p>01:20</text:p>
          </table:table-cell>
          <table:table-cell table:style-name="ce50"/>
          <table:table-cell table:style-name="ce80" table:formula="of:=HYPERLINK(&quot;https:/www.pcgamingwiki.com/wiki/&quot;&amp;SUBSTITUTE([.A25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5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Crayon Physics Deluxe </text:p>
          </table:table-cell>
          <table:table-cell office:value-type="string" calcext:value-type="string">
            <text:p>?</text:p>
          </table:table-cell>
          <table:table-cell office:value-type="time" office:time-value="PT04H26M00S" calcext:value-type="time">
            <text:p>04:26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25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25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35" office:value-type="string" calcext:value-type="string">
            <text:p>Crazy Taxi 3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/>
          <table:table-cell table:style-name="ce82" table:formula="of:=HYPERLINK(&quot;https:/www.pcgamingwiki.com/wiki/&quot;&amp;SUBSTITUTE([.A255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255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number-columns-repeated="47"/>
        </table:table-row>
        <table:table-row table:style-name="ro2">
          <table:table-cell table:style-name="ce102" office:value-type="string" calcext:value-type="string">
            <text:p>Creature in the Well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25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5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Cris Tale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5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57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Cruel Arena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1H54M00S" calcext:value-type="time">
            <text:p>01:54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5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58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Crusader Kings II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07H55M00S" calcext:value-type="time">
            <text:p>107:55</text:p>
          </table:table-cell>
          <table:table-cell table:style-name="ce50"/>
          <table:table-cell table:style-name="ce80" table:formula="of:=HYPERLINK(&quot;https:/www.pcgamingwiki.com/wiki/&quot;&amp;SUBSTITUTE([.A25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5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Crying Suns</text:p>
          </table:table-cell>
          <table:table-cell table:style-name="ce90" office:value-type="string" calcext:value-type="string">
            <text:p>Dropped</text:p>
          </table:table-cell>
          <table:table-cell table:style-name="ce102"/>
          <table:table-cell table:style-name="ce153"/>
          <table:table-cell table:style-name="ce80" table:formula="of:=HYPERLINK(&quot;https:/www.pcgamingwiki.com/wiki/&quot;&amp;SUBSTITUTE([.A26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60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35" office:value-type="string" calcext:value-type="string">
            <text:p>Crypt of the NecroDancer </text:p>
          </table:table-cell>
          <table:table-cell table:style-name="ce95" office:value-type="string" calcext:value-type="string">
            <text:p>Replayable</text:p>
          </table:table-cell>
          <table:table-cell table:style-name="ce158" office:value-type="time" office:time-value="PT19H04M00S" calcext:value-type="time">
            <text:p>19:04</text:p>
          </table:table-cell>
          <table:table-cell table:style-name="ce172" office:value-type="string" calcext:value-type="string">
            <text:p>?</text:p>
          </table:table-cell>
          <table:table-cell table:style-name="ce82" table:formula="of:=HYPERLINK(&quot;https:/www.pcgamingwiki.com/wiki/&quot;&amp;SUBSTITUTE([.A261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261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W</text:p>
          </table:table-cell>
          <table:table-cell table:style-name="ce95" table:number-columns-repeated="5"/>
          <table:table-cell table:style-name="ce94" office:value-type="string" calcext:value-type="string">
            <text:p>S</text:p>
          </table:table-cell>
          <table:table-cell table:style-name="ce95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Crypto Against All Odd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6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6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56" office:value-type="string" calcext:value-type="string">
            <text:p>Crysis</text:p>
          </table:table-cell>
          <table:table-cell table:style-name="ce21" office:value-type="string" calcext:value-type="string">
            <text:p>Pending</text:p>
          </table:table-cell>
          <table:table-cell table:style-name="ce71"/>
          <table:table-cell table:style-name="ce79"/>
          <table:table-cell table:style-name="ce84" table:formula="of:=HYPERLINK(&quot;https:/www.pcgamingwiki.com/wiki/&quot;&amp;SUBSTITUTE([.A26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63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21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Crysis 2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0H08M00S" calcext:value-type="time">
            <text:p>10:08</text:p>
          </table:table-cell>
          <table:table-cell table:style-name="ce50"/>
          <table:table-cell table:style-name="ce80" table:formula="of:=HYPERLINK(&quot;https:/www.pcgamingwiki.com/wiki/&quot;&amp;SUBSTITUTE([.A26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6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8" office:value-type="string" calcext:value-type="string">
            <text:p>Cultist Simulator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9H30M00S" calcext:value-type="time">
            <text:p>19:30</text:p>
          </table:table-cell>
          <table:table-cell table:style-name="ce50"/>
          <table:table-cell table:style-name="ce80" table:formula="of:=HYPERLINK(&quot;https:/www.pcgamingwiki.com/wiki/&quot;&amp;SUBSTITUTE([.A26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65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7" table:number-columns-repeated="6"/>
          <table:table-cell table:style-name="ce97" office:value-type="string" calcext:value-type="string">
            <text:p>T</text:p>
          </table:table-cell>
          <table:table-cell table:style-name="ce97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Cyber Hook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26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6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DAEMON X MACHINA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6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67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Dandara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6H30M00S" calcext:value-type="time">
            <text:p>06:30</text:p>
          </table:table-cell>
          <table:table-cell table:style-name="ce50"/>
          <table:table-cell table:style-name="ce80" table:formula="of:=HYPERLINK(&quot;https:/www.pcgamingwiki.com/wiki/&quot;&amp;SUBSTITUTE([.A26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6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Dark Devo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6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6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Dark Matter (2006)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27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7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Dark Souls</text:p>
          </table:table-cell>
          <table:table-cell table:style-name="ce90" office:value-type="string" calcext:value-type="string">
            <text:p>Dropped</text:p>
          </table:table-cell>
          <table:table-cell table:style-name="ce90" table:number-columns-repeated="2"/>
          <table:table-cell table:style-name="ce80" table:formula="of:=HYPERLINK(&quot;https:/www.pcgamingwiki.com/wiki/&quot;&amp;SUBSTITUTE([.A27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7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4"/>
          <table:table-cell table:style-name="ce90" office:value-type="float" office:value="3" calcext:value-type="float">
            <text:p>3</text:p>
          </table:table-cell>
          <table:table-cell table:style-name="ce90"/>
          <table:table-cell table:style-name="ce102" table:number-columns-repeated="2"/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Dark Souls 3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7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7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5"/>
          <table:table-cell table:style-name="ce90" office:value-type="float" office:value="4" calcext:value-type="float">
            <text:p>4</text:p>
          </table:table-cell>
          <table:table-cell table:style-name="ce90" table:number-columns-repeated="4"/>
          <table:table-cell table:number-columns-repeated="47"/>
        </table:table-row>
        <table:table-row table:style-name="ro2">
          <table:table-cell table:style-name="ce142" office:value-type="string" calcext:value-type="string">
            <text:p>Dark Storm: VR Mission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27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7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Darkest Dungeon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27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74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Darksiders 2: Deathfinitive Editio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20H00M00S" calcext:value-type="time">
            <text:p>20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7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7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Darksiders: Warmastered Editio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7H00M00S" calcext:value-type="time">
            <text:p>17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7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7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DARQ: Complete Edition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27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277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94" office:value-type="string" calcext:value-type="string">
            <text:p>E</text:p>
          </table:table-cell>
          <table:table-cell table:number-columns-repeated="55"/>
        </table:table-row>
        <table:table-row table:style-name="ro2">
          <table:table-cell table:style-name="ce143" office:value-type="string" calcext:value-type="string">
            <text:p>Darwinia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1H46M00S" calcext:value-type="time">
            <text:p>11:46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7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7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Day of the Tentacle: Remastered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10M00S" calcext:value-type="time">
            <text:p>05:1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7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7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De Blob</text:p>
          </table:table-cell>
          <table:table-cell office:value-type="string" calcext:value-type="string">
            <text:p>?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28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28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Dead Ag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38H47M00S" calcext:value-type="time">
            <text:p>38:47</text:p>
          </table:table-cell>
          <table:table-cell table:style-name="ce50"/>
          <table:table-cell table:style-name="ce80" table:formula="of:=HYPERLINK(&quot;https:/www.pcgamingwiki.com/wiki/&quot;&amp;SUBSTITUTE([.A28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8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Dead Bit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36M00S" calcext:value-type="time">
            <text:p>01:36</text:p>
          </table:table-cell>
          <table:table-cell table:style-name="ce50"/>
          <table:table-cell table:style-name="ce80" table:formula="of:=HYPERLINK(&quot;https:/www.pcgamingwiki.com/wiki/&quot;&amp;SUBSTITUTE([.A28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8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Dead by Daylight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 office:value-type="string" calcext:value-type="string">
            <text:p>Y</text:p>
          </table:table-cell>
          <table:table-cell table:style-name="ce80" table:formula="of:=HYPERLINK(&quot;https:/www.pcgamingwiki.com/wiki/&quot;&amp;SUBSTITUTE([.A28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83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Dead in Vinlan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8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8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Dead Islan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5H30M00S" calcext:value-type="time">
            <text:p>25:30</text:p>
          </table:table-cell>
          <table:table-cell table:style-name="ce50"/>
          <table:table-cell table:style-name="ce80" table:formula="of:=HYPERLINK(&quot;https:/www.pcgamingwiki.com/wiki/&quot;&amp;SUBSTITUTE([.A28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8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Dead or Alive 5 Last Roun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15M00S" calcext:value-type="time">
            <text:p>05:15</text:p>
          </table:table-cell>
          <table:table-cell table:style-name="ce50"/>
          <table:table-cell table:style-name="ce80" table:formula="of:=HYPERLINK(&quot;https:/www.pcgamingwiki.com/wiki/&quot;&amp;SUBSTITUTE([.A28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8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Dead Rising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8H40M00S" calcext:value-type="time">
            <text:p>18:4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28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287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2"/>
          <table:table-cell table:style-name="ce91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Dead Rising 2: Off the Record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7H53M00S" calcext:value-type="time">
            <text:p>17:53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8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88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4"/>
          <table:table-cell table:style-name="ce93" office:value-type="float" office:value="3" calcext:value-type="float">
            <text:p>3</text:p>
          </table:table-cell>
          <table:table-cell table:style-name="ce93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Dead Space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28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289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2"/>
          <table:table-cell table:style-name="ce91" office:value-type="string" calcext:value-type="string">
            <text:p>O</text:p>
          </table:table-cell>
          <table:table-cell table:style-name="ce91" table:number-columns-repeated="6"/>
          <table:table-cell table:number-columns-repeated="47"/>
        </table:table-row>
        <table:table-row table:style-name="ro2">
          <table:table-cell table:style-name="ce143" office:value-type="string" calcext:value-type="string">
            <text:p>Dead Space 2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29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90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3"/>
          <table:table-cell table:style-name="ce94" office:value-type="string" calcext:value-type="string">
            <text:p>O</text:p>
          </table:table-cell>
          <table:table-cell table:style-name="ce93" table:number-columns-repeated="6"/>
          <table:table-cell table:number-columns-repeated="47"/>
        </table:table-row>
        <table:table-row table:style-name="ro2">
          <table:table-cell table:style-name="ce143" office:value-type="string" calcext:value-type="string">
            <text:p>Dead Space Extractio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9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9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Deadbolt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38M00S" calcext:value-type="time">
            <text:p>06:38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9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9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Deadbree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29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9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Deadlight: Director's Cut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00M00S" calcext:value-type="time">
            <text:p>04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9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9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/>
          <table:table-cell table:style-name="ce93" office:value-type="string" calcext:value-type="string">
            <text:p>G</text:p>
          </table:table-cell>
          <table:table-cell table:style-name="ce93" table:number-columns-repeated="3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Deadly Premonition: The Director's Cu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5H04M00S" calcext:value-type="time">
            <text:p>25:04</text:p>
          </table:table-cell>
          <table:table-cell table:style-name="ce50"/>
          <table:table-cell table:style-name="ce80" table:formula="of:=HYPERLINK(&quot;https:/www.pcgamingwiki.com/wiki/&quot;&amp;SUBSTITUTE([.A29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9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8" office:value-type="string" calcext:value-type="string">
            <text:p>Dear Esther: Landmark Edi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29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29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7" table:number-columns-repeated="5"/>
          <table:table-cell table:style-name="ce97" office:value-type="string" calcext:value-type="string">
            <text:p>S</text:p>
          </table:table-cell>
          <table:table-cell table:style-name="ce97" office:value-type="string" calcext:value-type="string">
            <text:p>T</text:p>
          </table:table-cell>
          <table:table-cell table:style-name="ce97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Death Coming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4H00M00S" calcext:value-type="time">
            <text:p>04:0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29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297]&amp;&quot;+trailer&quot;;&quot;Trailer&quot;)" office:value-type="string" office:string-value="Trailer" calcext:value-type="string">
            <text:p>Trailer</text:p>
          </table:table-cell>
          <table:table-cell table:style-name="ce91"/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Death Ray Manta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0H51M00S" calcext:value-type="time">
            <text:p>00:51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9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98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Death Squared</text:p>
          </table:table-cell>
          <table:table-cell table:style-name="ce93" office:value-type="string" calcext:value-type="string">
            <text:p>Pending</text:p>
          </table:table-cell>
          <table:table-cell table:style-name="ce159" office:value-type="time" office:time-value="PT05H30M00S" calcext:value-type="time">
            <text:p>05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29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29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Death Stranding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0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0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5"/>
          <table:table-cell table:style-name="ce90" office:value-type="float" office:value="4" calcext:value-type="float">
            <text:p>4</text:p>
          </table:table-cell>
          <table:table-cell table:style-name="ce90" table:number-columns-repeated="4"/>
          <table:table-cell table:number-columns-repeated="47"/>
        </table:table-row>
        <table:table-row table:style-name="ro2">
          <table:table-cell table:style-name="ce142" office:value-type="string" calcext:value-type="string">
            <text:p>Deep Space Dash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30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0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DEFCO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41M00S" calcext:value-type="time">
            <text:p>01:41</text:p>
          </table:table-cell>
          <table:table-cell table:style-name="ce50"/>
          <table:table-cell table:style-name="ce80" table:formula="of:=HYPERLINK(&quot;https:/www.pcgamingwiki.com/wiki/&quot;&amp;SUBSTITUTE([.A30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0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Defence Alliance 2 </text:p>
          </table:table-cell>
          <table:table-cell table:number-columns-repeated="3" office:value-type="string" calcext:value-type="string">
            <text:p>?</text:p>
          </table:table-cell>
          <table:table-cell table:style-name="ce83" table:formula="of:=HYPERLINK(&quot;https:/www.pcgamingwiki.com/wiki/&quot;&amp;SUBSTITUTE([.A30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0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Defense Grid: The Awakening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0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04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Deiland</text:p>
          </table:table-cell>
          <table:table-cell office:value-type="string" calcext:value-type="string">
            <text:p>?</text:p>
          </table:table-cell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30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0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140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Delores: A Thimbleweed Park Mini-Adventure</text:p>
          </table:table-cell>
          <table:table-cell office:value-type="string" calcext:value-type="string">
            <text:p>?</text:p>
          </table:table-cell>
          <table:table-cell office:value-type="time" office:time-value="PT01H00M00S" calcext:value-type="time">
            <text:p>01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30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06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table:style-name="ce94" office:value-type="string" calcext:value-type="string">
            <text:p>G</text:p>
          </table:table-cell>
          <table:table-cell table:number-columns-repeated="54"/>
        </table:table-row>
        <table:table-row table:style-name="ro2">
          <table:table-cell table:style-name="ce142" office:value-type="string" calcext:value-type="string">
            <text:p>Demente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30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0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Demon Hunter 2: New Chapter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0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0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DEMON'S TILT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0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09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Deponia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9H07M00S" calcext:value-type="time">
            <text:p>09:07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310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10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4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Deponia Doomsday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31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11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4"/>
          <table:table-cell table:style-name="ce91" office:value-type="string" calcext:value-type="string">
            <text:p>S</text:p>
          </table:table-cell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Desert Ashes </text:p>
          </table:table-cell>
          <table:table-cell office:value-type="string" calcext:value-type="string">
            <text:p>?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31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1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Desert Child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30M00S" calcext:value-type="time">
            <text:p>02:30</text:p>
          </table:table-cell>
          <table:table-cell table:style-name="ce50"/>
          <table:table-cell table:style-name="ce80" table:formula="of:=HYPERLINK(&quot;https:/www.pcgamingwiki.com/wiki/&quot;&amp;SUBSTITUTE([.A31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1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Destiny 2</text:p>
          </table:table-cell>
          <table:table-cell office:value-type="string" calcext:value-type="string">
            <text:p>?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31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1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Deus Ex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7H27M00S" calcext:value-type="time">
            <text:p>27:27</text:p>
          </table:table-cell>
          <table:table-cell table:style-name="ce50"/>
          <table:table-cell table:style-name="ce80" table:formula="of:=HYPERLINK(&quot;https:/www.pcgamingwiki.com/wiki/&quot;&amp;SUBSTITUTE([.A31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1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Die Young</text:p>
          </table:table-cell>
          <table:table-cell table:style-name="ce93" office:value-type="string" calcext:value-type="string">
            <text:p>Pending</text:p>
          </table:table-cell>
          <table:table-cell table:style-name="ce157" table:number-columns-repeated="2"/>
          <table:table-cell table:style-name="ce84" table:formula="of:=HYPERLINK(&quot;https:/www.pcgamingwiki.com/wiki/&quot;&amp;SUBSTITUTE([.A31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16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Die Young – Prologu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1H00M00S" calcext:value-type="time">
            <text:p>01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1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17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32" office:value-type="string" calcext:value-type="string">
            <text:p>Digital - A Love Story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31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18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9"/>
          <table:table-cell table:number-columns-repeated="47"/>
        </table:table-row>
        <table:table-row table:style-name="ro2">
          <table:table-cell office:value-type="string" calcext:value-type="string">
            <text:p>Dirt 3: Complete Edition </text:p>
          </table:table-cell>
          <table:table-cell office:value-type="string" calcext:value-type="string">
            <text:p>?</text:p>
          </table:table-cell>
          <table:table-cell office:value-type="time" office:time-value="PT22H57M00S" calcext:value-type="time">
            <text:p>22:57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31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1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Dirt Rally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60H37M00S" calcext:value-type="time">
            <text:p>60:37</text:p>
          </table:table-cell>
          <table:table-cell table:style-name="ce50" office:value-type="string" calcext:value-type="string">
            <text:p>?</text:p>
          </table:table-cell>
          <table:table-cell table:style-name="ce80" table:formula="of:=HYPERLINK(&quot;https:/www.pcgamingwiki.com/wiki/&quot;&amp;SUBSTITUTE([.A32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2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Dirt: Showdown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25M00S" calcext:value-type="time">
            <text:p>10:25</text:p>
          </table:table-cell>
          <table:table-cell table:style-name="ce171" office:value-type="string" calcext:value-type="string">
            <text:p>Y</text:p>
          </table:table-cell>
          <table:table-cell table:style-name="ce84" table:formula="of:=HYPERLINK(&quot;https:/www.pcgamingwiki.com/wiki/&quot;&amp;SUBSTITUTE([.A32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21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Disaster: Day Of Crisis</text:p>
          </table:table-cell>
          <table:table-cell office:value-type="string" calcext:value-type="string">
            <text:p>?</text:p>
          </table:table-cell>
          <table:table-cell office:value-type="time" office:time-value="PT09H30M00S" calcext:value-type="time">
            <text:p>09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32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2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Distraint: Deluxe Editio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2H00M00S" calcext:value-type="time">
            <text:p>02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2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2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/>
          <table:table-cell table:style-name="ce93" office:value-type="string" calcext:value-type="string">
            <text:p>G</text:p>
          </table:table-cell>
          <table:table-cell table:style-name="ce93" table:number-columns-repeated="3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DmC: Devil May Cry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29M00S" calcext:value-type="time">
            <text:p>10:29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2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2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09" office:value-type="string" calcext:value-type="string">
            <text:p>Do Not Feed the Monkeys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32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25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32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Dohna Dohna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32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26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number-columns-repeated="56"/>
        </table:table-row>
        <table:table-row table:style-name="ro2">
          <table:table-cell table:style-name="ce32" office:value-type="string" calcext:value-type="string">
            <text:p>Doki Doki Literature Club!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4H58M00S" calcext:value-type="time">
            <text:p>04:58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32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27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Don't Take It Personally, Babe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32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28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9"/>
          <table:table-cell table:number-columns-repeated="47"/>
        </table:table-row>
        <table:table-row table:style-name="ro2">
          <table:table-cell office:value-type="string" calcext:value-type="string">
            <text:p>Donkey Kong Country Returns</text:p>
          </table:table-cell>
          <table:table-cell office:value-type="string" calcext:value-type="string">
            <text:p>?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32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2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DOOM (2016)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33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30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Doom 3: BFG Edition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33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31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3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/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Door Kicker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8H41M00S" calcext:value-type="time">
            <text:p>18:41</text:p>
          </table:table-cell>
          <table:table-cell table:style-name="ce50"/>
          <table:table-cell table:style-name="ce80" table:formula="of:=HYPERLINK(&quot;https:/www.pcgamingwiki.com/wiki/&quot;&amp;SUBSTITUTE([.A33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3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Doorways: Chapter 3 - The Underworl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20M00S" calcext:value-type="time">
            <text:p>02:20</text:p>
          </table:table-cell>
          <table:table-cell table:style-name="ce50"/>
          <table:table-cell table:style-name="ce80" table:formula="of:=HYPERLINK(&quot;https:/www.pcgamingwiki.com/wiki/&quot;&amp;SUBSTITUTE([.A33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3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Double Cross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3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3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Double Kick Heroe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3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3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Downwell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3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3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Dragon Age: Inquisition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33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37]&amp;&quot;+trailer&quot;;&quot;Trailer&quot;)" office:value-type="string" office:string-value="Trailer" calcext:value-type="string">
            <text:p>Trailer</text:p>
          </table:table-cell>
          <table:table-cell table:number-columns-repeated="3"/>
          <table:table-cell table:style-name="ce94" office:value-type="string" calcext:value-type="string">
            <text:p>O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rawn to Life: The Next Chapter</text:p>
          </table:table-cell>
          <table:table-cell office:value-type="string" calcext:value-type="string">
            <text:p>?</text:p>
          </table:table-cell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33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3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Drayt Empir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33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3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DreadOu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14M00S" calcext:value-type="time">
            <text:p>04:14</text:p>
          </table:table-cell>
          <table:table-cell table:style-name="ce50"/>
          <table:table-cell table:style-name="ce80" table:formula="of:=HYPERLINK(&quot;https:/www.pcgamingwiki.com/wiki/&quot;&amp;SUBSTITUTE([.A34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4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DreadOut: Keepers of The Dark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6H04M00S" calcext:value-type="time">
            <text:p>06:04</text:p>
          </table:table-cell>
          <table:table-cell table:style-name="ce50"/>
          <table:table-cell table:style-name="ce80" table:formula="of:=HYPERLINK(&quot;https:/www.pcgamingwiki.com/wiki/&quot;&amp;SUBSTITUTE([.A34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4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Dream Pinball 3D</text:p>
          </table:table-cell>
          <table:table-cell table:number-columns-repeated="3" office:value-type="string" calcext:value-type="string">
            <text:p>?</text:p>
          </table:table-cell>
          <table:table-cell table:style-name="ce83" table:formula="of:=HYPERLINK(&quot;https:/www.pcgamingwiki.com/wiki/&quot;&amp;SUBSTITUTE([.A34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4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Dreaming Sarah</text:p>
          </table:table-cell>
          <table:table-cell office:value-type="string" calcext:value-type="string">
            <text:p>?</text:p>
          </table:table-cell>
          <table:table-cell office:value-type="time" office:time-value="PT02H00M00S" calcext:value-type="time">
            <text:p>02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34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43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number-columns-repeated="7"/>
          <table:table-cell table:style-name="ce1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Drive Megapoli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34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4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02" office:value-type="string" calcext:value-type="string">
            <text:p>Drive!Drive!Drive!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34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4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Droid Assault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2H31M00S" calcext:value-type="time">
            <text:p>02:31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4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4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DRONE: The Game </text:p>
          </table:table-cell>
          <table:table-cell table:number-columns-repeated="3" office:value-type="string" calcext:value-type="string">
            <text:p>?</text:p>
          </table:table-cell>
          <table:table-cell table:style-name="ce83" table:formula="of:=HYPERLINK(&quot;https:/www.pcgamingwiki.com/wiki/&quot;&amp;SUBSTITUTE([.A34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4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Dropsy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13M00S" calcext:value-type="time">
            <text:p>05:13</text:p>
          </table:table-cell>
          <table:table-cell table:style-name="ce50"/>
          <table:table-cell table:style-name="ce80" table:formula="of:=HYPERLINK(&quot;https:/www.pcgamingwiki.com/wiki/&quot;&amp;SUBSTITUTE([.A34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4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Duet (2015)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13M00S" calcext:value-type="time">
            <text:p>04:13</text:p>
          </table:table-cell>
          <table:table-cell table:style-name="ce50"/>
          <table:table-cell table:style-name="ce80" table:formula="of:=HYPERLINK(&quot;https:/www.pcgamingwiki.com/wiki/&quot;&amp;SUBSTITUTE([.A34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4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Duke Nukem 3D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350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50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Dungeon Defender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39H27M00S" calcext:value-type="time">
            <text:p>39:2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5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5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Dungeon Rushers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20H00M00S" calcext:value-type="time">
            <text:p>20:00</text:p>
          </table:table-cell>
          <table:table-cell table:style-name="ce171"/>
          <table:table-cell table:style-name="ce84" table:formula="of:=HYPERLINK(&quot;https:/www.pcgamingwiki.com/wiki/&quot;&amp;SUBSTITUTE([.A35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5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Dungeon Soul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37M00S" calcext:value-type="time">
            <text:p>06:3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5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53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Dungeons 2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8H01M00S" calcext:value-type="time">
            <text:p>18:01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5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5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Dungeons 3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26H00M00S" calcext:value-type="time">
            <text:p>26:00</text:p>
          </table:table-cell>
          <table:table-cell table:style-name="ce171"/>
          <table:table-cell table:style-name="ce84" table:formula="of:=HYPERLINK(&quot;https:/www.pcgamingwiki.com/wiki/&quot;&amp;SUBSTITUTE([.A35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5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Dungeons of Dredmo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7H16M00S" calcext:value-type="time">
            <text:p>27:16</text:p>
          </table:table-cell>
          <table:table-cell table:style-name="ce50"/>
          <table:table-cell table:style-name="ce80" table:formula="of:=HYPERLINK(&quot;https:/www.pcgamingwiki.com/wiki/&quot;&amp;SUBSTITUTE([.A35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5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Dust: An Elysian Tail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3H25M00S" calcext:value-type="time">
            <text:p>13:25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35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57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Dustforc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34H47M00S" calcext:value-type="time">
            <text:p>34:4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5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5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Dusty Reveng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07M00S" calcext:value-type="time">
            <text:p>05:0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5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59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Dynamite Jack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4H20M00S" calcext:value-type="time">
            <text:p>04:2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360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60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Eador: Genesi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6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6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Eador: Masters of the Broken Worl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19H04M00S" calcext:value-type="time">
            <text:p>119:04</text:p>
          </table:table-cell>
          <table:table-cell table:style-name="ce50"/>
          <table:table-cell table:style-name="ce80" table:formula="of:=HYPERLINK(&quot;https:/www.pcgamingwiki.com/wiki/&quot;&amp;SUBSTITUTE([.A36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6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Eagle Island</text:p>
          </table:table-cell>
          <table:table-cell office:value-type="string" calcext:value-type="string">
            <text:p>?</text:p>
          </table:table-cell>
          <table:table-cell office:value-type="time" office:time-value="PT05H30M00S" calcext:value-type="time">
            <text:p>05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36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6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Earthlock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0H00M00S" calcext:value-type="time">
            <text:p>20:00</text:p>
          </table:table-cell>
          <table:table-cell table:style-name="ce50"/>
          <table:table-cell table:style-name="ce80" table:formula="of:=HYPERLINK(&quot;https:/www.pcgamingwiki.com/wiki/&quot;&amp;SUBSTITUTE([.A36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6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Eat Lead</text:p>
          </table:table-cell>
          <table:table-cell office:value-type="string" calcext:value-type="string">
            <text:p>?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36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65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table:style-name="ce94" office:value-type="float" office:value="3" calcext:value-type="float">
            <text:p>3</text:p>
          </table:table-cell>
          <table:table-cell table:number-columns-repeated="52"/>
        </table:table-row>
        <table:table-row table:style-name="ro2">
          <table:table-cell table:style-name="ce142" office:value-type="string" calcext:value-type="string">
            <text:p>Eaten Aliv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36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6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Edgar - Bokbok in Boulzac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6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6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Edge </text:p>
          </table:table-cell>
          <table:table-cell office:value-type="string" calcext:value-type="string">
            <text:p>?</text:p>
          </table:table-cell>
          <table:table-cell office:value-type="time" office:time-value="PT06H25M00S" calcext:value-type="time">
            <text:p>06:25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36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6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Edna &amp; Harvey: Harvey's New Eye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50M00S" calcext:value-type="time">
            <text:p>07:5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6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6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Eets Munchie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2H54M00S" calcext:value-type="time">
            <text:p>02:54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7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7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Effie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6H00M00S" calcext:value-type="time">
            <text:p>06:0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37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71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Elite Dangerous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37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72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Else Heart.Break() </text:p>
          </table:table-cell>
          <table:table-cell office:value-type="string" calcext:value-type="string">
            <text:p>?</text:p>
          </table:table-cell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37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7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Endless Legen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8H23M00S" calcext:value-type="time">
            <text:p>18:23</text:p>
          </table:table-cell>
          <table:table-cell table:style-name="ce50"/>
          <table:table-cell table:style-name="ce80" table:formula="of:=HYPERLINK(&quot;https:/www.pcgamingwiki.com/wiki/&quot;&amp;SUBSTITUTE([.A37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7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Endless Spac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4H50M00S" calcext:value-type="time">
            <text:p>24:50</text:p>
          </table:table-cell>
          <table:table-cell table:style-name="ce50"/>
          <table:table-cell table:style-name="ce80" table:formula="of:=HYPERLINK(&quot;https:/www.pcgamingwiki.com/wiki/&quot;&amp;SUBSTITUTE([.A37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7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Energy Balanc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15M00S" calcext:value-type="time">
            <text:p>03:15</text:p>
          </table:table-cell>
          <table:table-cell table:style-name="ce50"/>
          <table:table-cell table:style-name="ce80" table:formula="of:=HYPERLINK(&quot;https:/www.pcgamingwiki.com/wiki/&quot;&amp;SUBSTITUTE([.A37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7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Energy Cycl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44M00S" calcext:value-type="time">
            <text:p>00:44</text:p>
          </table:table-cell>
          <table:table-cell table:style-name="ce50"/>
          <table:table-cell table:style-name="ce80" table:formula="of:=HYPERLINK(&quot;https:/www.pcgamingwiki.com/wiki/&quot;&amp;SUBSTITUTE([.A37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7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English Country Tun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1H29M00S" calcext:value-type="time">
            <text:p>11:29</text:p>
          </table:table-cell>
          <table:table-cell table:style-name="ce50"/>
          <table:table-cell table:style-name="ce80" table:formula="of:=HYPERLINK(&quot;https:/www.pcgamingwiki.com/wiki/&quot;&amp;SUBSTITUTE([.A37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7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Enslaved: Odyssey to the West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9H49M00S" calcext:value-type="time">
            <text:p>09:49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37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79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Enter The Gungeo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6H30M00S" calcext:value-type="time">
            <text:p>16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8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8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Epic Battle Fantasy 4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5H17M00S" calcext:value-type="time">
            <text:p>25:17</text:p>
          </table:table-cell>
          <table:table-cell table:style-name="ce50"/>
          <table:table-cell table:style-name="ce80" table:formula="of:=HYPERLINK(&quot;https:/www.pcgamingwiki.com/wiki/&quot;&amp;SUBSTITUTE([.A38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8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Epistory: Typing Chronicles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6H25M00S" calcext:value-type="time">
            <text:p>06:25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382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82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Escape from Monkey Island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38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8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table:style-name="ce32" office:value-type="string" calcext:value-type="string">
            <text:p>Escape Machine City: Airborne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384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84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7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Escape Machine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15M00S" calcext:value-type="time">
            <text:p>00:15</text:p>
          </table:table-cell>
          <table:table-cell table:style-name="ce50"/>
          <table:table-cell table:style-name="ce80" table:formula="of:=HYPERLINK(&quot;https:/www.pcgamingwiki.com/wiki/&quot;&amp;SUBSTITUTE([.A38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8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Eschalon: Book 1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8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8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Etherborn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00M00S" calcext:value-type="time">
            <text:p>03:00</text:p>
          </table:table-cell>
          <table:table-cell table:style-name="ce50"/>
          <table:table-cell table:style-name="ce80" table:formula="of:=HYPERLINK(&quot;https:/www.pcgamingwiki.com/wiki/&quot;&amp;SUBSTITUTE([.A38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8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Eufloria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4H28M00S" calcext:value-type="time">
            <text:p>14:28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8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8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Europa Universalis IV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8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89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Event[0]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43M00S" calcext:value-type="time">
            <text:p>02:43</text:p>
          </table:table-cell>
          <table:table-cell table:style-name="ce50"/>
          <table:table-cell table:style-name="ce80" table:formula="of:=HYPERLINK(&quot;https:/www.pcgamingwiki.com/wiki/&quot;&amp;SUBSTITUTE([.A39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9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Evolvatio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39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9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Extreme Exorcism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9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9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F1 2015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1H06M00S" calcext:value-type="time">
            <text:p>11:06</text:p>
          </table:table-cell>
          <table:table-cell table:style-name="ce50"/>
          <table:table-cell table:style-name="ce80" table:formula="of:=HYPERLINK(&quot;https:/www.pcgamingwiki.com/wiki/&quot;&amp;SUBSTITUTE([.A39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9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F1 2018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9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9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Faeria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15H00M00S" calcext:value-type="time">
            <text:p>115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39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395]&amp;&quot;+trailer&quot;;&quot;Trailer&quot;)" office:value-type="string" office:string-value="Trailer" calcext:value-type="string">
            <text:p>Trailer</text:p>
          </table:table-cell>
          <table:table-cell table:style-name="ce93"/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Fahrenheit: Indigo Prophecy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39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39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table:style-name="ce142" office:value-type="string" calcext:value-type="string">
            <text:p>Fallou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1H43M00S" calcext:value-type="time">
            <text:p>21:43</text:p>
          </table:table-cell>
          <table:table-cell table:style-name="ce50"/>
          <table:table-cell table:style-name="ce80" table:formula="of:=HYPERLINK(&quot;https:/www.pcgamingwiki.com/wiki/&quot;&amp;SUBSTITUTE([.A39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9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Fantasy General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39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39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32" office:value-type="string" calcext:value-type="string">
            <text:p>Far Cry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39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399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Far Cry 2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40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00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32" office:value-type="string" calcext:value-type="string">
            <text:p>Far Cry 3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5H30M00S" calcext:value-type="time">
            <text:p>15:30</text:p>
          </table:table-cell>
          <table:table-cell table:style-name="ce169"/>
          <table:table-cell table:style-name="ce81" table:formula="of:=HYPERLINK(&quot;https:/www.pcgamingwiki.com/wiki/&quot;&amp;SUBSTITUTE([.A40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401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Far Cry 3 Blood Drago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30M00S" calcext:value-type="time">
            <text:p>04:30</text:p>
          </table:table-cell>
          <table:table-cell table:style-name="ce171"/>
          <table:table-cell table:style-name="ce84" table:formula="of:=HYPERLINK(&quot;https:/www.pcgamingwiki.com/wiki/&quot;&amp;SUBSTITUTE([.A40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0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Far Cry 4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40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0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4"/>
          <table:table-cell table:style-name="ce94" office:value-type="float" office:value="4" calcext:value-type="float">
            <text:p>4</text:p>
          </table:table-cell>
          <table:table-cell table:style-name="ce93" table:number-columns-repeated="2"/>
          <table:table-cell table:style-name="ce94" office:value-type="string" calcext:value-type="string">
            <text:p>U</text:p>
          </table:table-cell>
          <table:table-cell table:style-name="ce93"/>
          <table:table-cell table:number-columns-repeated="47"/>
        </table:table-row>
        <table:table-row table:style-name="ro2">
          <table:table-cell table:style-name="ce143" office:value-type="string" calcext:value-type="string">
            <text:p>Far Cry 5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40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04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5"/>
          <table:table-cell table:style-name="ce94" office:value-type="float" office:value="4" calcext:value-type="float">
            <text:p>4</text:p>
          </table:table-cell>
          <table:table-cell table:style-name="ce93" table:number-columns-repeated="4"/>
          <table:table-cell table:number-columns-repeated="47"/>
        </table:table-row>
        <table:table-row table:style-name="ro2">
          <table:table-cell table:style-name="ce142" office:value-type="string" calcext:value-type="string">
            <text:p>Faraway: Director's Cut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0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0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Fatal Fury Special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0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0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Fell Seal: Arbiter's Mark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0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0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Fez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8H25M00S" calcext:value-type="time">
            <text:p>08:25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40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408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Fieldrunner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40M00S" calcext:value-type="time">
            <text:p>07:4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0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0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Figment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5H30M00S" calcext:value-type="time">
            <text:p>05:3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410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410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Final Ques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41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1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Final Quest II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41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1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Fishing: North Atlantic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1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1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Flashback</text:p>
          </table:table-cell>
          <table:table-cell office:value-type="string" calcext:value-type="string">
            <text:p>?</text:p>
          </table:table-cell>
          <table:table-cell office:value-type="time" office:time-value="PT05H30M00S" calcext:value-type="time">
            <text:p>05:30</text:p>
          </table:table-cell>
          <table:table-cell/>
          <table:table-cell table:style-name="ce83" table:formula="of:=HYPERLINK(&quot;https:/www.pcgamingwiki.com/wiki/&quot;&amp;SUBSTITUTE([.A41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1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59" office:value-type="string" calcext:value-type="string">
            <text:p>FlatOut</text:p>
          </table:table-cell>
          <table:table-cell table:style-name="ce1" office:value-type="string" calcext:value-type="string">
            <text:p>?</text:p>
          </table:table-cell>
          <table:table-cell table:style-name="ce76"/>
          <table:table-cell table:style-name="ce86"/>
          <table:table-cell table:style-name="ce83" table:formula="of:=HYPERLINK(&quot;https:/www.pcgamingwiki.com/wiki/&quot;&amp;SUBSTITUTE([.A41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15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1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Flesh Eater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08M00S" calcext:value-type="time">
            <text:p>02:08</text:p>
          </table:table-cell>
          <table:table-cell table:style-name="ce50"/>
          <table:table-cell table:style-name="ce80" table:formula="of:=HYPERLINK(&quot;https:/www.pcgamingwiki.com/wiki/&quot;&amp;SUBSTITUTE([.A41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1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Flight Of The Amazon Quee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30M00S" calcext:value-type="time">
            <text:p>08:30</text:p>
          </table:table-cell>
          <table:table-cell table:style-name="ce171" office:value-type="string" calcext:value-type="string">
            <text:p>N</text:p>
          </table:table-cell>
          <table:table-cell table:style-name="ce84" table:formula="of:=HYPERLINK(&quot;https:/www.pcgamingwiki.com/wiki/&quot;&amp;SUBSTITUTE([.A41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1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Football Manager 2021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1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18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FootLOL - Epic Fail League</text:p>
          </table:table-cell>
          <table:table-cell office:value-type="string" calcext:value-type="string">
            <text:p>?</text:p>
          </table:table-cell>
          <table:table-cell office:value-type="time" office:time-value="PT03H30M00S" calcext:value-type="time">
            <text:p>03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41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19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number-columns-repeated="7"/>
          <table:table-cell table:style-name="ce1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For Hono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48M00S" calcext:value-type="time">
            <text:p>07:48</text:p>
          </table:table-cell>
          <table:table-cell table:style-name="ce50"/>
          <table:table-cell table:style-name="ce80" table:formula="of:=HYPERLINK(&quot;https:/www.pcgamingwiki.com/wiki/&quot;&amp;SUBSTITUTE([.A42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2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For The King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3H00M00S" calcext:value-type="time">
            <text:p>13:00</text:p>
          </table:table-cell>
          <table:table-cell table:style-name="ce50"/>
          <table:table-cell table:style-name="ce80" table:formula="of:=HYPERLINK(&quot;https:/www.pcgamingwiki.com/wiki/&quot;&amp;SUBSTITUTE([.A42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2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Forced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4H33M00S" calcext:value-type="time">
            <text:p>14:33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2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2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Fork Parker's Holiday Profit Hike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42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2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Forsaken Remastered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2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2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Fortifie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6H19M00S" calcext:value-type="time">
            <text:p>06:19</text:p>
          </table:table-cell>
          <table:table-cell table:style-name="ce50"/>
          <table:table-cell table:style-name="ce80" table:formula="of:=HYPERLINK(&quot;https:/www.pcgamingwiki.com/wiki/&quot;&amp;SUBSTITUTE([.A42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2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Fractal: Make Blooms Not War </text:p>
          </table:table-cell>
          <table:table-cell office:value-type="string" calcext:value-type="string">
            <text:p>?</text:p>
          </table:table-cell>
          <table:table-cell office:value-type="time" office:time-value="PT06H28M00S" calcext:value-type="time">
            <text:p>06:28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42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2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Fractured Minds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15M00S" calcext:value-type="time">
            <text:p>00:15</text:p>
          </table:table-cell>
          <table:table-cell table:style-name="ce50"/>
          <table:table-cell table:style-name="ce80" table:formula="of:=HYPERLINK(&quot;https:/www.pcgamingwiki.com/wiki/&quot;&amp;SUBSTITUTE([.A42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2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FRAMED Collectio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00M00S" calcext:value-type="time">
            <text:p>03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2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2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Freebi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54M00S" calcext:value-type="time">
            <text:p>00:54</text:p>
          </table:table-cell>
          <table:table-cell table:style-name="ce50"/>
          <table:table-cell table:style-name="ce80" table:formula="of:=HYPERLINK(&quot;https:/www.pcgamingwiki.com/wiki/&quot;&amp;SUBSTITUTE([.A42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2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5" office:value-type="string" calcext:value-type="string">
            <text:p>Frets On Fire X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/>
          <table:table-cell table:style-name="ce82" table:formula="of:=HYPERLINK(&quot;https:/www.pcgamingwiki.com/wiki/&quot;&amp;SUBSTITUTE([.A430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430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Frog Climber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 office:value-type="string" calcext:value-type="string">
            <text:p>Y</text:p>
          </table:table-cell>
          <table:table-cell table:style-name="ce80" table:formula="of:=HYPERLINK(&quot;https:/www.pcgamingwiki.com/wiki/&quot;&amp;SUBSTITUTE([.A43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3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Frontline Tactics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3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32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Frostpunk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3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33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Frozen Synaps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3H12M00S" calcext:value-type="time">
            <text:p>23:12</text:p>
          </table:table-cell>
          <table:table-cell table:style-name="ce50"/>
          <table:table-cell table:style-name="ce80" table:formula="of:=HYPERLINK(&quot;https:/www.pcgamingwiki.com/wiki/&quot;&amp;SUBSTITUTE([.A43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3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FTL: Faster Than Light </text:p>
          </table:table-cell>
          <table:table-cell office:value-type="string" calcext:value-type="string">
            <text:p>?</text:p>
          </table:table-cell>
          <table:table-cell office:value-type="time" office:time-value="PT22H01M00S" calcext:value-type="time">
            <text:p>22:01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43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3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32" office:value-type="string" calcext:value-type="string">
            <text:p>Full Throttle Remastered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4H07M00S" calcext:value-type="time">
            <text:p>04:07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436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436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Furi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30M00S" calcext:value-type="time">
            <text:p>07:30</text:p>
          </table:table-cell>
          <table:table-cell table:style-name="ce50"/>
          <table:table-cell table:style-name="ce80" table:formula="of:=HYPERLINK(&quot;https:/www.pcgamingwiki.com/wiki/&quot;&amp;SUBSTITUTE([.A43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3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Future Cop LAPD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43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38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Galactic Civilizations III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3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39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Galaxy of Pen and Paper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4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4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Game of Thrones - A Telltale Games Serie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2H22M00S" calcext:value-type="time">
            <text:p>12:22</text:p>
          </table:table-cell>
          <table:table-cell table:style-name="ce50"/>
          <table:table-cell table:style-name="ce80" table:formula="of:=HYPERLINK(&quot;https:/www.pcgamingwiki.com/wiki/&quot;&amp;SUBSTITUTE([.A44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4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Garou: Mark of the Wolve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4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4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Gateways</text:p>
          </table:table-cell>
          <table:table-cell office:value-type="string" calcext:value-type="string">
            <text:p>?</text:p>
          </table:table-cell>
          <table:table-cell office:value-type="time" office:time-value="PT05H00M00S" calcext:value-type="time">
            <text:p>05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44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4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7"/>
          <table:table-cell table:style-name="ce1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Gato Roboto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00M00S" calcext:value-type="time">
            <text:p>03:00</text:p>
          </table:table-cell>
          <table:table-cell table:style-name="ce50"/>
          <table:table-cell table:style-name="ce80" table:formula="of:=HYPERLINK(&quot;https:/www.pcgamingwiki.com/wiki/&quot;&amp;SUBSTITUTE([.A44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4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Gemini Ru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16M00S" calcext:value-type="time">
            <text:p>07:16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4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4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Geneforge 1 – Mutage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4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4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Geneshift </text:p>
          </table:table-cell>
          <table:table-cell office:value-type="string" calcext:value-type="string">
            <text:p>?</text:p>
          </table:table-cell>
          <table:table-cell office:value-type="time" office:time-value="PT00H30M00S" calcext:value-type="time">
            <text:p>00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44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4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Genesis Alpha One Deluxe Edition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44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4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Genji: Days of the Blade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44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49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table:style-name="ce94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48"/>
        </table:table-row>
        <table:table-row table:style-name="ro2">
          <table:table-cell table:style-name="ce142" office:value-type="string" calcext:value-type="string">
            <text:p>Germ War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45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5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Get In The Car, Loser!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5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5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Ghost Squad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1H00M00S" calcext:value-type="time">
            <text:p>01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5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5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Ghostbusters: The Video Game Remastered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8H00M00S" calcext:value-type="time">
            <text:p>08:00</text:p>
          </table:table-cell>
          <table:table-cell table:style-name="ce50"/>
          <table:table-cell table:style-name="ce80" table:formula="of:=HYPERLINK(&quot;https:/www.pcgamingwiki.com/wiki/&quot;&amp;SUBSTITUTE([.A45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53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Ghostrunner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45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5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number-columns-repeated="47"/>
        </table:table-row>
        <table:table-row table:style-name="ro2">
          <table:table-cell table:style-name="ce143" office:value-type="string" calcext:value-type="string">
            <text:p>Ghosts'n Djs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5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5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Giana Sisters: Twisted Dream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57M00S" calcext:value-type="time">
            <text:p>08:5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5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5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Giana Sisters: Twisted Dreams - Rise of the Owlverlord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1H49M00S" calcext:value-type="time">
            <text:p>01:49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5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5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Gish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23M00S" calcext:value-type="time">
            <text:p>05:23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5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5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Glitchrunners </text:p>
          </table:table-cell>
          <table:table-cell table:number-columns-repeated="3" office:value-type="string" calcext:value-type="string">
            <text:p>?</text:p>
          </table:table-cell>
          <table:table-cell table:style-name="ce83" table:formula="of:=HYPERLINK(&quot;https:/www.pcgamingwiki.com/wiki/&quot;&amp;SUBSTITUTE([.A45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5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GNOG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6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60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Go! Go! Nippon! ~My First Trip to Japan~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27M00S" calcext:value-type="time">
            <text:p>03:2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6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61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God Of War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6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62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 table:number-columns-repeated="5"/>
          <table:table-cell table:number-columns-repeated="47"/>
        </table:table-row>
        <table:table-row table:style-name="ro2">
          <table:table-cell table:style-name="ce143" office:value-type="string" calcext:value-type="string">
            <text:p>God Of War 2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2H00M00S" calcext:value-type="time">
            <text:p>12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6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63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 table:number-columns-repeated="5"/>
          <table:table-cell table:number-columns-repeated="47"/>
        </table:table-row>
        <table:table-row table:style-name="ro2">
          <table:table-cell table:style-name="ce143" office:value-type="string" calcext:value-type="string">
            <text:p>God Of War 3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30M00S" calcext:value-type="time">
            <text:p>10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6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64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 table:number-columns-repeated="5"/>
          <table:table-cell table:number-columns-repeated="47"/>
        </table:table-row>
        <table:table-row table:style-name="ro2">
          <table:table-cell table:style-name="ce143" office:value-type="string" calcext:value-type="string">
            <text:p>God Of War: Ascensio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30M00S" calcext:value-type="time">
            <text:p>08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6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65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 table:number-columns-repeated="5"/>
          <table:table-cell table:number-columns-repeated="47"/>
        </table:table-row>
        <table:table-row table:style-name="ro2">
          <table:table-cell table:style-name="ce143" office:value-type="string" calcext:value-type="string">
            <text:p>God Of War: Chains of Olympus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30M00S" calcext:value-type="time">
            <text:p>05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6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66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 table:number-columns-repeated="5"/>
          <table:table-cell table:number-columns-repeated="47"/>
        </table:table-row>
        <table:table-row table:style-name="ro2">
          <table:table-cell table:style-name="ce143" office:value-type="string" calcext:value-type="string">
            <text:p>God Of War: Ghost Of Sparta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30M00S" calcext:value-type="time">
            <text:p>06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6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67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 table:number-columns-repeated="5"/>
          <table:table-cell table:number-columns-repeated="47"/>
        </table:table-row>
        <table:table-row table:style-name="ro2">
          <table:table-cell table:style-name="ce143" office:value-type="string" calcext:value-type="string">
            <text:p>God's Trigger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30M00S" calcext:value-type="time">
            <text:p>05:30</text:p>
          </table:table-cell>
          <table:table-cell table:style-name="ce171"/>
          <table:table-cell table:style-name="ce84" table:formula="of:=HYPERLINK(&quot;https:/www.pcgamingwiki.com/wiki/&quot;&amp;SUBSTITUTE([.A46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6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Godfall Challenger Edi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6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69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Gods Will Be Watching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03M00S" calcext:value-type="time">
            <text:p>08:03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7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7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Gods Will Fall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7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71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Golazo! Soccer Leagu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7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7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Golden Axed: A Cancelled Prototype</text:p>
          </table:table-cell>
          <table:table-cell table:style-name="ce91" office:value-type="string" calcext:value-type="string">
            <text:p>Completed</text:p>
          </table:table-cell>
          <table:table-cell table:style-name="ce109" table:number-columns-repeated="2"/>
          <table:table-cell table:style-name="ce81" table:formula="of:=HYPERLINK(&quot;https:/www.pcgamingwiki.com/wiki/&quot;&amp;SUBSTITUTE([.A47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473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Gone Hom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09M00S" calcext:value-type="time">
            <text:p>02:09</text:p>
          </table:table-cell>
          <table:table-cell table:style-name="ce50"/>
          <table:table-cell table:style-name="ce80" table:formula="of:=HYPERLINK(&quot;https:/www.pcgamingwiki.com/wiki/&quot;&amp;SUBSTITUTE([.A47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7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Gone Viral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7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7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GoNNER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8H00M00S" calcext:value-type="time">
            <text:p>08:00</text:p>
          </table:table-cell>
          <table:table-cell table:style-name="ce50"/>
          <table:table-cell table:style-name="ce80" table:formula="of:=HYPERLINK(&quot;https:/www.pcgamingwiki.com/wiki/&quot;&amp;SUBSTITUTE([.A47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7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Goodbye Deponia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1H13M00S" calcext:value-type="time">
            <text:p>11:13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47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477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Grand Theft Auto V</text:p>
          </table:table-cell>
          <table:table-cell office:value-type="string" calcext:value-type="string">
            <text:p>?</text:p>
          </table:table-cell>
          <table:table-cell office:value-type="time" office:time-value="PT31H30M00S" calcext:value-type="time">
            <text:p>31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47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78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94" office:value-type="string" calcext:value-type="string">
            <text:p>E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ratuitous Space Battles </text:p>
          </table:table-cell>
          <table:table-cell office:value-type="string" calcext:value-type="string">
            <text:p>?</text:p>
          </table:table-cell>
          <table:table-cell office:value-type="time" office:time-value="PT03H51M00S" calcext:value-type="time">
            <text:p>03:51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47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7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Gravity Rush</text:p>
          </table:table-cell>
          <table:table-cell office:value-type="string" calcext:value-type="string">
            <text:p>?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48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80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table:style-name="ce94" office:value-type="float" office:value="4" calcext:value-type="float">
            <text:p>4</text:p>
          </table:table-cell>
          <table:table-cell table:number-columns-repeated="51"/>
        </table:table-row>
        <table:table-row table:style-name="ro2">
          <table:table-cell table:style-name="ce142" office:value-type="string" calcext:value-type="string">
            <text:p>Greed Corp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8H54M00S" calcext:value-type="time">
            <text:p>08:54</text:p>
          </table:table-cell>
          <table:table-cell table:style-name="ce50"/>
          <table:table-cell table:style-name="ce80" table:formula="of:=HYPERLINK(&quot;https:/www.pcgamingwiki.com/wiki/&quot;&amp;SUBSTITUTE([.A48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8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Grey Goo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5H21M00S" calcext:value-type="time">
            <text:p>15:21</text:p>
          </table:table-cell>
          <table:table-cell table:style-name="ce50"/>
          <table:table-cell table:style-name="ce80" table:formula="of:=HYPERLINK(&quot;https:/www.pcgamingwiki.com/wiki/&quot;&amp;SUBSTITUTE([.A48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8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Grid 2 </text:p>
          </table:table-cell>
          <table:table-cell office:value-type="string" calcext:value-type="string">
            <text:p>?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48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8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Grim Fandango Remastered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1H00M00S" calcext:value-type="time">
            <text:p>11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8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8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number-columns-repeated="47"/>
        </table:table-row>
        <table:table-row table:style-name="ro2">
          <table:table-cell table:style-name="ce143" office:value-type="string" calcext:value-type="string">
            <text:p>GRIP: Combat Racing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8H00M00S" calcext:value-type="time">
            <text:p>18:00</text:p>
          </table:table-cell>
          <table:table-cell table:style-name="ce171" office:value-type="string" calcext:value-type="string">
            <text:p>Y</text:p>
          </table:table-cell>
          <table:table-cell table:style-name="ce84" table:formula="of:=HYPERLINK(&quot;https:/www.pcgamingwiki.com/wiki/&quot;&amp;SUBSTITUTE([.A48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8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Guacamelee!: Super Turbo Championship Edition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51M00S" calcext:value-type="time">
            <text:p>08:51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8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8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Guild of Ascens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8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8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Guild Of Dungeoneering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48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88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4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Guilty Gear XX Accent Core Plus R </text:p>
          </table:table-cell>
          <table:table-cell office:value-type="string" calcext:value-type="string">
            <text:p>?</text:p>
          </table:table-cell>
          <table:table-cell office:value-type="time" office:time-value="PT05H27M00S" calcext:value-type="time">
            <text:p>05:27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48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48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Gunblade NY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0H17M00S" calcext:value-type="time">
            <text:p>00:1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9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9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Gunnheim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9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91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Gunpoint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00M00S" calcext:value-type="time">
            <text:p>03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9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9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Guns of Icarus Onlin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11M00S" calcext:value-type="time">
            <text:p>07:11</text:p>
          </table:table-cell>
          <table:table-cell table:style-name="ce50"/>
          <table:table-cell table:style-name="ce80" table:formula="of:=HYPERLINK(&quot;https:/www.pcgamingwiki.com/wiki/&quot;&amp;SUBSTITUTE([.A49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9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Guns of Icarus: Allianc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05M00S" calcext:value-type="time">
            <text:p>02:05</text:p>
          </table:table-cell>
          <table:table-cell table:style-name="ce50"/>
          <table:table-cell table:style-name="ce80" table:formula="of:=HYPERLINK(&quot;https:/www.pcgamingwiki.com/wiki/&quot;&amp;SUBSTITUTE([.A49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9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Gunslingers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49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49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38" office:value-type="string" calcext:value-type="string">
            <text:p>GunZ 2: The Second Duel </text:p>
          </table:table-cell>
          <table:table-cell table:style-name="ce90" office:value-type="string" calcext:value-type="string">
            <text:p>Dropped</text:p>
          </table:table-cell>
          <table:table-cell table:style-name="ce160" office:value-type="time" office:time-value="PT05H00M00S" calcext:value-type="time">
            <text:p>05:00</text:p>
          </table:table-cell>
          <table:table-cell table:style-name="ce55"/>
          <table:table-cell table:style-name="ce80" table:formula="of:=HYPERLINK(&quot;https:/www.pcgamingwiki.com/wiki/&quot;&amp;SUBSTITUTE([.A49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9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7" table:number-columns-repeated="5"/>
          <table:table-cell table:style-name="ce97" office:value-type="string" calcext:value-type="string">
            <text:p>S</text:p>
          </table:table-cell>
          <table:table-cell table:style-name="ce97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H1Z1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4H12M00S" calcext:value-type="time">
            <text:p>24:12</text:p>
          </table:table-cell>
          <table:table-cell table:style-name="ce50"/>
          <table:table-cell table:style-name="ce80" table:formula="of:=HYPERLINK(&quot;https:/www.pcgamingwiki.com/wiki/&quot;&amp;SUBSTITUTE([.A49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9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hack_me 2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03M00S" calcext:value-type="time">
            <text:p>01:03</text:p>
          </table:table-cell>
          <table:table-cell table:style-name="ce50"/>
          <table:table-cell table:style-name="ce80" table:formula="of:=HYPERLINK(&quot;https:/www.pcgamingwiki.com/wiki/&quot;&amp;SUBSTITUTE([.A49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9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Hack, Slash, Loo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8H02M00S" calcext:value-type="time">
            <text:p>08:02</text:p>
          </table:table-cell>
          <table:table-cell table:style-name="ce50"/>
          <table:table-cell table:style-name="ce80" table:formula="of:=HYPERLINK(&quot;https:/www.pcgamingwiki.com/wiki/&quot;&amp;SUBSTITUTE([.A49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49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Hacknet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00M00S" calcext:value-type="time">
            <text:p>07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50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0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Half-Life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2H27M00S" calcext:value-type="time">
            <text:p>12:27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50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501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Half-Life 2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4H24M00S" calcext:value-type="time">
            <text:p>14:24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502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502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5" office:value-type="string" calcext:value-type="string">
            <text:p>Half-Life 2: Deathmatch </text:p>
          </table:table-cell>
          <table:table-cell table:style-name="ce95" office:value-type="string" calcext:value-type="string">
            <text:p>Replayable</text:p>
          </table:table-cell>
          <table:table-cell table:style-name="ce158" office:value-type="time" office:time-value="PT02H47M00S" calcext:value-type="time">
            <text:p>02:47</text:p>
          </table:table-cell>
          <table:table-cell table:style-name="ce172" office:value-type="string" calcext:value-type="string">
            <text:p>?</text:p>
          </table:table-cell>
          <table:table-cell table:style-name="ce82" table:formula="of:=HYPERLINK(&quot;https:/www.pcgamingwiki.com/wiki/&quot;&amp;SUBSTITUTE([.A503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503]&amp;&quot;+trailer&quot;;&quot;Trailer&quot;)" office:value-type="string" office:string-value="Trailer" calcext:value-type="string">
            <text:p>Trailer</text:p>
          </table:table-cell>
          <table:table-cell table:style-name="ce95" table:number-columns-repeated="6"/>
          <table:table-cell table:style-name="ce94" office:value-type="string" calcext:value-type="string">
            <text:p>S</text:p>
          </table:table-cell>
          <table:table-cell table:style-name="ce95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Half-Life 2: Episode One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4H07M00S" calcext:value-type="time">
            <text:p>04:07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504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504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Half-Life 2: Episode Two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5H53M00S" calcext:value-type="time">
            <text:p>05:53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50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505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Half-Life 2: Lost Coast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0H25M00S" calcext:value-type="time">
            <text:p>00:25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506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506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5" office:value-type="string" calcext:value-type="string">
            <text:p>Half-Life Deathmatch: Source </text:p>
          </table:table-cell>
          <table:table-cell table:style-name="ce95" office:value-type="string" calcext:value-type="string">
            <text:p>Replayable</text:p>
          </table:table-cell>
          <table:table-cell table:style-name="ce158" office:value-type="time" office:time-value="PT05H44M00S" calcext:value-type="time">
            <text:p>05:44</text:p>
          </table:table-cell>
          <table:table-cell table:style-name="ce172" office:value-type="string" calcext:value-type="string">
            <text:p>?</text:p>
          </table:table-cell>
          <table:table-cell table:style-name="ce82" table:formula="of:=HYPERLINK(&quot;https:/www.pcgamingwiki.com/wiki/&quot;&amp;SUBSTITUTE([.A507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507]&amp;&quot;+trailer&quot;;&quot;Trailer&quot;)" office:value-type="string" office:string-value="Trailer" calcext:value-type="string">
            <text:p>Trailer</text:p>
          </table:table-cell>
          <table:table-cell table:style-name="ce95" table:number-columns-repeated="6"/>
          <table:table-cell table:style-name="ce94" office:value-type="string" calcext:value-type="string">
            <text:p>S</text:p>
          </table:table-cell>
          <table:table-cell table:style-name="ce95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Half-Life: Blue Shift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3H09M00S" calcext:value-type="time">
            <text:p>03:09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50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508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Half-Life: Opposing Force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5H50M00S" calcext:value-type="time">
            <text:p>05:5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50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509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Half-Life: Source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1H57M00S" calcext:value-type="time">
            <text:p>11:57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510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510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Hammerfight </text:p>
          </table:table-cell>
          <table:table-cell office:value-type="string" calcext:value-type="string">
            <text:p>?</text:p>
          </table:table-cell>
          <table:table-cell office:value-type="time" office:time-value="PT04H22M00S" calcext:value-type="time">
            <text:p>04:22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51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1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35" office:value-type="string" calcext:value-type="string">
            <text:p>Hammerwatch </text:p>
          </table:table-cell>
          <table:table-cell table:style-name="ce95" office:value-type="string" calcext:value-type="string">
            <text:p>Replayable</text:p>
          </table:table-cell>
          <table:table-cell table:style-name="ce158" office:value-type="time" office:time-value="PT11H04M00S" calcext:value-type="time">
            <text:p>11:04</text:p>
          </table:table-cell>
          <table:table-cell table:style-name="ce172" office:value-type="string" calcext:value-type="string">
            <text:p>?</text:p>
          </table:table-cell>
          <table:table-cell table:style-name="ce82" table:formula="of:=HYPERLINK(&quot;https:/www.pcgamingwiki.com/wiki/&quot;&amp;SUBSTITUTE([.A512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512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WL</text:p>
          </table:table-cell>
          <table:table-cell table:style-name="ce95" table:number-columns-repeated="5"/>
          <table:table-cell table:style-name="ce94" office:value-type="string" calcext:value-type="string">
            <text:p>S</text:p>
          </table:table-cell>
          <table:table-cell table:style-name="ce95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Hamsterda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51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1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6"/>
        </table:table-row>
        <table:table-row table:style-name="ro2">
          <table:table-cell table:style-name="ce142" office:value-type="string" calcext:value-type="string">
            <text:p>Hand of Fat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4H38M00S" calcext:value-type="time">
            <text:p>14:38</text:p>
          </table:table-cell>
          <table:table-cell table:style-name="ce50"/>
          <table:table-cell table:style-name="ce80" table:formula="of:=HYPERLINK(&quot;https:/www.pcgamingwiki.com/wiki/&quot;&amp;SUBSTITUTE([.A51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1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3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Hand of Fate 2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51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15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Hate Plus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7H22M00S" calcext:value-type="time">
            <text:p>07:22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516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516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Hatoful Boyfriend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51M00S" calcext:value-type="time">
            <text:p>05:51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51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1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Haunted (2012) </text:p>
          </table:table-cell>
          <table:table-cell office:value-type="string" calcext:value-type="string">
            <text:p>?</text:p>
          </table:table-cell>
          <table:table-cell office:value-type="time" office:time-value="PT06H21M00S" calcext:value-type="time">
            <text:p>06:21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51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1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Headsnatchers</text:p>
          </table:table-cell>
          <table:table-cell office:value-type="string" calcext:value-type="string">
            <text:p>?</text:p>
          </table:table-cell>
          <table:table-cell office:value-type="time" office:time-value="PT00H45M00S" calcext:value-type="time">
            <text:p>00:45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51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1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02" office:value-type="string" calcext:value-type="string">
            <text:p>Healer's Quest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52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2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Heave Ho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00M00S" calcext:value-type="time">
            <text:p>04:00</text:p>
          </table:table-cell>
          <table:table-cell table:style-name="ce50"/>
          <table:table-cell table:style-name="ce80" table:formula="of:=HYPERLINK(&quot;https:/www.pcgamingwiki.com/wiki/&quot;&amp;SUBSTITUTE([.A52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2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Hector: Badge of Carnage - Episode 1: We Negotiate with Terrorists </text:p>
          </table:table-cell>
          <table:table-cell office:value-type="string" calcext:value-type="string">
            <text:p>?</text:p>
          </table:table-cell>
          <table:table-cell office:value-type="time" office:time-value="PT02H16M00S" calcext:value-type="time">
            <text:p>02:16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52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2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Hector: Badge of Carnage - Episode 2: Senseless Acts of Justice </text:p>
          </table:table-cell>
          <table:table-cell office:value-type="string" calcext:value-type="string">
            <text:p>?</text:p>
          </table:table-cell>
          <table:table-cell office:value-type="time" office:time-value="PT03H14M00S" calcext:value-type="time">
            <text:p>03:14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52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2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Hector: Badge of Carnage - Episode 3: Beyond Reasonable Doom </text:p>
          </table:table-cell>
          <table:table-cell office:value-type="string" calcext:value-type="string">
            <text:p>?</text:p>
          </table:table-cell>
          <table:table-cell office:value-type="time" office:time-value="PT03H17M00S" calcext:value-type="time">
            <text:p>03:17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52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2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Hekto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28M00S" calcext:value-type="time">
            <text:p>02:28</text:p>
          </table:table-cell>
          <table:table-cell table:style-name="ce50"/>
          <table:table-cell table:style-name="ce80" table:formula="of:=HYPERLINK(&quot;https:/www.pcgamingwiki.com/wiki/&quot;&amp;SUBSTITUTE([.A52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2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Hell Is Other Demons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52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2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Hell Yeah! Wrath of the Dead Rabbit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8H16M00S" calcext:value-type="time">
            <text:p>08:16</text:p>
          </table:table-cell>
          <table:table-cell table:style-name="ce169" office:value-type="string" calcext:value-type="string">
            <text:p>?</text:p>
          </table:table-cell>
          <table:table-cell table:style-name="ce81" table:formula="of:=HYPERLINK(&quot;https:/www.pcgamingwiki.com/wiki/&quot;&amp;SUBSTITUTE([.A52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527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Hello Neighbor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9H00M00S" calcext:value-type="time">
            <text:p>09:00</text:p>
          </table:table-cell>
          <table:table-cell table:style-name="ce50"/>
          <table:table-cell table:style-name="ce80" table:formula="of:=HYPERLINK(&quot;https:/www.pcgamingwiki.com/wiki/&quot;&amp;SUBSTITUTE([.A52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28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Hellpoint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52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2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table:style-name="ce94" office:value-type="string" calcext:value-type="string">
            <text:p>G</text:p>
          </table:table-cell>
          <table:table-cell table:number-columns-repeated="54"/>
        </table:table-row>
        <table:table-row table:style-name="ro2">
          <table:table-cell table:style-name="ce142" office:value-type="string" calcext:value-type="string">
            <text:p>Her Story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11M00S" calcext:value-type="time">
            <text:p>03:11</text:p>
          </table:table-cell>
          <table:table-cell table:style-name="ce50"/>
          <table:table-cell table:style-name="ce80" table:formula="of:=HYPERLINK(&quot;https:/www.pcgamingwiki.com/wiki/&quot;&amp;SUBSTITUTE([.A53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3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Hero Academy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8H28M00S" calcext:value-type="time">
            <text:p>08:28</text:p>
          </table:table-cell>
          <table:table-cell table:style-name="ce50"/>
          <table:table-cell table:style-name="ce80" table:formula="of:=HYPERLINK(&quot;https:/www.pcgamingwiki.com/wiki/&quot;&amp;SUBSTITUTE([.A53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3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5" office:value-type="string" calcext:value-type="string">
            <text:p>Heroes Of Might And Magic 2 Gold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/>
          <table:table-cell table:style-name="ce82" table:formula="of:=HYPERLINK(&quot;https:/www.pcgamingwiki.com/wiki/&quot;&amp;SUBSTITUTE([.A532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532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number-columns-repeated="47"/>
        </table:table-row>
        <table:table-row table:style-name="ro2">
          <table:table-cell office:value-type="string" calcext:value-type="string">
            <text:p>Hitman (2016) </text:p>
          </table:table-cell>
          <table:table-cell office:value-type="string" calcext:value-type="string">
            <text:p>?</text:p>
          </table:table-cell>
          <table:table-cell office:value-type="time" office:time-value="PT19H13M00S" calcext:value-type="time">
            <text:p>19:13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53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33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4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Hitman GO </text:p>
          </table:table-cell>
          <table:table-cell office:value-type="string" calcext:value-type="string">
            <text:p>?</text:p>
          </table:table-cell>
          <table:table-cell office:value-type="time" office:time-value="PT06H19M00S" calcext:value-type="time">
            <text:p>06:19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53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3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Hitman: Absolutio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2H30M00S" calcext:value-type="time">
            <text:p>12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53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3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Hoar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0H22M00S" calcext:value-type="time">
            <text:p>10:22</text:p>
          </table:table-cell>
          <table:table-cell table:style-name="ce50"/>
          <table:table-cell table:style-name="ce80" table:formula="of:=HYPERLINK(&quot;https:/www.pcgamingwiki.com/wiki/&quot;&amp;SUBSTITUTE([.A53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3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Hob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30M00S" calcext:value-type="time">
            <text:p>10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53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3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Hollow Knight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53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3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Homefront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35M00S" calcext:value-type="time">
            <text:p>04:35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53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39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Hood: Outlaws &amp; Legends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54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4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number-columns-repeated="55"/>
        </table:table-row>
        <table:table-row table:style-name="ro2">
          <table:table-cell table:style-name="ce32" office:value-type="string" calcext:value-type="string">
            <text:p>Horace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2H00M00S" calcext:value-type="time">
            <text:p>12:0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54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541]&amp;&quot;+trailer&quot;;&quot;Trailer&quot;)" office:value-type="string" office:string-value="Trailer" calcext:value-type="string">
            <text:p>Trailer</text:p>
          </table:table-cell>
          <table:table-cell table:style-name="ce91"/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Horizon Chase Turbo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54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4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Default" office:value-type="string" calcext:value-type="string">
            <text:p>Horizon Zero Dawn™ Complete Edition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54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43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table:style-name="ce94" office:value-type="float" office:value="4" calcext:value-type="float">
            <text:p>4</text:p>
          </table:table-cell>
          <table:table-cell table:style-name="ce146"/>
          <table:table-cell table:number-columns-repeated="50"/>
        </table:table-row>
        <table:table-row table:style-name="ro2">
          <table:table-cell table:style-name="ce32" office:value-type="string" calcext:value-type="string">
            <text:p>Hotline Miami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?</text:p>
          </table:table-cell>
          <table:table-cell table:style-name="ce81" table:formula="of:=HYPERLINK(&quot;https:/www.pcgamingwiki.com/wiki/&quot;&amp;SUBSTITUTE([.A544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544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/>
          <table:table-cell table:style-name="ce91" office:value-type="string" calcext:value-type="string">
            <text:p>G</text:p>
          </table:table-cell>
          <table:table-cell table:style-name="ce91" table:number-columns-repeated="3"/>
          <table:table-cell table:style-name="ce91" office:value-type="string" calcext:value-type="string">
            <text:p>S</text:p>
          </table:table-cell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35" office:value-type="string" calcext:value-type="string">
            <text:p>Hotline Miami 2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 office:value-type="string" calcext:value-type="string">
            <text:p>?</text:p>
          </table:table-cell>
          <table:table-cell table:style-name="ce82" table:formula="of:=HYPERLINK(&quot;https:/www.pcgamingwiki.com/wiki/&quot;&amp;SUBSTITUTE([.A545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545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WL</text:p>
          </table:table-cell>
          <table:table-cell table:style-name="ce95"/>
          <table:table-cell table:style-name="ce95" office:value-type="string" calcext:value-type="string">
            <text:p>G</text:p>
          </table:table-cell>
          <table:table-cell table:style-name="ce95" table:number-columns-repeated="3"/>
          <table:table-cell table:style-name="ce95" office:value-type="string" calcext:value-type="string">
            <text:p>S</text:p>
          </table:table-cell>
          <table:table-cell table:style-name="ce94" office:value-type="string" calcext:value-type="string">
            <text:p>T</text:p>
          </table:table-cell>
          <table:table-cell table:style-name="ce95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HOUND (2017)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54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4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Hover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54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4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How to Survive 2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32H00M00S" calcext:value-type="time">
            <text:p>32:00</text:p>
          </table:table-cell>
          <table:table-cell table:style-name="ce50"/>
          <table:table-cell table:style-name="ce80" table:formula="of:=HYPERLINK(&quot;https:/www.pcgamingwiki.com/wiki/&quot;&amp;SUBSTITUTE([.A54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4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Hu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30M00S" calcext:value-type="time">
            <text:p>04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54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4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HuniePop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4H51M00S" calcext:value-type="time">
            <text:p>14:51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55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5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Hurtworl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65H17M00S" calcext:value-type="time">
            <text:p>65:17</text:p>
          </table:table-cell>
          <table:table-cell table:style-name="ce50"/>
          <table:table-cell table:style-name="ce80" table:formula="of:=HYPERLINK(&quot;https:/www.pcgamingwiki.com/wiki/&quot;&amp;SUBSTITUTE([.A55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5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Hyper Color Ball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09M00S" calcext:value-type="time">
            <text:p>01:09</text:p>
          </table:table-cell>
          <table:table-cell table:style-name="ce50"/>
          <table:table-cell table:style-name="ce80" table:formula="of:=HYPERLINK(&quot;https:/www.pcgamingwiki.com/wiki/&quot;&amp;SUBSTITUTE([.A55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5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Hyper Light Drifter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30M00S" calcext:value-type="time">
            <text:p>07:30</text:p>
          </table:table-cell>
          <table:table-cell table:style-name="ce50"/>
          <table:table-cell table:style-name="ce80" table:formula="of:=HYPERLINK(&quot;https:/www.pcgamingwiki.com/wiki/&quot;&amp;SUBSTITUTE([.A55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53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5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Hyperdimension Neptunia Re;Birth 1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42H25M00S" calcext:value-type="time">
            <text:p>42:25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554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554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Hyperdimension Neptunia Re;Birth 2: Sisters Generatio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34H24M00S" calcext:value-type="time">
            <text:p>34:24</text:p>
          </table:table-cell>
          <table:table-cell table:style-name="ce50"/>
          <table:table-cell table:style-name="ce80" table:formula="of:=HYPERLINK(&quot;https:/www.pcgamingwiki.com/wiki/&quot;&amp;SUBSTITUTE([.A55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5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Hyperdimension Neptunia Re;Birth 3: V Generatio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46H59M00S" calcext:value-type="time">
            <text:p>46:59</text:p>
          </table:table-cell>
          <table:table-cell table:style-name="ce50"/>
          <table:table-cell table:style-name="ce80" table:formula="of:=HYPERLINK(&quot;https:/www.pcgamingwiki.com/wiki/&quot;&amp;SUBSTITUTE([.A55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5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Hyperdimension Neptunia U: Action Unleashe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5H44M00S" calcext:value-type="time">
            <text:p>15:44</text:p>
          </table:table-cell>
          <table:table-cell table:style-name="ce50"/>
          <table:table-cell table:style-name="ce80" table:formula="of:=HYPERLINK(&quot;https:/www.pcgamingwiki.com/wiki/&quot;&amp;SUBSTITUTE([.A55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5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HyperDot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55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5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Hyperdrive Massacr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55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5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Impulsio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2H30M00S" calcext:value-type="time">
            <text:p>02:30</text:p>
          </table:table-cell>
          <table:table-cell table:style-name="ce171"/>
          <table:table-cell table:style-name="ce84" table:formula="of:=HYPERLINK(&quot;https:/www.pcgamingwiki.com/wiki/&quot;&amp;SUBSTITUTE([.A56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6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In Other Water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56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6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In Sound Mind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56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6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number-columns-repeated="55"/>
        </table:table-row>
        <table:table-row table:style-name="ro2">
          <table:table-cell table:style-name="ce142" office:value-type="string" calcext:value-type="string">
            <text:p>Incrediped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44M00S" calcext:value-type="time">
            <text:p>03:44</text:p>
          </table:table-cell>
          <table:table-cell table:style-name="ce50"/>
          <table:table-cell table:style-name="ce80" table:formula="of:=HYPERLINK(&quot;https:/www.pcgamingwiki.com/wiki/&quot;&amp;SUBSTITUTE([.A56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6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Indiana Jones and the Fate of Atlantis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56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6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123"/>
          <table:table-cell table:style-name="ce93"/>
          <table:table-cell table:number-columns-repeated="47"/>
        </table:table-row>
        <table:table-row table:style-name="ro2">
          <table:table-cell table:style-name="ce59" office:value-type="string" calcext:value-type="string">
            <text:p>Indiana Jones y la Tumba del Emperador</text:p>
          </table:table-cell>
          <table:table-cell table:style-name="ce1" office:value-type="string" calcext:value-type="string">
            <text:p>?</text:p>
          </table:table-cell>
          <table:table-cell table:style-name="ce76"/>
          <table:table-cell/>
          <table:table-cell table:style-name="ce83" table:formula="of:=HYPERLINK(&quot;https:/www.pcgamingwiki.com/wiki/&quot;&amp;SUBSTITUTE([.A56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65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1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inFamous</text:p>
          </table:table-cell>
          <table:table-cell table:style-name="ce90" office:value-type="string" calcext:value-type="string">
            <text:p>Dropped</text:p>
          </table:table-cell>
          <table:table-cell table:style-name="ce90"/>
          <table:table-cell table:style-name="ce50"/>
          <table:table-cell table:style-name="ce80" table:formula="of:=HYPERLINK(&quot;https:/www.pcgamingwiki.com/wiki/&quot;&amp;SUBSTITUTE([.A56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6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4"/>
          <table:table-cell table:style-name="ce90" office:value-type="float" office:value="3" calcext:value-type="float">
            <text:p>3</text:p>
          </table:table-cell>
          <table:table-cell table:style-name="ce90"/>
          <table:table-cell table:style-name="ce142"/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Inner Space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30M00S" calcext:value-type="time">
            <text:p>05:30</text:p>
          </table:table-cell>
          <table:table-cell table:style-name="ce50"/>
          <table:table-cell table:style-name="ce80" table:formula="of:=HYPERLINK(&quot;https:/www.pcgamingwiki.com/wiki/&quot;&amp;SUBSTITUTE([.A56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6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9" office:value-type="string" calcext:value-type="string">
            <text:p>Inside</text:p>
          </table:table-cell>
          <table:table-cell table:style-name="ce91" office:value-type="string" calcext:value-type="string">
            <text:p>Completed</text:p>
          </table:table-cell>
          <table:table-cell table:style-name="ce161" office:value-type="time" office:time-value="PT03H30M00S" calcext:value-type="time">
            <text:p>03:3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56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568]&amp;&quot;+trailer&quot;;&quot;Trailer&quot;)" office:value-type="string" office:string-value="Trailer" calcext:value-type="string">
            <text:p>Trailer</text:p>
          </table:table-cell>
          <table:table-cell table:style-name="ce91"/>
          <table:table-cell table:style-name="ce98" office:value-type="string" calcext:value-type="string">
            <text:p>E</text:p>
          </table:table-cell>
          <table:table-cell table:style-name="ce98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Insurgency (2014)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6H09M00S" calcext:value-type="time">
            <text:p>06:09</text:p>
          </table:table-cell>
          <table:table-cell table:style-name="ce50"/>
          <table:table-cell table:style-name="ce80" table:formula="of:=HYPERLINK(&quot;https:/www.pcgamingwiki.com/wiki/&quot;&amp;SUBSTITUTE([.A56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6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Insurmountabl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57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70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Into The Breach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00M00S" calcext:value-type="time">
            <text:p>05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57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7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Intrusion 2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58M00S" calcext:value-type="time">
            <text:p>03:58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57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7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Iratus: Lord Of The Dea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57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73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02" office:value-type="string" calcext:value-type="string">
            <text:p>Iris and the Giant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57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7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3"/>
          <table:table-cell table:style-name="ce142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Ironcast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57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7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Ironcast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57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7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Ironcla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57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7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6" office:value-type="string" calcext:value-type="string">
            <text:p>Jack Claw</text:p>
          </table:table-cell>
          <table:table-cell table:style-name="ce100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83" table:formula="of:=HYPERLINK(&quot;https:/www.pcgamingwiki.com/wiki/&quot;&amp;SUBSTITUTE([.A57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78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L</text:p>
          </table:table-cell>
          <table:table-cell table:style-name="ce100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Jack Lumbe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05M00S" calcext:value-type="time">
            <text:p>03:05</text:p>
          </table:table-cell>
          <table:table-cell table:style-name="ce50"/>
          <table:table-cell table:style-name="ce80" table:formula="of:=HYPERLINK(&quot;https:/www.pcgamingwiki.com/wiki/&quot;&amp;SUBSTITUTE([.A57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7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Jak and Daxter 2 - Renegade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58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8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Jak and Daxter 3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58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8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Jak and Daxter The Precursor Legacy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58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8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Jamestow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11M00S" calcext:value-type="time">
            <text:p>03:11</text:p>
          </table:table-cell>
          <table:table-cell table:style-name="ce50"/>
          <table:table-cell table:style-name="ce80" table:formula="of:=HYPERLINK(&quot;https:/www.pcgamingwiki.com/wiki/&quot;&amp;SUBSTITUTE([.A58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8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6" office:value-type="string" calcext:value-type="string">
            <text:p>Jasper's Journeys</text:p>
          </table:table-cell>
          <table:table-cell table:style-name="ce100" office:value-type="string" calcext:value-type="string">
            <text:p>?</text:p>
          </table:table-cell>
          <table:table-cell office:value-type="time" office:time-value="PT02H30M00S" calcext:value-type="time">
            <text:p>02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58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84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L</text:p>
          </table:table-cell>
          <table:table-cell table:style-name="ce100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Jay and Silent Bob: Mall Brawl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00M00S" calcext:value-type="time">
            <text:p>04:00</text:p>
          </table:table-cell>
          <table:table-cell table:style-name="ce50"/>
          <table:table-cell table:style-name="ce80" table:formula="of:=HYPERLINK(&quot;https:/www.pcgamingwiki.com/wiki/&quot;&amp;SUBSTITUTE([.A58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8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Jet Set Radio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8H10M00S" calcext:value-type="time">
            <text:p>08:10</text:p>
          </table:table-cell>
          <table:table-cell table:style-name="ce50"/>
          <table:table-cell table:style-name="ce80" table:formula="of:=HYPERLINK(&quot;https:/www.pcgamingwiki.com/wiki/&quot;&amp;SUBSTITUTE([.A58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8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Jets N Guns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58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87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Jets N Guns GOLD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58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88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Joana's Lif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08M00S" calcext:value-type="time">
            <text:p>01:08</text:p>
          </table:table-cell>
          <table:table-cell table:style-name="ce50"/>
          <table:table-cell table:style-name="ce80" table:formula="of:=HYPERLINK(&quot;https:/www.pcgamingwiki.com/wiki/&quot;&amp;SUBSTITUTE([.A58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8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Joe Danger 2: The Movi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41M00S" calcext:value-type="time">
            <text:p>03:41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59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9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Joggernauts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30M00S" calcext:value-type="time">
            <text:p>04:30</text:p>
          </table:table-cell>
          <table:table-cell table:style-name="ce50"/>
          <table:table-cell table:style-name="ce80" table:formula="of:=HYPERLINK(&quot;https:/www.pcgamingwiki.com/wiki/&quot;&amp;SUBSTITUTE([.A59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9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John Wick Hex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59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9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Jotun: Valhalla Edition</text:p>
          </table:table-cell>
          <table:table-cell office:value-type="string" calcext:value-type="string">
            <text:p>?</text:p>
          </table:table-cell>
          <table:table-cell office:value-type="time" office:time-value="PT05H30M00S" calcext:value-type="time">
            <text:p>05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59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9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style-name="ce94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table:style-name="ce143" office:value-type="string" calcext:value-type="string">
            <text:p>Journey of a Roach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06M00S" calcext:value-type="time">
            <text:p>03:06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59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9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Journey to the Savage Planet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59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9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table:style-name="ce94" office:value-type="string" calcext:value-type="string">
            <text:p>G</text:p>
          </table:table-cell>
          <table:table-cell table:number-columns-repeated="54"/>
        </table:table-row>
        <table:table-row table:style-name="ro2">
          <table:table-cell table:style-name="ce59" office:value-type="string" calcext:value-type="string">
            <text:p>Juiced</text:p>
          </table:table-cell>
          <table:table-cell table:style-name="ce1" office:value-type="string" calcext:value-type="string">
            <text:p>?</text:p>
          </table:table-cell>
          <table:table-cell table:style-name="ce76"/>
          <table:table-cell table:style-name="ce86"/>
          <table:table-cell table:style-name="ce83" table:formula="of:=HYPERLINK(&quot;https:/www.pcgamingwiki.com/wiki/&quot;&amp;SUBSTITUTE([.A59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96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1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Jurassic Park: The Gam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14M00S" calcext:value-type="time">
            <text:p>07:14</text:p>
          </table:table-cell>
          <table:table-cell table:style-name="ce50"/>
          <table:table-cell table:style-name="ce80" table:formula="of:=HYPERLINK(&quot;https:/www.pcgamingwiki.com/wiki/&quot;&amp;SUBSTITUTE([.A59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59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Jurassic World Evolution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59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598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94" office:value-type="string" calcext:value-type="string">
            <text:p>E</text:p>
          </table:table-cell>
          <table:table-cell table:number-columns-repeated="55"/>
        </table:table-row>
        <table:table-row table:style-name="ro2">
          <table:table-cell table:style-name="ce143" office:value-type="string" calcext:value-type="string">
            <text:p>Just Cause 4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6H00M00S" calcext:value-type="time">
            <text:p>16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59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599]&amp;&quot;+trailer&quot;;&quot;Trailer&quot;)" office:value-type="string" office:string-value="Trailer" calcext:value-type="string">
            <text:p>Trailer</text:p>
          </table:table-cell>
          <table:table-cell table:style-name="ce93"/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35" office:value-type="string" calcext:value-type="string">
            <text:p>Just Dance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82" table:formula="of:=HYPERLINK(&quot;https:/www.pcgamingwiki.com/wiki/&quot;&amp;SUBSTITUTE([.A600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600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Just Die Already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0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01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Kabiti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60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0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Kabounce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60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0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Kalaban</text:p>
          </table:table-cell>
          <table:table-cell office:value-type="string" calcext:value-type="string">
            <text:p>?</text:p>
          </table:table-cell>
          <table:table-cell table:style-name="Default" table:number-columns-repeated="2"/>
          <table:table-cell table:style-name="ce83" table:formula="of:=HYPERLINK(&quot;https:/www.pcgamingwiki.com/wiki/&quot;&amp;SUBSTITUTE([.A60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04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Kao the Kangaroo: Round 2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60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0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Kathy Rai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0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0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Keep In Mind: Remastered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0H30M00S" calcext:value-type="time">
            <text:p>00:3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60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607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7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Ken Follet's The Pillars Of Earth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5H00M00S" calcext:value-type="time">
            <text:p>15:00</text:p>
          </table:table-cell>
          <table:table-cell table:style-name="ce50"/>
          <table:table-cell table:style-name="ce80" table:formula="of:=HYPERLINK(&quot;https:/www.pcgamingwiki.com/wiki/&quot;&amp;SUBSTITUTE([.A60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08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5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KEO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60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0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Kick Ass Commandos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61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10]&amp;&quot;+trailer&quot;;&quot;Trailer&quot;)" office:value-type="string" office:string-value="Trailer" calcext:value-type="string">
            <text:p>Trailer</text:p>
          </table:table-cell>
          <table:table-cell table:number-columns-repeated="57"/>
        </table:table-row>
        <table:table-row table:style-name="ro2">
          <table:table-cell table:style-name="ce142" office:value-type="string" calcext:value-type="string">
            <text:p>KID A MNESIA EXHIBI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1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11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Killer Is Dead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46M00S" calcext:value-type="time">
            <text:p>08:46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1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12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Killing Floo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63H15M00S" calcext:value-type="time">
            <text:p>63:15</text:p>
          </table:table-cell>
          <table:table-cell table:style-name="ce50"/>
          <table:table-cell table:style-name="ce80" table:formula="of:=HYPERLINK(&quot;https:/www.pcgamingwiki.com/wiki/&quot;&amp;SUBSTITUTE([.A61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1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King of the Monster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1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1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Kingdom Hearts 2.8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1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1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5"/>
          <table:table-cell table:style-name="ce90" office:value-type="float" office:value="4" calcext:value-type="float">
            <text:p>4</text:p>
          </table:table-cell>
          <table:table-cell table:style-name="ce90" table:number-columns-repeated="4"/>
          <table:table-cell table:number-columns-repeated="47"/>
        </table:table-row>
        <table:table-row table:style-name="ro2">
          <table:table-cell table:style-name="ce142" office:value-type="string" calcext:value-type="string">
            <text:p>Kingdom Hearts 3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1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1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5"/>
          <table:table-cell table:style-name="ce90" office:value-type="float" office:value="4" calcext:value-type="float">
            <text:p>4</text:p>
          </table:table-cell>
          <table:table-cell table:style-name="ce90" table:number-columns-repeated="4"/>
          <table:table-cell table:number-columns-repeated="47"/>
        </table:table-row>
        <table:table-row table:style-name="ro2">
          <table:table-cell table:style-name="ce142" office:value-type="string" calcext:value-type="string">
            <text:p>Kingdom Hearts HD 1.5 ReMIX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1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1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4"/>
          <table:table-cell table:style-name="ce90" office:value-type="float" office:value="3" calcext:value-type="float">
            <text:p>3</text:p>
          </table:table-cell>
          <table:table-cell table:style-name="ce90"/>
          <table:table-cell table:style-name="ce142"/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Kingdom Hearts HD 2.5 ReMIX</text:p>
          </table:table-cell>
          <table:table-cell table:style-name="ce90" office:value-type="string" calcext:value-type="string">
            <text:p>Dropped</text:p>
          </table:table-cell>
          <table:table-cell table:style-name="ce90"/>
          <table:table-cell table:style-name="ce50"/>
          <table:table-cell table:style-name="ce80" table:formula="of:=HYPERLINK(&quot;https:/www.pcgamingwiki.com/wiki/&quot;&amp;SUBSTITUTE([.A61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1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4"/>
          <table:table-cell table:style-name="ce90" office:value-type="float" office:value="3" calcext:value-type="float">
            <text:p>3</text:p>
          </table:table-cell>
          <table:table-cell table:style-name="ce90"/>
          <table:table-cell table:style-name="ce102"/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Kingdom Rush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9H02M00S" calcext:value-type="time">
            <text:p>19:02</text:p>
          </table:table-cell>
          <table:table-cell table:style-name="ce50"/>
          <table:table-cell table:style-name="ce80" table:formula="of:=HYPERLINK(&quot;https:/www.pcgamingwiki.com/wiki/&quot;&amp;SUBSTITUTE([.A61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1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Kingdom: Classic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2H22M00S" calcext:value-type="time">
            <text:p>12:22</text:p>
          </table:table-cell>
          <table:table-cell table:style-name="ce50"/>
          <table:table-cell table:style-name="ce80" table:formula="of:=HYPERLINK(&quot;https:/www.pcgamingwiki.com/wiki/&quot;&amp;SUBSTITUTE([.A62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2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Kingdom: New Land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6H05M00S" calcext:value-type="time">
            <text:p>26:05</text:p>
          </table:table-cell>
          <table:table-cell table:style-name="ce50"/>
          <table:table-cell table:style-name="ce80" table:formula="of:=HYPERLINK(&quot;https:/www.pcgamingwiki.com/wiki/&quot;&amp;SUBSTITUTE([.A62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2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3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Kirby's Adventure</text:p>
          </table:table-cell>
          <table:table-cell office:value-type="string" calcext:value-type="string">
            <text:p>?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62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2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Kirby's Epic Yarn</text:p>
          </table:table-cell>
          <table:table-cell office:value-type="string" calcext:value-type="string">
            <text:p>?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62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2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Kivi, Toilet and Shotgu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62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2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Klonoa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00M00S" calcext:value-type="time">
            <text:p>05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2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2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Knight Club</text:p>
          </table:table-cell>
          <table:table-cell table:number-columns-repeated="3" office:value-type="string" calcext:value-type="string">
            <text:p>?</text:p>
          </table:table-cell>
          <table:table-cell table:style-name="ce83" table:formula="of:=HYPERLINK(&quot;https:/www.pcgamingwiki.com/wiki/&quot;&amp;SUBSTITUTE([.A62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26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number-columns-repeated="7"/>
          <table:table-cell table:style-name="ce1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Knights of Pen and Paper +1 Editio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7H08M00S" calcext:value-type="time">
            <text:p>17:08</text:p>
          </table:table-cell>
          <table:table-cell table:style-name="ce50"/>
          <table:table-cell table:style-name="ce80" table:formula="of:=HYPERLINK(&quot;https:/www.pcgamingwiki.com/wiki/&quot;&amp;SUBSTITUTE([.A62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2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3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46" office:value-type="string" calcext:value-type="string">
            <text:p>Knockout City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2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2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3"/>
          <table:table-cell table:style-name="ce90" office:value-type="string" calcext:value-type="string">
            <text:p>O</text:p>
          </table:table-cell>
          <table:table-cell table:style-name="ce90" table:number-columns-repeated="6"/>
          <table:table-cell table:number-columns-repeated="47"/>
        </table:table-row>
        <table:table-row table:style-name="ro2">
          <table:table-cell table:style-name="ce142" office:value-type="string" calcext:value-type="string">
            <text:p>KONA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2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2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Kororinpa</text:p>
          </table:table-cell>
          <table:table-cell office:value-type="string" calcext:value-type="string">
            <text:p>?</text:p>
          </table:table-cell>
          <table:table-cell office:value-type="time" office:time-value="PT04H00M00S" calcext:value-type="time">
            <text:p>04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63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3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Kromaia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63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3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Kunai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30M00S" calcext:value-type="time">
            <text:p>07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3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3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59" office:value-type="string" calcext:value-type="string">
            <text:p>La Gran Evasion</text:p>
          </table:table-cell>
          <table:table-cell table:style-name="ce1" office:value-type="string" calcext:value-type="string">
            <text:p>?</text:p>
          </table:table-cell>
          <table:table-cell table:style-name="ce76"/>
          <table:table-cell table:style-name="ce86"/>
          <table:table-cell table:style-name="ce83" table:formula="of:=HYPERLINK(&quot;https:/www.pcgamingwiki.com/wiki/&quot;&amp;SUBSTITUTE([.A63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33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1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LA Machineguns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0H30M00S" calcext:value-type="time">
            <text:p>00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3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3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La-Mulana Remak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39H35M00S" calcext:value-type="time">
            <text:p>39:35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3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3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Lakeview Cabin Collectio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1H44M00S" calcext:value-type="time">
            <text:p>21:44</text:p>
          </table:table-cell>
          <table:table-cell table:style-name="ce50"/>
          <table:table-cell table:style-name="ce80" table:formula="of:=HYPERLINK(&quot;https:/www.pcgamingwiki.com/wiki/&quot;&amp;SUBSTITUTE([.A63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3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Lara Croft And The Temple Of Osiris</text:p>
          </table:table-cell>
          <table:table-cell office:value-type="string" calcext:value-type="string">
            <text:p>?</text:p>
          </table:table-cell>
          <table:table-cell office:value-type="time" office:time-value="PT06H30M00S" calcext:value-type="time">
            <text:p>06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63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3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Laraa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03M00S" calcext:value-type="time">
            <text:p>01:03</text:p>
          </table:table-cell>
          <table:table-cell table:style-name="ce50"/>
          <table:table-cell table:style-name="ce80" table:formula="of:=HYPERLINK(&quot;https:/www.pcgamingwiki.com/wiki/&quot;&amp;SUBSTITUTE([.A63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3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Larva Mortu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02M00S" calcext:value-type="time">
            <text:p>06:02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3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39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Last Day Of Jun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4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40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Layers of Fea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48M00S" calcext:value-type="time">
            <text:p>03:48</text:p>
          </table:table-cell>
          <table:table-cell table:style-name="ce50"/>
          <table:table-cell table:style-name="ce80" table:formula="of:=HYPERLINK(&quot;https:/www.pcgamingwiki.com/wiki/&quot;&amp;SUBSTITUTE([.A64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4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Left 4 Dead 2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4H24M00S" calcext:value-type="time">
            <text:p>14:24</text:p>
          </table:table-cell>
          <table:table-cell table:style-name="ce50"/>
          <table:table-cell table:style-name="ce80" table:formula="of:=HYPERLINK(&quot;https:/www.pcgamingwiki.com/wiki/&quot;&amp;SUBSTITUTE([.A64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4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Legend of Grimrock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9H33M00S" calcext:value-type="time">
            <text:p>19:33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4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4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/>
          <table:table-cell table:style-name="ce93" office:value-type="string" calcext:value-type="string">
            <text:p>G</text:p>
          </table:table-cell>
          <table:table-cell table:style-name="ce93" table:number-columns-repeated="3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LEGO Batma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00M00S" calcext:value-type="time">
            <text:p>10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4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4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LEGO Batman 2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4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4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LEGO Batman 3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30M00S" calcext:value-type="time">
            <text:p>10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4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4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LEGO Harry Potter: Years 1-4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9H02M00S" calcext:value-type="time">
            <text:p>19:02</text:p>
          </table:table-cell>
          <table:table-cell table:style-name="ce169" office:value-type="string" calcext:value-type="string">
            <text:p>Y</text:p>
          </table:table-cell>
          <table:table-cell table:style-name="ce81" table:formula="of:=HYPERLINK(&quot;https:/www.pcgamingwiki.com/wiki/&quot;&amp;SUBSTITUTE([.A64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647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LEGO Harry Potter: Years 5-7 </text:p>
          </table:table-cell>
          <table:table-cell office:value-type="string" calcext:value-type="string">
            <text:p>?</text:p>
          </table:table-cell>
          <table:table-cell office:value-type="time" office:time-value="PT18H41M00S" calcext:value-type="time">
            <text:p>18:41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64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4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32" office:value-type="string" calcext:value-type="string">
            <text:p>LEGO Indiana Jones 2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Y</text:p>
          </table:table-cell>
          <table:table-cell table:style-name="ce81" table:formula="of:=HYPERLINK(&quot;https:/www.pcgamingwiki.com/wiki/&quot;&amp;SUBSTITUTE([.A64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649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</text:p>
          </table:table-cell>
          <table:table-cell table:style-name="ce91" table:number-columns-repeated="8"/>
          <table:table-cell table:style-name="ce91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LEGO Jurassic World </text:p>
          </table:table-cell>
          <table:table-cell office:value-type="string" calcext:value-type="string">
            <text:p>?</text:p>
          </table:table-cell>
          <table:table-cell office:value-type="time" office:time-value="PT21H18M00S" calcext:value-type="time">
            <text:p>21:18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65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5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EGO The Hobbit </text:p>
          </table:table-cell>
          <table:table-cell office:value-type="string" calcext:value-type="string">
            <text:p>?</text:p>
          </table:table-cell>
          <table:table-cell office:value-type="time" office:time-value="PT17H44M00S" calcext:value-type="time">
            <text:p>17:44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65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5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EGO The Lord of the Rings: The Video Game </text:p>
          </table:table-cell>
          <table:table-cell office:value-type="string" calcext:value-type="string">
            <text:p>?</text:p>
          </table:table-cell>
          <table:table-cell office:value-type="time" office:time-value="PT17H37M00S" calcext:value-type="time">
            <text:p>17:37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65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5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32" office:value-type="string" calcext:value-type="string">
            <text:p>LEGO: Rock Band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65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653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/>
          <table:table-cell table:style-name="ce91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Leisure Suit Larry 5: Passionate Patti Does a Little Undercover Work </text:p>
          </table:table-cell>
          <table:table-cell office:value-type="string" calcext:value-type="string">
            <text:p>?</text:p>
          </table:table-cell>
          <table:table-cell office:value-type="time" office:time-value="PT05H38M00S" calcext:value-type="time">
            <text:p>05:38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65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5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eisure Suit Larry Magna Cum Laude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65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55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number-columns-repeated="56"/>
        </table:table-row>
        <table:table-row table:style-name="ro2">
          <table:table-cell table:style-name="ce142" office:value-type="string" calcext:value-type="string">
            <text:p>Let It Di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42H42M00S" calcext:value-type="time">
            <text:p>142:42</text:p>
          </table:table-cell>
          <table:table-cell table:style-name="ce50"/>
          <table:table-cell table:style-name="ce80" table:formula="of:=HYPERLINK(&quot;https:/www.pcgamingwiki.com/wiki/&quot;&amp;SUBSTITUTE([.A65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5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5" office:value-type="string" calcext:value-type="string">
            <text:p>Let's TAP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 office:value-type="string" calcext:value-type="string">
            <text:p>?</text:p>
          </table:table-cell>
          <table:table-cell table:style-name="ce82" table:formula="of:=HYPERLINK(&quot;https:/www.pcgamingwiki.com/wiki/&quot;&amp;SUBSTITUTE([.A657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657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Lethal Leagu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1H02M00S" calcext:value-type="time">
            <text:p>11:02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5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58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Lethis - Path of Progres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5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5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Liberated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66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6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table:style-name="ce142" office:value-type="string" calcext:value-type="string">
            <text:p>Life Beetl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20M00S" calcext:value-type="time">
            <text:p>00:20</text:p>
          </table:table-cell>
          <table:table-cell table:style-name="ce50"/>
          <table:table-cell table:style-name="ce80" table:formula="of:=HYPERLINK(&quot;https:/www.pcgamingwiki.com/wiki/&quot;&amp;SUBSTITUTE([.A66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6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Life Is Strange </text:p>
          </table:table-cell>
          <table:table-cell office:value-type="string" calcext:value-type="string">
            <text:p>?</text:p>
          </table:table-cell>
          <table:table-cell office:value-type="time" office:time-value="PT15H40M00S" calcext:value-type="time">
            <text:p>15:4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66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6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fe Is Strange Before The Stor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66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63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table:style-name="ce94" office:value-type="float" office:value="4" calcext:value-type="float">
            <text:p>4</text:p>
          </table:table-cell>
          <table:table-cell table:number-columns-repeated="51"/>
        </table:table-row>
        <table:table-row table:style-name="ro2">
          <table:table-cell table:style-name="ce143" office:value-type="string" calcext:value-type="string">
            <text:p>Lightfish</text:p>
          </table:table-cell>
          <table:table-cell table:style-name="ce93" office:value-type="string" calcext:value-type="string">
            <text:p>Pending</text:p>
          </table:table-cell>
          <table:table-cell table:style-name="ce123" table:number-columns-repeated="2"/>
          <table:table-cell table:style-name="ce84" table:formula="of:=HYPERLINK(&quot;https:/www.pcgamingwiki.com/wiki/&quot;&amp;SUBSTITUTE([.A66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6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32" office:value-type="string" calcext:value-type="string">
            <text:p>Lightmatter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4H00M00S" calcext:value-type="time">
            <text:p>04:0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66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665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Limbo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52M00S" calcext:value-type="time">
            <text:p>03:52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6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6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Link's Crossbow Training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1H00M00S" calcext:value-type="time">
            <text:p>01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6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6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Little Big Adventure 2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7H00M00S" calcext:value-type="time">
            <text:p>17:00</text:p>
          </table:table-cell>
          <table:table-cell table:style-name="ce50"/>
          <table:table-cell table:style-name="ce80" table:formula="of:=HYPERLINK(&quot;https:/www.pcgamingwiki.com/wiki/&quot;&amp;SUBSTITUTE([.A66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6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Little Big Workshop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6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6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Little Inferno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3H44M00S" calcext:value-type="time">
            <text:p>03:44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670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670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Lone Survivor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4H26M00S" calcext:value-type="time">
            <text:p>04:26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67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671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Long Live the Quee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6H55M00S" calcext:value-type="time">
            <text:p>06:55</text:p>
          </table:table-cell>
          <table:table-cell table:style-name="ce50"/>
          <table:table-cell table:style-name="ce80" table:formula="of:=HYPERLINK(&quot;https:/www.pcgamingwiki.com/wiki/&quot;&amp;SUBSTITUTE([.A67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7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looK Insid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7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7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Loop Hero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7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74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Los Sims 4</text:p>
          </table:table-cell>
          <table:table-cell office:value-type="string" calcext:value-type="string">
            <text:p>?</text:p>
          </table:table-cell>
          <table:table-cell office:value-type="time" office:time-value="PT31H00M00S" calcext:value-type="time">
            <text:p>31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67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75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table:style-name="ce1"/>
          <table:table-cell table:style-name="ce94" office:value-type="string" calcext:value-type="string">
            <text:p>O</text:p>
          </table:table-cell>
          <table:table-cell table:number-columns-repeated="53"/>
        </table:table-row>
        <table:table-row table:style-name="ro2">
          <table:table-cell table:style-name="ce143" office:value-type="string" calcext:value-type="string">
            <text:p>Lost Horizon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67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7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Lost Horizon 2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67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7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style-name="Default"/>
          <table:table-cell table:number-columns-repeated="48"/>
        </table:table-row>
        <table:table-row table:style-name="ro2">
          <table:table-cell office:value-type="string" calcext:value-type="string">
            <text:p>Lost in Blue Shipwrecked</text:p>
          </table:table-cell>
          <table:table-cell office:value-type="string" calcext:value-type="string">
            <text:p>?</text:p>
          </table:table-cell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67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7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Lost in Harmony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7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7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Luftrauser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6H05M00S" calcext:value-type="time">
            <text:p>06:05</text:p>
          </table:table-cell>
          <table:table-cell table:style-name="ce50"/>
          <table:table-cell table:style-name="ce80" table:formula="of:=HYPERLINK(&quot;https:/www.pcgamingwiki.com/wiki/&quot;&amp;SUBSTITUTE([.A68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8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6" office:value-type="string" calcext:value-type="string">
            <text:p>Lumber Island - That Special Place</text:p>
          </table:table-cell>
          <table:table-cell table:style-name="ce100" office:value-type="string" calcext:value-type="string">
            <text:p>?</text:p>
          </table:table-cell>
          <table:table-cell office:value-type="time" office:time-value="PT02H30M00S" calcext:value-type="time">
            <text:p>02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68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81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100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Lum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57M00S" calcext:value-type="time">
            <text:p>00:57</text:p>
          </table:table-cell>
          <table:table-cell table:style-name="ce50"/>
          <table:table-cell table:style-name="ce80" table:formula="of:=HYPERLINK(&quot;https:/www.pcgamingwiki.com/wiki/&quot;&amp;SUBSTITUTE([.A68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8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Lup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47M00S" calcext:value-type="time">
            <text:p>00:47</text:p>
          </table:table-cell>
          <table:table-cell table:style-name="ce50"/>
          <table:table-cell table:style-name="ce80" table:formula="of:=HYPERLINK(&quot;https:/www.pcgamingwiki.com/wiki/&quot;&amp;SUBSTITUTE([.A68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8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Lure Of The Temptress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00M00S" calcext:value-type="time">
            <text:p>04:00</text:p>
          </table:table-cell>
          <table:table-cell table:style-name="ce50" office:value-type="string" calcext:value-type="string">
            <text:p>?</text:p>
          </table:table-cell>
          <table:table-cell table:style-name="ce80" table:formula="of:=HYPERLINK(&quot;https:/www.pcgamingwiki.com/wiki/&quot;&amp;SUBSTITUTE([.A68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8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Mable &amp; The Wood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68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8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Machinarium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18M00S" calcext:value-type="time">
            <text:p>05:18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8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8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Madden NFL 22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8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8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3"/>
          <table:table-cell table:style-name="ce90" office:value-type="string" calcext:value-type="string">
            <text:p>O</text:p>
          </table:table-cell>
          <table:table-cell table:style-name="ce90" table:number-columns-repeated="6"/>
          <table:table-cell table:number-columns-repeated="47"/>
        </table:table-row>
        <table:table-row table:style-name="ro2">
          <table:table-cell table:style-name="ce143" office:value-type="string" calcext:value-type="string">
            <text:p>Madworld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30M00S" calcext:value-type="time">
            <text:p>05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8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8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Mages of Mystralia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68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8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Mail Mole + 'Xpress Deliverie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9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9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Majesty 2 Collection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0H00M00S" calcext:value-type="time">
            <text:p>20:00</text:p>
          </table:table-cell>
          <table:table-cell table:style-name="ce50"/>
          <table:table-cell table:style-name="ce80" table:formula="of:=HYPERLINK(&quot;https:/www.pcgamingwiki.com/wiki/&quot;&amp;SUBSTITUTE([.A69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9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Majesty: Gold Edition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1H00M00S" calcext:value-type="time">
            <text:p>21:00</text:p>
          </table:table-cell>
          <table:table-cell table:style-name="ce50"/>
          <table:table-cell table:style-name="ce80" table:formula="of:=HYPERLINK(&quot;https:/www.pcgamingwiki.com/wiki/&quot;&amp;SUBSTITUTE([.A69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9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Maldita Castilla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2H30M00S" calcext:value-type="time">
            <text:p>02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69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93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L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Mana Spark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69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69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Maneater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69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695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Maniac Mansion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696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696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Manual Samuel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2H00M00S" calcext:value-type="time">
            <text:p>02:0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69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697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Mario &amp; Sonic At The Olympic Games</text:p>
          </table:table-cell>
          <table:table-cell office:value-type="string" calcext:value-type="string">
            <text:p>?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69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69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35" office:value-type="string" calcext:value-type="string">
            <text:p>Mario Kart Wii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82" table:formula="of:=HYPERLINK(&quot;https:/www.pcgamingwiki.com/wiki/&quot;&amp;SUBSTITUTE([.A699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699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35" office:value-type="string" calcext:value-type="string">
            <text:p>Mario Party 8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82" table:formula="of:=HYPERLINK(&quot;https:/www.pcgamingwiki.com/wiki/&quot;&amp;SUBSTITUTE([.A700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700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Mark of the Ninja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56M00S" calcext:value-type="time">
            <text:p>10:56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0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0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Matt Hazard: Blood Bath and Beyond</text:p>
          </table:table-cell>
          <table:table-cell office:value-type="string" calcext:value-type="string">
            <text:p>?</text:p>
          </table:table-cell>
          <table:table-cell office:value-type="time" office:time-value="PT03H00M00S" calcext:value-type="time">
            <text:p>03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70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02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table:style-name="ce94" office:value-type="float" office:value="3" calcext:value-type="float">
            <text:p>3</text:p>
          </table:table-cell>
          <table:table-cell table:number-columns-repeated="52"/>
        </table:table-row>
        <table:table-row table:style-name="ro2">
          <table:table-cell table:style-name="ce32" office:value-type="string" calcext:value-type="string">
            <text:p>Max Payne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70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03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number-columns-repeated="47"/>
        </table:table-row>
        <table:table-row table:style-name="ro2">
          <table:table-cell table:style-name="ce32" office:value-type="string" calcext:value-type="string">
            <text:p>Max Payne 2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704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04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Max: The Curse of Brotherhood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0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0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McPixel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17M00S" calcext:value-type="time">
            <text:p>02:17</text:p>
          </table:table-cell>
          <table:table-cell table:style-name="ce50"/>
          <table:table-cell table:style-name="ce80" table:formula="of:=HYPERLINK(&quot;https:/www.pcgamingwiki.com/wiki/&quot;&amp;SUBSTITUTE([.A70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0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MDK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70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0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3" office:value-type="string" calcext:value-type="string">
            <text:p>Medal of Honor- Heroes 2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00M00S" calcext:value-type="time">
            <text:p>05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0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0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Medieval II: Total Wa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47H08M00S" calcext:value-type="time">
            <text:p>47:08</text:p>
          </table:table-cell>
          <table:table-cell table:style-name="ce50"/>
          <table:table-cell table:style-name="ce80" table:formula="of:=HYPERLINK(&quot;https:/www.pcgamingwiki.com/wiki/&quot;&amp;SUBSTITUTE([.A70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0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Melbits Worl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71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1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Memoria </text:p>
          </table:table-cell>
          <table:table-cell office:value-type="string" calcext:value-type="string">
            <text:p>?</text:p>
          </table:table-cell>
          <table:table-cell office:value-type="time" office:time-value="PT08H59M00S" calcext:value-type="time">
            <text:p>08:59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71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1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Memories of A Vagabon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55M00S" calcext:value-type="time">
            <text:p>03:55</text:p>
          </table:table-cell>
          <table:table-cell table:style-name="ce50"/>
          <table:table-cell table:style-name="ce80" table:formula="of:=HYPERLINK(&quot;https:/www.pcgamingwiki.com/wiki/&quot;&amp;SUBSTITUTE([.A71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1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Mercenary Kings </text:p>
          </table:table-cell>
          <table:table-cell office:value-type="string" calcext:value-type="string">
            <text:p>?</text:p>
          </table:table-cell>
          <table:table-cell office:value-type="time" office:time-value="PT30H45M00S" calcext:value-type="time">
            <text:p>30:45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71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1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Merri Puzzl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01M00S" calcext:value-type="time">
            <text:p>05:01</text:p>
          </table:table-cell>
          <table:table-cell table:style-name="ce50"/>
          <table:table-cell table:style-name="ce80" table:formula="of:=HYPERLINK(&quot;https:/www.pcgamingwiki.com/wiki/&quot;&amp;SUBSTITUTE([.A71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1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Merry Gear Solid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0H24M00S" calcext:value-type="time">
            <text:p>00:24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71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15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Merry Gear Solid 2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2H30M00S" calcext:value-type="time">
            <text:p>02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1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16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office:value-type="string" calcext:value-type="string">
            <text:p>Merry Glade</text:p>
          </table:table-cell>
          <table:table-cell office:value-type="string" calcext:value-type="string">
            <text:p>?</text:p>
          </table:table-cell>
          <table:table-cell office:value-type="time" office:time-value="PT56H00M00S" calcext:value-type="time">
            <text:p>56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71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17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number-columns-repeated="7"/>
          <table:table-cell table:style-name="ce1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Metal Dead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4H02M00S" calcext:value-type="time">
            <text:p>04:02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71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18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23" office:value-type="string" calcext:value-type="string">
            <text:p>Metal Gear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71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19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3"/>
          <table:table-cell table:style-name="ce93"/>
          <table:table-cell table:number-columns-repeated="47"/>
        </table:table-row>
        <table:table-row table:style-name="ro2">
          <table:table-cell table:style-name="ce109" office:value-type="string" calcext:value-type="string">
            <text:p>Metal Gear 2 Solid Snake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720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20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/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Metal Gear Rising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7H00M00S" calcext:value-type="time">
            <text:p>07:0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72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21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5"/>
          <table:table-cell table:number-columns-repeated="47"/>
        </table:table-row>
        <table:table-row table:style-name="ro2">
          <table:table-cell table:style-name="ce109" office:value-type="string" calcext:value-type="string">
            <text:p>Metal Gear Solid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722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22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3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/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09" office:value-type="string" calcext:value-type="string">
            <text:p>Metal Gear Solid 2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72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23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3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 table:number-columns-repeated="2"/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09" office:value-type="string" calcext:value-type="string">
            <text:p>Metal Gear Solid 3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724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24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 table:number-columns-repeated="2"/>
          <table:table-cell table:style-name="ce91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Metal Gear Solid 4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8H30M00S" calcext:value-type="time">
            <text:p>18:3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72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25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5"/>
          <table:table-cell table:number-columns-repeated="47"/>
        </table:table-row>
        <table:table-row table:style-name="ro2">
          <table:table-cell table:style-name="ce143" office:value-type="string" calcext:value-type="string">
            <text:p>Metal Gear Solid 5 Ground Zeroes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1H30M00S" calcext:value-type="time">
            <text:p>01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2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26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5"/>
          <table:table-cell table:style-name="ce94" office:value-type="float" office:value="4" calcext:value-type="float">
            <text:p>4</text:p>
          </table:table-cell>
          <table:table-cell table:style-name="ce93" table:number-columns-repeated="4"/>
          <table:table-cell table:number-columns-repeated="47"/>
        </table:table-row>
        <table:table-row table:style-name="ro2">
          <table:table-cell office:value-type="string" calcext:value-type="string">
            <text:p>Metal Gear Solid 5 The Phantom Pain</text:p>
          </table:table-cell>
          <table:table-cell office:value-type="string" calcext:value-type="string">
            <text:p>?</text:p>
          </table:table-cell>
          <table:table-cell office:value-type="time" office:time-value="PT45H30M00S" calcext:value-type="time">
            <text:p>45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72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27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table:style-name="ce94" office:value-type="float" office:value="4" calcext:value-type="float">
            <text:p>4</text:p>
          </table:table-cell>
          <table:table-cell table:number-columns-repeated="51"/>
        </table:table-row>
        <table:table-row table:style-name="ro2">
          <table:table-cell table:style-name="ce143" office:value-type="string" calcext:value-type="string">
            <text:p>Metal Gear Solid Peace Walker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8H00M00S" calcext:value-type="time">
            <text:p>18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2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28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4"/>
          <table:table-cell table:style-name="ce94" office:value-type="float" office:value="3" calcext:value-type="float">
            <text:p>3</text:p>
          </table:table-cell>
          <table:table-cell table:style-name="ce93" table:number-columns-repeated="5"/>
          <table:table-cell table:number-columns-repeated="47"/>
        </table:table-row>
        <table:table-row table:style-name="ro2">
          <table:table-cell table:style-name="ce35" office:value-type="string" calcext:value-type="string">
            <text:p>Metal Slug 2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82" table:formula="of:=HYPERLINK(&quot;https:/www.pcgamingwiki.com/wiki/&quot;&amp;SUBSTITUTE([.A729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729]&amp;&quot;+trailer&quot;;&quot;Trailer&quot;)" office:value-type="string" office:string-value="Trailer" calcext:value-type="string">
            <text:p>Trailer</text:p>
          </table:table-cell>
          <table:table-cell table:style-name="ce95" table:number-columns-repeated="7"/>
          <table:table-cell table:style-name="ce94" office:value-type="string" calcext:value-type="string">
            <text:p>T</text:p>
          </table:table-cell>
          <table:table-cell table:style-name="ce95" table:number-columns-repeated="2"/>
          <table:table-cell table:number-columns-repeated="47"/>
        </table:table-row>
        <table:table-row table:style-name="ro2">
          <table:table-cell table:style-name="ce35" office:value-type="string" calcext:value-type="string">
            <text:p>Metal Slug 3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82" table:formula="of:=HYPERLINK(&quot;https:/www.pcgamingwiki.com/wiki/&quot;&amp;SUBSTITUTE([.A730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730]&amp;&quot;+trailer&quot;;&quot;Trailer&quot;)" office:value-type="string" office:string-value="Trailer" calcext:value-type="string">
            <text:p>Trailer</text:p>
          </table:table-cell>
          <table:table-cell table:style-name="ce95" table:number-columns-repeated="7"/>
          <table:table-cell table:style-name="ce94" office:value-type="string" calcext:value-type="string">
            <text:p>T</text:p>
          </table:table-cell>
          <table:table-cell table:style-name="ce95" table:number-columns-repeated="2"/>
          <table:table-cell table:number-columns-repeated="47"/>
        </table:table-row>
        <table:table-row table:style-name="ro2">
          <table:table-cell table:style-name="ce35" office:value-type="string" calcext:value-type="string">
            <text:p>Metal Slug Anthology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82" table:formula="of:=HYPERLINK(&quot;https:/www.pcgamingwiki.com/wiki/&quot;&amp;SUBSTITUTE([.A731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731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Metal Unit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73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3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Metamorphosi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73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3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102"/>
          <table:table-cell table:style-name="ce90"/>
          <table:table-cell table:number-columns-repeated="47"/>
        </table:table-row>
        <table:table-row table:style-name="ro2">
          <table:table-cell table:style-name="ce142" office:value-type="string" calcext:value-type="string">
            <text:p>Metro 2033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0H26M00S" calcext:value-type="time">
            <text:p>10:26</text:p>
          </table:table-cell>
          <table:table-cell table:style-name="ce50"/>
          <table:table-cell table:style-name="ce80" table:formula="of:=HYPERLINK(&quot;https:/www.pcgamingwiki.com/wiki/&quot;&amp;SUBSTITUTE([.A73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3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Metro 2033: Redux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73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35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Metro Last Light Redux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73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3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Midnight Carnival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19M00S" calcext:value-type="time">
            <text:p>00:19</text:p>
          </table:table-cell>
          <table:table-cell table:style-name="ce50"/>
          <table:table-cell table:style-name="ce80" table:formula="of:=HYPERLINK(&quot;https:/www.pcgamingwiki.com/wiki/&quot;&amp;SUBSTITUTE([.A73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3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Midnight Club 2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73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38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Mind Sphere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52M00S" calcext:value-type="time">
            <text:p>00:52</text:p>
          </table:table-cell>
          <table:table-cell table:style-name="ce50"/>
          <table:table-cell table:style-name="ce80" table:formula="of:=HYPERLINK(&quot;https:/www.pcgamingwiki.com/wiki/&quot;&amp;SUBSTITUTE([.A73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3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Mini Golf Arena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43M00S" calcext:value-type="time">
            <text:p>00:43</text:p>
          </table:table-cell>
          <table:table-cell table:style-name="ce50"/>
          <table:table-cell table:style-name="ce80" table:formula="of:=HYPERLINK(&quot;https:/www.pcgamingwiki.com/wiki/&quot;&amp;SUBSTITUTE([.A74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4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Mini Ninjas</text:p>
          </table:table-cell>
          <table:table-cell office:value-type="string" calcext:value-type="string">
            <text:p>?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74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4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Minion Master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8H24M00S" calcext:value-type="time">
            <text:p>18:24</text:p>
          </table:table-cell>
          <table:table-cell table:style-name="ce50"/>
          <table:table-cell table:style-name="ce80" table:formula="of:=HYPERLINK(&quot;https:/www.pcgamingwiki.com/wiki/&quot;&amp;SUBSTITUTE([.A74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4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Minit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1H30M00S" calcext:value-type="time">
            <text:p>01:3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74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43]&amp;&quot;+trailer&quot;;&quot;Trailer&quot;)" office:value-type="string" office:string-value="Trailer" calcext:value-type="string">
            <text:p>Trailer</text:p>
          </table:table-cell>
          <table:table-cell table:style-name="ce91"/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Mirage: Arcane Warfar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74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4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Mirror's Edge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74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45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5"/>
          <table:table-cell table:number-columns-repeated="47"/>
        </table:table-row>
        <table:table-row table:style-name="ro2">
          <table:table-cell table:style-name="ce32" office:value-type="string" calcext:value-type="string">
            <text:p>Mirror's Edge Catalyst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746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46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10"/>
          <table:table-cell table:number-columns-repeated="47"/>
        </table:table-row>
        <table:table-row table:style-name="ro2">
          <table:table-cell table:style-name="ce142" office:value-type="string" calcext:value-type="string">
            <text:p>MirrorMoon EP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34M00S" calcext:value-type="time">
            <text:p>04:34</text:p>
          </table:table-cell>
          <table:table-cell table:style-name="ce50"/>
          <table:table-cell table:style-name="ce80" table:formula="of:=HYPERLINK(&quot;https:/www.pcgamingwiki.com/wiki/&quot;&amp;SUBSTITUTE([.A74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4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Monaco: What's Yours is Mine </text:p>
          </table:table-cell>
          <table:table-cell office:value-type="string" calcext:value-type="string">
            <text:p>?</text:p>
          </table:table-cell>
          <table:table-cell office:value-type="time" office:time-value="PT14H27M00S" calcext:value-type="time">
            <text:p>14:27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74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4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Monkey Island 2 Special Edition: LeChuck’s Revenge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74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4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Monster Prom: Hotseat Edi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75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5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Monster Puzzl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75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5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Moonlighter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3H30M00S" calcext:value-type="time">
            <text:p>13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5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5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Morkredd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75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53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table:style-name="ce142" office:value-type="string" calcext:value-type="string">
            <text:p>Mount &amp; Blad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75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5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02" office:value-type="string" calcext:value-type="string">
            <text:p>Move or Die - Couch Party Edition</text:p>
          </table:table-cell>
          <table:table-cell table:style-name="ce90" office:value-type="string" calcext:value-type="string">
            <text:p>Dropped</text:p>
          </table:table-cell>
          <table:table-cell table:style-name="ce102"/>
          <table:table-cell table:style-name="ce90" office:value-type="string" calcext:value-type="string">
            <text:p>Y</text:p>
          </table:table-cell>
          <table:table-cell table:style-name="ce80" table:formula="of:=HYPERLINK(&quot;https:/www.pcgamingwiki.com/wiki/&quot;&amp;SUBSTITUTE([.A75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5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/>
          <table:table-cell table:style-name="ce102"/>
          <table:table-cell table:number-columns-repeated="47"/>
        </table:table-row>
        <table:table-row table:style-name="ro2">
          <table:table-cell table:style-name="ce142" office:value-type="string" calcext:value-type="string">
            <text:p>Moving Out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 office:value-type="string" calcext:value-type="string">
            <text:p>Y</text:p>
          </table:table-cell>
          <table:table-cell table:style-name="ce80" table:formula="of:=HYPERLINK(&quot;https:/www.pcgamingwiki.com/wiki/&quot;&amp;SUBSTITUTE([.A75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5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5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Mugsters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75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5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Multiwinia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2H40M00S" calcext:value-type="time">
            <text:p>02:4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5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5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Muramasa – The Demon Blade</text:p>
          </table:table-cell>
          <table:table-cell office:value-type="string" calcext:value-type="string">
            <text:p>?</text:p>
          </table:table-cell>
          <table:table-cell office:value-type="time" office:time-value="PT13H00M00S" calcext:value-type="time">
            <text:p>13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75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5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Mutant Year Zero: Road to Eden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76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6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Mutazione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8H00M00S" calcext:value-type="time">
            <text:p>08:0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76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61]&amp;&quot;+trailer&quot;;&quot;Trailer&quot;)" office:value-type="string" office:string-value="Trailer" calcext:value-type="string">
            <text:p>Trailer</text:p>
          </table:table-cell>
          <table:table-cell table:style-name="ce91"/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My Time at Portia</text:p>
          </table:table-cell>
          <table:table-cell office:value-type="string" calcext:value-type="string">
            <text:p>?</text:p>
          </table:table-cell>
          <table:table-cell table:style-name="Default" table:number-columns-repeated="2"/>
          <table:table-cell table:style-name="ce83" table:formula="of:=HYPERLINK(&quot;https:/www.pcgamingwiki.com/wiki/&quot;&amp;SUBSTITUTE([.A76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62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94" office:value-type="string" calcext:value-type="string">
            <text:p>E</text:p>
          </table:table-cell>
          <table:table-cell table:number-columns-repeated="55"/>
        </table:table-row>
        <table:table-row table:style-name="ro2">
          <table:table-cell table:style-name="ce142" office:value-type="string" calcext:value-type="string">
            <text:p>Myrne - The Quest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76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6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10"/>
          <table:table-cell table:number-columns-repeated="47"/>
        </table:table-row>
        <table:table-row table:style-name="ro2">
          <table:table-cell table:style-name="ce142" office:value-type="string" calcext:value-type="string">
            <text:p>N++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55H36M00S" calcext:value-type="time">
            <text:p>55:36</text:p>
          </table:table-cell>
          <table:table-cell table:style-name="ce50"/>
          <table:table-cell table:style-name="ce80" table:formula="of:=HYPERLINK(&quot;https:/www.pcgamingwiki.com/wiki/&quot;&amp;SUBSTITUTE([.A76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6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Nanotale - Typing Chronicles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76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6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Narcos: Rise of the Cartel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76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6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NBA 2K21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76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67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Need For Speed Underground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76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68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number-columns-repeated="47"/>
        </table:table-row>
        <table:table-row table:style-name="ro2">
          <table:table-cell table:style-name="ce32" office:value-type="string" calcext:value-type="string">
            <text:p>Need For Speed Underground 2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76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69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number-columns-repeated="47"/>
        </table:table-row>
        <table:table-row table:style-name="ro2">
          <table:table-cell office:value-type="string" calcext:value-type="string">
            <text:p>Need for Speed™ Hot Pursuit Remastered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77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70]&amp;&quot;+trailer&quot;;&quot;Trailer&quot;)" office:value-type="string" office:string-value="Trailer" calcext:value-type="string">
            <text:p>Trailer</text:p>
          </table:table-cell>
          <table:table-cell table:number-columns-repeated="3"/>
          <table:table-cell table:style-name="ce94" office:value-type="string" calcext:value-type="string">
            <text:p>O</text:p>
          </table:table-cell>
          <table:table-cell table:number-columns-repeated="53"/>
        </table:table-row>
        <table:table-row table:style-name="ro2">
          <table:table-cell table:style-name="ce143" office:value-type="string" calcext:value-type="string">
            <text:p>Neon Abyss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77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7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Neon Hardcorp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77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7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NERF N-Strik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7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7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NERF N-Strike Elit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7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7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Neuro Voider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77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7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Never Alon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29M00S" calcext:value-type="time">
            <text:p>03:29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7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7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Neverwinter Knights Diamon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77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7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New Kind of Adventur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00M00S" calcext:value-type="time">
            <text:p>02:00</text:p>
          </table:table-cell>
          <table:table-cell table:style-name="ce50"/>
          <table:table-cell table:style-name="ce80" table:formula="of:=HYPERLINK(&quot;https:/www.pcgamingwiki.com/wiki/&quot;&amp;SUBSTITUTE([.A77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7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New Super Mario Bros Wii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7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7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Newer Super Mario Bros. Wii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8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8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Newfound Courag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78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8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Next Up Hero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78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82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Night in the Woods</text:p>
          </table:table-cell>
          <table:table-cell office:value-type="string" calcext:value-type="string">
            <text:p>?</text:p>
          </table:table-cell>
          <table:table-cell table:style-name="Default" table:number-columns-repeated="2"/>
          <table:table-cell table:style-name="ce83" table:formula="of:=HYPERLINK(&quot;https:/www.pcgamingwiki.com/wiki/&quot;&amp;SUBSTITUTE([.A78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83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94" office:value-type="string" calcext:value-type="string">
            <text:p>E</text:p>
          </table:table-cell>
          <table:table-cell table:number-columns-repeated="55"/>
        </table:table-row>
        <table:table-row table:style-name="ro2">
          <table:table-cell table:style-name="ce142" office:value-type="string" calcext:value-type="string">
            <text:p>NiGHTS Into Dreams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30M00S" calcext:value-type="time">
            <text:p>04:30</text:p>
          </table:table-cell>
          <table:table-cell table:style-name="ce50"/>
          <table:table-cell table:style-name="ce80" table:formula="of:=HYPERLINK(&quot;https:/www.pcgamingwiki.com/wiki/&quot;&amp;SUBSTITUTE([.A78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8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NightSky </text:p>
          </table:table-cell>
          <table:table-cell office:value-type="string" calcext:value-type="string">
            <text:p>?</text:p>
          </table:table-cell>
          <table:table-cell office:value-type="time" office:time-value="PT03H23M00S" calcext:value-type="time">
            <text:p>03:23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78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8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Nikopol: Secrets of the Immortal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00M00S" calcext:value-type="time">
            <text:p>04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8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86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23" office:value-type="string" calcext:value-type="string">
            <text:p>Ninja Gaiden 3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78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8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Ninja Gaiden Sigma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78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88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 table:number-columns-repeated="3"/>
          <table:table-cell table:style-name="ce91"/>
          <table:table-cell table:number-columns-repeated="47"/>
        </table:table-row>
        <table:table-row table:style-name="ro2">
          <table:table-cell table:style-name="ce32" office:value-type="string" calcext:value-type="string">
            <text:p>Ninja Gaiden Sigma 2</text:p>
          </table:table-cell>
          <table:table-cell table:style-name="ce91" office:value-type="string" calcext:value-type="string">
            <text:p>Completed</text:p>
          </table:table-cell>
          <table:table-cell table:style-name="ce91"/>
          <table:table-cell table:style-name="ce169"/>
          <table:table-cell table:style-name="ce81" table:formula="of:=HYPERLINK(&quot;https:/www.pcgamingwiki.com/wiki/&quot;&amp;SUBSTITUTE([.A78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789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/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Nioh: The Complete Edition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79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9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No More Heroes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30M00S" calcext:value-type="time">
            <text:p>10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9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9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No More Heroes 2</text:p>
          </table:table-cell>
          <table:table-cell office:value-type="string" calcext:value-type="string">
            <text:p>?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79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9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Noct </text:p>
          </table:table-cell>
          <table:table-cell table:number-columns-repeated="3" office:value-type="string" calcext:value-type="string">
            <text:p>?</text:p>
          </table:table-cell>
          <table:table-cell table:style-name="ce83" table:formula="of:=HYPERLINK(&quot;https:/www.pcgamingwiki.com/wiki/&quot;&amp;SUBSTITUTE([.A79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9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Normality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12M00S" calcext:value-type="time">
            <text:p>05:12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9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94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Not A Hero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17M00S" calcext:value-type="time">
            <text:p>06:1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9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9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Nubarron: The adventure of an unlucky gnome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79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79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Nuclear Contingency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20M00S" calcext:value-type="time">
            <text:p>01:20</text:p>
          </table:table-cell>
          <table:table-cell table:style-name="ce50"/>
          <table:table-cell table:style-name="ce80" table:formula="of:=HYPERLINK(&quot;https:/www.pcgamingwiki.com/wiki/&quot;&amp;SUBSTITUTE([.A79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9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Nuclear Thron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7H00M00S" calcext:value-type="time">
            <text:p>17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79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79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Numba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26M00S" calcext:value-type="time">
            <text:p>03:26</text:p>
          </table:table-cell>
          <table:table-cell table:style-name="ce50"/>
          <table:table-cell table:style-name="ce80" table:formula="of:=HYPERLINK(&quot;https:/www.pcgamingwiki.com/wiki/&quot;&amp;SUBSTITUTE([.A79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79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NyxQuest: Kindred Spirit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45M00S" calcext:value-type="time">
            <text:p>03:45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0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00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Obduction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2H00M00S" calcext:value-type="time">
            <text:p>12:00</text:p>
          </table:table-cell>
          <table:table-cell table:style-name="ce50"/>
          <table:table-cell table:style-name="ce80" table:formula="of:=HYPERLINK(&quot;https:/www.pcgamingwiki.com/wiki/&quot;&amp;SUBSTITUTE([.A80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0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3" office:value-type="string" calcext:value-type="string">
            <text:p>Observer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00M00S" calcext:value-type="time">
            <text:p>07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0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0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Obuli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51M00S" calcext:value-type="time">
            <text:p>08:51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0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03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Oddworld: Abe's Oddysee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3H30M00S" calcext:value-type="time">
            <text:p>13:3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804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04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Oddworld: New 'n' Tasty!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8H25M00S" calcext:value-type="time">
            <text:p>08:25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80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05]&amp;&quot;+trailer&quot;;&quot;Trailer&quot;)" office:value-type="string" office:string-value="Trailer" calcext:value-type="string">
            <text:p>Trailer</text:p>
          </table:table-cell>
          <table:table-cell table:style-name="ce91"/>
          <table:table-cell table:style-name="ce91" office:value-type="string" calcext:value-type="string">
            <text:p>E</text:p>
          </table:table-cell>
          <table:table-cell table:style-name="ce91" table:number-columns-repeated="4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Of Guards And Thieve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80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0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Offspring Fling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3H14M00S" calcext:value-type="time">
            <text:p>03:14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80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07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Offworld Trading Company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30M00S" calcext:value-type="time">
            <text:p>07:30</text:p>
          </table:table-cell>
          <table:table-cell table:style-name="ce50"/>
          <table:table-cell table:style-name="ce80" table:formula="of:=HYPERLINK(&quot;https:/www.pcgamingwiki.com/wiki/&quot;&amp;SUBSTITUTE([.A80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08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Oil Rush </text:p>
          </table:table-cell>
          <table:table-cell office:value-type="string" calcext:value-type="string">
            <text:p>?</text:p>
          </table:table-cell>
          <table:table-cell office:value-type="time" office:time-value="PT11H14M00S" calcext:value-type="time">
            <text:p>11:14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80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80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Old School Musical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81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1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OlliOlli2: Welcome to Olliwood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57M00S" calcext:value-type="time">
            <text:p>05:5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1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1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23" office:value-type="string" calcext:value-type="string">
            <text:p>Optica</text:p>
          </table:table-cell>
          <table:table-cell table:style-name="ce93" office:value-type="string" calcext:value-type="string">
            <text:p>Pending</text:p>
          </table:table-cell>
          <table:table-cell table:style-name="ce123" table:number-columns-repeated="2"/>
          <table:table-cell table:style-name="ce84" table:formula="of:=HYPERLINK(&quot;https:/www.pcgamingwiki.com/wiki/&quot;&amp;SUBSTITUTE([.A81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1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O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81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1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Orange Moo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6H42M00S" calcext:value-type="time">
            <text:p>06:42</text:p>
          </table:table-cell>
          <table:table-cell table:style-name="ce50"/>
          <table:table-cell table:style-name="ce80" table:formula="of:=HYPERLINK(&quot;https:/www.pcgamingwiki.com/wiki/&quot;&amp;SUBSTITUTE([.A81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1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Organ Trail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23M00S" calcext:value-type="time">
            <text:p>03:23</text:p>
          </table:table-cell>
          <table:table-cell table:style-name="ce50"/>
          <table:table-cell table:style-name="ce80" table:formula="of:=HYPERLINK(&quot;https:/www.pcgamingwiki.com/wiki/&quot;&amp;SUBSTITUTE([.A81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1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Orwell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30M00S" calcext:value-type="time">
            <text:p>04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1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1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Orwell: Ignorance Is Strength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30M00S" calcext:value-type="time">
            <text:p>03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1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1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36" office:value-type="string" calcext:value-type="string">
            <text:p>Osada</text:p>
          </table:table-cell>
          <table:table-cell table:style-name="ce100" office:value-type="string" calcext:value-type="string">
            <text:p>?</text:p>
          </table:table-cell>
          <table:table-cell office:value-type="time" office:time-value="PT00H15M00S" calcext:value-type="time">
            <text:p>00:15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81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81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style-name="ce100" table:number-columns-repeated="9"/>
          <table:table-cell table:number-columns-repeated="47"/>
        </table:table-row>
        <table:table-row table:style-name="ro2">
          <table:table-cell table:style-name="ce32" office:value-type="string" calcext:value-type="string">
            <text:p>Osmos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7H46M00S" calcext:value-type="time">
            <text:p>07:46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81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19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Out of Line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820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20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7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Outcast - Second Contact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9H30M00S" calcext:value-type="time">
            <text:p>19:30</text:p>
          </table:table-cell>
          <table:table-cell table:style-name="ce171"/>
          <table:table-cell table:style-name="ce84" table:formula="of:=HYPERLINK(&quot;https:/www.pcgamingwiki.com/wiki/&quot;&amp;SUBSTITUTE([.A82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2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Outlast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5H54M00S" calcext:value-type="time">
            <text:p>05:54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822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22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/>
          <table:table-cell table:style-name="ce91" office:value-type="string" calcext:value-type="string">
            <text:p>G</text:p>
          </table:table-cell>
          <table:table-cell table:style-name="ce91" table:number-columns-repeated="3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9" office:value-type="string" calcext:value-type="string">
            <text:p>Outlast Whistleblower</text:p>
          </table:table-cell>
          <table:table-cell table:style-name="ce91" office:value-type="string" calcext:value-type="string">
            <text:p>Completed</text:p>
          </table:table-cell>
          <table:table-cell table:style-name="ce161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82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23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Overcooked!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30M00S" calcext:value-type="time">
            <text:p>07:30</text:p>
          </table:table-cell>
          <table:table-cell table:style-name="ce50"/>
          <table:table-cell table:style-name="ce80" table:formula="of:=HYPERLINK(&quot;https:/www.pcgamingwiki.com/wiki/&quot;&amp;SUBSTITUTE([.A82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2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Overcooked! 2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 office:value-type="string" calcext:value-type="string">
            <text:p>Y</text:p>
          </table:table-cell>
          <table:table-cell table:style-name="ce80" table:formula="of:=HYPERLINK(&quot;https:/www.pcgamingwiki.com/wiki/&quot;&amp;SUBSTITUTE([.A82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25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Overload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00M00S" calcext:value-type="time">
            <text:p>08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2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2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Oxenfre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30M00S" calcext:value-type="time">
            <text:p>04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2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2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4" office:value-type="string" calcext:value-type="string">
            <text:p>E</text:p>
          </table:table-cell>
          <table:table-cell table:style-name="ce93" office:value-type="string" calcext:value-type="string">
            <text:p>G</text:p>
          </table:table-cell>
          <table:table-cell table:style-name="ce93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Pac-Man 256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0H50M00S" calcext:value-type="time">
            <text:p>10:50</text:p>
          </table:table-cell>
          <table:table-cell table:style-name="ce50"/>
          <table:table-cell table:style-name="ce80" table:formula="of:=HYPERLINK(&quot;https:/www.pcgamingwiki.com/wiki/&quot;&amp;SUBSTITUTE([.A82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2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Pain Trai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24M00S" calcext:value-type="time">
            <text:p>01:24</text:p>
          </table:table-cell>
          <table:table-cell table:style-name="ce50"/>
          <table:table-cell table:style-name="ce80" table:formula="of:=HYPERLINK(&quot;https:/www.pcgamingwiki.com/wiki/&quot;&amp;SUBSTITUTE([.A82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2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Pankapu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3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3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Paper Beast - Folded Edi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83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3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Papers, Please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6H35M00S" calcext:value-type="time">
            <text:p>06:35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832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32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Papo &amp; Yo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42M00S" calcext:value-type="time">
            <text:p>03:42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3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3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Paradigm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83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3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Paranautical Activity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50M00S" calcext:value-type="time">
            <text:p>05:5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3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3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Pathfinder: Kingmaker - Enhanced Plus Edi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83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3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Pathway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9H00M00S" calcext:value-type="time">
            <text:p>09:00</text:p>
          </table:table-cell>
          <table:table-cell table:style-name="ce50" office:value-type="string" calcext:value-type="string">
            <text:p>?</text:p>
          </table:table-cell>
          <table:table-cell table:style-name="ce80" table:formula="of:=HYPERLINK(&quot;https:/www.pcgamingwiki.com/wiki/&quot;&amp;SUBSTITUTE([.A83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37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Payday 2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24H56M00S" calcext:value-type="time">
            <text:p>124:56</text:p>
          </table:table-cell>
          <table:table-cell table:style-name="ce50"/>
          <table:table-cell table:style-name="ce80" table:formula="of:=HYPERLINK(&quot;https:/www.pcgamingwiki.com/wiki/&quot;&amp;SUBSTITUTE([.A83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3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PC Building Simulator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83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39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Penny Arcade Adventures: Precipice of Darkness, Episode Three </text:p>
          </table:table-cell>
          <table:table-cell office:value-type="string" calcext:value-type="string">
            <text:p>?</text:p>
          </table:table-cell>
          <table:table-cell office:value-type="time" office:time-value="PT09H41M00S" calcext:value-type="time">
            <text:p>09:41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84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84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Pesterquest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84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4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Phantom Breaker: Battle Grounds </text:p>
          </table:table-cell>
          <table:table-cell office:value-type="string" calcext:value-type="string">
            <text:p>?</text:p>
          </table:table-cell>
          <table:table-cell office:value-type="time" office:time-value="PT04H00M00S" calcext:value-type="time">
            <text:p>04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84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84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Phantom Soldie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23M00S" calcext:value-type="time">
            <text:p>00:23</text:p>
          </table:table-cell>
          <table:table-cell table:style-name="ce50"/>
          <table:table-cell table:style-name="ce80" table:formula="of:=HYPERLINK(&quot;https:/www.pcgamingwiki.com/wiki/&quot;&amp;SUBSTITUTE([.A84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4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PictoQuest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00M00S" calcext:value-type="time">
            <text:p>07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4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4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Pikuniku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3H00M00S" calcext:value-type="time">
            <text:p>03:0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84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45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Pin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84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4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style-name="ce146"/>
          <table:table-cell table:number-columns-repeated="46"/>
        </table:table-row>
        <table:table-row table:style-name="ro2">
          <table:table-cell table:style-name="ce32" office:value-type="string" calcext:value-type="string">
            <text:p>Pitfall: The Big Adventure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84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47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</text:p>
          </table:table-cell>
          <table:table-cell table:style-name="ce91" table:number-columns-repeated="8"/>
          <table:table-cell table:style-name="ce91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Pixel Piracy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1H44M00S" calcext:value-type="time">
            <text:p>11:44</text:p>
          </table:table-cell>
          <table:table-cell table:style-name="ce50"/>
          <table:table-cell table:style-name="ce80" table:formula="of:=HYPERLINK(&quot;https:/www.pcgamingwiki.com/wiki/&quot;&amp;SUBSTITUTE([.A84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4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Pixel Puzzles Ultimat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84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4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Pixel Puzzles: UndeadZ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58M00S" calcext:value-type="time">
            <text:p>07:58</text:p>
          </table:table-cell>
          <table:table-cell table:style-name="ce50"/>
          <table:table-cell table:style-name="ce80" table:formula="of:=HYPERLINK(&quot;https:/www.pcgamingwiki.com/wiki/&quot;&amp;SUBSTITUTE([.A85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5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Pixplode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85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85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Planet Alpha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00M00S" calcext:value-type="time">
            <text:p>05:00</text:p>
          </table:table-cell>
          <table:table-cell table:style-name="ce50"/>
          <table:table-cell table:style-name="ce80" table:formula="of:=HYPERLINK(&quot;https:/www.pcgamingwiki.com/wiki/&quot;&amp;SUBSTITUTE([.A85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5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6"/>
          <table:table-cell table:style-name="ce156"/>
          <table:table-cell table:style-name="ce170"/>
          <table:table-cell table:number-columns-repeated="39"/>
        </table:table-row>
        <table:table-row table:style-name="ro2">
          <table:table-cell office:value-type="string" calcext:value-type="string">
            <text:p>Planet Explorers </text:p>
          </table:table-cell>
          <table:table-cell office:value-type="string" calcext:value-type="string">
            <text:p>?</text:p>
          </table:table-cell>
          <table:table-cell office:value-type="time" office:time-value="PT55H10M00S" calcext:value-type="time">
            <text:p>55:1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85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85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Planetary Annihilatio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9H23M00S" calcext:value-type="time">
            <text:p>09:23</text:p>
          </table:table-cell>
          <table:table-cell table:style-name="ce50"/>
          <table:table-cell table:style-name="ce80" table:formula="of:=HYPERLINK(&quot;https:/www.pcgamingwiki.com/wiki/&quot;&amp;SUBSTITUTE([.A85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5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Plants vs. Zombies: Battle for Neighborvill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85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5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3"/>
          <table:table-cell table:style-name="ce90" office:value-type="string" calcext:value-type="string">
            <text:p>O</text:p>
          </table:table-cell>
          <table:table-cell table:style-name="ce90" table:number-columns-repeated="6"/>
          <table:table-cell table:number-columns-repeated="47"/>
        </table:table-row>
        <table:table-row table:style-name="ro2"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?</text:p>
          </table:table-cell>
          <table:table-cell table:style-name="ce92" table:number-columns-repeated="2"/>
          <table:table-cell table:style-name="ce83" table:formula="of:=HYPERLINK(&quot;https:/www.pcgamingwiki.com/wiki/&quot;&amp;SUBSTITUTE([.A85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856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table:style-name="ce94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49"/>
        </table:table-row>
        <table:table-row table:style-name="ro2">
          <table:table-cell table:style-name="ce32" office:value-type="string" calcext:value-type="string">
            <text:p>Poi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5H30M00S" calcext:value-type="time">
            <text:p>05:3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85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57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Pokemon Iberia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5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5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Pokemon Tita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40H00M00S" calcext:value-type="time">
            <text:p>40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5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5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Poker Night at the Inventory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8H08M00S" calcext:value-type="time">
            <text:p>08:08</text:p>
          </table:table-cell>
          <table:table-cell table:style-name="ce50"/>
          <table:table-cell table:style-name="ce80" table:formula="of:=HYPERLINK(&quot;https:/www.pcgamingwiki.com/wiki/&quot;&amp;SUBSTITUTE([.A86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6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Polyball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86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6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Pony Island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2H43M00S" calcext:value-type="time">
            <text:p>02:43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862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62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Portal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3H47M00S" calcext:value-type="time">
            <text:p>03:47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86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63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Portal 2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0H10M00S" calcext:value-type="time">
            <text:p>10:1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864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64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Portal Dog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86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6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Portal Stories: Mel </text:p>
          </table:table-cell>
          <table:table-cell office:value-type="string" calcext:value-type="string">
            <text:p>?</text:p>
          </table:table-cell>
          <table:table-cell office:value-type="time" office:time-value="PT09H14M00S" calcext:value-type="time">
            <text:p>09:14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86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86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Postal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30M00S" calcext:value-type="time">
            <text:p>02:30</text:p>
          </table:table-cell>
          <table:table-cell table:style-name="ce50"/>
          <table:table-cell table:style-name="ce80" table:formula="of:=HYPERLINK(&quot;https:/www.pcgamingwiki.com/wiki/&quot;&amp;SUBSTITUTE([.A86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6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3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Postal 2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00M00S" calcext:value-type="time">
            <text:p>07:00</text:p>
          </table:table-cell>
          <table:table-cell table:style-name="ce50"/>
          <table:table-cell table:style-name="ce80" table:formula="of:=HYPERLINK(&quot;https:/www.pcgamingwiki.com/wiki/&quot;&amp;SUBSTITUTE([.A86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6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Pressure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18M00S" calcext:value-type="time">
            <text:p>04:18</text:p>
          </table:table-cell>
          <table:table-cell table:style-name="ce50"/>
          <table:table-cell table:style-name="ce80" table:formula="of:=HYPERLINK(&quot;https:/www.pcgamingwiki.com/wiki/&quot;&amp;SUBSTITUTE([.A86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6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5" office:value-type="string" calcext:value-type="string">
            <text:p>Pump It Up – Prexceed 1 &amp; 2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/>
          <table:table-cell table:style-name="ce82" table:formula="of:=HYPERLINK(&quot;https:/www.pcgamingwiki.com/wiki/&quot;&amp;SUBSTITUTE([.A870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870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W</text:p>
          </table:table-cell>
          <table:table-cell table:style-name="ce95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Prey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87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7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Prince Of Persia Rival Swords</text:p>
          </table:table-cell>
          <table:table-cell office:value-type="string" calcext:value-type="string">
            <text:p>?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87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87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Prison Architect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22H06M00S" calcext:value-type="time">
            <text:p>22:06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7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7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G</text:p>
          </table:table-cell>
          <table:table-cell table:style-name="ce93" table:number-columns-repeated="3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Prison Run and Gun </text:p>
          </table:table-cell>
          <table:table-cell office:value-type="string" calcext:value-type="string">
            <text:p>?</text:p>
          </table:table-cell>
          <table:table-cell office:value-type="time" office:time-value="PT04H05M00S" calcext:value-type="time">
            <text:p>04:05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87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87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Project Drui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87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7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Project Warlock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87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7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Proteu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57M00S" calcext:value-type="time">
            <text:p>00:57</text:p>
          </table:table-cell>
          <table:table-cell table:style-name="ce50"/>
          <table:table-cell table:style-name="ce80" table:formula="of:=HYPERLINK(&quot;https:/www.pcgamingwiki.com/wiki/&quot;&amp;SUBSTITUTE([.A87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7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Prototype 2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4H04M00S" calcext:value-type="time">
            <text:p>14:04</text:p>
          </table:table-cell>
          <table:table-cell table:style-name="ce50"/>
          <table:table-cell table:style-name="ce80" table:formula="of:=HYPERLINK(&quot;https:/www.pcgamingwiki.com/wiki/&quot;&amp;SUBSTITUTE([.A87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7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Psychonaut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5H36M00S" calcext:value-type="time">
            <text:p>15:36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7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7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/>
          <table:table-cell table:style-name="ce93" office:value-type="string" calcext:value-type="string">
            <text:p>G</text:p>
          </table:table-cell>
          <table:table-cell table:style-name="ce93" table:number-columns-repeated="3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Pulstar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88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8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Pumped BMX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6H00M00S" calcext:value-type="time">
            <text:p>06:00</text:p>
          </table:table-cell>
          <table:table-cell table:style-name="ce50"/>
          <table:table-cell table:style-name="ce80" table:formula="of:=HYPERLINK(&quot;https:/www.pcgamingwiki.com/wiki/&quot;&amp;SUBSTITUTE([.A88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8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Pumped BMX Pro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5H00M00S" calcext:value-type="time">
            <text:p>15:00</text:p>
          </table:table-cell>
          <table:table-cell table:style-name="ce50"/>
          <table:table-cell table:style-name="ce80" table:formula="of:=HYPERLINK(&quot;https:/www.pcgamingwiki.com/wiki/&quot;&amp;SUBSTITUTE([.A88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8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Puzzle Agen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34M00S" calcext:value-type="time">
            <text:p>03:34</text:p>
          </table:table-cell>
          <table:table-cell table:style-name="ce50"/>
          <table:table-cell table:style-name="ce80" table:formula="of:=HYPERLINK(&quot;https:/www.pcgamingwiki.com/wiki/&quot;&amp;SUBSTITUTE([.A88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8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Puzzle Agent 2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35M00S" calcext:value-type="time">
            <text:p>03:35</text:p>
          </table:table-cell>
          <table:table-cell table:style-name="ce50"/>
          <table:table-cell table:style-name="ce80" table:formula="of:=HYPERLINK(&quot;https:/www.pcgamingwiki.com/wiki/&quot;&amp;SUBSTITUTE([.A88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8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Q.U.B.E.: Director's Cut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3H16M00S" calcext:value-type="time">
            <text:p>03:16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88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85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Quake Champions </text:p>
          </table:table-cell>
          <table:table-cell office:value-type="string" calcext:value-type="string">
            <text:p>?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88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88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QUBE 2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00M00S" calcext:value-type="time">
            <text:p>05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8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8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Quest for Infamy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5H39M00S" calcext:value-type="time">
            <text:p>15:39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88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8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Quiplash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 office:value-type="string" calcext:value-type="string">
            <text:p>Y</text:p>
          </table:table-cell>
          <table:table-cell table:style-name="ce80" table:formula="of:=HYPERLINK(&quot;https:/www.pcgamingwiki.com/wiki/&quot;&amp;SUBSTITUTE([.A88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8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Race Driver: Grid </text:p>
          </table:table-cell>
          <table:table-cell office:value-type="string" calcext:value-type="string">
            <text:p>?</text:p>
          </table:table-cell>
          <table:table-cell office:value-type="time" office:time-value="PT25H21M00S" calcext:value-type="time">
            <text:p>25:21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89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89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Race the Su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59M00S" calcext:value-type="time">
            <text:p>05:59</text:p>
          </table:table-cell>
          <table:table-cell table:style-name="ce50"/>
          <table:table-cell table:style-name="ce80" table:formula="of:=HYPERLINK(&quot;https:/www.pcgamingwiki.com/wiki/&quot;&amp;SUBSTITUTE([.A89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9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RAD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89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89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table:style-name="ce143" office:value-type="string" calcext:value-type="string">
            <text:p>Rage 2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89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9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Rain Worl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89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89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23" office:value-type="string" calcext:value-type="string">
            <text:p>Ratchet &amp; Clank (2016)</text:p>
          </table:table-cell>
          <table:table-cell table:style-name="ce93" office:value-type="string" calcext:value-type="string">
            <text:p>Pending</text:p>
          </table:table-cell>
          <table:table-cell table:style-name="ce123" table:number-columns-repeated="2"/>
          <table:table-cell table:style-name="ce84" table:formula="of:=HYPERLINK(&quot;https:/www.pcgamingwiki.com/wiki/&quot;&amp;SUBSTITUTE([.A89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95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5"/>
          <table:table-cell table:style-name="ce94" office:value-type="float" office:value="4" calcext:value-type="float">
            <text:p>4</text:p>
          </table:table-cell>
          <table:table-cell table:style-name="ce93" table:number-columns-repeated="4"/>
          <table:table-cell table:number-columns-repeated="47"/>
        </table:table-row>
        <table:table-row table:style-name="ro2">
          <table:table-cell table:style-name="ce143" office:value-type="string" calcext:value-type="string">
            <text:p>Ratchet &amp; Clank All 4 One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89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89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Ratchet &amp; Clank Trilogy</text:p>
          </table:table-cell>
          <table:table-cell table:style-name="ce91" office:value-type="string" calcext:value-type="string">
            <text:p>Completed</text:p>
          </table:table-cell>
          <table:table-cell table:style-name="ce91"/>
          <table:table-cell table:style-name="ce169"/>
          <table:table-cell table:style-name="ce81" table:formula="of:=HYPERLINK(&quot;https:/www.pcgamingwiki.com/wiki/&quot;&amp;SUBSTITUTE([.A89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97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109" table:number-columns-repeated="4"/>
          <table:table-cell table:style-name="ce91"/>
          <table:table-cell table:number-columns-repeated="47"/>
        </table:table-row>
        <table:table-row table:style-name="ro2">
          <table:table-cell table:style-name="ce32" office:value-type="string" calcext:value-type="string">
            <text:p>Ratchet &amp; Clank: A Crack in Time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89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98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32"/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Ratchet &amp; Clank: Into the Nexus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89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899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/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Ratchet &amp; Clank: Quest for Booty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900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900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/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Ratchet &amp; Clank: Tools of Destruction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90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901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109" table:number-columns-repeated="4"/>
          <table:table-cell table:style-name="ce91"/>
          <table:table-cell table:number-columns-repeated="47"/>
        </table:table-row>
        <table:table-row table:style-name="ro2">
          <table:table-cell table:style-name="ce143" office:value-type="string" calcext:value-type="string">
            <text:p>Ratchet and Clank - Q Force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90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0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Ratchet Gladiator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90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0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Ravensword: Shadowlands </text:p>
          </table:table-cell>
          <table:table-cell office:value-type="string" calcext:value-type="string">
            <text:p>?</text:p>
          </table:table-cell>
          <table:table-cell office:value-type="time" office:time-value="PT06H30M00S" calcext:value-type="time">
            <text:p>06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0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0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Rayman Legends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9H30M00S" calcext:value-type="time">
            <text:p>09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90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0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Rayman Origins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3H26M00S" calcext:value-type="time">
            <text:p>13:26</text:p>
          </table:table-cell>
          <table:table-cell table:style-name="ce169" office:value-type="string" calcext:value-type="string">
            <text:p>?</text:p>
          </table:table-cell>
          <table:table-cell table:style-name="ce81" table:formula="of:=HYPERLINK(&quot;https:/www.pcgamingwiki.com/wiki/&quot;&amp;SUBSTITUTE([.A906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906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/>
          <table:table-cell table:style-name="ce91" office:value-type="string" calcext:value-type="string">
            <text:p>U</text:p>
          </table:table-cell>
          <table:table-cell table:style-name="ce91"/>
          <table:table-cell table:number-columns-repeated="47"/>
        </table:table-row>
        <table:table-row table:style-name="ro2">
          <table:table-cell office:value-type="string" calcext:value-type="string">
            <text:p>Rayman Raving Rabbids 2</text:p>
          </table:table-cell>
          <table:table-cell office:value-type="string" calcext:value-type="string">
            <text:p>?</text:p>
          </table:table-cell>
          <table:table-cell office:value-type="time" office:time-value="PT05H00M00S" calcext:value-type="time">
            <text:p>05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0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0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Rayman Raving Rabbids TV Party</text:p>
          </table:table-cell>
          <table:table-cell office:value-type="string" calcext:value-type="string">
            <text:p>?</text:p>
          </table:table-cell>
          <table:table-cell office:value-type="time" office:time-value="PT03H00M00S" calcext:value-type="time">
            <text:p>03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0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0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Rebel Galaxy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90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09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Red Orchestra 2: Heroes of Stalingra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1H02M00S" calcext:value-type="time">
            <text:p>11:02</text:p>
          </table:table-cell>
          <table:table-cell table:style-name="ce50"/>
          <table:table-cell table:style-name="ce80" table:formula="of:=HYPERLINK(&quot;https:/www.pcgamingwiki.com/wiki/&quot;&amp;SUBSTITUTE([.A91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1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Red Steel</text:p>
          </table:table-cell>
          <table:table-cell office:value-type="string" calcext:value-type="string">
            <text:p>?</text:p>
          </table:table-cell>
          <table:table-cell office:value-type="time" office:time-value="PT08H30M00S" calcext:value-type="time">
            <text:p>08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1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1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Red Steel 2</text:p>
          </table:table-cell>
          <table:table-cell office:value-type="string" calcext:value-type="string">
            <text:p>?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1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1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02" office:value-type="string" calcext:value-type="string">
            <text:p>Red Wings: Aces of the Sky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91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1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Red Wings: Aces of the Sky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91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1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Redout: Enhanced Edition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91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1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Refunct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0H30M00S" calcext:value-type="time">
            <text:p>00:3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916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916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Relicta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91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1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Remnant: From the Ashes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3H00M00S" calcext:value-type="time">
            <text:p>13:00</text:p>
          </table:table-cell>
          <table:table-cell table:style-name="ce50"/>
          <table:table-cell table:style-name="ce80" table:formula="of:=HYPERLINK(&quot;https:/www.pcgamingwiki.com/wiki/&quot;&amp;SUBSTITUTE([.A91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18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Renegade Ops </text:p>
          </table:table-cell>
          <table:table-cell office:value-type="string" calcext:value-type="string">
            <text:p>?</text:p>
          </table:table-cell>
          <table:table-cell office:value-type="time" office:time-value="PT05H26M00S" calcext:value-type="time">
            <text:p>05:26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1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1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Republiqu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92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2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Resident Evil 4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8H08M00S" calcext:value-type="time">
            <text:p>18:08</text:p>
          </table:table-cell>
          <table:table-cell table:style-name="ce169" office:value-type="string" calcext:value-type="string">
            <text:p>?</text:p>
          </table:table-cell>
          <table:table-cell table:style-name="ce81" table:formula="of:=HYPERLINK(&quot;https:/www.pcgamingwiki.com/wiki/&quot;&amp;SUBSTITUTE([.A92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921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Resident Evil 5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4H44M00S" calcext:value-type="time">
            <text:p>14:44</text:p>
          </table:table-cell>
          <table:table-cell table:style-name="ce169" office:value-type="string" calcext:value-type="string">
            <text:p>?</text:p>
          </table:table-cell>
          <table:table-cell table:style-name="ce81" table:formula="of:=HYPERLINK(&quot;https:/www.pcgamingwiki.com/wiki/&quot;&amp;SUBSTITUTE([.A922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922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Resident Evil 6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24H37M00S" calcext:value-type="time">
            <text:p>24:37</text:p>
          </table:table-cell>
          <table:table-cell table:style-name="ce169" office:value-type="string" calcext:value-type="string">
            <text:p>?</text:p>
          </table:table-cell>
          <table:table-cell table:style-name="ce81" table:formula="of:=HYPERLINK(&quot;https:/www.pcgamingwiki.com/wiki/&quot;&amp;SUBSTITUTE([.A92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923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Resident Evil The Darkside Chronicles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Y</text:p>
          </table:table-cell>
          <table:table-cell table:style-name="ce81" table:formula="of:=HYPERLINK(&quot;https:/www.pcgamingwiki.com/wiki/&quot;&amp;SUBSTITUTE([.A924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924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</text:p>
          </table:table-cell>
          <table:table-cell table:style-name="ce91" table:number-columns-repeated="8"/>
          <table:table-cell table:style-name="ce91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32" office:value-type="string" calcext:value-type="string">
            <text:p>Resident Evil The Umbrella Chronicles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Y</text:p>
          </table:table-cell>
          <table:table-cell table:style-name="ce81" table:formula="of:=HYPERLINK(&quot;https:/www.pcgamingwiki.com/wiki/&quot;&amp;SUBSTITUTE([.A92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925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</text:p>
          </table:table-cell>
          <table:table-cell table:style-name="ce91" table:number-columns-repeated="8"/>
          <table:table-cell table:style-name="ce91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32" office:value-type="string" calcext:value-type="string">
            <text:p>Resident Evil Zero: HD Remaster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1H03M00S" calcext:value-type="time">
            <text:p>11:03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926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926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Resident Evil: HD Remaster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2H39M00S" calcext:value-type="time">
            <text:p>12:39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92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927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Retro City Rampage DX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45M00S" calcext:value-type="time">
            <text:p>06:45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92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2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Reu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6H34M00S" calcext:value-type="time">
            <text:p>26:34</text:p>
          </table:table-cell>
          <table:table-cell table:style-name="ce50"/>
          <table:table-cell table:style-name="ce80" table:formula="of:=HYPERLINK(&quot;https:/www.pcgamingwiki.com/wiki/&quot;&amp;SUBSTITUTE([.A92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2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Revenge of the Titan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1H40M00S" calcext:value-type="time">
            <text:p>11:40</text:p>
          </table:table-cell>
          <table:table-cell table:style-name="ce50"/>
          <table:table-cell table:style-name="ce80" table:formula="of:=HYPERLINK(&quot;https:/www.pcgamingwiki.com/wiki/&quot;&amp;SUBSTITUTE([.A93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3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ReX (2018) </text:p>
          </table:table-cell>
          <table:table-cell table:number-columns-repeated="3" office:value-type="string" calcext:value-type="string">
            <text:p>?</text:p>
          </table:table-cell>
          <table:table-cell table:style-name="ce83" table:formula="of:=HYPERLINK(&quot;https:/www.pcgamingwiki.com/wiki/&quot;&amp;SUBSTITUTE([.A93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3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Rhiannon: Curse of the Four Branches </text:p>
          </table:table-cell>
          <table:table-cell office:value-type="string" calcext:value-type="string">
            <text:p>?</text:p>
          </table:table-cell>
          <table:table-cell office:value-type="time" office:time-value="PT09H01M00S" calcext:value-type="time">
            <text:p>09:01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3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3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RiM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30M00S" calcext:value-type="time">
            <text:p>05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93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33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Rise of the Tomb Raider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93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3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Riverbon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93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35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Rochard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6H01M00S" calcext:value-type="time">
            <text:p>06:01</text:p>
          </table:table-cell>
          <table:table-cell table:style-name="ce169" office:value-type="string" calcext:value-type="string">
            <text:p>?</text:p>
          </table:table-cell>
          <table:table-cell table:style-name="ce81" table:formula="of:=HYPERLINK(&quot;https:/www.pcgamingwiki.com/wiki/&quot;&amp;SUBSTITUTE([.A936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936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Rock Band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93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937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109" table:number-columns-repeated="4"/>
          <table:table-cell table:style-name="ce91"/>
          <table:table-cell table:number-columns-repeated="47"/>
        </table:table-row>
        <table:table-row table:style-name="ro2">
          <table:table-cell table:style-name="ce35" office:value-type="string" calcext:value-type="string">
            <text:p>Rock Band 3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/>
          <table:table-cell table:style-name="ce82" table:formula="of:=HYPERLINK(&quot;https:/www.pcgamingwiki.com/wiki/&quot;&amp;SUBSTITUTE([.A938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938]&amp;&quot;+trailer&quot;;&quot;Trailer&quot;)" office:value-type="string" office:string-value="Trailer" calcext:value-type="string">
            <text:p>Trailer</text:p>
          </table:table-cell>
          <table:table-cell table:style-name="ce95" table:number-columns-repeated="4"/>
          <table:table-cell table:style-name="ce94" office:value-type="float" office:value="3" calcext:value-type="float">
            <text:p>3</text:p>
          </table:table-cell>
          <table:table-cell table:style-name="ce113" table:number-columns-repeated="4"/>
          <table:table-cell table:style-name="ce95"/>
          <table:table-cell table:number-columns-repeated="47"/>
        </table:table-row>
        <table:table-row table:style-name="ro2">
          <table:table-cell table:style-name="ce35" office:value-type="string" calcext:value-type="string">
            <text:p>Rock Band 4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/>
          <table:table-cell table:style-name="ce82" table:formula="of:=HYPERLINK(&quot;https:/www.pcgamingwiki.com/wiki/&quot;&amp;SUBSTITUTE([.A939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939]&amp;&quot;+trailer&quot;;&quot;Trailer&quot;)" office:value-type="string" office:string-value="Trailer" calcext:value-type="string">
            <text:p>Trailer</text:p>
          </table:table-cell>
          <table:table-cell table:style-name="ce95" table:number-columns-repeated="5"/>
          <table:table-cell table:style-name="ce94" office:value-type="float" office:value="4" calcext:value-type="float">
            <text:p>4</text:p>
          </table:table-cell>
          <table:table-cell table:style-name="ce95" table:number-columns-repeated="4"/>
          <table:table-cell table:number-columns-repeated="47"/>
        </table:table-row>
        <table:table-row table:style-name="ro2">
          <table:table-cell table:style-name="ce35" office:value-type="string" calcext:value-type="string">
            <text:p>Rocket Arena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/>
          <table:table-cell table:style-name="ce82" table:formula="of:=HYPERLINK(&quot;https:/www.pcgamingwiki.com/wiki/&quot;&amp;SUBSTITUTE([.A940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940]&amp;&quot;+trailer&quot;;&quot;Trailer&quot;)" office:value-type="string" office:string-value="Trailer" calcext:value-type="string">
            <text:p>Trailer</text:p>
          </table:table-cell>
          <table:table-cell table:style-name="ce95" table:number-columns-repeated="3"/>
          <table:table-cell table:style-name="ce94" office:value-type="string" calcext:value-type="string">
            <text:p>O</text:p>
          </table:table-cell>
          <table:table-cell table:style-name="ce95" table:number-columns-repeated="6"/>
          <table:table-cell table:number-columns-repeated="47"/>
        </table:table-row>
        <table:table-row table:style-name="ro2">
          <table:table-cell table:style-name="ce35" office:value-type="string" calcext:value-type="string">
            <text:p>Rocket League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/>
          <table:table-cell table:style-name="ce82" table:formula="of:=HYPERLINK(&quot;https:/www.pcgamingwiki.com/wiki/&quot;&amp;SUBSTITUTE([.A941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941]&amp;&quot;+trailer&quot;;&quot;Trailer&quot;)" office:value-type="string" office:string-value="Trailer" calcext:value-type="string">
            <text:p>Trailer</text:p>
          </table:table-cell>
          <table:table-cell table:style-name="ce95"/>
          <table:table-cell table:style-name="ce94" office:value-type="string" calcext:value-type="string">
            <text:p>E</text:p>
          </table:table-cell>
          <table:table-cell table:style-name="ce95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Rocketbirds: Hardboiled Chicken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52M00S" calcext:value-type="time">
            <text:p>03:52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94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4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Rogue Heroes: Ruins of Taso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94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4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Rogue Legacy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94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44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RollerCoaster Tycoon 3: Complete Edition</text:p>
          </table:table-cell>
          <table:table-cell office:value-type="string" calcext:value-type="string">
            <text:p>?</text:p>
          </table:table-cell>
          <table:table-cell office:value-type="time" office:time-value="PT17H00M00S" calcext:value-type="time">
            <text:p>17:00</text:p>
          </table:table-cell>
          <table:table-cell/>
          <table:table-cell table:style-name="ce83" table:formula="of:=HYPERLINK(&quot;https:/www.pcgamingwiki.com/wiki/&quot;&amp;SUBSTITUTE([.A94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45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94" office:value-type="string" calcext:value-type="string">
            <text:p>E</text:p>
          </table:table-cell>
          <table:table-cell table:number-columns-repeated="55"/>
        </table:table-row>
        <table:table-row table:style-name="ro2">
          <table:table-cell table:style-name="ce40" office:value-type="string" calcext:value-type="string">
            <text:p>Rollers of the Realm </text:p>
          </table:table-cell>
          <table:table-cell table:style-name="ce93" office:value-type="string" calcext:value-type="string">
            <text:p>Pending</text:p>
          </table:table-cell>
          <table:table-cell table:style-name="ce163" office:value-type="time" office:time-value="PT06H27M00S" calcext:value-type="time">
            <text:p>06:2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94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4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Rome: Total Wa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52H46M00S" calcext:value-type="time">
            <text:p>52:46</text:p>
          </table:table-cell>
          <table:table-cell table:style-name="ce50"/>
          <table:table-cell table:style-name="ce80" table:formula="of:=HYPERLINK(&quot;https:/www.pcgamingwiki.com/wiki/&quot;&amp;SUBSTITUTE([.A94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4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Ronin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37M00S" calcext:value-type="time">
            <text:p>06:3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94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4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Roommate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13M00S" calcext:value-type="time">
            <text:p>06:13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94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4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Rover Rescu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95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5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Ruiner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95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5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Saints Row 2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0H00M00S" calcext:value-type="time">
            <text:p>20:00</text:p>
          </table:table-cell>
          <table:table-cell table:style-name="ce50"/>
          <table:table-cell table:style-name="ce80" table:formula="of:=HYPERLINK(&quot;https:/www.pcgamingwiki.com/wiki/&quot;&amp;SUBSTITUTE([.A95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5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Saints Row IV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95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5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4"/>
          <table:table-cell table:style-name="ce90" office:value-type="float" office:value="3" calcext:value-type="float">
            <text:p>3</text:p>
          </table:table-cell>
          <table:table-cell table:style-name="ce90" table:number-columns-repeated="5"/>
          <table:table-cell table:number-columns-repeated="47"/>
        </table:table-row>
        <table:table-row table:style-name="ro2">
          <table:table-cell office:value-type="string" calcext:value-type="string">
            <text:p>Saints Row The Third Remastered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95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54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94" office:value-type="string" calcext:value-type="string">
            <text:p>E</text:p>
          </table:table-cell>
          <table:table-cell table:number-columns-repeated="55"/>
        </table:table-row>
        <table:table-row table:style-name="ro2">
          <table:table-cell table:style-name="ce142" office:value-type="string" calcext:value-type="string">
            <text:p>Sakura Fantasy - Chapter 1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57M00S" calcext:value-type="time">
            <text:p>03:57</text:p>
          </table:table-cell>
          <table:table-cell table:style-name="ce50"/>
          <table:table-cell table:style-name="ce80" table:formula="of:=HYPERLINK(&quot;https:/www.pcgamingwiki.com/wiki/&quot;&amp;SUBSTITUTE([.A95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5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alt and Sanctuary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95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5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Sam &amp; Max 101: Culture Shock </text:p>
          </table:table-cell>
          <table:table-cell office:value-type="string" calcext:value-type="string">
            <text:p>?</text:p>
          </table:table-cell>
          <table:table-cell office:value-type="time" office:time-value="PT02H31M00S" calcext:value-type="time">
            <text:p>02:31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5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5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am &amp; Max 102: Situation: Comedy </text:p>
          </table:table-cell>
          <table:table-cell office:value-type="string" calcext:value-type="string">
            <text:p>?</text:p>
          </table:table-cell>
          <table:table-cell office:value-type="time" office:time-value="PT02H04M00S" calcext:value-type="time">
            <text:p>02:04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5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5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am &amp; Max 103: The Mole, the Mob, and the Meatball </text:p>
          </table:table-cell>
          <table:table-cell office:value-type="string" calcext:value-type="string">
            <text:p>?</text:p>
          </table:table-cell>
          <table:table-cell office:value-type="time" office:time-value="PT01H47M00S" calcext:value-type="time">
            <text:p>01:47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5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5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am &amp; Max 105: Reality 2.0 </text:p>
          </table:table-cell>
          <table:table-cell office:value-type="string" calcext:value-type="string">
            <text:p>?</text:p>
          </table:table-cell>
          <table:table-cell office:value-type="time" office:time-value="PT02H20M00S" calcext:value-type="time">
            <text:p>02:2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6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6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am &amp; Max 106: Bright Side of the Moon </text:p>
          </table:table-cell>
          <table:table-cell office:value-type="string" calcext:value-type="string">
            <text:p>?</text:p>
          </table:table-cell>
          <table:table-cell office:value-type="time" office:time-value="PT02H16M00S" calcext:value-type="time">
            <text:p>02:16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6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6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am &amp; Max 201: Ice Station Santa </text:p>
          </table:table-cell>
          <table:table-cell office:value-type="string" calcext:value-type="string">
            <text:p>?</text:p>
          </table:table-cell>
          <table:table-cell office:value-type="time" office:time-value="PT02H54M00S" calcext:value-type="time">
            <text:p>02:54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6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6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am &amp; Max 202: Moai Better Blues </text:p>
          </table:table-cell>
          <table:table-cell office:value-type="string" calcext:value-type="string">
            <text:p>?</text:p>
          </table:table-cell>
          <table:table-cell office:value-type="time" office:time-value="PT02H23M00S" calcext:value-type="time">
            <text:p>02:23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6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6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am &amp; Max 203: Night of the Raving Dead </text:p>
          </table:table-cell>
          <table:table-cell office:value-type="string" calcext:value-type="string">
            <text:p>?</text:p>
          </table:table-cell>
          <table:table-cell office:value-type="time" office:time-value="PT02H38M00S" calcext:value-type="time">
            <text:p>02:38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6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6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am &amp; Max 204: Chariots of the Dogs </text:p>
          </table:table-cell>
          <table:table-cell office:value-type="string" calcext:value-type="string">
            <text:p>?</text:p>
          </table:table-cell>
          <table:table-cell office:value-type="time" office:time-value="PT02H42M00S" calcext:value-type="time">
            <text:p>02:42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6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6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am &amp; Max 205: What's New, Beelzebub? </text:p>
          </table:table-cell>
          <table:table-cell office:value-type="string" calcext:value-type="string">
            <text:p>?</text:p>
          </table:table-cell>
          <table:table-cell office:value-type="time" office:time-value="PT02H57M00S" calcext:value-type="time">
            <text:p>02:57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6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6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am &amp; Max 301: The Penal Zone </text:p>
          </table:table-cell>
          <table:table-cell office:value-type="string" calcext:value-type="string">
            <text:p>?</text:p>
          </table:table-cell>
          <table:table-cell office:value-type="time" office:time-value="PT03H54M00S" calcext:value-type="time">
            <text:p>03:54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6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6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am &amp; Max 302: The Tomb of Sammun-Mak </text:p>
          </table:table-cell>
          <table:table-cell office:value-type="string" calcext:value-type="string">
            <text:p>?</text:p>
          </table:table-cell>
          <table:table-cell office:value-type="time" office:time-value="PT03H18M00S" calcext:value-type="time">
            <text:p>03:18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6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6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am &amp; Max 303: They Stole Max's Brain! </text:p>
          </table:table-cell>
          <table:table-cell office:value-type="string" calcext:value-type="string">
            <text:p>?</text:p>
          </table:table-cell>
          <table:table-cell office:value-type="time" office:time-value="PT03H04M00S" calcext:value-type="time">
            <text:p>03:04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6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6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am &amp; Max 304: Beyond the Alley of the Dolls </text:p>
          </table:table-cell>
          <table:table-cell office:value-type="string" calcext:value-type="string">
            <text:p>?</text:p>
          </table:table-cell>
          <table:table-cell office:value-type="time" office:time-value="PT02H57M00S" calcext:value-type="time">
            <text:p>02:57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7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7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am &amp; Max 305: The City That Dares Not Sleep </text:p>
          </table:table-cell>
          <table:table-cell office:value-type="string" calcext:value-type="string">
            <text:p>?</text:p>
          </table:table-cell>
          <table:table-cell office:value-type="time" office:time-value="PT02H49M00S" calcext:value-type="time">
            <text:p>02:49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7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7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am and Max Hit the Road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97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7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table:style-name="ce143" office:value-type="string" calcext:value-type="string">
            <text:p>Samorost 1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97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7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number-columns-repeated="47"/>
        </table:table-row>
        <table:table-row table:style-name="ro2">
          <table:table-cell table:style-name="ce143" office:value-type="string" calcext:value-type="string">
            <text:p>Samorost 2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1H05M00S" calcext:value-type="time">
            <text:p>01:05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97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7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amurai Shodown V Special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97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7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amurai Showdown II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97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7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anctum 2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8H23M00S" calcext:value-type="time">
            <text:p>18:23</text:p>
          </table:table-cell>
          <table:table-cell table:style-name="ce50"/>
          <table:table-cell table:style-name="ce80" table:formula="of:=HYPERLINK(&quot;https:/www.pcgamingwiki.com/wiki/&quot;&amp;SUBSTITUTE([.A97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7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ang-Froid: Tales Of Werewolves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9H00M00S" calcext:value-type="time">
            <text:p>09:00</text:p>
          </table:table-cell>
          <table:table-cell table:style-name="ce50"/>
          <table:table-cell table:style-name="ce80" table:formula="of:=HYPERLINK(&quot;https:/www.pcgamingwiki.com/wiki/&quot;&amp;SUBSTITUTE([.A97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7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Sanitarium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8H00M00S" calcext:value-type="time">
            <text:p>08:00</text:p>
          </table:table-cell>
          <table:table-cell table:style-name="ce50"/>
          <table:table-cell table:style-name="ce80" table:formula="of:=HYPERLINK(&quot;https:/www.pcgamingwiki.com/wiki/&quot;&amp;SUBSTITUTE([.A97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7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Santa Rockstar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98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8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office:value-type="string" calcext:value-type="string">
            <text:p>Satellite Reign </text:p>
          </table:table-cell>
          <table:table-cell office:value-type="string" calcext:value-type="string">
            <text:p>?</text:p>
          </table:table-cell>
          <table:table-cell office:value-type="time" office:time-value="PT30H03M00S" calcext:value-type="time">
            <text:p>30:03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8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8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Savant: Ascent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1H16M00S" calcext:value-type="time">
            <text:p>01:16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98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8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Schein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18M00S" calcext:value-type="time">
            <text:p>08:18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98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83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Screencheat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03M00S" calcext:value-type="time">
            <text:p>07:03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98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8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Second Extinction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98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85]&amp;&quot;+trailer&quot;;&quot;Trailer&quot;)" office:value-type="string" office:string-value="Trailer" calcext:value-type="string">
            <text:p>Trailer</text:p>
          </table:table-cell>
          <table:table-cell table:style-name="ce93"/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Secret Files 2: Puritas Cordis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98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8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Secret Files 3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98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8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Secret Files: Sam Peters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98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8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Secret Files: Tunguska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98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8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style-name="Default"/>
          <table:table-cell table:number-columns-repeated="48"/>
        </table:table-row>
        <table:table-row table:style-name="ro2">
          <table:table-cell office:value-type="string" calcext:value-type="string">
            <text:p>SEGA Genesis Classics Collection </text:p>
          </table:table-cell>
          <table:table-cell office:value-type="string" calcext:value-type="string">
            <text:p>?</text:p>
          </table:table-cell>
          <table:table-cell office:value-type="time" office:time-value="PT15H38M00S" calcext:value-type="time">
            <text:p>15:38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9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9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Sekiro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99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9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5"/>
          <table:table-cell table:style-name="ce90" office:value-type="float" office:value="4" calcext:value-type="float">
            <text:p>4</text:p>
          </table:table-cell>
          <table:table-cell table:style-name="ce90" table:number-columns-repeated="4"/>
          <table:table-cell table:number-columns-repeated="47"/>
        </table:table-row>
        <table:table-row table:style-name="ro2">
          <table:table-cell table:style-name="ce142" office:value-type="string" calcext:value-type="string">
            <text:p>Sengoku 3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99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9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erial Cleaner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00M00S" calcext:value-type="time">
            <text:p>05:00</text:p>
          </table:table-cell>
          <table:table-cell table:style-name="ce50"/>
          <table:table-cell table:style-name="ce80" table:formula="of:=HYPERLINK(&quot;https:/www.pcgamingwiki.com/wiki/&quot;&amp;SUBSTITUTE([.A99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99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Serious Sam: The First Encounter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/>
          <table:table-cell table:style-name="ce84" table:formula="of:=HYPERLINK(&quot;https:/www.pcgamingwiki.com/wiki/&quot;&amp;SUBSTITUTE([.A99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9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number-columns-repeated="47"/>
        </table:table-row>
        <table:table-row table:style-name="ro2">
          <table:table-cell table:style-name="ce143" office:value-type="string" calcext:value-type="string">
            <text:p>SEUM: Speedrunners from Hell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30M00S" calcext:value-type="time">
            <text:p>07:30</text:p>
          </table:table-cell>
          <table:table-cell table:style-name="ce171" office:value-type="string" calcext:value-type="string">
            <text:p>N</text:p>
          </table:table-cell>
          <table:table-cell table:style-name="ce84" table:formula="of:=HYPERLINK(&quot;https:/www.pcgamingwiki.com/wiki/&quot;&amp;SUBSTITUTE([.A99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9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Seven: Enhanced Edtition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99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9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table:style-name="ce94" office:value-type="string" calcext:value-type="string">
            <text:p>G</text:p>
          </table:table-cell>
          <table:table-cell table:number-columns-repeated="54"/>
        </table:table-row>
        <table:table-row table:style-name="ro2">
          <table:table-cell table:style-name="ce143" office:value-type="string" calcext:value-type="string">
            <text:p>Shadow of the Tomb Raider: Definitive Edition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99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9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Shadow Tactics - Blades Of The Shogu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24H30M00S" calcext:value-type="time">
            <text:p>24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99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99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4" office:value-type="string" calcext:value-type="string">
            <text:p>E</text:p>
          </table:table-cell>
          <table:table-cell table:style-name="ce93" office:value-type="string" calcext:value-type="string">
            <text:p>G</text:p>
          </table:table-cell>
          <table:table-cell table:style-name="ce93" table:number-columns-repeated="7"/>
          <table:table-cell table:number-columns-repeated="47"/>
        </table:table-row>
        <table:table-row table:style-name="ro2">
          <table:table-cell office:value-type="string" calcext:value-type="string">
            <text:p>Shadow Warrior (1997) </text:p>
          </table:table-cell>
          <table:table-cell office:value-type="string" calcext:value-type="string">
            <text:p>?</text:p>
          </table:table-cell>
          <table:table-cell office:value-type="time" office:time-value="PT11H40M00S" calcext:value-type="time">
            <text:p>11:4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99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99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32" office:value-type="string" calcext:value-type="string">
            <text:p>Shadow Warrior (2013)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3H51M00S" calcext:value-type="time">
            <text:p>13:51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000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000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/>
          <table:table-cell table:style-name="ce91" office:value-type="string" calcext:value-type="string">
            <text:p>G</text:p>
          </table:table-cell>
          <table:table-cell table:style-name="ce91" table:number-columns-repeated="3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35" office:value-type="string" calcext:value-type="string">
            <text:p>Shadow Warrior 2</text:p>
          </table:table-cell>
          <table:table-cell table:style-name="ce95" office:value-type="string" calcext:value-type="string">
            <text:p>Replayable</text:p>
          </table:table-cell>
          <table:table-cell table:style-name="ce158" office:value-type="time" office:time-value="PT07H30M00S" calcext:value-type="time">
            <text:p>07:30</text:p>
          </table:table-cell>
          <table:table-cell table:style-name="ce172" office:value-type="string" calcext:value-type="string">
            <text:p>?</text:p>
          </table:table-cell>
          <table:table-cell table:style-name="ce82" table:formula="of:=HYPERLINK(&quot;https:/www.pcgamingwiki.com/wiki/&quot;&amp;SUBSTITUTE([.A1001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001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W</text:p>
          </table:table-cell>
          <table:table-cell table:style-name="ce95"/>
          <table:table-cell table:style-name="ce94" office:value-type="string" calcext:value-type="string">
            <text:p>G</text:p>
          </table:table-cell>
          <table:table-cell table:style-name="ce95" table:number-columns-repeated="7"/>
          <table:table-cell table:number-columns-repeated="47"/>
        </table:table-row>
        <table:table-row table:style-name="ro2">
          <table:table-cell office:value-type="string" calcext:value-type="string">
            <text:p>Shadowgrounds </text:p>
          </table:table-cell>
          <table:table-cell office:value-type="string" calcext:value-type="string">
            <text:p>?</text:p>
          </table:table-cell>
          <table:table-cell office:value-type="time" office:time-value="PT06H11M00S" calcext:value-type="time">
            <text:p>06:11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00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0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hadowgrounds Survivor </text:p>
          </table:table-cell>
          <table:table-cell office:value-type="string" calcext:value-type="string">
            <text:p>?</text:p>
          </table:table-cell>
          <table:table-cell office:value-type="time" office:time-value="PT04H06M00S" calcext:value-type="time">
            <text:p>04:06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00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0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hadowrun Dragonfall - Director's Cut</text:p>
          </table:table-cell>
          <table:table-cell office:value-type="string" calcext:value-type="string">
            <text:p>?</text:p>
          </table:table-cell>
          <table:table-cell office:value-type="time" office:time-value="PT21H00M00S" calcext:value-type="time">
            <text:p>21:00</text:p>
          </table:table-cell>
          <table:table-cell/>
          <table:table-cell table:style-name="ce83" table:formula="of:=HYPERLINK(&quot;https:/www.pcgamingwiki.com/wiki/&quot;&amp;SUBSTITUTE([.A100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0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G</text:p>
          </table:table-cell>
          <table:table-cell table:number-columns-repeated="3"/>
          <table:table-cell table:style-name="ce1"/>
          <table:table-cell table:number-columns-repeated="50"/>
        </table:table-row>
        <table:table-row table:style-name="ro2">
          <table:table-cell office:value-type="string" calcext:value-type="string">
            <text:p>Shadowrun Hong Kong - Extended Edition</text:p>
          </table:table-cell>
          <table:table-cell office:value-type="string" calcext:value-type="string">
            <text:p>?</text:p>
          </table:table-cell>
          <table:table-cell office:value-type="time" office:time-value="PT20H30M00S" calcext:value-type="time">
            <text:p>20:30</text:p>
          </table:table-cell>
          <table:table-cell/>
          <table:table-cell table:style-name="ce83" table:formula="of:=HYPERLINK(&quot;https:/www.pcgamingwiki.com/wiki/&quot;&amp;SUBSTITUTE([.A100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0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G</text:p>
          </table:table-cell>
          <table:table-cell table:number-columns-repeated="3"/>
          <table:table-cell table:style-name="ce1"/>
          <table:table-cell table:number-columns-repeated="50"/>
        </table:table-row>
        <table:table-row table:style-name="ro2">
          <table:table-cell office:value-type="string" calcext:value-type="string">
            <text:p>Shadowrun Returns </text:p>
          </table:table-cell>
          <table:table-cell office:value-type="string" calcext:value-type="string">
            <text:p>?</text:p>
          </table:table-cell>
          <table:table-cell office:value-type="time" office:time-value="PT13H37M00S" calcext:value-type="time">
            <text:p>13:37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00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0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table:style-name="ce94" office:value-type="string" calcext:value-type="string">
            <text:p>G</text:p>
          </table:table-cell>
          <table:table-cell table:number-columns-repeated="3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32" office:value-type="string" calcext:value-type="string">
            <text:p>Shank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3H30M00S" calcext:value-type="time">
            <text:p>03:30</text:p>
          </table:table-cell>
          <table:table-cell table:style-name="ce169" office:value-type="string" calcext:value-type="string">
            <text:p>?</text:p>
          </table:table-cell>
          <table:table-cell table:style-name="ce81" table:formula="of:=HYPERLINK(&quot;https:/www.pcgamingwiki.com/wiki/&quot;&amp;SUBSTITUTE([.A100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007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Shank 2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43M00S" calcext:value-type="time">
            <text:p>04:43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0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0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Shantae and the Pirate's Curs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9H19M00S" calcext:value-type="time">
            <text:p>09:19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0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0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/>
          <table:table-cell table:style-name="ce93" office:value-type="string" calcext:value-type="string">
            <text:p>G</text:p>
          </table:table-cell>
          <table:table-cell table:style-name="ce93" table:number-columns-repeated="3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hape Shifter (2016)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01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1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Shaq Fu 2: A Legend Rebor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00M00S" calcext:value-type="time">
            <text:p>03:00</text:p>
          </table:table-cell>
          <table:table-cell table:style-name="ce171"/>
          <table:table-cell table:style-name="ce84" table:formula="of:=HYPERLINK(&quot;https:/www.pcgamingwiki.com/wiki/&quot;&amp;SUBSTITUTE([.A101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1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Shatter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3H01M00S" calcext:value-type="time">
            <text:p>03:01</text:p>
          </table:table-cell>
          <table:table-cell table:style-name="ce169" office:value-type="string" calcext:value-type="string">
            <text:p>?</text:p>
          </table:table-cell>
          <table:table-cell table:style-name="ce81" table:formula="of:=HYPERLINK(&quot;https:/www.pcgamingwiki.com/wiki/&quot;&amp;SUBSTITUTE([.A1012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012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hattered - Tale of the Forgotten King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01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1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helte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25M00S" calcext:value-type="time">
            <text:p>01:25</text:p>
          </table:table-cell>
          <table:table-cell table:style-name="ce50"/>
          <table:table-cell table:style-name="ce80" table:formula="of:=HYPERLINK(&quot;https:/www.pcgamingwiki.com/wiki/&quot;&amp;SUBSTITUTE([.A101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1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heltere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01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15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5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Shenmue 3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01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16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94" office:value-type="string" calcext:value-type="string">
            <text:p>E</text:p>
          </table:table-cell>
          <table:table-cell table:number-columns-repeated="55"/>
        </table:table-row>
        <table:table-row table:style-name="ro2">
          <table:table-cell table:style-name="ce142" office:value-type="string" calcext:value-type="string">
            <text:p>Sherlock Holmes Crimes and Punishments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4H30M00S" calcext:value-type="time">
            <text:p>14:30</text:p>
          </table:table-cell>
          <table:table-cell table:style-name="ce50"/>
          <table:table-cell table:style-name="ce80" table:formula="of:=HYPERLINK(&quot;https:/www.pcgamingwiki.com/wiki/&quot;&amp;SUBSTITUTE([.A101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17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Sherlock Holmes: The Devil's Daughter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01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1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hock Trooper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01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1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hock Troopers 2nd Squa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02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2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id Meier's Civilization III: Complet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7H37M00S" calcext:value-type="time">
            <text:p>27:37</text:p>
          </table:table-cell>
          <table:table-cell table:style-name="ce50"/>
          <table:table-cell table:style-name="ce80" table:formula="of:=HYPERLINK(&quot;https:/www.pcgamingwiki.com/wiki/&quot;&amp;SUBSTITUTE([.A102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2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Sigma Theory: Global Cold War</text:p>
          </table:table-cell>
          <table:table-cell table:style-name="ce93" office:value-type="string" calcext:value-type="string">
            <text:p>Pending</text:p>
          </table:table-cell>
          <table:table-cell table:style-name="ce123" table:number-columns-repeated="2"/>
          <table:table-cell table:style-name="ce84" table:formula="of:=HYPERLINK(&quot;https:/www.pcgamingwiki.com/wiki/&quot;&amp;SUBSTITUTE([.A102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2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Silence </text:p>
          </table:table-cell>
          <table:table-cell office:value-type="string" calcext:value-type="string">
            <text:p>?</text:p>
          </table:table-cell>
          <table:table-cell office:value-type="time" office:time-value="PT06H05M00S" calcext:value-type="time">
            <text:p>06:05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02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2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table:style-name="ce59" office:value-type="string" calcext:value-type="string">
            <text:p>Silent Hill 2</text:p>
          </table:table-cell>
          <table:table-cell table:style-name="ce1" office:value-type="string" calcext:value-type="string">
            <text:p>?</text:p>
          </table:table-cell>
          <table:table-cell table:style-name="ce76"/>
          <table:table-cell table:style-name="ce86"/>
          <table:table-cell table:style-name="ce83" table:formula="of:=HYPERLINK(&quot;https:/www.pcgamingwiki.com/wiki/&quot;&amp;SUBSTITUTE([.A102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24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1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Silver Chain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02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2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5" office:value-type="string" calcext:value-type="string">
            <text:p>Simcity 3000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/>
          <table:table-cell table:style-name="ce82" table:formula="of:=HYPERLINK(&quot;https:/www.pcgamingwiki.com/wiki/&quot;&amp;SUBSTITUTE([.A1026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026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Sin And Punishment 2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2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2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02" office:value-type="string" calcext:value-type="string">
            <text:p>Sine Mora Ex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102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2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ins of a Solar Empire: Rebellio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5H59M00S" calcext:value-type="time">
            <text:p>25:59</text:p>
          </table:table-cell>
          <table:table-cell table:style-name="ce50"/>
          <table:table-cell table:style-name="ce80" table:formula="of:=HYPERLINK(&quot;https:/www.pcgamingwiki.com/wiki/&quot;&amp;SUBSTITUTE([.A102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2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ir, You Are Being Hunte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16M00S" calcext:value-type="time">
            <text:p>04:16</text:p>
          </table:table-cell>
          <table:table-cell table:style-name="ce50"/>
          <table:table-cell table:style-name="ce80" table:formula="of:=HYPERLINK(&quot;https:/www.pcgamingwiki.com/wiki/&quot;&amp;SUBSTITUTE([.A103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3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irius Onlin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03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3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Skullgirls Encor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11M00S" calcext:value-type="time">
            <text:p>06:11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3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3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23" office:value-type="string" calcext:value-type="string">
            <text:p>SkyDrift</text:p>
          </table:table-cell>
          <table:table-cell table:style-name="ce93" office:value-type="string" calcext:value-type="string">
            <text:p>Pending</text:p>
          </table:table-cell>
          <table:table-cell table:style-name="ce123" table:number-columns-repeated="2"/>
          <table:table-cell table:style-name="ce84" table:formula="of:=HYPERLINK(&quot;https:/www.pcgamingwiki.com/wiki/&quot;&amp;SUBSTITUTE([.A103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3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leeping Valley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23M00S" calcext:value-type="time">
            <text:p>00:23</text:p>
          </table:table-cell>
          <table:table-cell table:style-name="ce50"/>
          <table:table-cell table:style-name="ce80" table:formula="of:=HYPERLINK(&quot;https:/www.pcgamingwiki.com/wiki/&quot;&amp;SUBSTITUTE([.A103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3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lime Rancher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03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35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Slipstream 5000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34M00S" calcext:value-type="time">
            <text:p>01:34</text:p>
          </table:table-cell>
          <table:table-cell table:style-name="ce50"/>
          <table:table-cell table:style-name="ce80" table:formula="of:=HYPERLINK(&quot;https:/www.pcgamingwiki.com/wiki/&quot;&amp;SUBSTITUTE([.A103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3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ludge Lif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03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37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Sly 2_ Band of Thieves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03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3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Sly 3_ Honour Among Thieves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03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3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Sly Cooper and the Thievius Raccoonus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04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4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Sly Cooper_ Thieves in Time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04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4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number-columns-repeated="47"/>
        </table:table-row>
        <table:table-row table:style-name="ro2">
          <table:table-cell table:style-name="ce35" office:value-type="string" calcext:value-type="string">
            <text:p>Stepmania 5 PIU Fiesta Ex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/>
          <table:table-cell table:style-name="ce82" table:formula="of:=HYPERLINK(&quot;https:/www.pcgamingwiki.com/wiki/&quot;&amp;SUBSTITUTE([.A1042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042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Smoke and Sacrific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6H30M00S" calcext:value-type="time">
            <text:p>16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4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4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nake Pass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00M00S" calcext:value-type="time">
            <text:p>05:00</text:p>
          </table:table-cell>
          <table:table-cell table:style-name="ce50"/>
          <table:table-cell table:style-name="ce80" table:formula="of:=HYPERLINK(&quot;https:/www.pcgamingwiki.com/wiki/&quot;&amp;SUBSTITUTE([.A104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4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Snapshot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12M00S" calcext:value-type="time">
            <text:p>10:12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4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4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NK 40th Anniversary Collec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04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4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Snowball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0H26M00S" calcext:value-type="time">
            <text:p>00:26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4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47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Snuggle Truck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03M00S" calcext:value-type="time">
            <text:p>04:03</text:p>
          </table:table-cell>
          <table:table-cell table:style-name="ce50"/>
          <table:table-cell table:style-name="ce80" table:formula="of:=HYPERLINK(&quot;https:/www.pcgamingwiki.com/wiki/&quot;&amp;SUBSTITUTE([.A104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4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okobon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04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4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olar 2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03M00S" calcext:value-type="time">
            <text:p>04:03</text:p>
          </table:table-cell>
          <table:table-cell table:style-name="ce50"/>
          <table:table-cell table:style-name="ce80" table:formula="of:=HYPERLINK(&quot;https:/www.pcgamingwiki.com/wiki/&quot;&amp;SUBSTITUTE([.A105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5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5" office:value-type="string" calcext:value-type="string">
            <text:p>Solitairica</text:p>
          </table:table-cell>
          <table:table-cell table:style-name="ce95" office:value-type="string" calcext:value-type="string">
            <text:p>Replayable</text:p>
          </table:table-cell>
          <table:table-cell table:style-name="ce113" table:number-columns-repeated="2"/>
          <table:table-cell table:style-name="ce82" table:formula="of:=HYPERLINK(&quot;https:/www.pcgamingwiki.com/wiki/&quot;&amp;SUBSTITUTE([.A1051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051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5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SOMA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9H00M00S" calcext:value-type="time">
            <text:p>09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5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5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office:value-type="string" calcext:value-type="string">
            <text:p>E</text:p>
          </table:table-cell>
          <table:table-cell table:style-name="ce94" office:value-type="string" calcext:value-type="string">
            <text:p>G</text:p>
          </table:table-cell>
          <table:table-cell table:style-name="ce93" table:number-columns-repeated="4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Song of Horror Complete Edition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05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5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onic Adventure 2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5H32M00S" calcext:value-type="time">
            <text:p>15:32</text:p>
          </table:table-cell>
          <table:table-cell table:style-name="ce50"/>
          <table:table-cell table:style-name="ce80" table:formula="of:=HYPERLINK(&quot;https:/www.pcgamingwiki.com/wiki/&quot;&amp;SUBSTITUTE([.A105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5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Sonic Generations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8H25M00S" calcext:value-type="time">
            <text:p>08:25</text:p>
          </table:table-cell>
          <table:table-cell table:style-name="ce169" office:value-type="string" calcext:value-type="string">
            <text:p>?</text:p>
          </table:table-cell>
          <table:table-cell table:style-name="ce81" table:formula="of:=HYPERLINK(&quot;https:/www.pcgamingwiki.com/wiki/&quot;&amp;SUBSTITUTE([.A105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055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onic Mania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05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5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Sonic Unleashed</text:p>
          </table:table-cell>
          <table:table-cell office:value-type="string" calcext:value-type="string">
            <text:p>?</text:p>
          </table:table-cell>
          <table:table-cell office:value-type="time" office:time-value="PT12H30M00S" calcext:value-type="time">
            <text:p>12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05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5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onic y el Caballero Negro</text:p>
          </table:table-cell>
          <table:table-cell office:value-type="string" calcext:value-type="string">
            <text:p>?</text:p>
          </table:table-cell>
          <table:table-cell office:value-type="time" office:time-value="PT03H00M00S" calcext:value-type="time">
            <text:p>03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05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5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32" office:value-type="string" calcext:value-type="string">
            <text:p>Sonic y los Anillos Secretos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05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059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</text:p>
          </table:table-cell>
          <table:table-cell table:style-name="ce91" table:number-columns-repeated="8"/>
          <table:table-cell table:style-name="ce91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oul Calibur Legends</text:p>
          </table:table-cell>
          <table:table-cell office:value-type="string" calcext:value-type="string">
            <text:p>?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06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6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32" office:value-type="string" calcext:value-type="string">
            <text:p>Soul Gambler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1H51M00S" calcext:value-type="time">
            <text:p>01:51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06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061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Soulless: Ray Of Hope </text:p>
          </table:table-cell>
          <table:table-cell office:value-type="string" calcext:value-type="string">
            <text:p>?</text:p>
          </table:table-cell>
          <table:table-cell office:value-type="time" office:time-value="PT02H15M00S" calcext:value-type="time">
            <text:p>02:15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06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6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SoulWorke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6H00M00S" calcext:value-type="time">
            <text:p>06:00</text:p>
          </table:table-cell>
          <table:table-cell table:style-name="ce50"/>
          <table:table-cell table:style-name="ce80" table:formula="of:=HYPERLINK(&quot;https:/www.pcgamingwiki.com/wiki/&quot;&amp;SUBSTITUTE([.A106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6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pace Farmer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21M00S" calcext:value-type="time">
            <text:p>04:21</text:p>
          </table:table-cell>
          <table:table-cell table:style-name="ce50"/>
          <table:table-cell table:style-name="ce80" table:formula="of:=HYPERLINK(&quot;https:/www.pcgamingwiki.com/wiki/&quot;&amp;SUBSTITUTE([.A106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6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pace Hack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30H03M00S" calcext:value-type="time">
            <text:p>30:03</text:p>
          </table:table-cell>
          <table:table-cell table:style-name="ce50"/>
          <table:table-cell table:style-name="ce80" table:formula="of:=HYPERLINK(&quot;https:/www.pcgamingwiki.com/wiki/&quot;&amp;SUBSTITUTE([.A106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6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pace Pirates and Zombie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42H30M00S" calcext:value-type="time">
            <text:p>42:30</text:p>
          </table:table-cell>
          <table:table-cell table:style-name="ce50"/>
          <table:table-cell table:style-name="ce80" table:formula="of:=HYPERLINK(&quot;https:/www.pcgamingwiki.com/wiki/&quot;&amp;SUBSTITUTE([.A106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6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pace Trader: Merchant Marin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46M00S" calcext:value-type="time">
            <text:p>07:46</text:p>
          </table:table-cell>
          <table:table-cell table:style-name="ce50"/>
          <table:table-cell table:style-name="ce80" table:formula="of:=HYPERLINK(&quot;https:/www.pcgamingwiki.com/wiki/&quot;&amp;SUBSTITUTE([.A106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6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pacebase DF-9 Prototyp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10M00S" calcext:value-type="time">
            <text:p>01:10</text:p>
          </table:table-cell>
          <table:table-cell table:style-name="ce50"/>
          <table:table-cell table:style-name="ce80" table:formula="of:=HYPERLINK(&quot;https:/www.pcgamingwiki.com/wiki/&quot;&amp;SUBSTITUTE([.A106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6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SpaceChem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52H40M00S" calcext:value-type="time">
            <text:p>52:4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6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6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parkle 2 Evo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23M00S" calcext:value-type="time">
            <text:p>03:23</text:p>
          </table:table-cell>
          <table:table-cell table:style-name="ce50"/>
          <table:table-cell table:style-name="ce80" table:formula="of:=HYPERLINK(&quot;https:/www.pcgamingwiki.com/wiki/&quot;&amp;SUBSTITUTE([.A107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7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parkle 3: Genesi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56M00S" calcext:value-type="time">
            <text:p>04:56</text:p>
          </table:table-cell>
          <table:table-cell table:style-name="ce50"/>
          <table:table-cell table:style-name="ce80" table:formula="of:=HYPERLINK(&quot;https:/www.pcgamingwiki.com/wiki/&quot;&amp;SUBSTITUTE([.A107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7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Spec Ops: The Lin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49M00S" calcext:value-type="time">
            <text:p>06:49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7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72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pectraball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27M00S" calcext:value-type="time">
            <text:p>02:27</text:p>
          </table:table-cell>
          <table:table-cell table:style-name="ce50"/>
          <table:table-cell table:style-name="ce80" table:formula="of:=HYPERLINK(&quot;https:/www.pcgamingwiki.com/wiki/&quot;&amp;SUBSTITUTE([.A107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7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Speed Brawl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07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7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number-columns-repeated="55"/>
        </table:table-row>
        <table:table-row table:style-name="ro2">
          <table:table-cell table:style-name="ce142" office:value-type="string" calcext:value-type="string">
            <text:p>Spellcaster University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07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7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piki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18M00S" calcext:value-type="time">
            <text:p>01:18</text:p>
          </table:table-cell>
          <table:table-cell table:style-name="ce50"/>
          <table:table-cell table:style-name="ce80" table:formula="of:=HYPERLINK(&quot;https:/www.pcgamingwiki.com/wiki/&quot;&amp;SUBSTITUTE([.A107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7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pinch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07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7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Spirit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03M00S" calcext:value-type="time">
            <text:p>04:03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7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7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pitkis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07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7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Splasher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00M00S" calcext:value-type="time">
            <text:p>05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8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8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Splic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31M00S" calcext:value-type="time">
            <text:p>03:31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8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8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Splinter Cell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08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82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office:value-type="string" calcext:value-type="string">
            <text:p>Splinter Cell: Chaos Theory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08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83]&amp;&quot;+trailer&quot;;&quot;Trailer&quot;)" office:value-type="string" office:string-value="Trailer" calcext:value-type="string">
            <text:p>Trailer</text:p>
          </table:table-cell>
          <table:table-cell table:number-columns-repeated="8"/>
          <table:table-cell table:style-name="ce94" office:value-type="string" calcext:value-type="string">
            <text:p>U</text:p>
          </table:table-cell>
          <table:table-cell table:number-columns-repeated="48"/>
        </table:table-row>
        <table:table-row table:style-name="ro2">
          <table:table-cell table:style-name="ce36" office:value-type="string" calcext:value-type="string">
            <text:p>Splot</text:p>
          </table:table-cell>
          <table:table-cell table:style-name="ce100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83" table:formula="of:=HYPERLINK(&quot;https:/www.pcgamingwiki.com/wiki/&quot;&amp;SUBSTITUTE([.A108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84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100" table:number-columns-repeated="9"/>
          <table:table-cell table:number-columns-repeated="47"/>
        </table:table-row>
        <table:table-row table:style-name="ro2">
          <table:table-cell office:value-type="string" calcext:value-type="string">
            <text:p>Spyborgs</text:p>
          </table:table-cell>
          <table:table-cell office:value-type="string" calcext:value-type="string">
            <text:p>?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08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8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pyro: La Fuerza del Dragon</text:p>
          </table:table-cell>
          <table:table-cell office:value-type="string" calcext:value-type="string">
            <text:p>?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08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8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SX Blur</text:p>
          </table:table-cell>
          <table:table-cell office:value-type="string" calcext:value-type="string">
            <text:p>?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08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8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Stacking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17M00S" calcext:value-type="time">
            <text:p>06:1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8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8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/>
          <table:table-cell table:style-name="ce93" office:value-type="string" calcext:value-type="string">
            <text:p>G</text:p>
          </table:table-cell>
          <table:table-cell table:style-name="ce93" table:number-columns-repeated="3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tar Chronicles: Delta Quadran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34H39M00S" calcext:value-type="time">
            <text:p>34:39</text:p>
          </table:table-cell>
          <table:table-cell table:style-name="ce50"/>
          <table:table-cell table:style-name="ce80" table:formula="of:=HYPERLINK(&quot;https:/www.pcgamingwiki.com/wiki/&quot;&amp;SUBSTITUTE([.A108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8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tar Drifte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09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9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tar Field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09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9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tar Vikings Forever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0H00M00S" calcext:value-type="time">
            <text:p>20:00</text:p>
          </table:table-cell>
          <table:table-cell table:style-name="ce50"/>
          <table:table-cell table:style-name="ce80" table:formula="of:=HYPERLINK(&quot;https:/www.pcgamingwiki.com/wiki/&quot;&amp;SUBSTITUTE([.A109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9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STAR WARS Jedi: Fallen Order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09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93]&amp;&quot;+trailer&quot;;&quot;Trailer&quot;)" office:value-type="string" office:string-value="Trailer" calcext:value-type="string">
            <text:p>Trailer</text:p>
          </table:table-cell>
          <table:table-cell table:number-columns-repeated="3"/>
          <table:table-cell table:style-name="ce94" office:value-type="string" calcext:value-type="string">
            <text:p>O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STAR WARS: Squadrons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09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94]&amp;&quot;+trailer&quot;;&quot;Trailer&quot;)" office:value-type="string" office:string-value="Trailer" calcext:value-type="string">
            <text:p>Trailer</text:p>
          </table:table-cell>
          <table:table-cell table:number-columns-repeated="3"/>
          <table:table-cell table:style-name="ce94" office:value-type="string" calcext:value-type="string">
            <text:p>O</text:p>
          </table:table-cell>
          <table:table-cell table:number-columns-repeated="53"/>
        </table:table-row>
        <table:table-row table:style-name="ro2">
          <table:table-cell table:style-name="ce142" office:value-type="string" calcext:value-type="string">
            <text:p>Starion Tactic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09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9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Starlink Battle For Atlas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09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096]&amp;&quot;+trailer&quot;;&quot;Trailer&quot;)" office:value-type="string" office:string-value="Trailer" calcext:value-type="string">
            <text:p>Trailer</text:p>
          </table:table-cell>
          <table:table-cell table:number-columns-repeated="8"/>
          <table:table-cell table:style-name="ce94" office:value-type="string" calcext:value-type="string">
            <text:p>U</text:p>
          </table:table-cell>
          <table:table-cell table:number-columns-repeated="48"/>
        </table:table-row>
        <table:table-row table:style-name="ro2">
          <table:table-cell table:style-name="ce142" office:value-type="string" calcext:value-type="string">
            <text:p>Starseed Pilgrim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7H51M00S" calcext:value-type="time">
            <text:p>17:51</text:p>
          </table:table-cell>
          <table:table-cell table:style-name="ce50"/>
          <table:table-cell table:style-name="ce80" table:formula="of:=HYPERLINK(&quot;https:/www.pcgamingwiki.com/wiki/&quot;&amp;SUBSTITUTE([.A109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09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Stealth Bastard Delux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27M00S" calcext:value-type="time">
            <text:p>07:2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9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9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Stealth Inc 2: A Game of Clone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35M00S" calcext:value-type="time">
            <text:p>10:35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09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09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SteamWorld Dig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00M00S" calcext:value-type="time">
            <text:p>05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10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0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SteamWorld Dig 2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10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0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SteamWorld Quest: Hand of Gilgamech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10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0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table:style-name="ce142" office:value-type="string" calcext:value-type="string">
            <text:p>Steel Rat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0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0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Steel Storm: Burning Retribution </text:p>
          </table:table-cell>
          <table:table-cell office:value-type="string" calcext:value-type="string">
            <text:p>?</text:p>
          </table:table-cell>
          <table:table-cell office:value-type="time" office:time-value="PT05H47M00S" calcext:value-type="time">
            <text:p>05:47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10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0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Steep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1H30M00S" calcext:value-type="time">
            <text:p>11:30</text:p>
          </table:table-cell>
          <table:table-cell table:style-name="ce50"/>
          <table:table-cell table:style-name="ce80" table:formula="of:=HYPERLINK(&quot;https:/www.pcgamingwiki.com/wiki/&quot;&amp;SUBSTITUTE([.A110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05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6"/>
          <table:table-cell table:style-name="ce90" office:value-type="string" calcext:value-type="string">
            <text:p>U</text:p>
          </table:table-cell>
          <table:table-cell table:style-name="ce90"/>
          <table:table-cell table:number-columns-repeated="47"/>
        </table:table-row>
        <table:table-row table:style-name="ro2">
          <table:table-cell table:style-name="ce142" office:value-type="string" calcext:value-type="string">
            <text:p>Stellar 2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00M00S" calcext:value-type="time">
            <text:p>05:00</text:p>
          </table:table-cell>
          <table:table-cell table:style-name="ce50"/>
          <table:table-cell table:style-name="ce80" table:formula="of:=HYPERLINK(&quot;https:/www.pcgamingwiki.com/wiki/&quot;&amp;SUBSTITUTE([.A110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0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tellari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0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0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35" office:value-type="string" calcext:value-type="string">
            <text:p>StepMania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/>
          <table:table-cell table:style-name="ce82" table:formula="of:=HYPERLINK(&quot;https:/www.pcgamingwiki.com/wiki/&quot;&amp;SUBSTITUTE([.A1108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108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Stereden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1H30M00S" calcext:value-type="time">
            <text:p>01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10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0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Stick It To The Man!</text:p>
          </table:table-cell>
          <table:table-cell office:value-type="string" calcext:value-type="string">
            <text:p>?</text:p>
          </table:table-cell>
          <table:table-cell office:value-type="time" office:time-value="PT05H00M00S" calcext:value-type="time">
            <text:p>05:00</text:p>
          </table:table-cell>
          <table:table-cell/>
          <table:table-cell table:style-name="ce83" table:formula="of:=HYPERLINK(&quot;https:/www.pcgamingwiki.com/wiki/&quot;&amp;SUBSTITUTE([.A111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10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94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table:style-name="ce142" office:value-type="string" calcext:value-type="string">
            <text:p>Stikbold!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30M00S" calcext:value-type="time">
            <text:p>01:30</text:p>
          </table:table-cell>
          <table:table-cell table:style-name="ce50"/>
          <table:table-cell table:style-name="ce80" table:formula="of:=HYPERLINK(&quot;https:/www.pcgamingwiki.com/wiki/&quot;&amp;SUBSTITUTE([.A111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1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tone Age War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11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1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tories Untol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1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13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Stories: The Path Of Destinies </text:p>
          </table:table-cell>
          <table:table-cell office:value-type="string" calcext:value-type="string">
            <text:p>?</text:p>
          </table:table-cell>
          <table:table-cell office:value-type="time" office:time-value="PT07H29M00S" calcext:value-type="time">
            <text:p>07:29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11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1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STRAF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11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1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Stranger Things 3: The Gam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00M00S" calcext:value-type="time">
            <text:p>08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11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1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trata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1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1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Streets Of Kamurocho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111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118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Strider (2014) </text:p>
          </table:table-cell>
          <table:table-cell office:value-type="string" calcext:value-type="string">
            <text:p>?</text:p>
          </table:table-cell>
          <table:table-cell office:value-type="time" office:time-value="PT06H46M00S" calcext:value-type="time">
            <text:p>06:46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11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1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Strike Suit Zero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8H45M00S" calcext:value-type="time">
            <text:p>08:45</text:p>
          </table:table-cell>
          <table:table-cell table:style-name="ce50"/>
          <table:table-cell table:style-name="ce80" table:formula="of:=HYPERLINK(&quot;https:/www.pcgamingwiki.com/wiki/&quot;&amp;SUBSTITUTE([.A112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2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Stubbs the Zombie in Rebel Without a Pulse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12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21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94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table:style-name="ce32" office:value-type="string" calcext:value-type="string">
            <text:p>Subnautica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122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122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Subnautica: Below Zero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12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123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undered: Eldritch Edition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2H30M00S" calcext:value-type="time">
            <text:p>12:30</text:p>
          </table:table-cell>
          <table:table-cell table:style-name="ce50"/>
          <table:table-cell table:style-name="ce80" table:formula="of:=HYPERLINK(&quot;https:/www.pcgamingwiki.com/wiki/&quot;&amp;SUBSTITUTE([.A112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24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Sunless Sea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53H14M00S" calcext:value-type="time">
            <text:p>53:14</text:p>
          </table:table-cell>
          <table:table-cell table:style-name="ce50"/>
          <table:table-cell table:style-name="ce80" table:formula="of:=HYPERLINK(&quot;https:/www.pcgamingwiki.com/wiki/&quot;&amp;SUBSTITUTE([.A112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2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3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5" office:value-type="string" calcext:value-type="string">
            <text:p>Super Hexagon </text:p>
          </table:table-cell>
          <table:table-cell table:style-name="ce95" office:value-type="string" calcext:value-type="string">
            <text:p>Replayable</text:p>
          </table:table-cell>
          <table:table-cell table:style-name="ce158" office:value-type="time" office:time-value="PT13H20M00S" calcext:value-type="time">
            <text:p>13:20</text:p>
          </table:table-cell>
          <table:table-cell table:style-name="ce172" office:value-type="string" calcext:value-type="string">
            <text:p>N</text:p>
          </table:table-cell>
          <table:table-cell table:style-name="ce82" table:formula="of:=HYPERLINK(&quot;https:/www.pcgamingwiki.com/wiki/&quot;&amp;SUBSTITUTE([.A1126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126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WL</text:p>
          </table:table-cell>
          <table:table-cell table:style-name="ce95" table:number-columns-repeated="5"/>
          <table:table-cell table:style-name="ce94" office:value-type="string" calcext:value-type="string">
            <text:p>S</text:p>
          </table:table-cell>
          <table:table-cell table:style-name="ce95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Super Mario Galaxy</text:p>
          </table:table-cell>
          <table:table-cell office:value-type="string" calcext:value-type="string">
            <text:p>?</text:p>
          </table:table-cell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12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2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uper Mario Galaxy 2</text:p>
          </table:table-cell>
          <table:table-cell office:value-type="string" calcext:value-type="string">
            <text:p>?</text:p>
          </table:table-cell>
          <table:table-cell office:value-type="time" office:time-value="PT13H00M00S" calcext:value-type="time">
            <text:p>13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12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2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Super Meat Boy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00M00S" calcext:value-type="time">
            <text:p>10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12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2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uper Mega Neo Pug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51M00S" calcext:value-type="time">
            <text:p>01:51</text:p>
          </table:table-cell>
          <table:table-cell table:style-name="ce50"/>
          <table:table-cell table:style-name="ce80" table:formula="of:=HYPERLINK(&quot;https:/www.pcgamingwiki.com/wiki/&quot;&amp;SUBSTITUTE([.A113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3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uper Mustach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31M00S" calcext:value-type="time">
            <text:p>01:31</text:p>
          </table:table-cell>
          <table:table-cell table:style-name="ce50"/>
          <table:table-cell table:style-name="ce80" table:formula="of:=HYPERLINK(&quot;https:/www.pcgamingwiki.com/wiki/&quot;&amp;SUBSTITUTE([.A113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3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Super Paper Mario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8H00M00S" calcext:value-type="time">
            <text:p>18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13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3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Super Rude Bear Resurrection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20M00S" calcext:value-type="time">
            <text:p>04:2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13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33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Super Smash Bros. Brawl</text:p>
          </table:table-cell>
          <table:table-cell office:value-type="string" calcext:value-type="string">
            <text:p>?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13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3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Super Space Pug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25M00S" calcext:value-type="time">
            <text:p>02:25</text:p>
          </table:table-cell>
          <table:table-cell table:style-name="ce50"/>
          <table:table-cell table:style-name="ce80" table:formula="of:=HYPERLINK(&quot;https:/www.pcgamingwiki.com/wiki/&quot;&amp;SUBSTITUTE([.A113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3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uper Splatter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2H00M00S" calcext:value-type="time">
            <text:p>12:00</text:p>
          </table:table-cell>
          <table:table-cell table:style-name="ce50"/>
          <table:table-cell table:style-name="ce80" table:formula="of:=HYPERLINK(&quot;https:/www.pcgamingwiki.com/wiki/&quot;&amp;SUBSTITUTE([.A113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3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Superbrothers: Sword &amp; Sworcery EP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28M00S" calcext:value-type="time">
            <text:p>04:28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13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3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Superhot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2H30M00S" calcext:value-type="time">
            <text:p>02:3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13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138]&amp;&quot;+trailer&quot;;&quot;Trailer&quot;)" office:value-type="string" office:string-value="Trailer" calcext:value-type="string">
            <text:p>Trailer</text:p>
          </table:table-cell>
          <table:table-cell table:style-name="ce91"/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Supraball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13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3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upralan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4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40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Surf World Serie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4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4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urgeon Simulato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59M00S" calcext:value-type="time">
            <text:p>04:59</text:p>
          </table:table-cell>
          <table:table-cell table:style-name="ce50"/>
          <table:table-cell table:style-name="ce80" table:formula="of:=HYPERLINK(&quot;https:/www.pcgamingwiki.com/wiki/&quot;&amp;SUBSTITUTE([.A114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4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3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Surviving Mars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8H30M00S" calcext:value-type="time">
            <text:p>18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14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43]&amp;&quot;+trailer&quot;;&quot;Trailer&quot;)" office:value-type="string" office:string-value="Trailer" calcext:value-type="string">
            <text:p>Trailer</text:p>
          </table:table-cell>
          <table:table-cell table:style-name="ce93"/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Suzerai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4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4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wimsanity! – Couch Party Edi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4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4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Sword Legacy: Omen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0H00M00S" calcext:value-type="time">
            <text:p>10:00</text:p>
          </table:table-cell>
          <table:table-cell table:style-name="ce50"/>
          <table:table-cell table:style-name="ce80" table:formula="of:=HYPERLINK(&quot;https:/www.pcgamingwiki.com/wiki/&quot;&amp;SUBSTITUTE([.A114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4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Sword of the Stars: The Pit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32H27M00S" calcext:value-type="time">
            <text:p>32:2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14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4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Swords &amp; Soldiers H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31M00S" calcext:value-type="time">
            <text:p>05:31</text:p>
          </table:table-cell>
          <table:table-cell table:style-name="ce50"/>
          <table:table-cell table:style-name="ce80" table:formula="of:=HYPERLINK(&quot;https:/www.pcgamingwiki.com/wiki/&quot;&amp;SUBSTITUTE([.A114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4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Syberia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9H30M00S" calcext:value-type="time">
            <text:p>09:3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14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149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2"/>
          <table:table-cell table:style-name="ce91" office:value-type="string" calcext:value-type="string">
            <text:p>G</text:p>
          </table:table-cell>
          <table:table-cell table:style-name="ce91" table:number-columns-repeated="7"/>
          <table:table-cell table:number-columns-repeated="47"/>
        </table:table-row>
        <table:table-row table:style-name="ro2">
          <table:table-cell table:style-name="ce143" office:value-type="string" calcext:value-type="string">
            <text:p>Syder Arcad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14M00S" calcext:value-type="time">
            <text:p>04:14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15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5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Symmetry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7H00M00S" calcext:value-type="time">
            <text:p>07:0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15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151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2"/>
          <table:table-cell table:style-name="ce91" office:value-type="string" calcext:value-type="string">
            <text:p>G</text:p>
          </table:table-cell>
          <table:table-cell table:style-name="ce91" table:number-columns-repeated="7"/>
          <table:table-cell table:number-columns-repeated="47"/>
        </table:table-row>
        <table:table-row table:style-name="ro2">
          <table:table-cell office:value-type="string" calcext:value-type="string">
            <text:p>Syndicate Plus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15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52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table:style-name="ce94" office:value-type="string" calcext:value-type="string">
            <text:p>G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yndicate Wars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15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53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table:style-name="ce94" office:value-type="string" calcext:value-type="string">
            <text:p>G</text:p>
          </table:table-cell>
          <table:table-cell table:number-columns-repeated="54"/>
        </table:table-row>
        <table:table-row table:style-name="ro2">
          <table:table-cell table:style-name="ce142" office:value-type="string" calcext:value-type="string">
            <text:p>System Shock 2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3H30M00S" calcext:value-type="time">
            <text:p>13:30</text:p>
          </table:table-cell>
          <table:table-cell table:style-name="ce50"/>
          <table:table-cell table:style-name="ce80" table:formula="of:=HYPERLINK(&quot;https:/www.pcgamingwiki.com/wiki/&quot;&amp;SUBSTITUTE([.A115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5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System Shock: Enhanced Edition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3H00M00S" calcext:value-type="time">
            <text:p>13:00</text:p>
          </table:table-cell>
          <table:table-cell table:style-name="ce50"/>
          <table:table-cell table:style-name="ce80" table:formula="of:=HYPERLINK(&quot;https:/www.pcgamingwiki.com/wiki/&quot;&amp;SUBSTITUTE([.A115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5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able Manner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5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5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Table Top Racing: World Tour </text:p>
          </table:table-cell>
          <table:table-cell office:value-type="string" calcext:value-type="string">
            <text:p>?</text:p>
          </table:table-cell>
          <table:table-cell office:value-type="time" office:time-value="PT07H06M00S" calcext:value-type="time">
            <text:p>07:06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15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5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39" office:value-type="string" calcext:value-type="string">
            <text:p>Tacoma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15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158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8" table:number-columns-repeated="6"/>
          <table:table-cell table:style-name="ce98" office:value-type="string" calcext:value-type="string">
            <text:p>T</text:p>
          </table:table-cell>
          <table:table-cell table:style-name="ce98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Tales from the Borderlands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0H56M00S" calcext:value-type="time">
            <text:p>10:56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15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159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Tales of Monkey Island: Chapter 1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16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6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Tales of Monkey Island: Chapter 2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16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6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Tales of Monkey Island: Chapter 3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16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62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Tales of Monkey Island: Chapter 4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16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63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Tales of Monkey Island: Chapter 5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16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6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table:style-name="ce123" office:value-type="string" calcext:value-type="string">
            <text:p>Tales of the Neon Sea</text:p>
          </table:table-cell>
          <table:table-cell table:style-name="ce93" office:value-type="string" calcext:value-type="string">
            <text:p>Pending</text:p>
          </table:table-cell>
          <table:table-cell table:style-name="ce123" table:number-columns-repeated="2"/>
          <table:table-cell table:style-name="ce84" table:formula="of:=HYPERLINK(&quot;https:/www.pcgamingwiki.com/wiki/&quot;&amp;SUBSTITUTE([.A116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6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12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Tank Universal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24M00S" calcext:value-type="time">
            <text:p>08:24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16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66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eam Fortress Classic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34H17M00S" calcext:value-type="time">
            <text:p>34:17</text:p>
          </table:table-cell>
          <table:table-cell table:style-name="ce50"/>
          <table:table-cell table:style-name="ce80" table:formula="of:=HYPERLINK(&quot;https:/www.pcgamingwiki.com/wiki/&quot;&amp;SUBSTITUTE([.A116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6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een Agent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30M00S" calcext:value-type="time">
            <text:p>03:30</text:p>
          </table:table-cell>
          <table:table-cell table:style-name="ce50"/>
          <table:table-cell table:style-name="ce80" table:formula="of:=HYPERLINK(&quot;https:/www.pcgamingwiki.com/wiki/&quot;&amp;SUBSTITUTE([.A116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6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35" office:value-type="string" calcext:value-type="string">
            <text:p>Tekken 6</text:p>
          </table:table-cell>
          <table:table-cell table:style-name="ce95" office:value-type="string" calcext:value-type="string">
            <text:p>Replayable</text:p>
          </table:table-cell>
          <table:table-cell table:style-name="ce95"/>
          <table:table-cell table:style-name="ce172"/>
          <table:table-cell table:style-name="ce82" table:formula="of:=HYPERLINK(&quot;https:/www.pcgamingwiki.com/wiki/&quot;&amp;SUBSTITUTE([.A1169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169]&amp;&quot;+trailer&quot;;&quot;Trailer&quot;)" office:value-type="string" office:string-value="Trailer" calcext:value-type="string">
            <text:p>Trailer</text:p>
          </table:table-cell>
          <table:table-cell table:style-name="ce95" table:number-columns-repeated="4"/>
          <table:table-cell table:style-name="ce94" office:value-type="float" office:value="3" calcext:value-type="float">
            <text:p>3</text:p>
          </table:table-cell>
          <table:table-cell table:style-name="ce95"/>
          <table:table-cell table:style-name="ce35"/>
          <table:table-cell table:style-name="ce95" table:number-columns-repeated="3"/>
          <table:table-cell table:number-columns-repeated="47"/>
        </table:table-row>
        <table:table-row table:style-name="ro2">
          <table:table-cell table:style-name="ce35" office:value-type="string" calcext:value-type="string">
            <text:p>Tekken 7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/>
          <table:table-cell table:style-name="ce82" table:formula="of:=HYPERLINK(&quot;https:/www.pcgamingwiki.com/wiki/&quot;&amp;SUBSTITUTE([.A1170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170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Teleglitch: Die More Editio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7H01M00S" calcext:value-type="time">
            <text:p>07:01</text:p>
          </table:table-cell>
          <table:table-cell table:style-name="ce50"/>
          <table:table-cell table:style-name="ce80" table:formula="of:=HYPERLINK(&quot;https:/www.pcgamingwiki.com/wiki/&quot;&amp;SUBSTITUTE([.A117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7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59" office:value-type="string" calcext:value-type="string">
            <text:p>Tell Me Why</text:p>
          </table:table-cell>
          <table:table-cell table:style-name="ce1" office:value-type="string" calcext:value-type="string">
            <text:p>?</text:p>
          </table:table-cell>
          <table:table-cell table:style-name="ce76"/>
          <table:table-cell table:style-name="ce86"/>
          <table:table-cell table:style-name="ce83" table:formula="of:=HYPERLINK(&quot;https:/www.pcgamingwiki.com/wiki/&quot;&amp;SUBSTITUTE([.A117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72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1" table:number-columns-repeated="5"/>
          <table:table-cell table:style-name="ce94" office:value-type="string" calcext:value-type="string">
            <text:p>S</text:p>
          </table:table-cell>
          <table:table-cell table:style-name="ce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empest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7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7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02" office:value-type="string" calcext:value-type="string">
            <text:p>Tengami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117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7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erra Incognita ~ Chapter One: The Descendan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49M00S" calcext:value-type="time">
            <text:p>02:49</text:p>
          </table:table-cell>
          <table:table-cell table:style-name="ce50"/>
          <table:table-cell table:style-name="ce80" table:formula="of:=HYPERLINK(&quot;https:/www.pcgamingwiki.com/wiki/&quot;&amp;SUBSTITUTE([.A117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7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erra Lander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7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7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erraforming Mar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7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77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Tesla Effect: A Tex Murphy Adventur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2H20M00S" calcext:value-type="time">
            <text:p>12:20</text:p>
          </table:table-cell>
          <table:table-cell table:style-name="ce50"/>
          <table:table-cell table:style-name="ce80" table:formula="of:=HYPERLINK(&quot;https:/www.pcgamingwiki.com/wiki/&quot;&amp;SUBSTITUTE([.A117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7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Teslagrad </text:p>
          </table:table-cell>
          <table:table-cell office:value-type="string" calcext:value-type="string">
            <text:p>?</text:p>
          </table:table-cell>
          <table:table-cell office:value-type="time" office:time-value="PT05H32M00S" calcext:value-type="time">
            <text:p>05:32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17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7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Tharsi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8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80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02" office:value-type="string" calcext:value-type="string">
            <text:p>The Academy: First Riddle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118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8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The Adventure Pals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00M00S" calcext:value-type="time">
            <text:p>10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18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8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Alto Collec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8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83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The Awesome Adventures of Captain Spirit </text:p>
          </table:table-cell>
          <table:table-cell office:value-type="string" calcext:value-type="string">
            <text:p>?</text:p>
          </table:table-cell>
          <table:table-cell office:value-type="time" office:time-value="PT01H53M00S" calcext:value-type="time">
            <text:p>01:53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18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8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The Bard's Tale (2004)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7H03M00S" calcext:value-type="time">
            <text:p>17:03</text:p>
          </table:table-cell>
          <table:table-cell table:style-name="ce50"/>
          <table:table-cell table:style-name="ce80" table:formula="of:=HYPERLINK(&quot;https:/www.pcgamingwiki.com/wiki/&quot;&amp;SUBSTITUTE([.A118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8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The Basement Collection </text:p>
          </table:table-cell>
          <table:table-cell office:value-type="string" calcext:value-type="string">
            <text:p>?</text:p>
          </table:table-cell>
          <table:table-cell office:value-type="time" office:time-value="PT16H27M00S" calcext:value-type="time">
            <text:p>16:27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18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8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35" office:value-type="string" calcext:value-type="string">
            <text:p>The Binding of Isaac </text:p>
          </table:table-cell>
          <table:table-cell table:style-name="ce95" office:value-type="string" calcext:value-type="string">
            <text:p>Replayable</text:p>
          </table:table-cell>
          <table:table-cell table:style-name="ce158" office:value-type="time" office:time-value="PT40H18M00S" calcext:value-type="time">
            <text:p>40:18</text:p>
          </table:table-cell>
          <table:table-cell table:style-name="ce172" office:value-type="string" calcext:value-type="string">
            <text:p>N</text:p>
          </table:table-cell>
          <table:table-cell table:style-name="ce82" table:formula="of:=HYPERLINK(&quot;https:/www.pcgamingwiki.com/wiki/&quot;&amp;SUBSTITUTE([.A1187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187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WL</text:p>
          </table:table-cell>
          <table:table-cell table:style-name="ce95" table:number-columns-repeated="5"/>
          <table:table-cell table:style-name="ce94" office:value-type="string" calcext:value-type="string">
            <text:p>S</text:p>
          </table:table-cell>
          <table:table-cell table:style-name="ce95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The Binding of Isaac: Rebirth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18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88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he Blind Prophet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8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8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The Bridg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00M00S" calcext:value-type="time">
            <text:p>04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19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9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The Bureau: XCOM Declassified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3H13M00S" calcext:value-type="time">
            <text:p>13:13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19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91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36" office:value-type="string" calcext:value-type="string">
            <text:p>The Chronicles Of Shakespeare - A Midsummer Night's Dream</text:p>
          </table:table-cell>
          <table:table-cell table:style-name="ce100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83" table:formula="of:=HYPERLINK(&quot;https:/www.pcgamingwiki.com/wiki/&quot;&amp;SUBSTITUTE([.A119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92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100" table:number-columns-repeated="9"/>
          <table:table-cell table:number-columns-repeated="47"/>
        </table:table-row>
        <table:table-row table:style-name="ro2">
          <table:table-cell table:style-name="ce36" office:value-type="string" calcext:value-type="string">
            <text:p>The Chronicles Of Shakespeare - Romeo and Juliet</text:p>
          </table:table-cell>
          <table:table-cell table:style-name="ce100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83" table:formula="of:=HYPERLINK(&quot;https:/www.pcgamingwiki.com/wiki/&quot;&amp;SUBSTITUTE([.A119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93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100" table:number-columns-repeated="9"/>
          <table:table-cell table:number-columns-repeated="47"/>
        </table:table-row>
        <table:table-row table:style-name="ro2">
          <table:table-cell office:value-type="string" calcext:value-type="string">
            <text:p>The Conduit</text:p>
          </table:table-cell>
          <table:table-cell office:value-type="string" calcext:value-type="string">
            <text:p>?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19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19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32" office:value-type="string" calcext:value-type="string">
            <text:p>The Count Lucanor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19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195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number-columns-repeated="47"/>
        </table:table-row>
        <table:table-row table:style-name="ro2">
          <table:table-cell table:style-name="ce38" office:value-type="string" calcext:value-type="string">
            <text:p>The Crow's Eye</text:p>
          </table:table-cell>
          <table:table-cell table:style-name="ce97" office:value-type="string" calcext:value-type="string">
            <text:p>Dropped</text:p>
          </table:table-cell>
          <table:table-cell table:style-name="ce160"/>
          <table:table-cell table:style-name="ce55"/>
          <table:table-cell table:style-name="ce80" table:formula="of:=HYPERLINK(&quot;https:/www.pcgamingwiki.com/wiki/&quot;&amp;SUBSTITUTE([.A119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9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7" table:number-columns-repeated="6"/>
          <table:table-cell table:style-name="ce97" office:value-type="string" calcext:value-type="string">
            <text:p>T</text:p>
          </table:table-cell>
          <table:table-cell table:style-name="ce97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Culling Of The Cow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11M00S" calcext:value-type="time">
            <text:p>02:11</text:p>
          </table:table-cell>
          <table:table-cell table:style-name="ce50"/>
          <table:table-cell table:style-name="ce80" table:formula="of:=HYPERLINK(&quot;https:/www.pcgamingwiki.com/wiki/&quot;&amp;SUBSTITUTE([.A119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9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The Curse of Monkey Island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19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19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Dark Crystal: Age of Resistance Tactic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19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19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Dark Eye: Chains of Satinav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0H22M00S" calcext:value-type="time">
            <text:p>10:22</text:p>
          </table:table-cell>
          <table:table-cell table:style-name="ce50"/>
          <table:table-cell table:style-name="ce80" table:formula="of:=HYPERLINK(&quot;https:/www.pcgamingwiki.com/wiki/&quot;&amp;SUBSTITUTE([.A120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0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he Dark Stone from Mebara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00M00S" calcext:value-type="time">
            <text:p>04:00</text:p>
          </table:table-cell>
          <table:table-cell table:style-name="ce50"/>
          <table:table-cell table:style-name="ce80" table:formula="of:=HYPERLINK(&quot;https:/www.pcgamingwiki.com/wiki/&quot;&amp;SUBSTITUTE([.A120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0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The Darkness II </text:p>
          </table:table-cell>
          <table:table-cell office:value-type="string" calcext:value-type="string">
            <text:p>?</text:p>
          </table:table-cell>
          <table:table-cell office:value-type="time" office:time-value="PT06H56M00S" calcext:value-type="time">
            <text:p>06:56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20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0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32" office:value-type="string" calcext:value-type="string">
            <text:p>The Darkside Detective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120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203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7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The Darkside Detective: A Fumble in the Dark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20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0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Dee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11M00S" calcext:value-type="time">
            <text:p>00:11</text:p>
          </table:table-cell>
          <table:table-cell table:style-name="ce50"/>
          <table:table-cell table:style-name="ce80" table:formula="of:=HYPERLINK(&quot;https:/www.pcgamingwiki.com/wiki/&quot;&amp;SUBSTITUTE([.A120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0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The Descendant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41M00S" calcext:value-type="time">
            <text:p>05:41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0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06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The Divisio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22H00M00S" calcext:value-type="time">
            <text:p>22:00</text:p>
          </table:table-cell>
          <table:table-cell table:style-name="ce123"/>
          <table:table-cell table:style-name="ce84" table:formula="of:=HYPERLINK(&quot;https:/www.pcgamingwiki.com/wiki/&quot;&amp;SUBSTITUTE([.A120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07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8"/>
          <table:table-cell table:style-name="ce94" office:value-type="string" calcext:value-type="string">
            <text:p>U</text:p>
          </table:table-cell>
          <table:table-cell table:style-name="ce93"/>
          <table:table-cell table:number-columns-repeated="47"/>
        </table:table-row>
        <table:table-row table:style-name="ro2">
          <table:table-cell table:style-name="ce142" office:value-type="string" calcext:value-type="string">
            <text:p>The Elder Scrolls IV: Obliv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0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0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The End Is Nigh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0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09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The Escapists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21H00M00S" calcext:value-type="time">
            <text:p>21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1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1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The Escapists 2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33H00M00S" calcext:value-type="time">
            <text:p>33:00</text:p>
          </table:table-cell>
          <table:table-cell table:style-name="ce171"/>
          <table:table-cell table:style-name="ce84" table:formula="of:=HYPERLINK(&quot;https:/www.pcgamingwiki.com/wiki/&quot;&amp;SUBSTITUTE([.A121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1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The Expendabros </text:p>
          </table:table-cell>
          <table:table-cell office:value-type="string" calcext:value-type="string">
            <text:p>?</text:p>
          </table:table-cell>
          <table:table-cell office:value-type="time" office:time-value="PT01H03M00S" calcext:value-type="time">
            <text:p>01:03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21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1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23" office:value-type="string" calcext:value-type="string">
            <text:p>The Fall</text:p>
          </table:table-cell>
          <table:table-cell table:style-name="ce93" office:value-type="string" calcext:value-type="string">
            <text:p>Pending</text:p>
          </table:table-cell>
          <table:table-cell table:style-name="ce123" table:number-columns-repeated="2"/>
          <table:table-cell table:style-name="ce84" table:formula="of:=HYPERLINK(&quot;https:/www.pcgamingwiki.com/wiki/&quot;&amp;SUBSTITUTE([.A121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1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The First Tre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1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14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The Flame In The Floo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1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1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The Great Story Of A Mighty Hero Remastered</text:p>
          </table:table-cell>
          <table:table-cell table:number-columns-repeated="3" office:value-type="string" calcext:value-type="string">
            <text:p>?</text:p>
          </table:table-cell>
          <table:table-cell table:style-name="ce83" table:formula="of:=HYPERLINK(&quot;https:/www.pcgamingwiki.com/wiki/&quot;&amp;SUBSTITUTE([.A121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1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7"/>
          <table:table-cell table:style-name="ce1" table:number-columns-repeated="2"/>
          <table:table-cell table:number-columns-repeated="47"/>
        </table:table-row>
        <table:table-row table:style-name="ro2">
          <table:table-cell table:style-name="ce35" office:value-type="string" calcext:value-type="string">
            <text:p>The House Of The Dead 2 And 3 Return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82" table:formula="of:=HYPERLINK(&quot;https:/www.pcgamingwiki.com/wiki/&quot;&amp;SUBSTITUTE([.A1217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217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32" office:value-type="string" calcext:value-type="string">
            <text:p>The House of the Dead: Overkill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4H28M00S" calcext:value-type="time">
            <text:p>04:28</text:p>
          </table:table-cell>
          <table:table-cell table:style-name="ce169" office:value-type="string" calcext:value-type="string">
            <text:p>Y</text:p>
          </table:table-cell>
          <table:table-cell table:style-name="ce81" table:formula="of:=HYPERLINK(&quot;https:/www.pcgamingwiki.com/wiki/&quot;&amp;SUBSTITUTE([.A121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218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2"/>
          <table:table-cell table:style-name="ce91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The Incredible Adventures of Van Helsing: Final Cut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24H31M00S" calcext:value-type="time">
            <text:p>24:31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1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19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he Inner Worl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2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2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Jackbox Party Pack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2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21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The King of Fighters '98 Ultimate Match Final Edi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2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2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King Of Fighters 2000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2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2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King Of Fighters 2002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2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2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The King of Fighters 2002 Unlimited Match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2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2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King of Fighters 97 Global Match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2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2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King's Bird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0H00M00S" calcext:value-type="time">
            <text:p>10:00</text:p>
          </table:table-cell>
          <table:table-cell table:style-name="ce50"/>
          <table:table-cell table:style-name="ce80" table:formula="of:=HYPERLINK(&quot;https:/www.pcgamingwiki.com/wiki/&quot;&amp;SUBSTITUTE([.A122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2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Lakeview Cabin Collec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2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2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10"/>
          <table:table-cell table:number-columns-repeated="47"/>
        </table:table-row>
        <table:table-row table:style-name="ro2">
          <table:table-cell table:style-name="ce142" office:value-type="string" calcext:value-type="string">
            <text:p>The Land of Dasthi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22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2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he Last Blade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30M00S" calcext:value-type="time">
            <text:p>01:30</text:p>
          </table:table-cell>
          <table:table-cell table:style-name="ce50"/>
          <table:table-cell table:style-name="ce80" table:formula="of:=HYPERLINK(&quot;https:/www.pcgamingwiki.com/wiki/&quot;&amp;SUBSTITUTE([.A123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3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Last Blade 2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3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3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The Last Of Us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5H30M00S" calcext:value-type="time">
            <text:p>15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3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3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 table:number-columns-repeated="5"/>
          <table:table-cell table:number-columns-repeated="47"/>
        </table:table-row>
        <table:table-row table:style-name="ro2">
          <table:table-cell table:style-name="ce143" office:value-type="string" calcext:value-type="string">
            <text:p>The Last Of Us 2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23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33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5"/>
          <table:table-cell table:style-name="ce94" office:value-type="float" office:value="4" calcext:value-type="float">
            <text:p>4</text:p>
          </table:table-cell>
          <table:table-cell table:style-name="ce93" table:number-columns-repeated="4"/>
          <table:table-cell table:number-columns-repeated="47"/>
        </table:table-row>
        <table:table-row table:style-name="ro2">
          <table:table-cell table:style-name="ce143" office:value-type="string" calcext:value-type="string">
            <text:p>The Last Tinker: City Of Color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3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3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The Legend of Zelda Twilight Princess</text:p>
          </table:table-cell>
          <table:table-cell office:value-type="string" calcext:value-type="string">
            <text:p>?</text:p>
          </table:table-cell>
          <table:table-cell office:value-type="time" office:time-value="PT37H30M00S" calcext:value-type="time">
            <text:p>37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23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3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he Legend Of Zelda: Skyward Sword</text:p>
          </table:table-cell>
          <table:table-cell office:value-type="string" calcext:value-type="string">
            <text:p>?</text:p>
          </table:table-cell>
          <table:table-cell office:value-type="time" office:time-value="PT39H00M00S" calcext:value-type="time">
            <text:p>39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23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3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he LEGO Movie Videogame </text:p>
          </table:table-cell>
          <table:table-cell office:value-type="string" calcext:value-type="string">
            <text:p>?</text:p>
          </table:table-cell>
          <table:table-cell office:value-type="time" office:time-value="PT11H27M00S" calcext:value-type="time">
            <text:p>11:27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23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3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The Lion's Song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3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38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The Little Acre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2H00M00S" calcext:value-type="time">
            <text:p>02:0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23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239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Long Dark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4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40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The Lord of the Rings: Conquest</text:p>
          </table:table-cell>
          <table:table-cell table:style-name="ce90" office:value-type="string" calcext:value-type="string">
            <text:p>Dropped</text:p>
          </table:table-cell>
          <table:table-cell table:style-name="ce90" table:number-columns-repeated="2"/>
          <table:table-cell table:style-name="ce80" table:formula="of:=HYPERLINK(&quot;https:/www.pcgamingwiki.com/wiki/&quot;&amp;SUBSTITUTE([.A124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4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4"/>
          <table:table-cell table:style-name="ce90" office:value-type="float" office:value="3" calcext:value-type="float">
            <text:p>3</text:p>
          </table:table-cell>
          <table:table-cell table:style-name="ce90"/>
          <table:table-cell table:style-name="ce102"/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The Marvellous Miss Tak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9H15M00S" calcext:value-type="time">
            <text:p>09:15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4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4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41" office:value-type="string" calcext:value-type="string">
            <text:p>The Messenger</text:p>
          </table:table-cell>
          <table:table-cell table:style-name="ce91" office:value-type="string" calcext:value-type="string">
            <text:p>Completed</text:p>
          </table:table-cell>
          <table:table-cell table:style-name="ce165" office:value-type="time" office:time-value="PT10H30M00S" calcext:value-type="time">
            <text:p>10:3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24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243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office:value-type="string" calcext:value-type="string">
            <text:p>E</text:p>
          </table:table-cell>
          <table:table-cell table:style-name="ce126" table:number-columns-repeated="5"/>
          <table:table-cell table:style-name="ce126" office:value-type="string" calcext:value-type="string">
            <text:p>T</text:p>
          </table:table-cell>
          <table:table-cell table:style-name="ce126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Metronomicon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30M00S" calcext:value-type="time">
            <text:p>05:30</text:p>
          </table:table-cell>
          <table:table-cell table:style-name="ce50"/>
          <table:table-cell table:style-name="ce80" table:formula="of:=HYPERLINK(&quot;https:/www.pcgamingwiki.com/wiki/&quot;&amp;SUBSTITUTE([.A124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4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Next Doo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18M00S" calcext:value-type="time">
            <text:p>02:18</text:p>
          </table:table-cell>
          <table:table-cell table:style-name="ce50"/>
          <table:table-cell table:style-name="ce80" table:formula="of:=HYPERLINK(&quot;https:/www.pcgamingwiki.com/wiki/&quot;&amp;SUBSTITUTE([.A124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4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he Occupa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4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4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The Original Strife: Veteran's Editio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4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4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Outer World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4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4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5"/>
          <table:table-cell table:style-name="ce90" office:value-type="float" office:value="4" calcext:value-type="float">
            <text:p>4</text:p>
          </table:table-cell>
          <table:table-cell table:style-name="ce90" table:number-columns-repeated="4"/>
          <table:table-cell table:number-columns-repeated="47"/>
        </table:table-row>
        <table:table-row table:style-name="ro2">
          <table:table-cell table:style-name="ce143" office:value-type="string" calcext:value-type="string">
            <text:p>The Red Solstic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5H15M00S" calcext:value-type="time">
            <text:p>15:15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4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49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The Red Strings Club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250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250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7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The Secret of Monkey Island: Special Edition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25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5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The Shivah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2H00M00S" calcext:value-type="time">
            <text:p>02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5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5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The Silent Age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3H22M00S" calcext:value-type="time">
            <text:p>03:22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25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253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The Spectrum Retreat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25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5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Stanley Parable (2013)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39M00S" calcext:value-type="time">
            <text:p>02:39</text:p>
          </table:table-cell>
          <table:table-cell table:style-name="ce50"/>
          <table:table-cell table:style-name="ce80" table:formula="of:=HYPERLINK(&quot;https:/www.pcgamingwiki.com/wiki/&quot;&amp;SUBSTITUTE([.A125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5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he Stillness of the Win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5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5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The Swapper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14M00S" calcext:value-type="time">
            <text:p>05:14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5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5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he Talos Principle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6H00M00S" calcext:value-type="time">
            <text:p>16:00</text:p>
          </table:table-cell>
          <table:table-cell table:style-name="ce50"/>
          <table:table-cell table:style-name="ce80" table:formula="of:=HYPERLINK(&quot;https:/www.pcgamingwiki.com/wiki/&quot;&amp;SUBSTITUTE([.A125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58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The Textorcist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125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59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The Tower of Element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26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6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The Uncertain: Last Quiet Day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3H00M00S" calcext:value-type="time">
            <text:p>03:0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26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261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The Vagrant </text:p>
          </table:table-cell>
          <table:table-cell office:value-type="string" calcext:value-type="string">
            <text:p>?</text:p>
          </table:table-cell>
          <table:table-cell office:value-type="time" office:time-value="PT11H27M00S" calcext:value-type="time">
            <text:p>11:27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26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6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The Vanishing of Ethan Carter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26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6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The Walking Dead - A Telltale Games Serie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3H14M00S" calcext:value-type="time">
            <text:p>13:14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6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6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The Walking Dead: Michonne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01M00S" calcext:value-type="time">
            <text:p>04:01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6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6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The Walking Dead: Season 2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9H27M00S" calcext:value-type="time">
            <text:p>09:2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6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6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The Walking Vegetables </text:p>
          </table:table-cell>
          <table:table-cell table:number-columns-repeated="3" office:value-type="string" calcext:value-type="string">
            <text:p>?</text:p>
          </table:table-cell>
          <table:table-cell table:style-name="ce83" table:formula="of:=HYPERLINK(&quot;https:/www.pcgamingwiki.com/wiki/&quot;&amp;SUBSTITUTE([.A126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6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The Wanderer: Frankenstein's Creatur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6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6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he Warlock of Firetop Mountai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43M00S" calcext:value-type="time">
            <text:p>04:43</text:p>
          </table:table-cell>
          <table:table-cell table:style-name="ce50"/>
          <table:table-cell table:style-name="ce80" table:formula="of:=HYPERLINK(&quot;https:/www.pcgamingwiki.com/wiki/&quot;&amp;SUBSTITUTE([.A126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6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The Whispered World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59M00S" calcext:value-type="time">
            <text:p>10:59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7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7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The Witcher 3 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27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71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table:style-name="ce94" office:value-type="float" office:value="4" calcext:value-type="float">
            <text:p>4</text:p>
          </table:table-cell>
          <table:table-cell table:number-columns-repeated="51"/>
        </table:table-row>
        <table:table-row table:style-name="ro2">
          <table:table-cell table:style-name="ce143" office:value-type="string" calcext:value-type="string">
            <text:p>The Witcher: Enhanced Edition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36H00M00S" calcext:value-type="time">
            <text:p>36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7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7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The Witness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7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73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The Wolf Among Us </text:p>
          </table:table-cell>
          <table:table-cell office:value-type="string" calcext:value-type="string">
            <text:p>?</text:p>
          </table:table-cell>
          <table:table-cell office:value-type="time" office:time-value="PT09H12M00S" calcext:value-type="time">
            <text:p>09:12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27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74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4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The World Next Door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127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75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theHunter: Call of the Wild™ 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7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7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Thimbleweed Park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30M00S" calcext:value-type="time">
            <text:p>10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7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7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35" office:value-type="string" calcext:value-type="string">
            <text:p>This War Of Mine</text:p>
          </table:table-cell>
          <table:table-cell table:style-name="ce95" office:value-type="string" calcext:value-type="string">
            <text:p>Replayable</text:p>
          </table:table-cell>
          <table:table-cell table:style-name="ce158" office:value-type="time" office:time-value="PT10H30M00S" calcext:value-type="time">
            <text:p>10:30</text:p>
          </table:table-cell>
          <table:table-cell table:style-name="ce172" office:value-type="string" calcext:value-type="string">
            <text:p>N</text:p>
          </table:table-cell>
          <table:table-cell table:style-name="ce82" table:formula="of:=HYPERLINK(&quot;https:/www.pcgamingwiki.com/wiki/&quot;&amp;SUBSTITUTE([.A1278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278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5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Thomas Was Alone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3H43M00S" calcext:value-type="time">
            <text:p>03:43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27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279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Throne Rushers</text:p>
          </table:table-cell>
          <table:table-cell table:number-columns-repeated="3" office:value-type="string" calcext:value-type="string">
            <text:p>?</text:p>
          </table:table-cell>
          <table:table-cell table:style-name="ce83" table:formula="of:=HYPERLINK(&quot;https:/www.pcgamingwiki.com/wiki/&quot;&amp;SUBSTITUTE([.A128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80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number-columns-repeated="7"/>
          <table:table-cell table:style-name="ce1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Tick Tock Isle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1H36M00S" calcext:value-type="time">
            <text:p>01:36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28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281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icket to Rid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05M00S" calcext:value-type="time">
            <text:p>01:05</text:p>
          </table:table-cell>
          <table:table-cell table:style-name="ce50"/>
          <table:table-cell table:style-name="ce80" table:formula="of:=HYPERLINK(&quot;https:/www.pcgamingwiki.com/wiki/&quot;&amp;SUBSTITUTE([.A128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8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inboy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14M00S" calcext:value-type="time">
            <text:p>03:14</text:p>
          </table:table-cell>
          <table:table-cell table:style-name="ce50"/>
          <table:table-cell table:style-name="ce80" table:formula="of:=HYPERLINK(&quot;https:/www.pcgamingwiki.com/wiki/&quot;&amp;SUBSTITUTE([.A128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8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Tiny and Big: Grandpa's Leftover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01M00S" calcext:value-type="time">
            <text:p>03:01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8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8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Tiny Robots Recharged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28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8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table:style-name="ce142" office:value-type="string" calcext:value-type="string">
            <text:p>Tiny Tina's Assault on Dragon Keep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8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8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Tiny Troopers: Joint Ops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6H30M00S" calcext:value-type="time">
            <text:p>06:30</text:p>
          </table:table-cell>
          <table:table-cell table:style-name="ce50"/>
          <table:table-cell table:style-name="ce80" table:formula="of:=HYPERLINK(&quot;https:/www.pcgamingwiki.com/wiki/&quot;&amp;SUBSTITUTE([.A128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8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Titan Attacks!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2H29M00S" calcext:value-type="time">
            <text:p>02:29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8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8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Titan Quest Anniversary Edition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28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8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Titan Souls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29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9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To the Moon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4H07M00S" calcext:value-type="time">
            <text:p>04:0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9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9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/>
          <table:table-cell table:style-name="ce93" office:value-type="string" calcext:value-type="string">
            <text:p>G</text:p>
          </table:table-cell>
          <table:table-cell table:style-name="ce93" table:number-columns-repeated="3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oeJam &amp; Earl – Back In The Groov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29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29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Toki Tori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46M00S" calcext:value-type="time">
            <text:p>08:46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9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9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Toki Tori 2+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1H17M00S" calcext:value-type="time">
            <text:p>11:1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9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9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Tom Clancy’s Ghost Recon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29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295]&amp;&quot;+trailer&quot;;&quot;Trailer&quot;)" office:value-type="string" office:string-value="Trailer" calcext:value-type="string">
            <text:p>Trailer</text:p>
          </table:table-cell>
          <table:table-cell table:number-columns-repeated="8"/>
          <table:table-cell table:style-name="ce94" office:value-type="string" calcext:value-type="string">
            <text:p>U</text:p>
          </table:table-cell>
          <table:table-cell table:number-columns-repeated="48"/>
        </table:table-row>
        <table:table-row table:style-name="ro2">
          <table:table-cell table:style-name="ce143" office:value-type="string" calcext:value-type="string">
            <text:p>Tomb Raider - The Angel of Darkness (June 20, 2003)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29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96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32" office:value-type="string" calcext:value-type="string">
            <text:p>Tomb Raider (1996)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129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297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Tomb Raider (2013)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4H31M00S" calcext:value-type="time">
            <text:p>14:31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29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29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Tomb Raider 2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129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299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number-columns-repeated="47"/>
        </table:table-row>
        <table:table-row table:style-name="ro2">
          <table:table-cell table:style-name="ce32" office:value-type="string" calcext:value-type="string">
            <text:p>Tomb Raider 3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1300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300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Tomb Raider 4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30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01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Tomb Raider 5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30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02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office:value-type="string" calcext:value-type="string">
            <text:p>Tomb Raider Anniversary</text:p>
          </table:table-cell>
          <table:table-cell office:value-type="string" calcext:value-type="string">
            <text:p>?</text:p>
          </table:table-cell>
          <table:table-cell office:value-type="time" office:time-value="PT13H00M00S" calcext:value-type="time">
            <text:p>13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30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0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onight We Riot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30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0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table:style-name="ce94" office:value-type="string" calcext:value-type="string">
            <text:p>G</text:p>
          </table:table-cell>
          <table:table-cell table:number-columns-repeated="54"/>
        </table:table-row>
        <table:table-row table:style-name="ro2">
          <table:table-cell table:style-name="ce142" office:value-type="string" calcext:value-type="string">
            <text:p>Tools Up!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 office:value-type="string" calcext:value-type="string">
            <text:p>Y</text:p>
          </table:table-cell>
          <table:table-cell table:style-name="ce80" table:formula="of:=HYPERLINK(&quot;https:/www.pcgamingwiki.com/wiki/&quot;&amp;SUBSTITUTE([.A130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0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Toonstruck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00M00S" calcext:value-type="time">
            <text:p>08:00</text:p>
          </table:table-cell>
          <table:table-cell table:style-name="ce171" office:value-type="string" calcext:value-type="string">
            <text:p>N</text:p>
          </table:table-cell>
          <table:table-cell table:style-name="ce84" table:formula="of:=HYPERLINK(&quot;https:/www.pcgamingwiki.com/wiki/&quot;&amp;SUBSTITUTE([.A130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0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number-columns-repeated="47"/>
        </table:table-row>
        <table:table-row table:style-name="ro2">
          <table:table-cell table:style-name="ce143" office:value-type="string" calcext:value-type="string">
            <text:p>Torchlight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9H05M00S" calcext:value-type="time">
            <text:p>19:05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30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0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Torchlight II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25H48M00S" calcext:value-type="time">
            <text:p>25:48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30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0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ormentor X Punisher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13M00S" calcext:value-type="time">
            <text:p>03:13</text:p>
          </table:table-cell>
          <table:table-cell table:style-name="ce50"/>
          <table:table-cell table:style-name="ce80" table:formula="of:=HYPERLINK(&quot;https:/www.pcgamingwiki.com/wiki/&quot;&amp;SUBSTITUTE([.A130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0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otal Annihilation: Commander Pack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31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1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3" office:value-type="string" calcext:value-type="string">
            <text:p>Total Chaos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311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11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Total War: WARHAMMER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31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12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Totally Accurate Battle Simulator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00M00S" calcext:value-type="time">
            <text:p>03:00</text:p>
          </table:table-cell>
          <table:table-cell table:style-name="ce50"/>
          <table:table-cell table:style-name="ce80" table:formula="of:=HYPERLINK(&quot;https:/www.pcgamingwiki.com/wiki/&quot;&amp;SUBSTITUTE([.A131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13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Totally Accurate Battleground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00M00S" calcext:value-type="time">
            <text:p>03:00</text:p>
          </table:table-cell>
          <table:table-cell table:style-name="ce50"/>
          <table:table-cell table:style-name="ce80" table:formula="of:=HYPERLINK(&quot;https:/www.pcgamingwiki.com/wiki/&quot;&amp;SUBSTITUTE([.A131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1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otally Reliable Delivery Service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00M00S" calcext:value-type="time">
            <text:p>01:00</text:p>
          </table:table-cell>
          <table:table-cell table:style-name="ce50"/>
          <table:table-cell table:style-name="ce80" table:formula="of:=HYPERLINK(&quot;https:/www.pcgamingwiki.com/wiki/&quot;&amp;SUBSTITUTE([.A131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15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Tower Of Time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36H30M00S" calcext:value-type="time">
            <text:p>36:30</text:p>
          </table:table-cell>
          <table:table-cell table:style-name="ce50"/>
          <table:table-cell table:style-name="ce80" table:formula="of:=HYPERLINK(&quot;https:/www.pcgamingwiki.com/wiki/&quot;&amp;SUBSTITUTE([.A131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1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Towerfall Ascension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30M00S" calcext:value-type="time">
            <text:p>03:30</text:p>
          </table:table-cell>
          <table:table-cell table:style-name="ce50"/>
          <table:table-cell table:style-name="ce80" table:formula="of:=HYPERLINK(&quot;https:/www.pcgamingwiki.com/wiki/&quot;&amp;SUBSTITUTE([.A131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17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Town of Nigh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31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1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OXIKK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31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1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Trackmania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32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20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office:value-type="string" calcext:value-type="string">
            <text:p>TrackMania Nations Forever </text:p>
          </table:table-cell>
          <table:table-cell office:value-type="string" calcext:value-type="string">
            <text:p>?</text:p>
          </table:table-cell>
          <table:table-cell office:value-type="time" office:time-value="PT34H23M00S" calcext:value-type="time">
            <text:p>34:23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32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2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Trackmania Remak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Y</text:p>
          </table:table-cell>
          <table:table-cell table:style-name="ce84" table:formula="of:=HYPERLINK(&quot;https:/www.pcgamingwiki.com/wiki/&quot;&amp;SUBSTITUTE([.A132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22]&amp;&quot;+trailer&quot;;&quot;Trailer&quot;)" office:value-type="string" office:string-value="Trailer" calcext:value-type="string">
            <text:p>Trailer</text:p>
          </table:table-cell>
          <table:table-cell table:style-name="ce93"/>
          <table:table-cell table:style-name="ce94" office:value-type="string" calcext:value-type="string">
            <text:p>E</text:p>
          </table:table-cell>
          <table:table-cell table:style-name="ce93" table:number-columns-repeated="6"/>
          <table:table-cell table:style-name="ce93" office:value-type="string" calcext:value-type="string">
            <text:p>U</text:p>
          </table:table-cell>
          <table:table-cell table:style-name="ce93"/>
          <table:table-cell table:number-columns-repeated="47"/>
        </table:table-row>
        <table:table-row table:style-name="ro2">
          <table:table-cell table:style-name="ce143" office:value-type="string" calcext:value-type="string">
            <text:p>Transistor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00M00S" calcext:value-type="time">
            <text:p>06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32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2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Transmissions: Element 120 </text:p>
          </table:table-cell>
          <table:table-cell office:value-type="string" calcext:value-type="string">
            <text:p>?</text:p>
          </table:table-cell>
          <table:table-cell office:value-type="time" office:time-value="PT01H24M00S" calcext:value-type="time">
            <text:p>01:24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32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2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32" office:value-type="string" calcext:value-type="string">
            <text:p>TRAUMA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1H05M00S" calcext:value-type="time">
            <text:p>01:05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32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325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Trauma Center New Blood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0H30M00S" calcext:value-type="time">
            <text:p>10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32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2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3" office:value-type="string" calcext:value-type="string">
            <text:p>Trauma Team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24H00M00S" calcext:value-type="time">
            <text:p>24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32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2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Treachery in Beatdown City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32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2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Treasure Adventure Game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16H00M00S" calcext:value-type="time">
            <text:p>16:00</text:p>
          </table:table-cell>
          <table:table-cell table:style-name="ce169" office:value-type="string" calcext:value-type="string">
            <text:p>?</text:p>
          </table:table-cell>
          <table:table-cell table:style-name="ce81" table:formula="of:=HYPERLINK(&quot;https:/www.pcgamingwiki.com/wiki/&quot;&amp;SUBSTITUTE([.A132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329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/>
          <table:table-cell table:style-name="ce91" office:value-type="string" calcext:value-type="string">
            <text:p>G</text:p>
          </table:table-cell>
          <table:table-cell table:style-name="ce91" table:number-columns-repeated="7"/>
          <table:table-cell table:number-columns-repeated="47"/>
        </table:table-row>
        <table:table-row table:style-name="ro2">
          <table:table-cell office:value-type="string" calcext:value-type="string">
            <text:p>Trials Rising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33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30]&amp;&quot;+trailer&quot;;&quot;Trailer&quot;)" office:value-type="string" office:string-value="Trailer" calcext:value-type="string">
            <text:p>Trailer</text:p>
          </table:table-cell>
          <table:table-cell table:number-columns-repeated="8"/>
          <table:table-cell table:style-name="ce94" office:value-type="string" calcext:value-type="string">
            <text:p>U</text:p>
          </table:table-cell>
          <table:table-cell table:number-columns-repeated="48"/>
        </table:table-row>
        <table:table-row table:style-name="ro2">
          <table:table-cell table:style-name="ce32" office:value-type="string" calcext:value-type="string">
            <text:p>Trine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7H37M00S" calcext:value-type="time">
            <text:p>07:37</text:p>
          </table:table-cell>
          <table:table-cell table:style-name="ce169" office:value-type="string" calcext:value-type="string">
            <text:p>?</text:p>
          </table:table-cell>
          <table:table-cell table:style-name="ce81" table:formula="of:=HYPERLINK(&quot;https:/www.pcgamingwiki.com/wiki/&quot;&amp;SUBSTITUTE([.A133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331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Trine 3: The Artifacts of Power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6H07M00S" calcext:value-type="time">
            <text:p>06:0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33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3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35" office:value-type="string" calcext:value-type="string">
            <text:p>Trivial Pursuit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82" table:formula="of:=HYPERLINK(&quot;https:/www.pcgamingwiki.com/wiki/&quot;&amp;SUBSTITUTE([.A1333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333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Trolley Gol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33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3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ropico 4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54H38M00S" calcext:value-type="time">
            <text:p>54:38</text:p>
          </table:table-cell>
          <table:table-cell table:style-name="ce50"/>
          <table:table-cell table:style-name="ce80" table:formula="of:=HYPERLINK(&quot;https:/www.pcgamingwiki.com/wiki/&quot;&amp;SUBSTITUTE([.A133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3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ropico 5</text:p>
          </table:table-cell>
          <table:table-cell table:style-name="ce90" office:value-type="string" calcext:value-type="string">
            <text:p>Dropped</text:p>
          </table:table-cell>
          <table:table-cell table:style-name="ce102" table:number-columns-repeated="2"/>
          <table:table-cell table:style-name="ce80" table:formula="of:=HYPERLINK(&quot;https:/www.pcgamingwiki.com/wiki/&quot;&amp;SUBSTITUTE([.A133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3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Truberbrook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5H30M00S" calcext:value-type="time">
            <text:p>05:30</text:p>
          </table:table-cell>
          <table:table-cell table:style-name="ce171"/>
          <table:table-cell table:style-name="ce84" table:formula="of:=HYPERLINK(&quot;https:/www.pcgamingwiki.com/wiki/&quot;&amp;SUBSTITUTE([.A1337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37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Truma Center Second Opinion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Y</text:p>
          </table:table-cell>
          <table:table-cell table:style-name="ce81" table:formula="of:=HYPERLINK(&quot;https:/www.pcgamingwiki.com/wiki/&quot;&amp;SUBSTITUTE([.A133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338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</text:p>
          </table:table-cell>
          <table:table-cell table:style-name="ce91" table:number-columns-repeated="8"/>
          <table:table-cell table:style-name="ce91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32" office:value-type="string" calcext:value-type="string">
            <text:p>Tulpa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1H47M00S" calcext:value-type="time">
            <text:p>01:47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33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339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urbo Pug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27M00S" calcext:value-type="time">
            <text:p>01:27</text:p>
          </table:table-cell>
          <table:table-cell table:style-name="ce50"/>
          <table:table-cell table:style-name="ce80" table:formula="of:=HYPERLINK(&quot;https:/www.pcgamingwiki.com/wiki/&quot;&amp;SUBSTITUTE([.A134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4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urbo Pug 3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4H06M00S" calcext:value-type="time">
            <text:p>04:06</text:p>
          </table:table-cell>
          <table:table-cell table:style-name="ce50"/>
          <table:table-cell table:style-name="ce80" table:formula="of:=HYPERLINK(&quot;https:/www.pcgamingwiki.com/wiki/&quot;&amp;SUBSTITUTE([.A134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4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urbo Pug DX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38M00S" calcext:value-type="time">
            <text:p>01:38</text:p>
          </table:table-cell>
          <table:table-cell table:style-name="ce50"/>
          <table:table-cell table:style-name="ce80" table:formula="of:=HYPERLINK(&quot;https:/www.pcgamingwiki.com/wiki/&quot;&amp;SUBSTITUTE([.A134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4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Turmoil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20H00M00S" calcext:value-type="time">
            <text:p>20:0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34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343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urnip Boy Commits Tax Evas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34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4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Turok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8H30M00S" calcext:value-type="time">
            <text:p>08:3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345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345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urok 2: Seeds of Evil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0H00M00S" calcext:value-type="time">
            <text:p>10:00</text:p>
          </table:table-cell>
          <table:table-cell table:style-name="ce50" office:value-type="string" calcext:value-type="string">
            <text:p>?</text:p>
          </table:table-cell>
          <table:table-cell table:style-name="ce80" table:formula="of:=HYPERLINK(&quot;https:/www.pcgamingwiki.com/wiki/&quot;&amp;SUBSTITUTE([.A134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4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winkle Star Sprites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30M00S" calcext:value-type="time">
            <text:p>01:30</text:p>
          </table:table-cell>
          <table:table-cell table:style-name="ce50"/>
          <table:table-cell table:style-name="ce80" table:formula="of:=HYPERLINK(&quot;https:/www.pcgamingwiki.com/wiki/&quot;&amp;SUBSTITUTE([.A134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4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Two Point Hospital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34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4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wo Worlds: Epic Edition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37H27M00S" calcext:value-type="time">
            <text:p>37:27</text:p>
          </table:table-cell>
          <table:table-cell table:style-name="ce50"/>
          <table:table-cell table:style-name="ce80" table:formula="of:=HYPERLINK(&quot;https:/www.pcgamingwiki.com/wiki/&quot;&amp;SUBSTITUTE([.A134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4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3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Type:Rider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3H05M00S" calcext:value-type="time">
            <text:p>03:05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350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350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 table:number-columns-repeated="5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Tyranny - Commander Edition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20H30M00S" calcext:value-type="time">
            <text:p>20:30</text:p>
          </table:table-cell>
          <table:table-cell table:style-name="ce50"/>
          <table:table-cell table:style-name="ce80" table:formula="of:=HYPERLINK(&quot;https:/www.pcgamingwiki.com/wiki/&quot;&amp;SUBSTITUTE([.A135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5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Tyrian 2000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35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5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2"/>
          <table:table-cell table:style-name="ce90" office:value-type="string" calcext:value-type="string">
            <text:p>G</text:p>
          </table:table-cell>
          <table:table-cell table:style-name="ce90" table:number-columns-repeated="7"/>
          <table:table-cell table:number-columns-repeated="47"/>
        </table:table-row>
        <table:table-row table:style-name="ro2">
          <table:table-cell office:value-type="string" calcext:value-type="string">
            <text:p>Ultima Underworld I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35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53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table:style-name="ce94" office:value-type="string" calcext:value-type="string">
            <text:p>G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ltima Underworld II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35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54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table:style-name="ce94" office:value-type="string" calcext:value-type="string">
            <text:p>G</text:p>
          </table:table-cell>
          <table:table-cell table:number-columns-repeated="54"/>
        </table:table-row>
        <table:table-row table:style-name="ro2">
          <table:table-cell table:style-name="ce35" office:value-type="string" calcext:value-type="string">
            <text:p>UltraStar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 office:value-type="string" calcext:value-type="string">
            <text:p>Y</text:p>
          </table:table-cell>
          <table:table-cell table:style-name="ce82" table:formula="of:=HYPERLINK(&quot;https:/www.pcgamingwiki.com/wiki/&quot;&amp;SUBSTITUTE([.A1355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355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5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Ultratron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25M00S" calcext:value-type="time">
            <text:p>03:25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35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5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Umbrella Corps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3H41M00S" calcext:value-type="time">
            <text:p>03:41</text:p>
          </table:table-cell>
          <table:table-cell table:style-name="ce50"/>
          <table:table-cell table:style-name="ce80" table:formula="of:=HYPERLINK(&quot;https:/www.pcgamingwiki.com/wiki/&quot;&amp;SUBSTITUTE([.A135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5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Uncharted 2: Among Thieves</text:p>
          </table:table-cell>
          <table:table-cell table:style-name="ce91" office:value-type="string" calcext:value-type="string">
            <text:p>Completed</text:p>
          </table:table-cell>
          <table:table-cell table:style-name="ce109"/>
          <table:table-cell table:style-name="ce169"/>
          <table:table-cell table:style-name="ce81" table:formula="of:=HYPERLINK(&quot;https:/www.pcgamingwiki.com/wiki/&quot;&amp;SUBSTITUTE([.A135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358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5"/>
          <table:table-cell table:number-columns-repeated="47"/>
        </table:table-row>
        <table:table-row table:style-name="ro2">
          <table:table-cell table:style-name="ce32" office:value-type="string" calcext:value-type="string">
            <text:p>Uncharted 3: Drake's Deception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/>
          <table:table-cell table:style-name="ce81" table:formula="of:=HYPERLINK(&quot;https:/www.pcgamingwiki.com/wiki/&quot;&amp;SUBSTITUTE([.A135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359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 table:number-columns-repeated="5"/>
          <table:table-cell table:number-columns-repeated="47"/>
        </table:table-row>
        <table:table-row table:style-name="ro2">
          <table:table-cell table:style-name="ce143" office:value-type="string" calcext:value-type="string">
            <text:p>Uncharted 4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5H00M00S" calcext:value-type="time">
            <text:p>15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36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60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5"/>
          <table:table-cell table:style-name="ce94" office:value-type="float" office:value="4" calcext:value-type="float">
            <text:p>4</text:p>
          </table:table-cell>
          <table:table-cell table:style-name="ce93" table:number-columns-repeated="4"/>
          <table:table-cell table:number-columns-repeated="47"/>
        </table:table-row>
        <table:table-row table:style-name="ro2">
          <table:table-cell table:style-name="ce32" office:value-type="string" calcext:value-type="string">
            <text:p>Uncharted: Drake's Fortune</text:p>
          </table:table-cell>
          <table:table-cell table:style-name="ce91" office:value-type="string" calcext:value-type="string">
            <text:p>Completed</text:p>
          </table:table-cell>
          <table:table-cell table:style-name="ce109" table:number-columns-repeated="2"/>
          <table:table-cell table:style-name="ce81" table:formula="of:=HYPERLINK(&quot;https:/www.pcgamingwiki.com/wiki/&quot;&amp;SUBSTITUTE([.A136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361]&amp;&quot;+trailer&quot;;&quot;Trailer&quot;)" office:value-type="string" office:string-value="Trailer" calcext:value-type="string">
            <text:p>Trailer</text:p>
          </table:table-cell>
          <table:table-cell table:style-name="ce91"/>
          <table:table-cell table:style-name="ce109" table:number-columns-repeated="3"/>
          <table:table-cell table:style-name="ce91" office:value-type="float" office:value="3" calcext:value-type="float">
            <text:p>3</text:p>
          </table:table-cell>
          <table:table-cell table:style-name="ce109" table:number-columns-repeated="5"/>
          <table:table-cell table:number-columns-repeated="47"/>
        </table:table-row>
        <table:table-row table:style-name="ro2">
          <table:table-cell table:style-name="ce143" office:value-type="string" calcext:value-type="string">
            <text:p>Uncharted: El Legado Perdido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00M00S" calcext:value-type="time">
            <text:p>07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36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62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5"/>
          <table:table-cell table:style-name="ce94" office:value-type="float" office:value="4" calcext:value-type="float">
            <text:p>4</text:p>
          </table:table-cell>
          <table:table-cell table:style-name="ce93" table:number-columns-repeated="4"/>
          <table:table-cell table:number-columns-repeated="47"/>
        </table:table-row>
        <table:table-row table:style-name="ro2">
          <table:table-cell table:style-name="ce143" office:value-type="string" calcext:value-type="string">
            <text:p>Undertale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36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63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UnEpic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22H57M00S" calcext:value-type="time">
            <text:p>22:5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36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6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Unknown Battl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9H36M00S" calcext:value-type="time">
            <text:p>09:36</text:p>
          </table:table-cell>
          <table:table-cell table:style-name="ce50"/>
          <table:table-cell table:style-name="ce80" table:formula="of:=HYPERLINK(&quot;https:/www.pcgamingwiki.com/wiki/&quot;&amp;SUBSTITUTE([.A136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6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Unmemory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36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6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8" office:value-type="string" calcext:value-type="string">
            <text:p>Unreal Gol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36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67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7"/>
          <table:table-cell table:style-name="ce97" office:value-type="string" calcext:value-type="string">
            <text:p>G</text:p>
          </table:table-cell>
          <table:table-cell table:style-name="ce90" table:number-columns-repeated="3"/>
          <table:table-cell table:style-name="ce97" table:number-columns-repeated="2"/>
          <table:table-cell table:style-name="ce90" table:number-columns-repeated="2"/>
          <table:table-cell table:number-columns-repeated="47"/>
        </table:table-row>
        <table:table-row table:style-name="ro2">
          <table:table-cell table:style-name="ce59" office:value-type="string" calcext:value-type="string">
            <text:p>Unreal Tournament 2003</text:p>
          </table:table-cell>
          <table:table-cell table:style-name="ce1" office:value-type="string" calcext:value-type="string">
            <text:p>?</text:p>
          </table:table-cell>
          <table:table-cell table:style-name="ce76"/>
          <table:table-cell table:style-name="ce86"/>
          <table:table-cell table:style-name="ce83" table:formula="of:=HYPERLINK(&quot;https:/www.pcgamingwiki.com/wiki/&quot;&amp;SUBSTITUTE([.A136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68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1" table:number-columns-repeated="9"/>
          <table:table-cell table:number-columns-repeated="47"/>
        </table:table-row>
        <table:table-row table:style-name="ro2">
          <table:table-cell office:value-type="string" calcext:value-type="string">
            <text:p>Uplink </text:p>
          </table:table-cell>
          <table:table-cell office:value-type="string" calcext:value-type="string">
            <text:p>?</text:p>
          </table:table-cell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36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6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Urban Trial Playgroun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37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7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Uriel's Chasm 2: NX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0H32M00S" calcext:value-type="time">
            <text:p>00:32</text:p>
          </table:table-cell>
          <table:table-cell table:style-name="ce50"/>
          <table:table-cell table:style-name="ce80" table:formula="of:=HYPERLINK(&quot;https:/www.pcgamingwiki.com/wiki/&quot;&amp;SUBSTITUTE([.A137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7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Uurnog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00M00S" calcext:value-type="time">
            <text:p>08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37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7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143" office:value-type="string" calcext:value-type="string">
            <text:p>VA-11 Hall-A: Cyberpunk Bartender Action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2H30M00S" calcext:value-type="time">
            <text:p>12:3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37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7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Vampyr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37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74]&amp;&quot;+trailer&quot;;&quot;Trailer&quot;)" office:value-type="string" office:string-value="Trailer" calcext:value-type="string">
            <text:p>Trailer</text:p>
          </table:table-cell>
          <table:table-cell table:style-name="ce93"/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Van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 office:value-type="string" calcext:value-type="string">
            <text:p>?</text:p>
          </table:table-cell>
          <table:table-cell table:style-name="ce80" table:formula="of:=HYPERLINK(&quot;https:/www.pcgamingwiki.com/wiki/&quot;&amp;SUBSTITUTE([.A137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7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Velvet Assassin </text:p>
          </table:table-cell>
          <table:table-cell office:value-type="string" calcext:value-type="string">
            <text:p>?</text:p>
          </table:table-cell>
          <table:table-cell office:value-type="time" office:time-value="PT10H44M00S" calcext:value-type="time">
            <text:p>10:44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37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7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Venetica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37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7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table:style-name="ce94" office:value-type="string" calcext:value-type="string">
            <text:p>G</text:p>
          </table:table-cell>
          <table:table-cell table:number-columns-repeated="54"/>
        </table:table-row>
        <table:table-row table:style-name="ro2">
          <table:table-cell table:style-name="ce143" office:value-type="string" calcext:value-type="string">
            <text:p>Vessel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1H47M00S" calcext:value-type="time">
            <text:p>11:47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37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7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Vickinachi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37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7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Victor Vran Overkill Edition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38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8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Viking: Battle for Asgar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6H35M00S" calcext:value-type="time">
            <text:p>16:35</text:p>
          </table:table-cell>
          <table:table-cell table:style-name="ce50"/>
          <table:table-cell table:style-name="ce80" table:formula="of:=HYPERLINK(&quot;https:/www.pcgamingwiki.com/wiki/&quot;&amp;SUBSTITUTE([.A138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8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Virtua Cop 2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38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82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table:style-name="ce32" office:value-type="string" calcext:value-type="string">
            <text:p>Viscera Cleanup Detail: Shadow Warrior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1H58M00S" calcext:value-type="time">
            <text:p>01:58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383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383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Vituaverse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38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8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Vive le Roi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48M00S" calcext:value-type="time">
            <text:p>02:48</text:p>
          </table:table-cell>
          <table:table-cell table:style-name="ce50"/>
          <table:table-cell table:style-name="ce80" table:formula="of:=HYPERLINK(&quot;https:/www.pcgamingwiki.com/wiki/&quot;&amp;SUBSTITUTE([.A138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8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Void Bastards</text:p>
          </table:table-cell>
          <table:table-cell table:style-name="ce93" office:value-type="string" calcext:value-type="string">
            <text:p>Pending</text:p>
          </table:table-cell>
          <table:table-cell table:style-name="ce123"/>
          <table:table-cell table:style-name="ce157"/>
          <table:table-cell table:style-name="ce84" table:formula="of:=HYPERLINK(&quot;https:/www.pcgamingwiki.com/wiki/&quot;&amp;SUBSTITUTE([.A138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8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Vostok Inc.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38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8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36" office:value-type="string" calcext:value-type="string">
            <text:p>Voxatron</text:p>
          </table:table-cell>
          <table:table-cell table:style-name="ce100" office:value-type="string" calcext:value-type="string">
            <text:p>?</text:p>
          </table:table-cell>
          <table:table-cell table:style-name="ce167" office:value-type="time" office:time-value="PT01H00M00S" calcext:value-type="time">
            <text:p>01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38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88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L</text:p>
          </table:table-cell>
          <table:table-cell table:style-name="ce100" table:number-columns-repeated="9"/>
          <table:table-cell table:number-columns-repeated="47"/>
        </table:table-row>
        <table:table-row table:style-name="ro2">
          <table:table-cell table:style-name="ce32" office:value-type="string" calcext:value-type="string">
            <text:p>VVVVVV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2H59M00S" calcext:value-type="time">
            <text:p>02:59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389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389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L</text:p>
          </table:table-cell>
          <table:table-cell table:style-name="ce91"/>
          <table:table-cell table:style-name="ce91" office:value-type="string" calcext:value-type="string">
            <text:p>G</text:p>
          </table:table-cell>
          <table:table-cell table:style-name="ce91" table:number-columns-repeated="3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Waking Mars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03M00S" calcext:value-type="time">
            <text:p>08:03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39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39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Wallace &amp; Gromit Ep 1: Fright of the Bumblebees </text:p>
          </table:table-cell>
          <table:table-cell office:value-type="string" calcext:value-type="string">
            <text:p>?</text:p>
          </table:table-cell>
          <table:table-cell office:value-type="time" office:time-value="PT02H46M00S" calcext:value-type="time">
            <text:p>02:46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39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9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Wallace &amp; Gromit Ep 2: The Last Resort </text:p>
          </table:table-cell>
          <table:table-cell office:value-type="string" calcext:value-type="string">
            <text:p>?</text:p>
          </table:table-cell>
          <table:table-cell office:value-type="time" office:time-value="PT02H14M00S" calcext:value-type="time">
            <text:p>02:14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39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9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Wallace &amp; Gromit Ep 3: Muzzled! </text:p>
          </table:table-cell>
          <table:table-cell office:value-type="string" calcext:value-type="string">
            <text:p>?</text:p>
          </table:table-cell>
          <table:table-cell office:value-type="time" office:time-value="PT02H16M00S" calcext:value-type="time">
            <text:p>02:16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39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9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Wallace &amp; Gromit Ep 4: The Bogey Man </text:p>
          </table:table-cell>
          <table:table-cell office:value-type="string" calcext:value-type="string">
            <text:p>?</text:p>
          </table:table-cell>
          <table:table-cell office:value-type="time" office:time-value="PT02H22M00S" calcext:value-type="time">
            <text:p>02:22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39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9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table:style-name="ce59" office:value-type="string" calcext:value-type="string">
            <text:p>WarCraft 3</text:p>
          </table:table-cell>
          <table:table-cell table:style-name="ce1" office:value-type="string" calcext:value-type="string">
            <text:p>?</text:p>
          </table:table-cell>
          <table:table-cell table:style-name="ce76"/>
          <table:table-cell table:style-name="ce86"/>
          <table:table-cell table:style-name="ce83" table:formula="of:=HYPERLINK(&quot;https:/www.pcgamingwiki.com/wiki/&quot;&amp;SUBSTITUTE([.A139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95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1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Warfram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353H20M00S" calcext:value-type="time">
            <text:p>353:20</text:p>
          </table:table-cell>
          <table:table-cell table:style-name="ce50"/>
          <table:table-cell table:style-name="ce80" table:formula="of:=HYPERLINK(&quot;https:/www.pcgamingwiki.com/wiki/&quot;&amp;SUBSTITUTE([.A139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39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Warhammer 40,000: Space Marine </text:p>
          </table:table-cell>
          <table:table-cell office:value-type="string" calcext:value-type="string">
            <text:p>?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39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39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35" office:value-type="string" calcext:value-type="string">
            <text:p>Wario Land: The Shake Dimension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 office:value-type="string" calcext:value-type="string">
            <text:p>?</text:p>
          </table:table-cell>
          <table:table-cell table:style-name="ce82" table:formula="of:=HYPERLINK(&quot;https:/www.pcgamingwiki.com/wiki/&quot;&amp;SUBSTITUTE([.A1398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398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35" office:value-type="string" calcext:value-type="string">
            <text:p>WarioWare: Smooth Moves</text:p>
          </table:table-cell>
          <table:table-cell table:style-name="ce95" office:value-type="string" calcext:value-type="string">
            <text:p>Replayable</text:p>
          </table:table-cell>
          <table:table-cell table:style-name="ce158"/>
          <table:table-cell table:style-name="ce172" office:value-type="string" calcext:value-type="string">
            <text:p>?</text:p>
          </table:table-cell>
          <table:table-cell table:style-name="ce82" table:formula="of:=HYPERLINK(&quot;https:/www.pcgamingwiki.com/wiki/&quot;&amp;SUBSTITUTE([.A1399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399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</text:p>
          </table:table-cell>
          <table:table-cell table:style-name="ce95"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Warriors of Vilvatikta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40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0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WARSAW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401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01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Warsow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string" calcext:value-type="string">
            <text:p>?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40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40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/>
          <table:table-cell table:style-name="ce94" office:value-type="string" calcext:value-type="string">
            <text:p>G</text:p>
          </table:table-cell>
          <table:table-cell table:style-name="ce93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Wastelan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34H00M00S" calcext:value-type="time">
            <text:p>34:00</text:p>
          </table:table-cell>
          <table:table-cell table:style-name="ce50"/>
          <table:table-cell table:style-name="ce80" table:formula="of:=HYPERLINK(&quot;https:/www.pcgamingwiki.com/wiki/&quot;&amp;SUBSTITUTE([.A140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0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Wasteland Angel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3H13M00S" calcext:value-type="time">
            <text:p>03:13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40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404]&amp;&quot;+trailer&quot;;&quot;Trailer&quot;)" office:value-type="string" office:string-value="Trailer" calcext:value-type="string">
            <text:p>Trailer</text:p>
          </table:table-cell>
          <table:table-cell table:style-name="ce93" table:number-columns-repeated="6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Watch_Dogs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9H00M00S" calcext:value-type="time">
            <text:p>19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40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405]&amp;&quot;+trailer&quot;;&quot;Trailer&quot;)" office:value-type="string" office:string-value="Trailer" calcext:value-type="string">
            <text:p>Trailer</text:p>
          </table:table-cell>
          <table:table-cell table:style-name="ce93"/>
          <table:table-cell table:style-name="ce94" office:value-type="string" calcext:value-type="string">
            <text:p>E</text:p>
          </table:table-cell>
          <table:table-cell table:style-name="ce93" table:number-columns-repeated="6"/>
          <table:table-cell table:style-name="ce93" office:value-type="string" calcext:value-type="string">
            <text:p>U</text:p>
          </table:table-cell>
          <table:table-cell table:style-name="ce93"/>
          <table:table-cell table:number-columns-repeated="47"/>
        </table:table-row>
        <table:table-row table:style-name="ro2">
          <table:table-cell office:value-type="string" calcext:value-type="string">
            <text:p>Watch_Dogs 2</text:p>
          </table:table-cell>
          <table:table-cell office:value-type="string" calcext:value-type="string">
            <text:p>?</text:p>
          </table:table-cell>
          <table:table-cell office:value-type="time" office:time-value="PT19H00M00S" calcext:value-type="time">
            <text:p>19:00</text:p>
          </table:table-cell>
          <table:table-cell/>
          <table:table-cell table:style-name="ce83" table:formula="of:=HYPERLINK(&quot;https:/www.pcgamingwiki.com/wiki/&quot;&amp;SUBSTITUTE([.A140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06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94" office:value-type="string" calcext:value-type="string">
            <text:p>E</text:p>
          </table:table-cell>
          <table:table-cell table:number-columns-repeated="6"/>
          <table:table-cell table:style-name="ce1" office:value-type="string" calcext:value-type="string">
            <text:p>U</text:p>
          </table:table-cell>
          <table:table-cell table:number-columns-repeated="48"/>
        </table:table-row>
        <table:table-row table:style-name="ro2">
          <table:table-cell table:style-name="ce32" office:value-type="string" calcext:value-type="string">
            <text:p>Wet</text:p>
          </table:table-cell>
          <table:table-cell table:style-name="ce91" office:value-type="string" calcext:value-type="string">
            <text:p>Completed</text:p>
          </table:table-cell>
          <table:table-cell table:style-name="ce91"/>
          <table:table-cell table:style-name="ce169"/>
          <table:table-cell table:style-name="ce81" table:formula="of:=HYPERLINK(&quot;https:/www.pcgamingwiki.com/wiki/&quot;&amp;SUBSTITUTE([.A1407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407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 table:style-name="ce91"/>
          <table:table-cell table:style-name="ce109" table:number-columns-repeated="2"/>
          <table:table-cell table:style-name="ce91" table:number-columns-repeated="2"/>
          <table:table-cell table:number-columns-repeated="47"/>
        </table:table-row>
        <table:table-row table:style-name="ro2">
          <table:table-cell table:style-name="ce32" office:value-type="string" calcext:value-type="string">
            <text:p>What Remains Of Edith Finch</text:p>
          </table:table-cell>
          <table:table-cell table:style-name="ce91" office:value-type="string" calcext:value-type="string">
            <text:p>Completed</text:p>
          </table:table-cell>
          <table:table-cell table:style-name="ce155"/>
          <table:table-cell table:style-name="ce169" office:value-type="string" calcext:value-type="string">
            <text:p>?</text:p>
          </table:table-cell>
          <table:table-cell table:style-name="ce81" table:formula="of:=HYPERLINK(&quot;https:/www.pcgamingwiki.com/wiki/&quot;&amp;SUBSTITUTE([.A1408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408]&amp;&quot;+trailer&quot;;&quot;Trailer&quot;)" office:value-type="string" office:string-value="Trailer" calcext:value-type="string">
            <text:p>Trailer</text:p>
          </table:table-cell>
          <table:table-cell table:style-name="ce91"/>
          <table:table-cell table:style-name="ce91" office:value-type="string" calcext:value-type="string">
            <text:p>E</text:p>
          </table:table-cell>
          <table:table-cell table:style-name="ce91" table:number-columns-repeated="8"/>
          <table:table-cell table:number-columns-repeated="47"/>
        </table:table-row>
        <table:table-row table:style-name="ro2">
          <table:table-cell table:style-name="ce143" office:value-type="string" calcext:value-type="string">
            <text:p>When Ski Lifts Go Wrong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2H00M00S" calcext:value-type="time">
            <text:p>02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40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40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while True: learn()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41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10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Whiskey &amp; Zombies: Great Southern Zombie Escape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41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1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94" office:value-type="string" calcext:value-type="string">
            <text:p>T</text:p>
          </table:table-cell>
          <table:table-cell table:number-columns-repeated="49"/>
        </table:table-row>
        <table:table-row table:style-name="ro2">
          <table:table-cell table:style-name="ce32" office:value-type="string" calcext:value-type="string">
            <text:p>Whispering Willows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2H30M00S" calcext:value-type="time">
            <text:p>02:3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412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412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table:number-columns-repeated="6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Whispers Of A Machin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8H00M00S" calcext:value-type="time">
            <text:p>08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413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413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White Night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41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1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Wii Party</text:p>
          </table:table-cell>
          <table:table-cell office:value-type="string" calcext:value-type="string">
            <text:p>?</text:p>
          </table:table-cell>
          <table:table-cell office:value-type="time" office:time-value="PT03H00M00S" calcext:value-type="time">
            <text:p>03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415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1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Wii Play</text:p>
          </table:table-cell>
          <table:table-cell office:value-type="string" calcext:value-type="string">
            <text:p>?</text:p>
          </table:table-cell>
          <table:table-cell office:value-type="time" office:time-value="PT04H00M00S" calcext:value-type="time">
            <text:p>04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416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1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Wii Sports</text:p>
          </table:table-cell>
          <table:table-cell office:value-type="string" calcext:value-type="string">
            <text:p>?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41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1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Wii Sports Resort</text:p>
          </table:table-cell>
          <table:table-cell office:value-type="string" calcext:value-type="string">
            <text:p>?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41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1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Wilmot's Warehous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41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19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Windboun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42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20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32" office:value-type="string" calcext:value-type="string">
            <text:p>Windosill 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0H37M00S" calcext:value-type="time">
            <text:p>00:37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421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421]&amp;&quot;+trailer&quot;;&quot;Trailer&quot;)" office:value-type="string" office:string-value="Trailer" calcext:value-type="string">
            <text:p>Trailer</text:p>
          </table:table-cell>
          <table:table-cell table:style-name="ce91" table:number-columns-repeated="6"/>
          <table:table-cell table:style-name="ce91" office:value-type="string" calcext:value-type="string">
            <text:p>S</text:p>
          </table:table-cell>
          <table:table-cell table:style-name="ce91" table:number-columns-repeated="3"/>
          <table:table-cell table:number-columns-repeated="47"/>
        </table:table-row>
        <table:table-row table:style-name="ro2">
          <table:table-cell table:style-name="ce143" office:value-type="string" calcext:value-type="string">
            <text:p>Windowfram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1H00M00S" calcext:value-type="time">
            <text:p>01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42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422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93" table:number-columns-repeated="9"/>
          <table:table-cell table:number-columns-repeated="47"/>
        </table:table-row>
        <table:table-row table:style-name="ro2">
          <table:table-cell office:value-type="string" calcext:value-type="string">
            <text:p>Wings Of Vi</text:p>
          </table:table-cell>
          <table:table-cell office:value-type="string" calcext:value-type="string">
            <text:p>?</text:p>
          </table:table-cell>
          <table:table-cell office:value-type="time" office:time-value="PT23H00M00S" calcext:value-type="time">
            <text:p>23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42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2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Witch It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42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2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Witcheye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string" calcext:value-type="string">
            <text:p>?</text:p>
          </table:table-cell>
          <table:table-cell table:style-name="ce50"/>
          <table:table-cell table:style-name="ce80" table:formula="of:=HYPERLINK(&quot;https:/www.pcgamingwiki.com/wiki/&quot;&amp;SUBSTITUTE([.A142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2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Wizard of Legend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426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426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table:number-columns-repeated="6"/>
          <table:table-cell table:style-name="ce94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Wizardry 6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42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2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Wizardry 7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42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2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Wizardry 8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429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29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Wizorb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33M00S" calcext:value-type="time">
            <text:p>05:33</text:p>
          </table:table-cell>
          <table:table-cell table:style-name="ce50"/>
          <table:table-cell table:style-name="ce80" table:formula="of:=HYPERLINK(&quot;https:/www.pcgamingwiki.com/wiki/&quot;&amp;SUBSTITUTE([.A143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3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Wolfenstein: The New Order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43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3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number-columns-repeated="55"/>
        </table:table-row>
        <table:table-row table:style-name="ro2">
          <table:table-cell table:style-name="ce142" office:value-type="string" calcext:value-type="string">
            <text:p>Wonder Boy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30M00S" calcext:value-type="time">
            <text:p>02:30</text:p>
          </table:table-cell>
          <table:table-cell table:style-name="ce50" office:value-type="string" calcext:value-type="string">
            <text:p>?</text:p>
          </table:table-cell>
          <table:table-cell table:style-name="ce80" table:formula="of:=HYPERLINK(&quot;https:/www.pcgamingwiki.com/wiki/&quot;&amp;SUBSTITUTE([.A143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3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Woodle Tre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1H29M00S" calcext:value-type="time">
            <text:p>01:29</text:p>
          </table:table-cell>
          <table:table-cell table:style-name="ce50"/>
          <table:table-cell table:style-name="ce80" table:formula="of:=HYPERLINK(&quot;https:/www.pcgamingwiki.com/wiki/&quot;&amp;SUBSTITUTE([.A1433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33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World End Economica: Episode 1 </text:p>
          </table:table-cell>
          <table:table-cell office:value-type="string" calcext:value-type="string">
            <text:p>?</text:p>
          </table:table-cell>
          <table:table-cell office:value-type="time" office:time-value="PT09H14M00S" calcext:value-type="time">
            <text:p>09:14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434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3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World of Goo 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07H02M00S" calcext:value-type="time">
            <text:p>07:02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435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435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table:style-name="ce142" office:value-type="string" calcext:value-type="string">
            <text:p>World War Z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1H30M00S" calcext:value-type="time">
            <text:p>11:30</text:p>
          </table:table-cell>
          <table:table-cell table:style-name="ce50"/>
          <table:table-cell table:style-name="ce80" table:formula="of:=HYPERLINK(&quot;https:/www.pcgamingwiki.com/wiki/&quot;&amp;SUBSTITUTE([.A143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36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table:style-name="ce142" office:value-type="string" calcext:value-type="string">
            <text:p>World War Z: Aftermath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43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37]&amp;&quot;+trailer&quot;;&quot;Trailer&quot;)" office:value-type="string" office:string-value="Trailer" calcext:value-type="string">
            <text:p>Trailer</text:p>
          </table:table-cell>
          <table:table-cell table:style-name="ce90"/>
          <table:table-cell table:style-name="ce90" office:value-type="string" calcext:value-type="string">
            <text:p>E</text:p>
          </table:table-cell>
          <table:table-cell table:style-name="ce90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Worms : A Space Oddity</text:p>
          </table:table-cell>
          <table:table-cell office:value-type="string" calcext:value-type="string">
            <text:p>?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438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3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59" office:value-type="string" calcext:value-type="string">
            <text:p>Worms 3D</text:p>
          </table:table-cell>
          <table:table-cell table:style-name="ce1" office:value-type="string" calcext:value-type="string">
            <text:p>?</text:p>
          </table:table-cell>
          <table:table-cell table:style-name="ce76"/>
          <table:table-cell/>
          <table:table-cell table:style-name="ce83" table:formula="of:=HYPERLINK(&quot;https:/www.pcgamingwiki.com/wiki/&quot;&amp;SUBSTITUTE([.A143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39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</text:p>
          </table:table-cell>
          <table:table-cell table:style-name="ce1" table:number-columns-repeated="9"/>
          <table:table-cell table:number-columns-repeated="47"/>
        </table:table-row>
        <table:table-row table:style-name="ro2">
          <table:table-cell office:value-type="string" calcext:value-type="string">
            <text:p>Worms Battle Islands</text:p>
          </table:table-cell>
          <table:table-cell office:value-type="string" calcext:value-type="string">
            <text:p>?</text:p>
          </table:table-cell>
          <table:table-cell office:value-type="time" office:time-value="PT06H30M00S" calcext:value-type="time">
            <text:p>06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440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4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140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Worms Rumble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44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4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3" office:value-type="string" calcext:value-type="string">
            <text:p>Worms: Reloaded (Armaggedon)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7H05M00S" calcext:value-type="time">
            <text:p>17:05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442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442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L</text:p>
          </table:table-cell>
          <table:table-cell table:style-name="ce93" table:number-columns-repeated="5"/>
          <table:table-cell table:style-name="ce94" office:value-type="string" calcext:value-type="string">
            <text:p>S</text:p>
          </table:table-cell>
          <table:table-cell table:style-name="ce93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WRATH: Aeon of Ruin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44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4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WRC 7 FIA World Rally Championship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44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4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WRC 8 FIA World Rally Championship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44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4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Wurm Unlimited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1588H00M00S" calcext:value-type="time">
            <text:p>1588:00</text:p>
          </table:table-cell>
          <table:table-cell table:style-name="ce50"/>
          <table:table-cell table:style-name="ce80" table:formula="of:=HYPERLINK(&quot;https:/www.pcgamingwiki.com/wiki/&quot;&amp;SUBSTITUTE([.A144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4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X-Blades</text:p>
          </table:table-cell>
          <table:table-cell office:value-type="string" calcext:value-type="string">
            <text:p>?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447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4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142" office:value-type="string" calcext:value-type="string">
            <text:p>X-COM: UFO Defens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41H58M00S" calcext:value-type="time">
            <text:p>41:58</text:p>
          </table:table-cell>
          <table:table-cell table:style-name="ce50"/>
          <table:table-cell table:style-name="ce80" table:formula="of:=HYPERLINK(&quot;https:/www.pcgamingwiki.com/wiki/&quot;&amp;SUBSTITUTE([.A1448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48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office:value-type="string" calcext:value-type="string">
            <text:p>X-Morph: Defense Complete Edition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83" table:formula="of:=HYPERLINK(&quot;https:/www.pcgamingwiki.com/wiki/&quot;&amp;SUBSTITUTE([.A1449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4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table:style-name="ce94" office:value-type="string" calcext:value-type="string">
            <text:p>G</text:p>
          </table:table-cell>
          <table:table-cell table:number-columns-repeated="54"/>
        </table:table-row>
        <table:table-row table:style-name="ro2">
          <table:table-cell table:style-name="ce143" office:value-type="string" calcext:value-type="string">
            <text:p>XCOM 2</text:p>
          </table:table-cell>
          <table:table-cell table:style-name="ce93" office:value-type="string" calcext:value-type="string">
            <text:p>Pending</text:p>
          </table:table-cell>
          <table:table-cell table:style-name="ce157"/>
          <table:table-cell table:style-name="ce171"/>
          <table:table-cell table:style-name="ce84" table:formula="of:=HYPERLINK(&quot;https:/www.pcgamingwiki.com/wiki/&quot;&amp;SUBSTITUTE([.A1450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450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8"/>
          <table:table-cell table:number-columns-repeated="47"/>
        </table:table-row>
        <table:table-row table:style-name="ro2">
          <table:table-cell office:value-type="string" calcext:value-type="string">
            <text:p>Xenonauts </text:p>
          </table:table-cell>
          <table:table-cell office:value-type="string" calcext:value-type="string">
            <text:p>?</text:p>
          </table:table-cell>
          <table:table-cell office:value-type="time" office:time-value="PT40H44M00S" calcext:value-type="time">
            <text:p>40:44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45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5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table:style-name="ce94" office:value-type="string" calcext:value-type="string">
            <text:p>S</text:p>
          </table:table-cell>
          <table:table-cell table:number-columns-repeated="50"/>
        </table:table-row>
        <table:table-row table:style-name="ro2">
          <table:table-cell table:style-name="ce48" office:value-type="string" calcext:value-type="string">
            <text:p>XIII</text:p>
          </table:table-cell>
          <table:table-cell table:style-name="ce1" office:value-type="string" calcext:value-type="string">
            <text:p>?</text:p>
          </table:table-cell>
          <table:table-cell table:style-name="ce174" table:number-columns-repeated="2"/>
          <table:table-cell table:style-name="ce83" table:formula="of:=HYPERLINK(&quot;https:/www.pcgamingwiki.com/wiki/&quot;&amp;SUBSTITUTE([.A1452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5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1"/>
          <table:table-cell table:style-name="ce94" office:value-type="string" calcext:value-type="string">
            <text:p>G</text:p>
          </table:table-cell>
          <table:table-cell table:style-name="ce1" table:number-columns-repeated="7"/>
          <table:table-cell table:number-columns-repeated="47"/>
        </table:table-row>
        <table:table-row table:style-name="ro2">
          <table:table-cell office:value-type="string" calcext:value-type="string">
            <text:p>Xmas Shooting – Scramble</text:p>
          </table:table-cell>
          <table:table-cell office:value-type="string" calcext:value-type="string">
            <text:p>?</text:p>
          </table:table-cell>
          <table:table-cell office:value-type="time" office:time-value="PT02H30M00S" calcext:value-type="time">
            <text:p>02:3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45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53]&amp;&quot;+trailer&quot;;&quot;Trailer&quot;)" office:value-type="string" office:string-value="Trailer" calcext:value-type="string">
            <text:p>Trailer</text:p>
          </table:table-cell>
          <table:table-cell table:style-name="ce96" office:value-type="string" calcext:value-type="string">
            <text:p>BW</text:p>
          </table:table-cell>
          <table:table-cell table:number-columns-repeated="7"/>
          <table:table-cell table:style-name="ce1" table:number-columns-repeated="2"/>
          <table:table-cell table:number-columns-repeated="47"/>
        </table:table-row>
        <table:table-row table:style-name="ro2">
          <table:table-cell table:style-name="ce123" office:value-type="string" calcext:value-type="string">
            <text:p>Yaiba: Ninja Gaiden Z</text:p>
          </table:table-cell>
          <table:table-cell table:style-name="ce93" office:value-type="string" calcext:value-type="string">
            <text:p>Pending</text:p>
          </table:table-cell>
          <table:table-cell table:style-name="ce93"/>
          <table:table-cell table:style-name="ce171"/>
          <table:table-cell table:style-name="ce84" table:formula="of:=HYPERLINK(&quot;https:/www.pcgamingwiki.com/wiki/&quot;&amp;SUBSTITUTE([.A1454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454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94" office:value-type="float" office:value="3" calcext:value-type="float">
            <text:p>3</text:p>
          </table:table-cell>
          <table:table-cell table:style-name="ce93"/>
          <table:table-cell table:style-name="ce123" table:number-columns-repeated="2"/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Yet Another Zombie Defense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2H41M00S" calcext:value-type="time">
            <text:p>02:41</text:p>
          </table:table-cell>
          <table:table-cell table:style-name="ce50"/>
          <table:table-cell table:style-name="ce80" table:formula="of:=HYPERLINK(&quot;https:/www.pcgamingwiki.com/wiki/&quot;&amp;SUBSTITUTE([.A1455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55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2" office:value-type="string" calcext:value-type="string">
            <text:p>Yoku's Island Express!</text:p>
          </table:table-cell>
          <table:table-cell table:style-name="ce91" office:value-type="string" calcext:value-type="string">
            <text:p>Completed</text:p>
          </table:table-cell>
          <table:table-cell table:style-name="ce155" office:value-type="time" office:time-value="PT06H00M00S" calcext:value-type="time">
            <text:p>06:00</text:p>
          </table:table-cell>
          <table:table-cell table:style-name="ce169" office:value-type="string" calcext:value-type="string">
            <text:p>N</text:p>
          </table:table-cell>
          <table:table-cell table:style-name="ce81" table:formula="of:=HYPERLINK(&quot;https:/www.pcgamingwiki.com/wiki/&quot;&amp;SUBSTITUTE([.A1456];&quot; &quot;;&quot;_&quot;);&quot;PCGW&quot;)" office:value-type="string" office:string-value="PCGW" calcext:value-type="string">
            <text:p>PCGW</text:p>
          </table:table-cell>
          <table:table-cell table:style-name="ce89" table:formula="of:=HYPERLINK(&quot;https://www.youtube.com/results?search_query=&quot;&amp;[.A1456]&amp;&quot;+trailer&quot;;&quot;Trailer&quot;)" office:value-type="string" office:string-value="Trailer" calcext:value-type="string">
            <text:p>Trailer</text:p>
          </table:table-cell>
          <table:table-cell table:style-name="ce91" office:value-type="string" calcext:value-type="string">
            <text:p>BW</text:p>
          </table:table-cell>
          <table:table-cell table:style-name="ce91" office:value-type="string" calcext:value-type="string">
            <text:p>E</text:p>
          </table:table-cell>
          <table:table-cell table:style-name="ce91" table:number-columns-repeated="5"/>
          <table:table-cell table:style-name="ce91" office:value-type="string" calcext:value-type="string">
            <text:p>T</text:p>
          </table:table-cell>
          <table:table-cell table:style-name="ce91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Yono and the Celestial Elephants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5H30M00S" calcext:value-type="time">
            <text:p>05:30</text:p>
          </table:table-cell>
          <table:table-cell table:style-name="ce50"/>
          <table:table-cell table:style-name="ce80" table:formula="of:=HYPERLINK(&quot;https:/www.pcgamingwiki.com/wiki/&quot;&amp;SUBSTITUTE([.A1457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57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Yooka-Laylee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5H00M00S" calcext:value-type="time">
            <text:p>15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458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458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3" office:value-type="string" calcext:value-type="string">
            <text:p>E</text:p>
          </table:table-cell>
          <table:table-cell table:style-name="ce93" table:number-columns-repeated="4"/>
          <table:table-cell table:style-name="ce94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3" office:value-type="string" calcext:value-type="string">
            <text:p>Yooka-Laylee and the Impossible Lair</text:p>
          </table:table-cell>
          <table:table-cell table:style-name="ce93" office:value-type="string" calcext:value-type="string">
            <text:p>Pending</text:p>
          </table:table-cell>
          <table:table-cell table:style-name="ce157" office:value-type="time" office:time-value="PT15H00M00S" calcext:value-type="time">
            <text:p>15:00</text:p>
          </table:table-cell>
          <table:table-cell table:style-name="ce171" office:value-type="string" calcext:value-type="string">
            <text:p>?</text:p>
          </table:table-cell>
          <table:table-cell table:style-name="ce84" table:formula="of:=HYPERLINK(&quot;https:/www.pcgamingwiki.com/wiki/&quot;&amp;SUBSTITUTE([.A1459];&quot; &quot;;&quot;_&quot;);&quot;PCGW&quot;)" office:value-type="string" office:string-value="PCGW" calcext:value-type="string">
            <text:p>PCGW</text:p>
          </table:table-cell>
          <table:table-cell table:style-name="ce103" table:formula="of:=HYPERLINK(&quot;https://www.youtube.com/results?search_query=&quot;&amp;[.A1459]&amp;&quot;+trailer&quot;;&quot;Trailer&quot;)" office:value-type="string" office:string-value="Trailer" calcext:value-type="string">
            <text:p>Trailer</text:p>
          </table:table-cell>
          <table:table-cell table:style-name="ce93" office:value-type="string" calcext:value-type="string">
            <text:p>BW</text:p>
          </table:table-cell>
          <table:table-cell table:style-name="ce94" office:value-type="string" calcext:value-type="string">
            <text:p>E</text:p>
          </table:table-cell>
          <table:table-cell table:style-name="ce93" table:number-columns-repeated="5"/>
          <table:table-cell table:style-name="ce93" office:value-type="string" calcext:value-type="string">
            <text:p>T</text:p>
          </table:table-cell>
          <table:table-cell table:style-name="ce93" table:number-columns-repeated="2"/>
          <table:table-cell table:number-columns-repeated="47"/>
        </table:table-row>
        <table:table-row table:style-name="ro2">
          <table:table-cell table:style-name="ce142" office:value-type="string" calcext:value-type="string">
            <text:p>Youtubers Life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460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60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7"/>
          <table:table-cell table:style-name="ce90" office:value-type="string" calcext:value-type="string">
            <text:p>T</text:p>
          </table:table-cell>
          <table:table-cell table:style-name="ce90" table:number-columns-repeated="2"/>
          <table:table-cell table:number-columns-repeated="47"/>
        </table:table-row>
        <table:table-row table:style-name="ro2">
          <table:table-cell office:value-type="string" calcext:value-type="string">
            <text:p>Zack and Wiki</text:p>
          </table:table-cell>
          <table:table-cell office:value-type="string" calcext:value-type="string">
            <text:p>?</text:p>
          </table:table-cell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461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6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94" office:value-type="string" calcext:value-type="string">
            <text:p>W</text:p>
          </table:table-cell>
          <table:table-cell table:number-columns-repeated="47"/>
        </table:table-row>
        <table:table-row table:style-name="ro2">
          <table:table-cell table:style-name="ce142" office:value-type="string" calcext:value-type="string">
            <text:p>Zen Bound 2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8H38M00S" calcext:value-type="time">
            <text:p>08:38</text:p>
          </table:table-cell>
          <table:table-cell table:style-name="ce50"/>
          <table:table-cell table:style-name="ce80" table:formula="of:=HYPERLINK(&quot;https:/www.pcgamingwiki.com/wiki/&quot;&amp;SUBSTITUTE([.A1462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62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6" office:value-type="string" calcext:value-type="string">
            <text:p>Zen Puzzle Garden</text:p>
          </table:table-cell>
          <table:table-cell table:style-name="ce100" office:value-type="string" calcext:value-type="string">
            <text:p>?</text:p>
          </table:table-cell>
          <table:table-cell table:style-name="ce167" office:value-type="time" office:time-value="PT10H00M00S" calcext:value-type="time">
            <text:p>10:00</text:p>
          </table:table-cell>
          <table:table-cell office:value-type="string" calcext:value-type="string">
            <text:p>?</text:p>
          </table:table-cell>
          <table:table-cell table:style-name="ce83" table:formula="of:=HYPERLINK(&quot;https:/www.pcgamingwiki.com/wiki/&quot;&amp;SUBSTITUTE([.A1463];&quot; &quot;;&quot;_&quot;);&quot;PCGW&quot;)" office:value-type="string" office:string-value="PCGW" calcext:value-type="string">
            <text:p>PCGW</text:p>
          </table:table-cell>
          <table:table-cell table:style-name="ce101" table:formula="of:=HYPERLINK(&quot;https://www.youtube.com/results?search_query=&quot;&amp;[.A1463]&amp;&quot;+trailer&quot;;&quot;Trailer&quot;)" office:value-type="string" office:string-value="Trailer" calcext:value-type="string">
            <text:p>Trailer</text:p>
          </table:table-cell>
          <table:table-cell table:style-name="ce94" office:value-type="string" calcext:value-type="string">
            <text:p>BWL</text:p>
          </table:table-cell>
          <table:table-cell table:style-name="ce100" table:number-columns-repeated="9"/>
          <table:table-cell table:number-columns-repeated="47"/>
        </table:table-row>
        <table:table-row table:style-name="ro2">
          <table:table-cell table:style-name="ce142" office:value-type="string" calcext:value-type="string">
            <text:p>Zeno Clash II </text:p>
          </table:table-cell>
          <table:table-cell table:style-name="ce90" office:value-type="string" calcext:value-type="string">
            <text:p>Dropped</text:p>
          </table:table-cell>
          <table:table-cell table:style-name="ce153" office:value-type="time" office:time-value="PT06H37M00S" calcext:value-type="time">
            <text:p>06:37</text:p>
          </table:table-cell>
          <table:table-cell table:style-name="ce50"/>
          <table:table-cell table:style-name="ce80" table:formula="of:=HYPERLINK(&quot;https:/www.pcgamingwiki.com/wiki/&quot;&amp;SUBSTITUTE([.A1464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64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2">
          <table:table-cell table:style-name="ce35" office:value-type="string" calcext:value-type="string">
            <text:p>Ziggurat</text:p>
          </table:table-cell>
          <table:table-cell table:style-name="ce95" office:value-type="string" calcext:value-type="string">
            <text:p>Replayable</text:p>
          </table:table-cell>
          <table:table-cell table:style-name="ce158" office:value-type="time" office:time-value="PT03H12M00S" calcext:value-type="time">
            <text:p>03:12</text:p>
          </table:table-cell>
          <table:table-cell table:style-name="ce172" office:value-type="string" calcext:value-type="string">
            <text:p>N</text:p>
          </table:table-cell>
          <table:table-cell table:style-name="ce82" table:formula="of:=HYPERLINK(&quot;https:/www.pcgamingwiki.com/wiki/&quot;&amp;SUBSTITUTE([.A1465];&quot; &quot;;&quot;_&quot;);&quot;PCGW&quot;)" office:value-type="string" office:string-value="PCGW" calcext:value-type="string">
            <text:p>PCGW</text:p>
          </table:table-cell>
          <table:table-cell table:style-name="ce99" table:formula="of:=HYPERLINK(&quot;https://www.youtube.com/results?search_query=&quot;&amp;[.A1465]&amp;&quot;+trailer&quot;;&quot;Trailer&quot;)" office:value-type="string" office:string-value="Trailer" calcext:value-type="string">
            <text:p>Trailer</text:p>
          </table:table-cell>
          <table:table-cell table:style-name="ce95" office:value-type="string" calcext:value-type="string">
            <text:p>BWL</text:p>
          </table:table-cell>
          <table:table-cell table:style-name="ce95"/>
          <table:table-cell table:style-name="ce94" office:value-type="string" calcext:value-type="string">
            <text:p>G</text:p>
          </table:table-cell>
          <table:table-cell table:style-name="ce95" table:number-columns-repeated="7"/>
          <table:table-cell table:number-columns-repeated="47"/>
        </table:table-row>
        <table:table-row table:style-name="ro2">
          <table:table-cell table:style-name="ce142" office:value-type="string" calcext:value-type="string">
            <text:p>Zombie Driver HD</text:p>
          </table:table-cell>
          <table:table-cell table:style-name="ce90" office:value-type="string" calcext:value-type="string">
            <text:p>Dropped</text:p>
          </table:table-cell>
          <table:table-cell table:style-name="ce153"/>
          <table:table-cell table:style-name="ce50"/>
          <table:table-cell table:style-name="ce80" table:formula="of:=HYPERLINK(&quot;https:/www.pcgamingwiki.com/wiki/&quot;&amp;SUBSTITUTE([.A1466];&quot; &quot;;&quot;_&quot;);&quot;PCGW&quot;)" office:value-type="string" office:string-value="PCGW" calcext:value-type="string">
            <text:p>PCGW</text:p>
          </table:table-cell>
          <table:table-cell table:style-name="ce88" table:formula="of:=HYPERLINK(&quot;https://www.youtube.com/results?search_query=&quot;&amp;[.A1466]&amp;&quot;+trailer&quot;;&quot;Trailer&quot;)" office:value-type="string" office:string-value="Trailer" calcext:value-type="string">
            <text:p>Trailer</text:p>
          </table:table-cell>
          <table:table-cell table:style-name="ce90" table:number-columns-repeated="6"/>
          <table:table-cell table:style-name="ce90" office:value-type="string" calcext:value-type="string">
            <text:p>S</text:p>
          </table:table-cell>
          <table:table-cell table:style-name="ce90" table:number-columns-repeated="3"/>
          <table:table-cell table:number-columns-repeated="47"/>
        </table:table-row>
        <table:table-row table:style-name="ro1" table:number-rows-repeated="1047109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tats" table:style-name="ta1">
        <office:forms form:automatic-focus="true" form:apply-design-mode="false"/>
        <table:table-column table:style-name="co14" table:number-columns-repeated="9" table:default-cell-style-name="Default"/>
        <table:table-row table:style-name="ro1">
          <table:table-cell table:number-columns-repeated="9"/>
        </table:table-row>
        <table:table-row table:style-name="ro3">
          <table:table-cell/>
          <table:table-cell table:style-name="ce178" office:value-type="string" calcext:value-type="string" table:number-columns-spanned="4" table:number-rows-spanned="1">
            <text:p>Stats</text:p>
          </table:table-cell>
          <table:covered-table-cell table:number-columns-repeated="3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79" office:value-type="string" calcext:value-type="string">
            <text:p>Status</text:p>
          </table:table-cell>
          <table:table-cell table:style-name="ce186" office:value-type="string" calcext:value-type="string">
            <text:p>Number</text:p>
          </table:table-cell>
          <table:table-cell table:style-name="ce186" office:value-type="string" calcext:value-type="string">
            <text:p>Percentage</text:p>
          </table:table-cell>
          <table:table-cell table:style-name="ce186" office:value-type="string" calcext:value-type="string">
            <text:p>Days</text:p>
          </table:table-cell>
          <table:table-cell table:number-columns-repeated="4"/>
        </table:table-row>
        <table:table-row table:style-name="ro1">
          <table:table-cell/>
          <table:table-cell table:style-name="ce180" office:value-type="string" calcext:value-type="string">
            <text:p>Completed</text:p>
          </table:table-cell>
          <table:table-cell table:style-name="ce187" table:formula="of:=COUNTIF([Backlog.B$1:.B$1048576];&quot;=Completed&quot;)" office:value-type="float" office:value="173" calcext:value-type="float">
            <text:p>173</text:p>
          </table:table-cell>
          <table:table-cell table:style-name="ce190" table:formula="of:=[.C7]/[.C$12]" office:value-type="percentage" office:value="0.118088737201365" calcext:value-type="percentage">
            <text:p>11,81%</text:p>
          </table:table-cell>
          <table:table-cell table:style-name="ce195" table:formula="of:=SUMIF([Backlog.B$1:.B$1048576];&quot;=Completed&quot;;[Backlog.C$1:.C$1048576])" office:value-type="float" office:value="31.4131944444444" calcext:value-type="float">
            <text:p>31,41</text:p>
          </table:table-cell>
          <table:table-cell table:style-name="ce201"/>
          <table:table-cell table:number-columns-repeated="3"/>
        </table:table-row>
        <table:table-row table:style-name="ro1">
          <table:table-cell/>
          <table:table-cell table:style-name="ce181" office:value-type="string" calcext:value-type="string">
            <text:p>Dropped</text:p>
          </table:table-cell>
          <table:table-cell table:style-name="ce102" table:formula="of:=COUNTIF([Backlog.B$1:.B$1048576];&quot;=Dropped&quot;)" office:value-type="float" office:value="608" calcext:value-type="float">
            <text:p>608</text:p>
          </table:table-cell>
          <table:table-cell table:style-name="ce191" table:formula="of:=[.C8]/[.C$12]" office:value-type="percentage" office:value="0.415017064846416" calcext:value-type="percentage">
            <text:p>41,50%</text:p>
          </table:table-cell>
          <table:table-cell table:style-name="ce196" table:formula="of:=SUMIF([Backlog.B$1:.B$1048576];&quot;=Dropped&quot;;[Backlog.C$1:.C$1048576])" office:value-type="float" office:value="244.946527777778" calcext:value-type="float">
            <text:p>244,95</text:p>
          </table:table-cell>
          <table:table-cell table:number-columns-repeated="4"/>
        </table:table-row>
        <table:table-row table:style-name="ro1">
          <table:table-cell/>
          <table:table-cell table:style-name="ce182" office:value-type="string" calcext:value-type="string">
            <text:p>Replayable</text:p>
          </table:table-cell>
          <table:table-cell table:style-name="ce113" table:formula="of:=COUNTIF([Backlog.B$1:.B$1048576];&quot;=Replayable&quot;)" office:value-type="float" office:value="39" calcext:value-type="float">
            <text:p>39</text:p>
          </table:table-cell>
          <table:table-cell table:style-name="ce192" table:formula="of:=[.C9]/[.C$12]" office:value-type="percentage" office:value="0.0266211604095563" calcext:value-type="percentage">
            <text:p>2,66%</text:p>
          </table:table-cell>
          <table:table-cell table:style-name="ce197" table:formula="of:=SUMIF([Backlog.B$1:.B$1048576];&quot;=Replayable&quot;;[Backlog.C$1:.C$1048576])" office:value-type="float" office:value="5.17222222222222" calcext:value-type="float">
            <text:p>5,17</text:p>
          </table:table-cell>
          <table:table-cell table:number-columns-repeated="4"/>
        </table:table-row>
        <table:table-row table:style-name="ro1">
          <table:table-cell/>
          <table:table-cell table:style-name="ce183" office:value-type="string" calcext:value-type="string">
            <text:p>Pending</text:p>
          </table:table-cell>
          <table:table-cell table:style-name="ce123" table:formula="of:=COUNTIF([Backlog.B$1:.B$1048576];&quot;=Pending&quot;)" office:value-type="float" office:value="364" calcext:value-type="float">
            <text:p>364</text:p>
          </table:table-cell>
          <table:table-cell table:style-name="ce193" table:formula="of:=[.C10]/[.C$12]" office:value-type="percentage" office:value="0.248464163822526" calcext:value-type="percentage">
            <text:p>24,85%</text:p>
          </table:table-cell>
          <table:table-cell table:style-name="ce198" table:formula="of:=SUMIF([Backlog.B$1:.B$1048576];&quot;=Pending&quot;;[Backlog.C$1:.C$1048576])" office:value-type="float" office:value="109.721527777778" calcext:value-type="float">
            <text:p>109,72</text:p>
          </table:table-cell>
          <table:table-cell/>
          <table:table-cell table:style-name="ce202"/>
          <table:table-cell table:number-columns-repeated="2"/>
        </table:table-row>
        <table:table-row table:style-name="ro1">
          <table:table-cell/>
          <table:table-cell table:style-name="ce184" office:value-type="string" calcext:value-type="string">
            <text:p>?</text:p>
          </table:table-cell>
          <table:table-cell table:style-name="ce188" table:formula="of:=COUNTIF([Backlog.B$1:.B$1048576];&quot;=?&quot;)" office:value-type="float" office:value="281" calcext:value-type="float">
            <text:p>281</text:p>
          </table:table-cell>
          <table:table-cell table:style-name="ce194" table:formula="of:=[.C11]/[.C$12]" office:value-type="percentage" office:value="0.191808873720137" calcext:value-type="percentage">
            <text:p>19,18%</text:p>
          </table:table-cell>
          <table:table-cell table:style-name="ce199" table:formula="of:=SUMIF([Backlog.B$1:.B$1048576];&quot;=?&quot;;[Backlog.C$1:.C$1048576])" office:value-type="float" office:value="81.0229166666667" calcext:value-type="float">
            <text:p>81,02</text:p>
          </table:table-cell>
          <table:table-cell table:number-columns-repeated="4"/>
        </table:table-row>
        <table:table-row table:style-name="ro1">
          <table:table-cell/>
          <table:table-cell table:style-name="ce185" office:value-type="string" calcext:value-type="string">
            <text:p>Total</text:p>
          </table:table-cell>
          <table:table-cell table:style-name="ce189" table:formula="of:=SUM([.C7:.C11])" office:value-type="float" office:value="1465" calcext:value-type="float">
            <text:p>1465</text:p>
          </table:table-cell>
          <table:table-cell table:style-name="ce189"/>
          <table:table-cell table:style-name="ce200" table:formula="of:=SUM([.E7:.E11])" office:value-type="float" office:value="472.276388888889" calcext:value-type="float">
            <text:p>472,28</text:p>
          </table:table-cell>
          <table:table-cell table:number-columns-repeated="4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 table:style-name="ce11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4"/>
          <table:table-cell table:style-name="ce27"/>
          <table:table-cell table:style-name="ce24" table:number-columns-repeated="2"/>
          <table:table-cell table:style-name="ce146"/>
          <table:table-cell table:style-name="ce156"/>
          <table:table-cell table:style-name="ce170"/>
        </table:table-row>
      </table:table>
      <table:named-expressions/>
      <table:database-ranges>
        <table:database-range table:name="__Anonymous_Sheet_DB__0" table:target-range-address="Backlog.A1:Backlog.P146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number:min-decimal-places="2" number:min-integer-digits="0"/>
    </number:number-style>
    <number:time-style style:name="N107" number:title="Definido por el usuario" number:truncate-on-overflow="false">
      <number:hours number:style="long"/>
      <number:text>:</number:text>
      <number:minutes number:style="long"/>
    </number:time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ff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number-style style:name="N118">
      <number:number number:decimal-places="2" number:min-decimal-places="2" number:min-integer-digits="1"/>
      <number:text> D</number:text>
    </number:number-style>
    <number:percentage-style style:name="N119">
      <number:number number:decimal-places="2" number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5:01:59.26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7T15:52:28.893000000</dc:date>
    <meta:editing-duration>P500DT10H14M22S</meta:editing-duration>
    <meta:editing-cycles>783</meta:editing-cycles>
    <meta:generator>LibreOffice/7.2.5.2$Windows_X86_64 LibreOffice_project/499f9727c189e6ef3471021d6132d4c694f357e5</meta:generator>
    <meta:document-statistic meta:table-count="2" meta:cell-count="9510" meta:object-count="0"/>
  </office:meta>
</office:document-meta>
</file>